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9.12mm" svg:height="180.63mm" svg:x="382.76mm" svg:y="106.77mm">
            <loext:p draw:notify-on-update-of-ranges="Sheet1.A12:Sheet1.A84 Sheet1.C10:Sheet1.C10 Sheet1.C12:Sheet1.C84 Sheet1.A12:Sheet1.A84 Sheet1.O10:Sheet1.O10 Sheet1.O12:Sheet1.O84 Sheet1.A12:Sheet1.A84 Sheet1.AB10:Sheet1.AB10 Sheet1.AB12:Sheet1.AB84 Sheet1.A12:Sheet1.A84 Sheet1.A1:Sheet1.A1 Sheet1.B12:Sheet1.B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"/>
        <table:table-column table:style-name="co1" table:visibility="collapse" table:number-columns-repeated="11" table:default-cell-style-name="ce1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number-columns-repeated="10" table:default-cell-style-name="Default"/>
        <table:table-row table:style-name="ro1">
          <table:table-cell office:value-type="string" calcext:value-type="string">
            <text:p>Rock Strength</text:p>
          </table:table-cell>
          <table:table-cell office:value-type="float" office:value="155" calcext:value-type="float">
            <text:p>155</text:p>
          </table:table-cell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 calcext:value-type="string">
            <text:p>ShMax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 calcext:value-type="string">
            <text:p>Shmax dir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 calcext:value-type="string">
            <text:p>shmin</text:p>
          </table:table-cell>
          <table:table-cell office:value-type="float" office:value="51.5" calcext:value-type="float">
            <text:p>51.5</text:p>
          </table:table-cell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88.2" calcext:value-type="float">
            <text:p>88.2</text:p>
          </table:table-cell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 calcext:value-type="string">
            <text:p>poissons ratio</text:p>
          </table:table-cell>
          <table:table-cell office:value-type="float" office:value="0.3" calcext:value-type="float">
            <text:p>0.3</text:p>
          </table:table-cell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 calcext:value-type="string">
            <text:p>Pore Pressure</text:p>
          </table:table-cell>
          <table:table-cell office:value-type="float" office:value="31.5" calcext:value-type="float">
            <text:p>31.5</text:p>
          </table:table-cell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 calcext:value-type="string">
            <text:p>Mud weight</text:p>
          </table:table-cell>
          <table:table-cell office:value-type="float" office:value="33.5" calcext:value-type="float">
            <text:p>33.5</text:p>
          </table:table-cell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table:number-columns-repeated="14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Rock Strength</text:p>
          </table:table-cell>
          <table:table-cell office:value-type="string" calcext:value-type="string">
            <text:p>Sigma the the</text:p>
          </table:table-cell>
          <table:table-cell table:number-columns-repeated="11"/>
          <table:table-cell table:style-name="Default" office:value-type="string" calcext:value-type="string">
            <text:p>sigma rr</text:p>
          </table:table-cell>
          <table:table-cell table:style-name="Default" table:number-columns-repeated="11"/>
          <table:table-cell/>
          <table:table-cell office:value-type="string" calcext:value-type="string">
            <text:p>sigma z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/r =</text:p>
          </table:table-cell>
          <table:table-cell/>
          <table:table-cell office:value-type="float" office:value="1" calcext:value-type="float">
            <text:p>1</text:p>
          </table:table-cell>
          <table:table-cell table:formula="of:=1/1.2" office:value-type="float" office:value="0.833333333333333" calcext:value-type="float">
            <text:p>0.8333333333</text:p>
          </table:table-cell>
          <table:table-cell table:formula="of:=1/1.4" office:value-type="float" office:value="0.714285714285714" calcext:value-type="float">
            <text:p>0.7142857143</text:p>
          </table:table-cell>
          <table:table-cell table:formula="of:=1/1.6" office:value-type="float" office:value="0.625" calcext:value-type="float">
            <text:p>0.625</text:p>
          </table:table-cell>
          <table:table-cell table:formula="of:=1/1.8" office:value-type="float" office:value="0.555555555555556" calcext:value-type="float">
            <text:p>0.5555555556</text:p>
          </table:table-cell>
          <table:table-cell table:formula="of:=1/2" office:value-type="float" office:value="0.5" calcext:value-type="float">
            <text:p>0.5</text:p>
          </table:table-cell>
          <table:table-cell table:formula="of:=1/2.2" office:value-type="float" office:value="0.454545454545455" calcext:value-type="float">
            <text:p>0.4545454545</text:p>
          </table:table-cell>
          <table:table-cell table:formula="of:=1/2.4" office:value-type="float" office:value="0.416666666666667" calcext:value-type="float">
            <text:p>0.4166666667</text:p>
          </table:table-cell>
          <table:table-cell table:formula="of:=1/2.6" office:value-type="float" office:value="0.384615384615385" calcext:value-type="float">
            <text:p>0.3846153846</text:p>
          </table:table-cell>
          <table:table-cell table:formula="of:=1/2.8" office:value-type="float" office:value="0.357142857142857" calcext:value-type="float">
            <text:p>0.3571428571</text:p>
          </table:table-cell>
          <table:table-cell table:formula="of:=1/3" office:value-type="float" office:value="0.333333333333333" calcext:value-type="float">
            <text:p>0.333333333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1/1.2" office:value-type="float" office:value="0.833333333333333" calcext:value-type="float">
            <text:p>0.8333333333</text:p>
          </table:table-cell>
          <table:table-cell table:style-name="Default" table:formula="of:=1/1.4" office:value-type="float" office:value="0.714285714285714" calcext:value-type="float">
            <text:p>0.7142857143</text:p>
          </table:table-cell>
          <table:table-cell table:style-name="Default" table:formula="of:=1/1.6" office:value-type="float" office:value="0.625" calcext:value-type="float">
            <text:p>0.625</text:p>
          </table:table-cell>
          <table:table-cell table:style-name="Default" table:formula="of:=1/1.8" office:value-type="float" office:value="0.555555555555556" calcext:value-type="float">
            <text:p>0.5555555556</text:p>
          </table:table-cell>
          <table:table-cell table:style-name="Default" table:formula="of:=1/2" office:value-type="float" office:value="0.5" calcext:value-type="float">
            <text:p>0.5</text:p>
          </table:table-cell>
          <table:table-cell table:style-name="Default" table:formula="of:=1/2.2" office:value-type="float" office:value="0.454545454545455" calcext:value-type="float">
            <text:p>0.4545454545</text:p>
          </table:table-cell>
          <table:table-cell table:style-name="Default" table:formula="of:=1/2.4" office:value-type="float" office:value="0.416666666666667" calcext:value-type="float">
            <text:p>0.4166666667</text:p>
          </table:table-cell>
          <table:table-cell table:style-name="Default" table:formula="of:=1/2.6" office:value-type="float" office:value="0.384615384615385" calcext:value-type="float">
            <text:p>0.3846153846</text:p>
          </table:table-cell>
          <table:table-cell table:style-name="Default" table:formula="of:=1/2.8" office:value-type="float" office:value="0.357142857142857" calcext:value-type="float">
            <text:p>0.3571428571</text:p>
          </table:table-cell>
          <table:table-cell table:style-name="Default" table:formula="of:=1/3" office:value-type="float" office:value="0.333333333333333" calcext:value-type="float">
            <text:p>0.3333333333</text:p>
          </table:table-cell>
          <table:table-cell table:style-name="Default" table:formula="of:=1/3.5" office:value-type="float" office:value="0.285714285714286" calcext:value-type="float">
            <text:p>0.2857142857</text:p>
          </table:table-cell>
          <table:table-cell/>
          <table:table-cell table:formula="of:=[.O11]" office:value-type="float" office:value="1" calcext:value-type="float">
            <text:p>1</text:p>
          </table:table-cell>
          <table:table-cell table:formula="of:=[.P11]" office:value-type="float" office:value="0.833333333333333" calcext:value-type="float">
            <text:p>0.8333333333</text:p>
          </table:table-cell>
          <table:table-cell table:formula="of:=[.Q11]" office:value-type="float" office:value="0.714285714285714" calcext:value-type="float">
            <text:p>0.7142857143</text:p>
          </table:table-cell>
          <table:table-cell table:formula="of:=[.R11]" office:value-type="float" office:value="0.625" calcext:value-type="float">
            <text:p>0.625</text:p>
          </table:table-cell>
          <table:table-cell table:formula="of:=[.S11]" office:value-type="float" office:value="0.555555555555556" calcext:value-type="float">
            <text:p>0.5555555556</text:p>
          </table:table-cell>
          <table:table-cell table:formula="of:=[.T11]" office:value-type="float" office:value="0.5" calcext:value-type="float">
            <text:p>0.5</text:p>
          </table:table-cell>
          <table:table-cell table:formula="of:=[.U11]" office:value-type="float" office:value="0.454545454545455" calcext:value-type="float">
            <text:p>0.4545454545</text:p>
          </table:table-cell>
          <table:table-cell table:formula="of:=[.V11]" office:value-type="float" office:value="0.416666666666667" calcext:value-type="float">
            <text:p>0.4166666667</text:p>
          </table:table-cell>
          <table:table-cell table:formula="of:=[.W11]" office:value-type="float" office:value="0.384615384615385" calcext:value-type="float">
            <text:p>0.3846153846</text:p>
          </table:table-cell>
          <table:table-cell table:formula="of:=[.X11]" office:value-type="float" office:value="0.357142857142857" calcext:value-type="float">
            <text:p>0.3571428571</text:p>
          </table:table-cell>
          <table:table-cell table:formula="of:=[.Y11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12]-[.$B$3])*PI()/180)-([.$B$8]-[.$B$7])*[.C$11]" office:value-type="float" office:value="153.5" calcext:value-type="float">
            <text:p>153.5</text:p>
          </table:table-cell>
          <table:table-cell table:formula="of:=0.5*([.$B$2]+[.$B$4]-2*[.$B$7])*(1+[.D$11])-0.5*([.$B$2]-[.$B$4])*(1+3*([.D$11])^2)*COS(2*([.$A12]-[.$B$3])*PI()/180)-([.$B$7]-[.$B$8])*[.D$11]" office:value-type="float" office:value="132.979166666667" calcext:value-type="float">
            <text:p>132.9791666667</text:p>
          </table:table-cell>
          <table:table-cell table:formula="of:=0.5*([.$B$2]+[.$B$4]-2*[.$B$7])*(1+[.E$11])-0.5*([.$B$2]-[.$B$4])*(1+3*([.E$11])^2)*COS(2*([.$A12]-[.$B$3])*PI()/180)-([.$B$7]-[.$B$8])*[.E$11]" office:value-type="float" office:value="117.428571428571" calcext:value-type="float">
            <text:p>117.4285714286</text:p>
          </table:table-cell>
          <table:table-cell table:formula="of:=0.5*([.$B$2]+[.$B$4]-2*[.$B$7])*(1+[.F$11])-0.5*([.$B$2]-[.$B$4])*(1+3*([.F$11])^2)*COS(2*([.$A12]-[.$B$3])*PI()/180)-([.$B$7]-[.$B$8])*[.F$11]" office:value-type="float" office:value="106.83984375" calcext:value-type="float">
            <text:p>106.83984375</text:p>
          </table:table-cell>
          <table:table-cell table:formula="of:=0.5*([.$B$2]+[.$B$4]-2*[.$B$7])*(1+[.G$11])-0.5*([.$B$2]-[.$B$4])*(1+3*([.G$11])^2)*COS(2*([.$A12]-[.$B$3])*PI()/180)-([.$B$7]-[.$B$8])*[.G$11]" office:value-type="float" office:value="99.2407407407407" calcext:value-type="float">
            <text:p>99.2407407407</text:p>
          </table:table-cell>
          <table:table-cell table:formula="of:=0.5*([.$B$2]+[.$B$4]-2*[.$B$7])*(1+[.H$11])-0.5*([.$B$2]-[.$B$4])*(1+3*([.H$11])^2)*COS(2*([.$A12]-[.$B$3])*PI()/180)-([.$B$7]-[.$B$8])*[.H$11]" office:value-type="float" office:value="93.5625" calcext:value-type="float">
            <text:p>93.5625</text:p>
          </table:table-cell>
          <table:table-cell table:formula="of:=0.5*([.$B$2]+[.$B$4]-2*[.$B$7])*(1+[.I$11])-0.5*([.$B$2]-[.$B$4])*(1+3*([.I$11])^2)*COS(2*([.$A12]-[.$B$3])*PI()/180)-([.$B$7]-[.$B$8])*[.I$11]" office:value-type="float" office:value="89.1818181818182" calcext:value-type="float">
            <text:p>89.1818181818</text:p>
          </table:table-cell>
          <table:table-cell table:formula="of:=0.5*([.$B$2]+[.$B$4]-2*[.$B$7])*(1+[.J$11])-0.5*([.$B$2]-[.$B$4])*(1+3*([.J$11])^2)*COS(2*([.$A12]-[.$B$3])*PI()/180)-([.$B$7]-[.$B$8])*[.J$11]" office:value-type="float" office:value="85.7135416666667" calcext:value-type="float">
            <text:p>85.7135416667</text:p>
          </table:table-cell>
          <table:table-cell table:formula="of:=0.5*([.$B$2]+[.$B$4]-2*[.$B$7])*(1+[.K$11])-0.5*([.$B$2]-[.$B$4])*(1+3*([.K$11])^2)*COS(2*([.$A12]-[.$B$3])*PI()/180)-([.$B$7]-[.$B$8])*[.K$11]" office:value-type="float" office:value="82.9082840236686" calcext:value-type="float">
            <text:p>82.9082840237</text:p>
          </table:table-cell>
          <table:table-cell table:formula="of:=0.5*([.$B$2]+[.$B$4]-2*[.$B$7])*(1+[.L$11])-0.5*([.$B$2]-[.$B$4])*(1+3*([.L$11])^2)*COS(2*([.$A12]-[.$B$3])*PI()/180)-([.$B$7]-[.$B$8])*[.L$11]" office:value-type="float" office:value="80.5982142857143" calcext:value-type="float">
            <text:p>80.5982142857</text:p>
          </table:table-cell>
          <table:table-cell table:formula="of:=0.5*([.$B$2]+[.$B$4]-2*[.$B$7])*(1+[.M$11])-0.5*([.$B$2]-[.$B$4])*(1+3*([.M$11])^2)*COS(2*([.$A12]-[.$B$3])*PI()/180)-([.$B$7]-[.$B$8])*[.M$11]" office:value-type="float" office:value="78.6666666666667" calcext:value-type="float">
            <text:p>78.6666666667</text:p>
          </table:table-cell>
          <table:table-cell/>
          <table:table-cell table:formula="of:=0.5*([.$B$2]-[.$B$4]-2*[.$B$7])*(1-[.O$11])+0.5*([.$B$2]-[.$B$4])*(1-4*[.O$11]+3*([.O$11])^2)*COS(2*([.$A12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12]-[.$B$3])*PI()/180)+([.$B$7])*[.P$11]" office:value-type="float" office:value="29.0208333333333" calcext:value-type="float">
            <text:p>29.0208333333</text:p>
          </table:table-cell>
          <table:table-cell table:formula="of:=0.5*([.$B$2]-[.$B$4]-2*[.$B$7])*(1-[.Q$11])+0.5*([.$B$2]-[.$B$4])*(1-4*[.Q$11]+3*([.Q$11])^2)*COS(2*([.$A12]-[.$B$3])*PI()/180)+([.$B$7])*[.Q$11]" office:value-type="float" office:value="25.2857142857143" calcext:value-type="float">
            <text:p>25.2857142857</text:p>
          </table:table-cell>
          <table:table-cell table:formula="of:=0.5*([.$B$2]-[.$B$4]-2*[.$B$7])*(1-[.R$11])+0.5*([.$B$2]-[.$B$4])*(1-4*[.R$11]+3*([.R$11])^2)*COS(2*([.$A12]-[.$B$3])*PI()/180)+([.$B$7])*[.R$11]" office:value-type="float" office:value="21.41015625" calcext:value-type="float">
            <text:p>21.41015625</text:p>
          </table:table-cell>
          <table:table-cell table:formula="of:=0.5*([.$B$2]-[.$B$4]-2*[.$B$7])*(1-[.S$11])+0.5*([.$B$2]-[.$B$4])*(1-4*[.S$11]+3*([.S$11])^2)*COS(2*([.$A12]-[.$B$3])*PI()/180)+([.$B$7])*[.S$11]" office:value-type="float" office:value="17.7592592592593" calcext:value-type="float">
            <text:p>17.7592592593</text:p>
          </table:table-cell>
          <table:table-cell table:formula="of:=0.5*([.$B$2]-[.$B$4]-2*[.$B$7])*(1-[.T$11])+0.5*([.$B$2]-[.$B$4])*(1-4*[.T$11]+3*([.T$11])^2)*COS(2*([.$A12]-[.$B$3])*PI()/180)+([.$B$7])*[.T$11]" office:value-type="float" office:value="14.4375" calcext:value-type="float">
            <text:p>14.4375</text:p>
          </table:table-cell>
          <table:table-cell table:formula="of:=0.5*([.$B$2]-[.$B$4]-2*[.$B$7])*(1-[.U$11])+0.5*([.$B$2]-[.$B$4])*(1-4*[.U$11]+3*([.U$11])^2)*COS(2*([.$A12]-[.$B$3])*PI()/180)+([.$B$7])*[.U$11]" office:value-type="float" office:value="11.4545454545455" calcext:value-type="float">
            <text:p>11.4545454545</text:p>
          </table:table-cell>
          <table:table-cell table:formula="of:=0.5*([.$B$2]-[.$B$4]-2*[.$B$7])*(1-[.V$11])+0.5*([.$B$2]-[.$B$4])*(1-4*[.V$11]+3*([.V$11])^2)*COS(2*([.$A12]-[.$B$3])*PI()/180)+([.$B$7])*[.V$11]" office:value-type="float" office:value="8.78645833333336" calcext:value-type="float">
            <text:p>8.7864583333</text:p>
          </table:table-cell>
          <table:table-cell table:formula="of:=0.5*([.$B$2]-[.$B$4]-2*[.$B$7])*(1-[.W$11])+0.5*([.$B$2]-[.$B$4])*(1-4*[.W$11]+3*([.W$11])^2)*COS(2*([.$A12]-[.$B$3])*PI()/180)+([.$B$7])*[.W$11]" office:value-type="float" office:value="6.3994082840237" calcext:value-type="float">
            <text:p>6.399408284</text:p>
          </table:table-cell>
          <table:table-cell table:formula="of:=0.5*([.$B$2]-[.$B$4]-2*[.$B$7])*(1-[.X$11])+0.5*([.$B$2]-[.$B$4])*(1-4*[.X$11]+3*([.X$11])^2)*COS(2*([.$A12]-[.$B$3])*PI()/180)+([.$B$7])*[.X$11]" office:value-type="float" office:value="4.25892857142856" calcext:value-type="float">
            <text:p>4.2589285714</text:p>
          </table:table-cell>
          <table:table-cell table:formula="of:=0.5*([.$B$2]-[.$B$4]-2*[.$B$7])*(1-[.Y$11])+0.5*([.$B$2]-[.$B$4])*(1-4*[.Y$11]+3*([.Y$11])^2)*COS(2*([.$A12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12]-[.$B$3])*PI()/180)+([.$B$7])*[.Z$11]" office:value-type="float" office:value="-1.71428571428569" calcext:value-type="float">
            <text:p>-1.7142857143</text:p>
          </table:table-cell>
          <table:table-cell/>
          <table:table-cell table:formula="of:=[.$B$5]-(2*[.$B$6]*([.$B$2]-[.$B$4])*(1/[.C$11])*COS(2*([.$A12]-[.$B$3])*PI()/180))-[.$B$7]*[.C$11]" office:value-type="float" office:value="79.8" calcext:value-type="float">
            <text:p>79.8</text:p>
          </table:table-cell>
          <table:table-cell table:formula="of:=[.$B$5]-(2*[.$B$6]*([.$B$2]-[.$B$4])*(1/[.D$11])*COS(2*([.$A12]-[.$B$3])*PI()/180))-[.$B$7]*[.D$11]" office:value-type="float" office:value="89.67" calcext:value-type="float">
            <text:p>89.67</text:p>
          </table:table-cell>
          <table:table-cell table:formula="of:=[.$B$5]-(2*[.$B$6]*([.$B$2]-[.$B$4])*(1/[.E$11])*COS(2*([.$A12]-[.$B$3])*PI()/180))-[.$B$7]*[.E$11]" office:value-type="float" office:value="98.04" calcext:value-type="float">
            <text:p>98.04</text:p>
          </table:table-cell>
          <table:table-cell table:formula="of:=[.$B$5]-(2*[.$B$6]*([.$B$2]-[.$B$4])*(1/[.F$11])*COS(2*([.$A12]-[.$B$3])*PI()/180))-[.$B$7]*[.F$11]" office:value-type="float" office:value="105.4725" calcext:value-type="float">
            <text:p>105.4725</text:p>
          </table:table-cell>
          <table:table-cell table:formula="of:=[.$B$5]-(2*[.$B$6]*([.$B$2]-[.$B$4])*(1/[.G$11])*COS(2*([.$A12]-[.$B$3])*PI()/180))-[.$B$7]*[.G$11]" office:value-type="float" office:value="112.28" calcext:value-type="float">
            <text:p>112.28</text:p>
          </table:table-cell>
          <table:table-cell table:formula="of:=[.$B$5]-(2*[.$B$6]*([.$B$2]-[.$B$4])*(1/[.H$11])*COS(2*([.$A12]-[.$B$3])*PI()/180))-[.$B$7]*[.H$11]" office:value-type="float" office:value="118.65" calcext:value-type="float">
            <text:p>118.65</text:p>
          </table:table-cell>
          <table:table-cell table:formula="of:=[.$B$5]-(2*[.$B$6]*([.$B$2]-[.$B$4])*(1/[.I$11])*COS(2*([.$A12]-[.$B$3])*PI()/180))-[.$B$7]*[.I$11]" office:value-type="float" office:value="124.701818181818" calcext:value-type="float">
            <text:p>124.7018181818</text:p>
          </table:table-cell>
          <table:table-cell table:formula="of:=[.$B$5]-(2*[.$B$6]*([.$B$2]-[.$B$4])*(1/[.J$11])*COS(2*([.$A12]-[.$B$3])*PI()/180))-[.$B$7]*[.J$11]" office:value-type="float" office:value="130.515" calcext:value-type="float">
            <text:p>130.515</text:p>
          </table:table-cell>
          <table:table-cell table:formula="of:=[.$B$5]-(2*[.$B$6]*([.$B$2]-[.$B$4])*(1/[.K$11])*COS(2*([.$A12]-[.$B$3])*PI()/180))-[.$B$7]*[.K$11]" office:value-type="float" office:value="136.144615384615" calcext:value-type="float">
            <text:p>136.1446153846</text:p>
          </table:table-cell>
          <table:table-cell table:formula="of:=[.$B$5]-(2*[.$B$6]*([.$B$2]-[.$B$4])*(1/[.L$11])*COS(2*([.$A12]-[.$B$3])*PI()/180))-[.$B$7]*[.L$11]" office:value-type="float" office:value="141.63" calcext:value-type="float">
            <text:p>141.63</text:p>
          </table:table-cell>
          <table:table-cell table:formula="of:=[.$B$5]-(2*[.$B$6]*([.$B$2]-[.$B$4])*(1/[.M$11])*COS(2*([.$A12]-[.$B$3])*PI()/180))-[.$B$7]*[.M$11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13]-[.$B$3])*PI()/180)-([.$B$8]-[.$B$7])*[.C$11]" office:value-type="float" office:value="152.33019698194" calcext:value-type="float">
            <text:p>152.3301969819</text:p>
          </table:table-cell>
          <table:table-cell table:formula="of:=0.5*([.$B$2]+[.$B$4]-2*[.$B$7])*(1+[.D$11])-0.5*([.$B$2]-[.$B$4])*(1+3*([.D$11])^2)*COS(2*([.$A13]-[.$B$3])*PI()/180)-([.$B$7]-[.$B$8])*[.D$11]" office:value-type="float" office:value="132.077443506912" calcext:value-type="float">
            <text:p>132.0774435069</text:p>
          </table:table-cell>
          <table:table-cell table:formula="of:=0.5*([.$B$2]+[.$B$4]-2*[.$B$7])*(1+[.E$11])-0.5*([.$B$2]-[.$B$4])*(1+3*([.E$11])^2)*COS(2*([.$A13]-[.$B$3])*PI()/180)-([.$B$7]-[.$B$8])*[.E$11]" office:value-type="float" office:value="116.688491968166" calcext:value-type="float">
            <text:p>116.6884919682</text:p>
          </table:table-cell>
          <table:table-cell table:formula="of:=0.5*([.$B$2]+[.$B$4]-2*[.$B$7])*(1+[.F$11])-0.5*([.$B$2]-[.$B$4])*(1+3*([.F$11])^2)*COS(2*([.$A13]-[.$B$3])*PI()/180)-([.$B$7]-[.$B$8])*[.F$11]" office:value-type="float" office:value="106.204677267538" calcext:value-type="float">
            <text:p>106.2046772675</text:p>
          </table:table-cell>
          <table:table-cell table:formula="of:=0.5*([.$B$2]+[.$B$4]-2*[.$B$7])*(1+[.G$11])-0.5*([.$B$2]-[.$B$4])*(1+3*([.G$11])^2)*COS(2*([.$A13]-[.$B$3])*PI()/180)-([.$B$7]-[.$B$8])*[.G$11]" office:value-type="float" office:value="98.6775022505637" calcext:value-type="float">
            <text:p>98.6775022506</text:p>
          </table:table-cell>
          <table:table-cell table:formula="of:=0.5*([.$B$2]+[.$B$4]-2*[.$B$7])*(1+[.H$11])-0.5*([.$B$2]-[.$B$4])*(1+3*([.H$11])^2)*COS(2*([.$A13]-[.$B$3])*PI()/180)-([.$B$7]-[.$B$8])*[.H$11]" office:value-type="float" office:value="93.0507111795987" calcext:value-type="float">
            <text:p>93.0507111796</text:p>
          </table:table-cell>
          <table:table-cell table:formula="of:=0.5*([.$B$2]+[.$B$4]-2*[.$B$7])*(1+[.I$11])-0.5*([.$B$2]-[.$B$4])*(1+3*([.I$11])^2)*COS(2*([.$A13]-[.$B$3])*PI()/180)-([.$B$7]-[.$B$8])*[.I$11]" office:value-type="float" office:value="88.7080962984716" calcext:value-type="float">
            <text:p>88.7080962985</text:p>
          </table:table-cell>
          <table:table-cell table:formula="of:=0.5*([.$B$2]+[.$B$4]-2*[.$B$7])*(1+[.J$11])-0.5*([.$B$2]-[.$B$4])*(1+3*([.J$11])^2)*COS(2*([.$A13]-[.$B$3])*PI()/180)-([.$B$7]-[.$B$8])*[.J$11]" office:value-type="float" office:value="85.2687728108418" calcext:value-type="float">
            <text:p>85.2687728108</text:p>
          </table:table-cell>
          <table:table-cell table:formula="of:=0.5*([.$B$2]+[.$B$4]-2*[.$B$7])*(1+[.K$11])-0.5*([.$B$2]-[.$B$4])*(1+3*([.K$11])^2)*COS(2*([.$A13]-[.$B$3])*PI()/180)-([.$B$7]-[.$B$8])*[.K$11]" office:value-type="float" office:value="82.4860474313511" calcext:value-type="float">
            <text:p>82.4860474314</text:p>
          </table:table-cell>
          <table:table-cell table:formula="of:=0.5*([.$B$2]+[.$B$4]-2*[.$B$7])*(1+[.L$11])-0.5*([.$B$2]-[.$B$4])*(1+3*([.L$11])^2)*COS(2*([.$A13]-[.$B$3])*PI()/180)-([.$B$7]-[.$B$8])*[.L$11]" office:value-type="float" office:value="80.1938563547267" calcext:value-type="float">
            <text:p>80.1938563547</text:p>
          </table:table-cell>
          <table:table-cell table:formula="of:=0.5*([.$B$2]+[.$B$4]-2*[.$B$7])*(1+[.M$11])-0.5*([.$B$2]-[.$B$4])*(1+3*([.M$11])^2)*COS(2*([.$A13]-[.$B$3])*PI()/180)-([.$B$7]-[.$B$8])*[.M$11]" office:value-type="float" office:value="78.2767323273133" calcext:value-type="float">
            <text:p>78.2767323273</text:p>
          </table:table-cell>
          <table:table-cell/>
          <table:table-cell table:formula="of:=0.5*([.$B$2]-[.$B$4]-2*[.$B$7])*(1-[.O$11])+0.5*([.$B$2]-[.$B$4])*(1-4*[.O$11]+3*([.O$11])^2)*COS(2*([.$A13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13]-[.$B$3])*PI()/180)+([.$B$7])*[.P$11]" office:value-type="float" office:value="28.9477206447046" calcext:value-type="float">
            <text:p>28.9477206447</text:p>
          </table:table-cell>
          <table:table-cell table:formula="of:=0.5*([.$B$2]-[.$B$4]-2*[.$B$7])*(1-[.Q$11])+0.5*([.$B$2]-[.$B$4])*(1-4*[.Q$11]+3*([.Q$11])^2)*COS(2*([.$A13]-[.$B$3])*PI()/180)+([.$B$7])*[.Q$11]" office:value-type="float" office:value="25.190220161791" calcext:value-type="float">
            <text:p>25.1902201618</text:p>
          </table:table-cell>
          <table:table-cell table:formula="of:=0.5*([.$B$2]-[.$B$4]-2*[.$B$7])*(1-[.R$11])+0.5*([.$B$2]-[.$B$4])*(1-4*[.R$11]+3*([.R$11])^2)*COS(2*([.$A13]-[.$B$3])*PI()/180)+([.$B$7])*[.R$11]" office:value-type="float" office:value="21.3141958461748" calcext:value-type="float">
            <text:p>21.3141958462</text:p>
          </table:table-cell>
          <table:table-cell table:formula="of:=0.5*([.$B$2]-[.$B$4]-2*[.$B$7])*(1-[.S$11])+0.5*([.$B$2]-[.$B$4])*(1-4*[.S$11]+3*([.S$11])^2)*COS(2*([.$A13]-[.$B$3])*PI()/180)+([.$B$7])*[.S$11]" office:value-type="float" office:value="17.6726071838474" calcext:value-type="float">
            <text:p>17.6726071838</text:p>
          </table:table-cell>
          <table:table-cell table:formula="of:=0.5*([.$B$2]-[.$B$4]-2*[.$B$7])*(1-[.T$11])+0.5*([.$B$2]-[.$B$4])*(1-4*[.T$11]+3*([.T$11])^2)*COS(2*([.$A13]-[.$B$3])*PI()/180)+([.$B$7])*[.T$11]" office:value-type="float" office:value="14.3643873113713" calcext:value-type="float">
            <text:p>14.3643873114</text:p>
          </table:table-cell>
          <table:table-cell table:formula="of:=0.5*([.$B$2]-[.$B$4]-2*[.$B$7])*(1-[.U$11])+0.5*([.$B$2]-[.$B$4])*(1-4*[.U$11]+3*([.U$11])^2)*COS(2*([.$A13]-[.$B$3])*PI()/180)+([.$B$7])*[.U$11]" office:value-type="float" office:value="11.3965386933194" calcext:value-type="float">
            <text:p>11.3965386933</text:p>
          </table:table-cell>
          <table:table-cell table:formula="of:=0.5*([.$B$2]-[.$B$4]-2*[.$B$7])*(1-[.V$11])+0.5*([.$B$2]-[.$B$4])*(1-4*[.V$11]+3*([.V$11])^2)*COS(2*([.$A13]-[.$B$3])*PI()/180)+([.$B$7])*[.V$11]" office:value-type="float" office:value="8.74380926496659" calcext:value-type="float">
            <text:p>8.743809265</text:p>
          </table:table-cell>
          <table:table-cell table:formula="of:=0.5*([.$B$2]-[.$B$4]-2*[.$B$7])*(1-[.W$11])+0.5*([.$B$2]-[.$B$4])*(1-4*[.W$11]+3*([.W$11])^2)*COS(2*([.$A13]-[.$B$3])*PI()/180)+([.$B$7])*[.W$11]" office:value-type="float" office:value="6.37172063862583" calcext:value-type="float">
            <text:p>6.3717206386</text:p>
          </table:table-cell>
          <table:table-cell table:formula="of:=0.5*([.$B$2]-[.$B$4]-2*[.$B$7])*(1-[.X$11])+0.5*([.$B$2]-[.$B$4])*(1-4*[.X$11]+3*([.X$11])^2)*COS(2*([.$A13]-[.$B$3])*PI()/180)+([.$B$7])*[.X$11]" office:value-type="float" office:value="4.24549971025185" calcext:value-type="float">
            <text:p>4.2454997103</text:p>
          </table:table-cell>
          <table:table-cell table:formula="of:=0.5*([.$B$2]-[.$B$4]-2*[.$B$7])*(1-[.Y$11])+0.5*([.$B$2]-[.$B$4])*(1-4*[.Y$11]+3*([.Y$11])^2)*COS(2*([.$A13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13]-[.$B$3])*PI()/180)+([.$B$7])*[.Z$11]" office:value-type="float" office:value="-1.68444380055967" calcext:value-type="float">
            <text:p>-1.6844438006</text:p>
          </table:table-cell>
          <table:table-cell/>
          <table:table-cell table:formula="of:=[.$B$5]-(2*[.$B$6]*([.$B$2]-[.$B$4])*(1/[.C$11])*COS(2*([.$A13]-[.$B$3])*PI()/180))-[.$B$7]*[.C$11]" office:value-type="float" office:value="79.449059094582" calcext:value-type="float">
            <text:p>79.4490590946</text:p>
          </table:table-cell>
          <table:table-cell table:formula="of:=[.$B$5]-(2*[.$B$6]*([.$B$2]-[.$B$4])*(1/[.D$11])*COS(2*([.$A13]-[.$B$3])*PI()/180))-[.$B$7]*[.D$11]" office:value-type="float" office:value="89.2488709134984" calcext:value-type="float">
            <text:p>89.2488709135</text:p>
          </table:table-cell>
          <table:table-cell table:formula="of:=[.$B$5]-(2*[.$B$6]*([.$B$2]-[.$B$4])*(1/[.E$11])*COS(2*([.$A13]-[.$B$3])*PI()/180))-[.$B$7]*[.E$11]" office:value-type="float" office:value="97.5486827324148" calcext:value-type="float">
            <text:p>97.5486827324</text:p>
          </table:table-cell>
          <table:table-cell table:formula="of:=[.$B$5]-(2*[.$B$6]*([.$B$2]-[.$B$4])*(1/[.F$11])*COS(2*([.$A13]-[.$B$3])*PI()/180))-[.$B$7]*[.F$11]" office:value-type="float" office:value="104.910994551331" calcext:value-type="float">
            <text:p>104.9109945513</text:p>
          </table:table-cell>
          <table:table-cell table:formula="of:=[.$B$5]-(2*[.$B$6]*([.$B$2]-[.$B$4])*(1/[.G$11])*COS(2*([.$A13]-[.$B$3])*PI()/180))-[.$B$7]*[.G$11]" office:value-type="float" office:value="111.648306370248" calcext:value-type="float">
            <text:p>111.6483063702</text:p>
          </table:table-cell>
          <table:table-cell table:formula="of:=[.$B$5]-(2*[.$B$6]*([.$B$2]-[.$B$4])*(1/[.H$11])*COS(2*([.$A13]-[.$B$3])*PI()/180))-[.$B$7]*[.H$11]" office:value-type="float" office:value="117.948118189164" calcext:value-type="float">
            <text:p>117.9481181892</text:p>
          </table:table-cell>
          <table:table-cell table:formula="of:=[.$B$5]-(2*[.$B$6]*([.$B$2]-[.$B$4])*(1/[.I$11])*COS(2*([.$A13]-[.$B$3])*PI()/180))-[.$B$7]*[.I$11]" office:value-type="float" office:value="123.929748189899" calcext:value-type="float">
            <text:p>123.9297481899</text:p>
          </table:table-cell>
          <table:table-cell table:formula="of:=[.$B$5]-(2*[.$B$6]*([.$B$2]-[.$B$4])*(1/[.J$11])*COS(2*([.$A13]-[.$B$3])*PI()/180))-[.$B$7]*[.J$11]" office:value-type="float" office:value="129.672741826997" calcext:value-type="float">
            <text:p>129.672741827</text:p>
          </table:table-cell>
          <table:table-cell table:formula="of:=[.$B$5]-(2*[.$B$6]*([.$B$2]-[.$B$4])*(1/[.K$11])*COS(2*([.$A13]-[.$B$3])*PI()/180))-[.$B$7]*[.K$11]" office:value-type="float" office:value="135.232169030529" calcext:value-type="float">
            <text:p>135.2321690305</text:p>
          </table:table-cell>
          <table:table-cell table:formula="of:=[.$B$5]-(2*[.$B$6]*([.$B$2]-[.$B$4])*(1/[.L$11])*COS(2*([.$A13]-[.$B$3])*PI()/180))-[.$B$7]*[.L$11]" office:value-type="float" office:value="140.64736546483" calcext:value-type="float">
            <text:p>140.6473654648</text:p>
          </table:table-cell>
          <table:table-cell table:formula="of:=[.$B$5]-(2*[.$B$6]*([.$B$2]-[.$B$4])*(1/[.M$11])*COS(2*([.$A13]-[.$B$3])*PI()/180))-[.$B$7]*[.M$11]" office:value-type="float" office:value="145.947177283746" calcext:value-type="float">
            <text:p>145.94717728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14]-[.$B$3])*PI()/180)-([.$B$8]-[.$B$7])*[.C$11]" office:value-type="float" office:value="148.856331800515" calcext:value-type="float">
            <text:p>148.8563318005</text:p>
          </table:table-cell>
          <table:table-cell table:formula="of:=0.5*([.$B$2]+[.$B$4]-2*[.$B$7])*(1+[.D$11])-0.5*([.$B$2]-[.$B$4])*(1+3*([.D$11])^2)*COS(2*([.$A14]-[.$B$3])*PI()/180)-([.$B$7]-[.$B$8])*[.D$11]" office:value-type="float" office:value="129.399672429564" calcext:value-type="float">
            <text:p>129.3996724296</text:p>
          </table:table-cell>
          <table:table-cell table:formula="of:=0.5*([.$B$2]+[.$B$4]-2*[.$B$7])*(1+[.E$11])-0.5*([.$B$2]-[.$B$4])*(1+3*([.E$11])^2)*COS(2*([.$A14]-[.$B$3])*PI()/180)-([.$B$7]-[.$B$8])*[.E$11]" office:value-type="float" office:value="114.490740526856" calcext:value-type="float">
            <text:p>114.4907405269</text:p>
          </table:table-cell>
          <table:table-cell table:formula="of:=0.5*([.$B$2]+[.$B$4]-2*[.$B$7])*(1+[.F$11])-0.5*([.$B$2]-[.$B$4])*(1+3*([.F$11])^2)*COS(2*([.$A14]-[.$B$3])*PI()/180)-([.$B$7]-[.$B$8])*[.F$11]" office:value-type="float" office:value="104.318477032311" calcext:value-type="float">
            <text:p>104.3184770323</text:p>
          </table:table-cell>
          <table:table-cell table:formula="of:=0.5*([.$B$2]+[.$B$4]-2*[.$B$7])*(1+[.G$11])-0.5*([.$B$2]-[.$B$4])*(1+3*([.G$11])^2)*COS(2*([.$A14]-[.$B$3])*PI()/180)-([.$B$7]-[.$B$8])*[.G$11]" office:value-type="float" office:value="97.0049004965442" calcext:value-type="float">
            <text:p>97.0049004965</text:p>
          </table:table-cell>
          <table:table-cell table:formula="of:=0.5*([.$B$2]+[.$B$4]-2*[.$B$7])*(1+[.H$11])-0.5*([.$B$2]-[.$B$4])*(1+3*([.H$11])^2)*COS(2*([.$A14]-[.$B$3])*PI()/180)-([.$B$7]-[.$B$8])*[.H$11]" office:value-type="float" office:value="91.5308951627253" calcext:value-type="float">
            <text:p>91.5308951627</text:p>
          </table:table-cell>
          <table:table-cell table:formula="of:=0.5*([.$B$2]+[.$B$4]-2*[.$B$7])*(1+[.I$11])-0.5*([.$B$2]-[.$B$4])*(1+3*([.I$11])^2)*COS(2*([.$A14]-[.$B$3])*PI()/180)-([.$B$7]-[.$B$8])*[.I$11]" office:value-type="float" office:value="87.3013244481424" calcext:value-type="float">
            <text:p>87.3013244481</text:p>
          </table:table-cell>
          <table:table-cell table:formula="of:=0.5*([.$B$2]+[.$B$4]-2*[.$B$7])*(1+[.J$11])-0.5*([.$B$2]-[.$B$4])*(1+3*([.J$11])^2)*COS(2*([.$A14]-[.$B$3])*PI()/180)-([.$B$7]-[.$B$8])*[.J$11]" office:value-type="float" office:value="83.9479803199875" calcext:value-type="float">
            <text:p>83.94798032</text:p>
          </table:table-cell>
          <table:table-cell table:formula="of:=0.5*([.$B$2]+[.$B$4]-2*[.$B$7])*(1+[.K$11])-0.5*([.$B$2]-[.$B$4])*(1+3*([.K$11])^2)*COS(2*([.$A14]-[.$B$3])*PI()/180)-([.$B$7]-[.$B$8])*[.K$11]" office:value-type="float" office:value="81.2321670995942" calcext:value-type="float">
            <text:p>81.2321670996</text:p>
          </table:table-cell>
          <table:table-cell table:formula="of:=0.5*([.$B$2]+[.$B$4]-2*[.$B$7])*(1+[.L$11])-0.5*([.$B$2]-[.$B$4])*(1+3*([.L$11])^2)*COS(2*([.$A14]-[.$B$3])*PI()/180)-([.$B$7]-[.$B$8])*[.L$11]" office:value-type="float" office:value="78.9930687728821" calcext:value-type="float">
            <text:p>78.9930687729</text:p>
          </table:table-cell>
          <table:table-cell table:formula="of:=0.5*([.$B$2]+[.$B$4]-2*[.$B$7])*(1+[.M$11])-0.5*([.$B$2]-[.$B$4])*(1+3*([.M$11])^2)*COS(2*([.$A14]-[.$B$3])*PI()/180)-([.$B$7]-[.$B$8])*[.M$11]" office:value-type="float" office:value="77.1187772668383" calcext:value-type="float">
            <text:p>77.1187772668</text:p>
          </table:table-cell>
          <table:table-cell/>
          <table:table-cell table:formula="of:=0.5*([.$B$2]-[.$B$4]-2*[.$B$7])*(1-[.O$11])+0.5*([.$B$2]-[.$B$4])*(1-4*[.O$11]+3*([.O$11])^2)*COS(2*([.$A14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14]-[.$B$3])*PI()/180)+([.$B$7])*[.P$11]" office:value-type="float" office:value="28.7306040708655" calcext:value-type="float">
            <text:p>28.7306040709</text:p>
          </table:table-cell>
          <table:table-cell table:formula="of:=0.5*([.$B$2]-[.$B$4]-2*[.$B$7])*(1-[.Q$11])+0.5*([.$B$2]-[.$B$4])*(1-4*[.Q$11]+3*([.Q$11])^2)*COS(2*([.$A14]-[.$B$3])*PI()/180)+([.$B$7])*[.Q$11]" office:value-type="float" office:value="24.9066393306543" calcext:value-type="float">
            <text:p>24.9066393307</text:p>
          </table:table-cell>
          <table:table-cell table:formula="of:=0.5*([.$B$2]-[.$B$4]-2*[.$B$7])*(1-[.R$11])+0.5*([.$B$2]-[.$B$4])*(1-4*[.R$11]+3*([.R$11])^2)*COS(2*([.$A14]-[.$B$3])*PI()/180)+([.$B$7])*[.R$11]" office:value-type="float" office:value="21.029230343011" calcext:value-type="float">
            <text:p>21.029230343</text:p>
          </table:table-cell>
          <table:table-cell table:formula="of:=0.5*([.$B$2]-[.$B$4]-2*[.$B$7])*(1-[.S$11])+0.5*([.$B$2]-[.$B$4])*(1-4*[.S$11]+3*([.S$11])^2)*COS(2*([.$A14]-[.$B$3])*PI()/180)+([.$B$7])*[.S$11]" office:value-type="float" office:value="17.4152838370752" calcext:value-type="float">
            <text:p>17.4152838371</text:p>
          </table:table-cell>
          <table:table-cell table:formula="of:=0.5*([.$B$2]-[.$B$4]-2*[.$B$7])*(1-[.T$11])+0.5*([.$B$2]-[.$B$4])*(1-4*[.T$11]+3*([.T$11])^2)*COS(2*([.$A14]-[.$B$3])*PI()/180)+([.$B$7])*[.T$11]" office:value-type="float" office:value="14.1472707375322" calcext:value-type="float">
            <text:p>14.1472707375</text:p>
          </table:table-cell>
          <table:table-cell table:formula="of:=0.5*([.$B$2]-[.$B$4]-2*[.$B$7])*(1-[.U$11])+0.5*([.$B$2]-[.$B$4])*(1-4*[.U$11]+3*([.U$11])^2)*COS(2*([.$A14]-[.$B$3])*PI()/180)+([.$B$7])*[.U$11]" office:value-type="float" office:value="11.224280915728" calcext:value-type="float">
            <text:p>11.2242809157</text:p>
          </table:table-cell>
          <table:table-cell table:formula="of:=0.5*([.$B$2]-[.$B$4]-2*[.$B$7])*(1-[.V$11])+0.5*([.$B$2]-[.$B$4])*(1-4*[.V$11]+3*([.V$11])^2)*COS(2*([.$A14]-[.$B$3])*PI()/180)+([.$B$7])*[.V$11]" office:value-type="float" office:value="8.61715793022713" calcext:value-type="float">
            <text:p>8.6171579302</text:p>
          </table:table-cell>
          <table:table-cell table:formula="of:=0.5*([.$B$2]-[.$B$4]-2*[.$B$7])*(1-[.W$11])+0.5*([.$B$2]-[.$B$4])*(1-4*[.W$11]+3*([.W$11])^2)*COS(2*([.$A14]-[.$B$3])*PI()/180)+([.$B$7])*[.W$11]" office:value-type="float" office:value="6.28949897752701" calcext:value-type="float">
            <text:p>6.2894989775</text:p>
          </table:table-cell>
          <table:table-cell table:formula="of:=0.5*([.$B$2]-[.$B$4]-2*[.$B$7])*(1-[.X$11])+0.5*([.$B$2]-[.$B$4])*(1-4*[.X$11]+3*([.X$11])^2)*COS(2*([.$A14]-[.$B$3])*PI()/180)+([.$B$7])*[.X$11]" office:value-type="float" office:value="4.20562115587325" calcext:value-type="float">
            <text:p>4.2056211559</text:p>
          </table:table-cell>
          <table:table-cell table:formula="of:=0.5*([.$B$2]-[.$B$4]-2*[.$B$7])*(1-[.Y$11])+0.5*([.$B$2]-[.$B$4])*(1-4*[.Y$11]+3*([.Y$11])^2)*COS(2*([.$A14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14]-[.$B$3])*PI()/180)+([.$B$7])*[.Z$11]" office:value-type="float" office:value="-1.59582479082944" calcext:value-type="float">
            <text:p>-1.5958247908</text:p>
          </table:table-cell>
          <table:table-cell/>
          <table:table-cell table:formula="of:=[.$B$5]-(2*[.$B$6]*([.$B$2]-[.$B$4])*(1/[.C$11])*COS(2*([.$A14]-[.$B$3])*PI()/180))-[.$B$7]*[.C$11]" office:value-type="float" office:value="78.4068995401545" calcext:value-type="float">
            <text:p>78.4068995402</text:p>
          </table:table-cell>
          <table:table-cell table:formula="of:=[.$B$5]-(2*[.$B$6]*([.$B$2]-[.$B$4])*(1/[.D$11])*COS(2*([.$A14]-[.$B$3])*PI()/180))-[.$B$7]*[.D$11]" office:value-type="float" office:value="87.9982794481854" calcext:value-type="float">
            <text:p>87.9982794482</text:p>
          </table:table-cell>
          <table:table-cell table:formula="of:=[.$B$5]-(2*[.$B$6]*([.$B$2]-[.$B$4])*(1/[.E$11])*COS(2*([.$A14]-[.$B$3])*PI()/180))-[.$B$7]*[.E$11]" office:value-type="float" office:value="96.0896593562163" calcext:value-type="float">
            <text:p>96.0896593562</text:p>
          </table:table-cell>
          <table:table-cell table:formula="of:=[.$B$5]-(2*[.$B$6]*([.$B$2]-[.$B$4])*(1/[.F$11])*COS(2*([.$A14]-[.$B$3])*PI()/180))-[.$B$7]*[.F$11]" office:value-type="float" office:value="103.243539264247" calcext:value-type="float">
            <text:p>103.2435392642</text:p>
          </table:table-cell>
          <table:table-cell table:formula="of:=[.$B$5]-(2*[.$B$6]*([.$B$2]-[.$B$4])*(1/[.G$11])*COS(2*([.$A14]-[.$B$3])*PI()/180))-[.$B$7]*[.G$11]" office:value-type="float" office:value="109.772419172278" calcext:value-type="float">
            <text:p>109.7724191723</text:p>
          </table:table-cell>
          <table:table-cell table:formula="of:=[.$B$5]-(2*[.$B$6]*([.$B$2]-[.$B$4])*(1/[.H$11])*COS(2*([.$A14]-[.$B$3])*PI()/180))-[.$B$7]*[.H$11]" office:value-type="float" office:value="115.863799080309" calcext:value-type="float">
            <text:p>115.8637990803</text:p>
          </table:table-cell>
          <table:table-cell table:formula="of:=[.$B$5]-(2*[.$B$6]*([.$B$2]-[.$B$4])*(1/[.I$11])*COS(2*([.$A14]-[.$B$3])*PI()/180))-[.$B$7]*[.I$11]" office:value-type="float" office:value="121.636997170158" calcext:value-type="float">
            <text:p>121.6369971702</text:p>
          </table:table-cell>
          <table:table-cell table:formula="of:=[.$B$5]-(2*[.$B$6]*([.$B$2]-[.$B$4])*(1/[.J$11])*COS(2*([.$A14]-[.$B$3])*PI()/180))-[.$B$7]*[.J$11]" office:value-type="float" office:value="127.171558896371" calcext:value-type="float">
            <text:p>127.1715588964</text:p>
          </table:table-cell>
          <table:table-cell table:formula="of:=[.$B$5]-(2*[.$B$6]*([.$B$2]-[.$B$4])*(1/[.K$11])*COS(2*([.$A14]-[.$B$3])*PI()/180))-[.$B$7]*[.K$11]" office:value-type="float" office:value="132.522554189017" calcext:value-type="float">
            <text:p>132.522554189</text:p>
          </table:table-cell>
          <table:table-cell table:formula="of:=[.$B$5]-(2*[.$B$6]*([.$B$2]-[.$B$4])*(1/[.L$11])*COS(2*([.$A14]-[.$B$3])*PI()/180))-[.$B$7]*[.L$11]" office:value-type="float" office:value="137.729318712433" calcext:value-type="float">
            <text:p>137.7293187124</text:p>
          </table:table-cell>
          <table:table-cell table:formula="of:=[.$B$5]-(2*[.$B$6]*([.$B$2]-[.$B$4])*(1/[.M$11])*COS(2*([.$A14]-[.$B$3])*PI()/180))-[.$B$7]*[.M$11]" office:value-type="float" office:value="142.820698620463" calcext:value-type="float">
            <text:p>142.8206986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15]-[.$B$3])*PI()/180)-([.$B$8]-[.$B$7])*[.C$11]" office:value-type="float" office:value="143.183956091402" calcext:value-type="float">
            <text:p>143.1839560914</text:p>
          </table:table-cell>
          <table:table-cell table:formula="of:=0.5*([.$B$2]+[.$B$4]-2*[.$B$7])*(1+[.D$11])-0.5*([.$B$2]-[.$B$4])*(1+3*([.D$11])^2)*COS(2*([.$A15]-[.$B$3])*PI()/180)-([.$B$7]-[.$B$8])*[.D$11]" office:value-type="float" office:value="125.027216153789" calcext:value-type="float">
            <text:p>125.0272161538</text:p>
          </table:table-cell>
          <table:table-cell table:formula="of:=0.5*([.$B$2]+[.$B$4]-2*[.$B$7])*(1+[.E$11])-0.5*([.$B$2]-[.$B$4])*(1+3*([.E$11])^2)*COS(2*([.$A15]-[.$B$3])*PI()/180)-([.$B$7]-[.$B$8])*[.E$11]" office:value-type="float" office:value="110.902094670071" calcext:value-type="float">
            <text:p>110.9020946701</text:p>
          </table:table-cell>
          <table:table-cell table:formula="of:=0.5*([.$B$2]+[.$B$4]-2*[.$B$7])*(1+[.F$11])-0.5*([.$B$2]-[.$B$4])*(1+3*([.F$11])^2)*COS(2*([.$A15]-[.$B$3])*PI()/180)-([.$B$7]-[.$B$8])*[.F$11]" office:value-type="float" office:value="101.238554284003" calcext:value-type="float">
            <text:p>101.238554284</text:p>
          </table:table-cell>
          <table:table-cell table:formula="of:=0.5*([.$B$2]+[.$B$4]-2*[.$B$7])*(1+[.G$11])-0.5*([.$B$2]-[.$B$4])*(1+3*([.G$11])^2)*COS(2*([.$A15]-[.$B$3])*PI()/180)-([.$B$7]-[.$B$8])*[.G$11]" office:value-type="float" office:value="94.2737566366009" calcext:value-type="float">
            <text:p>94.2737566366</text:p>
          </table:table-cell>
          <table:table-cell table:formula="of:=0.5*([.$B$2]+[.$B$4]-2*[.$B$7])*(1+[.H$11])-0.5*([.$B$2]-[.$B$4])*(1+3*([.H$11])^2)*COS(2*([.$A15]-[.$B$3])*PI()/180)-([.$B$7]-[.$B$8])*[.H$11]" office:value-type="float" office:value="89.0492307899883" calcext:value-type="float">
            <text:p>89.04923079</text:p>
          </table:table-cell>
          <table:table-cell table:formula="of:=0.5*([.$B$2]+[.$B$4]-2*[.$B$7])*(1+[.I$11])-0.5*([.$B$2]-[.$B$4])*(1+3*([.I$11])^2)*COS(2*([.$A15]-[.$B$3])*PI()/180)-([.$B$7]-[.$B$8])*[.I$11]" office:value-type="float" office:value="85.004246681642" calcext:value-type="float">
            <text:p>85.0042466816</text:p>
          </table:table-cell>
          <table:table-cell table:formula="of:=0.5*([.$B$2]+[.$B$4]-2*[.$B$7])*(1+[.J$11])-0.5*([.$B$2]-[.$B$4])*(1+3*([.J$11])^2)*COS(2*([.$A15]-[.$B$3])*PI()/180)-([.$B$7]-[.$B$8])*[.J$11]" office:value-type="float" office:value="81.7912958055851" calcext:value-type="float">
            <text:p>81.7912958056</text:p>
          </table:table-cell>
          <table:table-cell table:formula="of:=0.5*([.$B$2]+[.$B$4]-2*[.$B$7])*(1+[.K$11])-0.5*([.$B$2]-[.$B$4])*(1+3*([.K$11])^2)*COS(2*([.$A15]-[.$B$3])*PI()/180)-([.$B$7]-[.$B$8])*[.K$11]" office:value-type="float" office:value="79.1847415477841" calcext:value-type="float">
            <text:p>79.1847415478</text:p>
          </table:table-cell>
          <table:table-cell table:formula="of:=0.5*([.$B$2]+[.$B$4]-2*[.$B$7])*(1+[.L$11])-0.5*([.$B$2]-[.$B$4])*(1+3*([.L$11])^2)*COS(2*([.$A15]-[.$B$3])*PI()/180)-([.$B$7]-[.$B$8])*[.L$11]" office:value-type="float" office:value="77.0323368632269" calcext:value-type="float">
            <text:p>77.0323368632</text:p>
          </table:table-cell>
          <table:table-cell table:formula="of:=0.5*([.$B$2]+[.$B$4]-2*[.$B$7])*(1+[.M$11])-0.5*([.$B$2]-[.$B$4])*(1+3*([.M$11])^2)*COS(2*([.$A15]-[.$B$3])*PI()/180)-([.$B$7]-[.$B$8])*[.M$11]" office:value-type="float" office:value="75.2279853638006" calcext:value-type="float">
            <text:p>75.2279853638</text:p>
          </table:table-cell>
          <table:table-cell/>
          <table:table-cell table:formula="of:=0.5*([.$B$2]-[.$B$4]-2*[.$B$7])*(1-[.O$11])+0.5*([.$B$2]-[.$B$4])*(1-4*[.O$11]+3*([.O$11])^2)*COS(2*([.$A15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15]-[.$B$3])*PI()/180)+([.$B$7])*[.P$11]" office:value-type="float" office:value="28.3760805890459" calcext:value-type="float">
            <text:p>28.376080589</text:p>
          </table:table-cell>
          <table:table-cell table:formula="of:=0.5*([.$B$2]-[.$B$4]-2*[.$B$7])*(1-[.Q$11])+0.5*([.$B$2]-[.$B$4])*(1-4*[.Q$11]+3*([.Q$11])^2)*COS(2*([.$A15]-[.$B$3])*PI()/180)+([.$B$7])*[.Q$11]" office:value-type="float" office:value="24.4435882523593" calcext:value-type="float">
            <text:p>24.4435882524</text:p>
          </table:table-cell>
          <table:table-cell table:formula="of:=0.5*([.$B$2]-[.$B$4]-2*[.$B$7])*(1-[.R$11])+0.5*([.$B$2]-[.$B$4])*(1-4*[.R$11]+3*([.R$11])^2)*COS(2*([.$A15]-[.$B$3])*PI()/180)+([.$B$7])*[.R$11]" office:value-type="float" office:value="20.5639182731228" calcext:value-type="float">
            <text:p>20.5639182731</text:p>
          </table:table-cell>
          <table:table-cell table:formula="of:=0.5*([.$B$2]-[.$B$4]-2*[.$B$7])*(1-[.S$11])+0.5*([.$B$2]-[.$B$4])*(1-4*[.S$11]+3*([.S$11])^2)*COS(2*([.$A15]-[.$B$3])*PI()/180)+([.$B$7])*[.S$11]" office:value-type="float" office:value="16.9951078586224" calcext:value-type="float">
            <text:p>16.9951078586</text:p>
          </table:table-cell>
          <table:table-cell table:formula="of:=0.5*([.$B$2]-[.$B$4]-2*[.$B$7])*(1-[.T$11])+0.5*([.$B$2]-[.$B$4])*(1-4*[.T$11]+3*([.T$11])^2)*COS(2*([.$A15]-[.$B$3])*PI()/180)+([.$B$7])*[.T$11]" office:value-type="float" office:value="13.7927472557126" calcext:value-type="float">
            <text:p>13.7927472557</text:p>
          </table:table-cell>
          <table:table-cell table:formula="of:=0.5*([.$B$2]-[.$B$4]-2*[.$B$7])*(1-[.U$11])+0.5*([.$B$2]-[.$B$4])*(1-4*[.U$11]+3*([.U$11])^2)*COS(2*([.$A15]-[.$B$3])*PI()/180)+([.$B$7])*[.U$11]" office:value-type="float" office:value="10.943006087177" calcext:value-type="float">
            <text:p>10.9430060872</text:p>
          </table:table-cell>
          <table:table-cell table:formula="of:=0.5*([.$B$2]-[.$B$4]-2*[.$B$7])*(1-[.V$11])+0.5*([.$B$2]-[.$B$4])*(1-4*[.V$11]+3*([.V$11])^2)*COS(2*([.$A15]-[.$B$3])*PI()/180)+([.$B$7])*[.V$11]" office:value-type="float" office:value="8.41035256583238" calcext:value-type="float">
            <text:p>8.4103525658</text:p>
          </table:table-cell>
          <table:table-cell table:formula="of:=0.5*([.$B$2]-[.$B$4]-2*[.$B$7])*(1-[.W$11])+0.5*([.$B$2]-[.$B$4])*(1-4*[.W$11]+3*([.W$11])^2)*COS(2*([.$A15]-[.$B$3])*PI()/180)+([.$B$7])*[.W$11]" office:value-type="float" office:value="6.15524156429356" calcext:value-type="float">
            <text:p>6.1552415643</text:p>
          </table:table-cell>
          <table:table-cell table:formula="of:=0.5*([.$B$2]-[.$B$4]-2*[.$B$7])*(1-[.X$11])+0.5*([.$B$2]-[.$B$4])*(1-4*[.X$11]+3*([.X$11])^2)*COS(2*([.$A15]-[.$B$3])*PI()/180)+([.$B$7])*[.X$11]" office:value-type="float" office:value="4.14050459798802" calcext:value-type="float">
            <text:p>4.140504598</text:p>
          </table:table-cell>
          <table:table-cell table:formula="of:=0.5*([.$B$2]-[.$B$4]-2*[.$B$7])*(1-[.Y$11])+0.5*([.$B$2]-[.$B$4])*(1-4*[.Y$11]+3*([.Y$11])^2)*COS(2*([.$A15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15]-[.$B$3])*PI()/180)+([.$B$7])*[.Z$11]" office:value-type="float" office:value="-1.45112132886226" calcext:value-type="float">
            <text:p>-1.4511213289</text:p>
          </table:table-cell>
          <table:table-cell/>
          <table:table-cell table:formula="of:=[.$B$5]-(2*[.$B$6]*([.$B$2]-[.$B$4])*(1/[.C$11])*COS(2*([.$A15]-[.$B$3])*PI()/180))-[.$B$7]*[.C$11]" office:value-type="float" office:value="76.7051868274205" calcext:value-type="float">
            <text:p>76.7051868274</text:p>
          </table:table-cell>
          <table:table-cell table:formula="of:=[.$B$5]-(2*[.$B$6]*([.$B$2]-[.$B$4])*(1/[.D$11])*COS(2*([.$A15]-[.$B$3])*PI()/180))-[.$B$7]*[.D$11]" office:value-type="float" office:value="85.9562241929046" calcext:value-type="float">
            <text:p>85.9562241929</text:p>
          </table:table-cell>
          <table:table-cell table:formula="of:=[.$B$5]-(2*[.$B$6]*([.$B$2]-[.$B$4])*(1/[.E$11])*COS(2*([.$A15]-[.$B$3])*PI()/180))-[.$B$7]*[.E$11]" office:value-type="float" office:value="93.7072615583888" calcext:value-type="float">
            <text:p>93.7072615584</text:p>
          </table:table-cell>
          <table:table-cell table:formula="of:=[.$B$5]-(2*[.$B$6]*([.$B$2]-[.$B$4])*(1/[.F$11])*COS(2*([.$A15]-[.$B$3])*PI()/180))-[.$B$7]*[.F$11]" office:value-type="float" office:value="100.520798923873" calcext:value-type="float">
            <text:p>100.5207989239</text:p>
          </table:table-cell>
          <table:table-cell table:formula="of:=[.$B$5]-(2*[.$B$6]*([.$B$2]-[.$B$4])*(1/[.G$11])*COS(2*([.$A15]-[.$B$3])*PI()/180))-[.$B$7]*[.G$11]" office:value-type="float" office:value="106.709336289357" calcext:value-type="float">
            <text:p>106.7093362894</text:p>
          </table:table-cell>
          <table:table-cell table:formula="of:=[.$B$5]-(2*[.$B$6]*([.$B$2]-[.$B$4])*(1/[.H$11])*COS(2*([.$A15]-[.$B$3])*PI()/180))-[.$B$7]*[.H$11]" office:value-type="float" office:value="112.460373654841" calcext:value-type="float">
            <text:p>112.4603736548</text:p>
          </table:table-cell>
          <table:table-cell table:formula="of:=[.$B$5]-(2*[.$B$6]*([.$B$2]-[.$B$4])*(1/[.I$11])*COS(2*([.$A15]-[.$B$3])*PI()/180))-[.$B$7]*[.I$11]" office:value-type="float" office:value="117.893229202143" calcext:value-type="float">
            <text:p>117.8932292021</text:p>
          </table:table-cell>
          <table:table-cell table:formula="of:=[.$B$5]-(2*[.$B$6]*([.$B$2]-[.$B$4])*(1/[.J$11])*COS(2*([.$A15]-[.$B$3])*PI()/180))-[.$B$7]*[.J$11]" office:value-type="float" office:value="123.087448385809" calcext:value-type="float">
            <text:p>123.0874483858</text:p>
          </table:table-cell>
          <table:table-cell table:formula="of:=[.$B$5]-(2*[.$B$6]*([.$B$2]-[.$B$4])*(1/[.K$11])*COS(2*([.$A15]-[.$B$3])*PI()/180))-[.$B$7]*[.K$11]" office:value-type="float" office:value="128.098101135909" calcext:value-type="float">
            <text:p>128.0981011359</text:p>
          </table:table-cell>
          <table:table-cell table:formula="of:=[.$B$5]-(2*[.$B$6]*([.$B$2]-[.$B$4])*(1/[.L$11])*COS(2*([.$A15]-[.$B$3])*PI()/180))-[.$B$7]*[.L$11]" office:value-type="float" office:value="132.964523116778" calcext:value-type="float">
            <text:p>132.9645231168</text:p>
          </table:table-cell>
          <table:table-cell table:formula="of:=[.$B$5]-(2*[.$B$6]*([.$B$2]-[.$B$4])*(1/[.M$11])*COS(2*([.$A15]-[.$B$3])*PI()/180))-[.$B$7]*[.M$11]" office:value-type="float" office:value="137.715560482262" calcext:value-type="float">
            <text:p>137.71556048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16]-[.$B$3])*PI()/180)-([.$B$8]-[.$B$7])*[.C$11]" office:value-type="float" office:value="135.485422120161" calcext:value-type="float">
            <text:p>135.4854221202</text:p>
          </table:table-cell>
          <table:table-cell table:formula="of:=0.5*([.$B$2]+[.$B$4]-2*[.$B$7])*(1+[.D$11])-0.5*([.$B$2]-[.$B$4])*(1+3*([.D$11])^2)*COS(2*([.$A16]-[.$B$3])*PI()/180)-([.$B$7]-[.$B$8])*[.D$11]" office:value-type="float" office:value="119.092929550958" calcext:value-type="float">
            <text:p>119.092929551</text:p>
          </table:table-cell>
          <table:table-cell table:formula="of:=0.5*([.$B$2]+[.$B$4]-2*[.$B$7])*(1+[.E$11])-0.5*([.$B$2]-[.$B$4])*(1+3*([.E$11])^2)*COS(2*([.$A16]-[.$B$3])*PI()/180)-([.$B$7]-[.$B$8])*[.E$11]" office:value-type="float" office:value="106.031593586225" calcext:value-type="float">
            <text:p>106.0315935862</text:p>
          </table:table-cell>
          <table:table-cell table:formula="of:=0.5*([.$B$2]+[.$B$4]-2*[.$B$7])*(1+[.F$11])-0.5*([.$B$2]-[.$B$4])*(1+3*([.F$11])^2)*COS(2*([.$A16]-[.$B$3])*PI()/180)-([.$B$7]-[.$B$8])*[.F$11]" office:value-type="float" office:value="97.0584909168063" calcext:value-type="float">
            <text:p>97.0584909168</text:p>
          </table:table-cell>
          <table:table-cell table:formula="of:=0.5*([.$B$2]+[.$B$4]-2*[.$B$7])*(1+[.G$11])-0.5*([.$B$2]-[.$B$4])*(1+3*([.G$11])^2)*COS(2*([.$A16]-[.$B$3])*PI()/180)-([.$B$7]-[.$B$8])*[.G$11]" office:value-type="float" office:value="90.5670550948925" calcext:value-type="float">
            <text:p>90.5670550949</text:p>
          </table:table-cell>
          <table:table-cell table:formula="of:=0.5*([.$B$2]+[.$B$4]-2*[.$B$7])*(1+[.H$11])-0.5*([.$B$2]-[.$B$4])*(1+3*([.H$11])^2)*COS(2*([.$A16]-[.$B$3])*PI()/180)-([.$B$7]-[.$B$8])*[.H$11]" office:value-type="float" office:value="85.6811221775706" calcext:value-type="float">
            <text:p>85.6811221776</text:p>
          </table:table-cell>
          <table:table-cell table:formula="of:=0.5*([.$B$2]+[.$B$4]-2*[.$B$7])*(1+[.I$11])-0.5*([.$B$2]-[.$B$4])*(1+3*([.I$11])^2)*COS(2*([.$A16]-[.$B$3])*PI()/180)-([.$B$7]-[.$B$8])*[.I$11]" office:value-type="float" office:value="81.8866585445281" calcext:value-type="float">
            <text:p>81.8866585445</text:p>
          </table:table-cell>
          <table:table-cell table:formula="of:=0.5*([.$B$2]+[.$B$4]-2*[.$B$7])*(1+[.J$11])-0.5*([.$B$2]-[.$B$4])*(1+3*([.J$11])^2)*COS(2*([.$A16]-[.$B$3])*PI()/180)-([.$B$7]-[.$B$8])*[.J$11]" office:value-type="float" office:value="78.8642490352697" calcext:value-type="float">
            <text:p>78.8642490353</text:p>
          </table:table-cell>
          <table:table-cell table:formula="of:=0.5*([.$B$2]+[.$B$4]-2*[.$B$7])*(1+[.K$11])-0.5*([.$B$2]-[.$B$4])*(1+3*([.K$11])^2)*COS(2*([.$A16]-[.$B$3])*PI()/180)-([.$B$7]-[.$B$8])*[.K$11]" office:value-type="float" office:value="76.4059807652653" calcext:value-type="float">
            <text:p>76.4059807653</text:p>
          </table:table-cell>
          <table:table-cell table:formula="of:=0.5*([.$B$2]+[.$B$4]-2*[.$B$7])*(1+[.L$11])-0.5*([.$B$2]-[.$B$4])*(1+3*([.L$11])^2)*COS(2*([.$A16]-[.$B$3])*PI()/180)-([.$B$7]-[.$B$8])*[.L$11]" office:value-type="float" office:value="74.3712364726578" calcext:value-type="float">
            <text:p>74.3712364727</text:p>
          </table:table-cell>
          <table:table-cell table:formula="of:=0.5*([.$B$2]+[.$B$4]-2*[.$B$7])*(1+[.M$11])-0.5*([.$B$2]-[.$B$4])*(1+3*([.M$11])^2)*COS(2*([.$A16]-[.$B$3])*PI()/180)-([.$B$7]-[.$B$8])*[.M$11]" office:value-type="float" office:value="72.6618073733871" calcext:value-type="float">
            <text:p>72.6618073734</text:p>
          </table:table-cell>
          <table:table-cell/>
          <table:table-cell table:formula="of:=0.5*([.$B$2]-[.$B$4]-2*[.$B$7])*(1-[.O$11])+0.5*([.$B$2]-[.$B$4])*(1-4*[.O$11]+3*([.O$11])^2)*COS(2*([.$A16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16]-[.$B$3])*PI()/180)+([.$B$7])*[.P$11]" office:value-type="float" office:value="27.8949222158434" calcext:value-type="float">
            <text:p>27.8949222158</text:p>
          </table:table-cell>
          <table:table-cell table:formula="of:=0.5*([.$B$2]-[.$B$4]-2*[.$B$7])*(1-[.Q$11])+0.5*([.$B$2]-[.$B$4])*(1-4*[.Q$11]+3*([.Q$11])^2)*COS(2*([.$A16]-[.$B$3])*PI()/180)+([.$B$7])*[.Q$11]" office:value-type="float" office:value="23.815136499605" calcext:value-type="float">
            <text:p>23.8151364996</text:p>
          </table:table-cell>
          <table:table-cell table:formula="of:=0.5*([.$B$2]-[.$B$4]-2*[.$B$7])*(1-[.R$11])+0.5*([.$B$2]-[.$B$4])*(1-4*[.R$11]+3*([.R$11])^2)*COS(2*([.$A16]-[.$B$3])*PI()/180)+([.$B$7])*[.R$11]" office:value-type="float" office:value="19.9323979082945" calcext:value-type="float">
            <text:p>19.9323979083</text:p>
          </table:table-cell>
          <table:table-cell table:formula="of:=0.5*([.$B$2]-[.$B$4]-2*[.$B$7])*(1-[.S$11])+0.5*([.$B$2]-[.$B$4])*(1-4*[.S$11]+3*([.S$11])^2)*COS(2*([.$A16]-[.$B$3])*PI()/180)+([.$B$7])*[.S$11]" office:value-type="float" office:value="16.4248460829749" calcext:value-type="float">
            <text:p>16.424846083</text:p>
          </table:table-cell>
          <table:table-cell table:formula="of:=0.5*([.$B$2]-[.$B$4]-2*[.$B$7])*(1-[.T$11])+0.5*([.$B$2]-[.$B$4])*(1-4*[.T$11]+3*([.T$11])^2)*COS(2*([.$A16]-[.$B$3])*PI()/180)+([.$B$7])*[.T$11]" office:value-type="float" office:value="13.3115888825101" calcext:value-type="float">
            <text:p>13.3115888825</text:p>
          </table:table-cell>
          <table:table-cell table:formula="of:=0.5*([.$B$2]-[.$B$4]-2*[.$B$7])*(1-[.U$11])+0.5*([.$B$2]-[.$B$4])*(1-4*[.U$11]+3*([.U$11])^2)*COS(2*([.$A16]-[.$B$3])*PI()/180)+([.$B$7])*[.U$11]" office:value-type="float" office:value="10.5612606009998" calcext:value-type="float">
            <text:p>10.561260601</text:p>
          </table:table-cell>
          <table:table-cell table:formula="of:=0.5*([.$B$2]-[.$B$4]-2*[.$B$7])*(1-[.V$11])+0.5*([.$B$2]-[.$B$4])*(1-4*[.V$11]+3*([.V$11])^2)*COS(2*([.$A16]-[.$B$3])*PI()/180)+([.$B$7])*[.V$11]" office:value-type="float" office:value="8.1296768481309" calcext:value-type="float">
            <text:p>8.1296768481</text:p>
          </table:table-cell>
          <table:table-cell table:formula="of:=0.5*([.$B$2]-[.$B$4]-2*[.$B$7])*(1-[.W$11])+0.5*([.$B$2]-[.$B$4])*(1-4*[.W$11]+3*([.W$11])^2)*COS(2*([.$A16]-[.$B$3])*PI()/180)+([.$B$7])*[.W$11]" office:value-type="float" office:value="5.97302774248905" calcext:value-type="float">
            <text:p>5.9730277425</text:p>
          </table:table-cell>
          <table:table-cell table:formula="of:=0.5*([.$B$2]-[.$B$4]-2*[.$B$7])*(1-[.X$11])+0.5*([.$B$2]-[.$B$4])*(1-4*[.X$11]+3*([.X$11])^2)*COS(2*([.$A16]-[.$B$3])*PI()/180)+([.$B$7])*[.X$11]" office:value-type="float" office:value="4.05212857025695" calcext:value-type="float">
            <text:p>4.0521285703</text:p>
          </table:table-cell>
          <table:table-cell table:formula="of:=0.5*([.$B$2]-[.$B$4]-2*[.$B$7])*(1-[.Y$11])+0.5*([.$B$2]-[.$B$4])*(1-4*[.Y$11]+3*([.Y$11])^2)*COS(2*([.$A16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16]-[.$B$3])*PI()/180)+([.$B$7])*[.Z$11]" office:value-type="float" office:value="-1.25473015612654" calcext:value-type="float">
            <text:p>-1.2547301561</text:p>
          </table:table-cell>
          <table:table-cell/>
          <table:table-cell table:formula="of:=[.$B$5]-(2*[.$B$6]*([.$B$2]-[.$B$4])*(1/[.C$11])*COS(2*([.$A16]-[.$B$3])*PI()/180))-[.$B$7]*[.C$11]" office:value-type="float" office:value="74.3956266360484" calcext:value-type="float">
            <text:p>74.395626636</text:p>
          </table:table-cell>
          <table:table-cell table:formula="of:=[.$B$5]-(2*[.$B$6]*([.$B$2]-[.$B$4])*(1/[.D$11])*COS(2*([.$A16]-[.$B$3])*PI()/180))-[.$B$7]*[.D$11]" office:value-type="float" office:value="83.1847519632581" calcext:value-type="float">
            <text:p>83.1847519633</text:p>
          </table:table-cell>
          <table:table-cell table:formula="of:=[.$B$5]-(2*[.$B$6]*([.$B$2]-[.$B$4])*(1/[.E$11])*COS(2*([.$A16]-[.$B$3])*PI()/180))-[.$B$7]*[.E$11]" office:value-type="float" office:value="90.4738772904678" calcext:value-type="float">
            <text:p>90.4738772905</text:p>
          </table:table-cell>
          <table:table-cell table:formula="of:=[.$B$5]-(2*[.$B$6]*([.$B$2]-[.$B$4])*(1/[.F$11])*COS(2*([.$A16]-[.$B$3])*PI()/180))-[.$B$7]*[.F$11]" office:value-type="float" office:value="96.8255026176774" calcext:value-type="float">
            <text:p>96.8255026177</text:p>
          </table:table-cell>
          <table:table-cell table:formula="of:=[.$B$5]-(2*[.$B$6]*([.$B$2]-[.$B$4])*(1/[.G$11])*COS(2*([.$A16]-[.$B$3])*PI()/180))-[.$B$7]*[.G$11]" office:value-type="float" office:value="102.552127944887" calcext:value-type="float">
            <text:p>102.5521279449</text:p>
          </table:table-cell>
          <table:table-cell table:formula="of:=[.$B$5]-(2*[.$B$6]*([.$B$2]-[.$B$4])*(1/[.H$11])*COS(2*([.$A16]-[.$B$3])*PI()/180))-[.$B$7]*[.H$11]" office:value-type="float" office:value="107.841253272097" calcext:value-type="float">
            <text:p>107.8412532721</text:p>
          </table:table-cell>
          <table:table-cell table:formula="of:=[.$B$5]-(2*[.$B$6]*([.$B$2]-[.$B$4])*(1/[.I$11])*COS(2*([.$A16]-[.$B$3])*PI()/180))-[.$B$7]*[.I$11]" office:value-type="float" office:value="112.812196781125" calcext:value-type="float">
            <text:p>112.8121967811</text:p>
          </table:table-cell>
          <table:table-cell table:formula="of:=[.$B$5]-(2*[.$B$6]*([.$B$2]-[.$B$4])*(1/[.J$11])*COS(2*([.$A16]-[.$B$3])*PI()/180))-[.$B$7]*[.J$11]" office:value-type="float" office:value="117.544503926516" calcext:value-type="float">
            <text:p>117.5445039265</text:p>
          </table:table-cell>
          <table:table-cell table:formula="of:=[.$B$5]-(2*[.$B$6]*([.$B$2]-[.$B$4])*(1/[.K$11])*COS(2*([.$A16]-[.$B$3])*PI()/180))-[.$B$7]*[.K$11]" office:value-type="float" office:value="122.093244638341" calcext:value-type="float">
            <text:p>122.0932446383</text:p>
          </table:table-cell>
          <table:table-cell table:formula="of:=[.$B$5]-(2*[.$B$6]*([.$B$2]-[.$B$4])*(1/[.L$11])*COS(2*([.$A16]-[.$B$3])*PI()/180))-[.$B$7]*[.L$11]" office:value-type="float" office:value="126.497754580935" calcext:value-type="float">
            <text:p>126.4977545809</text:p>
          </table:table-cell>
          <table:table-cell table:formula="of:=[.$B$5]-(2*[.$B$6]*([.$B$2]-[.$B$4])*(1/[.M$11])*COS(2*([.$A16]-[.$B$3])*PI()/180))-[.$B$7]*[.M$11]" office:value-type="float" office:value="130.786879908145" calcext:value-type="float">
            <text:p>130.78687990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17]-[.$B$3])*PI()/180)-([.$B$8]-[.$B$7])*[.C$11]" office:value-type="float" office:value="125.994645945864" calcext:value-type="float">
            <text:p>125.9946459459</text:p>
          </table:table-cell>
          <table:table-cell table:formula="of:=0.5*([.$B$2]+[.$B$4]-2*[.$B$7])*(1+[.D$11])-0.5*([.$B$2]-[.$B$4])*(1+3*([.D$11])^2)*COS(2*([.$A17]-[.$B$3])*PI()/180)-([.$B$7]-[.$B$8])*[.D$11]" office:value-type="float" office:value="111.777122916603" calcext:value-type="float">
            <text:p>111.7771229166</text:p>
          </table:table-cell>
          <table:table-cell table:formula="of:=0.5*([.$B$2]+[.$B$4]-2*[.$B$7])*(1+[.E$11])-0.5*([.$B$2]-[.$B$4])*(1+3*([.E$11])^2)*COS(2*([.$A17]-[.$B$3])*PI()/180)-([.$B$7]-[.$B$8])*[.E$11]" office:value-type="float" office:value="100.027224986159" calcext:value-type="float">
            <text:p>100.0272249862</text:p>
          </table:table-cell>
          <table:table-cell table:formula="of:=0.5*([.$B$2]+[.$B$4]-2*[.$B$7])*(1+[.F$11])-0.5*([.$B$2]-[.$B$4])*(1+3*([.F$11])^2)*COS(2*([.$A17]-[.$B$3])*PI()/180)-([.$B$7]-[.$B$8])*[.F$11]" office:value-type="float" office:value="91.9052960409181" calcext:value-type="float">
            <text:p>91.9052960409</text:p>
          </table:table-cell>
          <table:table-cell table:formula="of:=0.5*([.$B$2]+[.$B$4]-2*[.$B$7])*(1+[.G$11])-0.5*([.$B$2]-[.$B$4])*(1+3*([.G$11])^2)*COS(2*([.$A17]-[.$B$3])*PI()/180)-([.$B$7]-[.$B$8])*[.G$11]" office:value-type="float" office:value="85.9974221220825" calcext:value-type="float">
            <text:p>85.9974221221</text:p>
          </table:table-cell>
          <table:table-cell table:formula="of:=0.5*([.$B$2]+[.$B$4]-2*[.$B$7])*(1+[.H$11])-0.5*([.$B$2]-[.$B$4])*(1+3*([.H$11])^2)*COS(2*([.$A17]-[.$B$3])*PI()/180)-([.$B$7]-[.$B$8])*[.H$11]" office:value-type="float" office:value="81.5289076013153" calcext:value-type="float">
            <text:p>81.5289076013</text:p>
          </table:table-cell>
          <table:table-cell table:formula="of:=0.5*([.$B$2]+[.$B$4]-2*[.$B$7])*(1+[.I$11])-0.5*([.$B$2]-[.$B$4])*(1+3*([.I$11])^2)*COS(2*([.$A17]-[.$B$3])*PI()/180)-([.$B$7]-[.$B$8])*[.I$11]" office:value-type="float" office:value="78.0432863747712" calcext:value-type="float">
            <text:p>78.0432863748</text:p>
          </table:table-cell>
          <table:table-cell table:formula="of:=0.5*([.$B$2]+[.$B$4]-2*[.$B$7])*(1+[.J$11])-0.5*([.$B$2]-[.$B$4])*(1+3*([.J$11])^2)*COS(2*([.$A17]-[.$B$3])*PI()/180)-([.$B$7]-[.$B$8])*[.J$11]" office:value-type="float" office:value="75.2557768440002" calcext:value-type="float">
            <text:p>75.255776844</text:p>
          </table:table-cell>
          <table:table-cell table:formula="of:=0.5*([.$B$2]+[.$B$4]-2*[.$B$7])*(1+[.K$11])-0.5*([.$B$2]-[.$B$4])*(1+3*([.K$11])^2)*COS(2*([.$A17]-[.$B$3])*PI()/180)-([.$B$7]-[.$B$8])*[.K$11]" office:value-type="float" office:value="72.9803159922939" calcext:value-type="float">
            <text:p>72.9803159923</text:p>
          </table:table-cell>
          <table:table-cell table:formula="of:=0.5*([.$B$2]+[.$B$4]-2*[.$B$7])*(1+[.L$11])-0.5*([.$B$2]-[.$B$4])*(1+3*([.L$11])^2)*COS(2*([.$A17]-[.$B$3])*PI()/180)-([.$B$7]-[.$B$8])*[.L$11]" office:value-type="float" office:value="71.0906237899605" calcext:value-type="float">
            <text:p>71.09062379</text:p>
          </table:table-cell>
          <table:table-cell table:formula="of:=0.5*([.$B$2]+[.$B$4]-2*[.$B$7])*(1+[.M$11])-0.5*([.$B$2]-[.$B$4])*(1+3*([.M$11])^2)*COS(2*([.$A17]-[.$B$3])*PI()/180)-([.$B$7]-[.$B$8])*[.M$11]" office:value-type="float" office:value="69.4982153152878" calcext:value-type="float">
            <text:p>69.4982153153</text:p>
          </table:table-cell>
          <table:table-cell/>
          <table:table-cell table:formula="of:=0.5*([.$B$2]-[.$B$4]-2*[.$B$7])*(1-[.O$11])+0.5*([.$B$2]-[.$B$4])*(1-4*[.O$11]+3*([.O$11])^2)*COS(2*([.$A17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17]-[.$B$3])*PI()/180)+([.$B$7])*[.P$11]" office:value-type="float" office:value="27.3017487049498" calcext:value-type="float">
            <text:p>27.3017487049</text:p>
          </table:table-cell>
          <table:table-cell table:formula="of:=0.5*([.$B$2]-[.$B$4]-2*[.$B$7])*(1-[.Q$11])+0.5*([.$B$2]-[.$B$4])*(1-4*[.Q$11]+3*([.Q$11])^2)*COS(2*([.$A17]-[.$B$3])*PI()/180)+([.$B$7])*[.Q$11]" office:value-type="float" office:value="23.0403792608868" calcext:value-type="float">
            <text:p>23.0403792609</text:p>
          </table:table-cell>
          <table:table-cell table:formula="of:=0.5*([.$B$2]-[.$B$4]-2*[.$B$7])*(1-[.R$11])+0.5*([.$B$2]-[.$B$4])*(1-4*[.R$11]+3*([.R$11])^2)*COS(2*([.$A17]-[.$B$3])*PI()/180)+([.$B$7])*[.R$11]" office:value-type="float" office:value="19.1538576752466" calcext:value-type="float">
            <text:p>19.1538576752</text:p>
          </table:table-cell>
          <table:table-cell table:formula="of:=0.5*([.$B$2]-[.$B$4]-2*[.$B$7])*(1-[.S$11])+0.5*([.$B$2]-[.$B$4])*(1-4*[.S$11]+3*([.S$11])^2)*COS(2*([.$A17]-[.$B$3])*PI()/180)+([.$B$7])*[.S$11]" office:value-type="float" office:value="15.7218256256195" calcext:value-type="float">
            <text:p>15.7218256256</text:p>
          </table:table-cell>
          <table:table-cell table:formula="of:=0.5*([.$B$2]-[.$B$4]-2*[.$B$7])*(1-[.T$11])+0.5*([.$B$2]-[.$B$4])*(1-4*[.T$11]+3*([.T$11])^2)*COS(2*([.$A17]-[.$B$3])*PI()/180)+([.$B$7])*[.T$11]" office:value-type="float" office:value="12.7184153716165" calcext:value-type="float">
            <text:p>12.7184153716</text:p>
          </table:table-cell>
          <table:table-cell table:formula="of:=0.5*([.$B$2]-[.$B$4]-2*[.$B$7])*(1-[.U$11])+0.5*([.$B$2]-[.$B$4])*(1-4*[.U$11]+3*([.U$11])^2)*COS(2*([.$A17]-[.$B$3])*PI()/180)+([.$B$7])*[.U$11]" office:value-type="float" office:value="10.0906436006214" calcext:value-type="float">
            <text:p>10.0906436006</text:p>
          </table:table-cell>
          <table:table-cell table:formula="of:=0.5*([.$B$2]-[.$B$4]-2*[.$B$7])*(1-[.V$11])+0.5*([.$B$2]-[.$B$4])*(1-4*[.V$11]+3*([.V$11])^2)*COS(2*([.$A17]-[.$B$3])*PI()/180)+([.$B$7])*[.V$11]" office:value-type="float" office:value="7.7836589667763" calcext:value-type="float">
            <text:p>7.7836589668</text:p>
          </table:table-cell>
          <table:table-cell table:formula="of:=0.5*([.$B$2]-[.$B$4]-2*[.$B$7])*(1-[.W$11])+0.5*([.$B$2]-[.$B$4])*(1-4*[.W$11]+3*([.W$11])^2)*COS(2*([.$A17]-[.$B$3])*PI()/180)+([.$B$7])*[.W$11]" office:value-type="float" office:value="5.74839398688437" calcext:value-type="float">
            <text:p>5.7483939869</text:p>
          </table:table-cell>
          <table:table-cell table:formula="of:=0.5*([.$B$2]-[.$B$4]-2*[.$B$7])*(1-[.X$11])+0.5*([.$B$2]-[.$B$4])*(1-4*[.X$11]+3*([.X$11])^2)*COS(2*([.$A17]-[.$B$3])*PI()/180)+([.$B$7])*[.X$11]" office:value-type="float" office:value="3.9431783335622" calcext:value-type="float">
            <text:p>3.9431783336</text:p>
          </table:table-cell>
          <table:table-cell table:formula="of:=0.5*([.$B$2]-[.$B$4]-2*[.$B$7])*(1-[.Y$11])+0.5*([.$B$2]-[.$B$4])*(1-4*[.Y$11]+3*([.Y$11])^2)*COS(2*([.$A17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17]-[.$B$3])*PI()/180)+([.$B$7])*[.Z$11]" office:value-type="float" office:value="-1.01261851902711" calcext:value-type="float">
            <text:p>-1.012618519</text:p>
          </table:table-cell>
          <table:table-cell/>
          <table:table-cell table:formula="of:=[.$B$5]-(2*[.$B$6]*([.$B$2]-[.$B$4])*(1/[.C$11])*COS(2*([.$A17]-[.$B$3])*PI()/180))-[.$B$7]*[.C$11]" office:value-type="float" office:value="71.5483937837591" calcext:value-type="float">
            <text:p>71.5483937838</text:p>
          </table:table-cell>
          <table:table-cell table:formula="of:=[.$B$5]-(2*[.$B$6]*([.$B$2]-[.$B$4])*(1/[.D$11])*COS(2*([.$A17]-[.$B$3])*PI()/180))-[.$B$7]*[.D$11]" office:value-type="float" office:value="79.7680725405109" calcext:value-type="float">
            <text:p>79.7680725405</text:p>
          </table:table-cell>
          <table:table-cell table:formula="of:=[.$B$5]-(2*[.$B$6]*([.$B$2]-[.$B$4])*(1/[.E$11])*COS(2*([.$A17]-[.$B$3])*PI()/180))-[.$B$7]*[.E$11]" office:value-type="float" office:value="86.4877512972627" calcext:value-type="float">
            <text:p>86.4877512973</text:p>
          </table:table-cell>
          <table:table-cell table:formula="of:=[.$B$5]-(2*[.$B$6]*([.$B$2]-[.$B$4])*(1/[.F$11])*COS(2*([.$A17]-[.$B$3])*PI()/180))-[.$B$7]*[.F$11]" office:value-type="float" office:value="92.2699300540145" calcext:value-type="float">
            <text:p>92.269930054</text:p>
          </table:table-cell>
          <table:table-cell table:formula="of:=[.$B$5]-(2*[.$B$6]*([.$B$2]-[.$B$4])*(1/[.G$11])*COS(2*([.$A17]-[.$B$3])*PI()/180))-[.$B$7]*[.G$11]" office:value-type="float" office:value="97.4271088107663" calcext:value-type="float">
            <text:p>97.4271088108</text:p>
          </table:table-cell>
          <table:table-cell table:formula="of:=[.$B$5]-(2*[.$B$6]*([.$B$2]-[.$B$4])*(1/[.H$11])*COS(2*([.$A17]-[.$B$3])*PI()/180))-[.$B$7]*[.H$11]" office:value-type="float" office:value="102.146787567518" calcext:value-type="float">
            <text:p>102.1467875675</text:p>
          </table:table-cell>
          <table:table-cell table:formula="of:=[.$B$5]-(2*[.$B$6]*([.$B$2]-[.$B$4])*(1/[.I$11])*COS(2*([.$A17]-[.$B$3])*PI()/180))-[.$B$7]*[.I$11]" office:value-type="float" office:value="106.548284506088" calcext:value-type="float">
            <text:p>106.5482845061</text:p>
          </table:table-cell>
          <table:table-cell table:formula="of:=[.$B$5]-(2*[.$B$6]*([.$B$2]-[.$B$4])*(1/[.J$11])*COS(2*([.$A17]-[.$B$3])*PI()/180))-[.$B$7]*[.J$11]" office:value-type="float" office:value="110.711145081022" calcext:value-type="float">
            <text:p>110.711145081</text:p>
          </table:table-cell>
          <table:table-cell table:formula="of:=[.$B$5]-(2*[.$B$6]*([.$B$2]-[.$B$4])*(1/[.K$11])*COS(2*([.$A17]-[.$B$3])*PI()/180))-[.$B$7]*[.K$11]" office:value-type="float" office:value="114.690439222389" calcext:value-type="float">
            <text:p>114.6904392224</text:p>
          </table:table-cell>
          <table:table-cell table:formula="of:=[.$B$5]-(2*[.$B$6]*([.$B$2]-[.$B$4])*(1/[.L$11])*COS(2*([.$A17]-[.$B$3])*PI()/180))-[.$B$7]*[.L$11]" office:value-type="float" office:value="118.525502594525" calcext:value-type="float">
            <text:p>118.5255025945</text:p>
          </table:table-cell>
          <table:table-cell table:formula="of:=[.$B$5]-(2*[.$B$6]*([.$B$2]-[.$B$4])*(1/[.M$11])*COS(2*([.$A17]-[.$B$3])*PI()/180))-[.$B$7]*[.M$11]" office:value-type="float" office:value="122.245181351277" calcext:value-type="float">
            <text:p>122.24518135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18]-[.$B$3])*PI()/180)-([.$B$8]-[.$B$7])*[.C$11]" office:value-type="float" office:value="115" calcext:value-type="float">
            <text:p>115</text:p>
          </table:table-cell>
          <table:table-cell table:formula="of:=0.5*([.$B$2]+[.$B$4]-2*[.$B$7])*(1+[.D$11])-0.5*([.$B$2]-[.$B$4])*(1+3*([.D$11])^2)*COS(2*([.$A18]-[.$B$3])*PI()/180)-([.$B$7]-[.$B$8])*[.D$11]" office:value-type="float" office:value="103.302083333333" calcext:value-type="float">
            <text:p>103.3020833333</text:p>
          </table:table-cell>
          <table:table-cell table:formula="of:=0.5*([.$B$2]+[.$B$4]-2*[.$B$7])*(1+[.E$11])-0.5*([.$B$2]-[.$B$4])*(1+3*([.E$11])^2)*COS(2*([.$A18]-[.$B$3])*PI()/180)-([.$B$7]-[.$B$8])*[.E$11]" office:value-type="float" office:value="93.0714285714286" calcext:value-type="float">
            <text:p>93.0714285714</text:p>
          </table:table-cell>
          <table:table-cell table:formula="of:=0.5*([.$B$2]+[.$B$4]-2*[.$B$7])*(1+[.F$11])-0.5*([.$B$2]-[.$B$4])*(1+3*([.F$11])^2)*COS(2*([.$A18]-[.$B$3])*PI()/180)-([.$B$7]-[.$B$8])*[.F$11]" office:value-type="float" office:value="85.935546875" calcext:value-type="float">
            <text:p>85.935546875</text:p>
          </table:table-cell>
          <table:table-cell table:formula="of:=0.5*([.$B$2]+[.$B$4]-2*[.$B$7])*(1+[.G$11])-0.5*([.$B$2]-[.$B$4])*(1+3*([.G$11])^2)*COS(2*([.$A18]-[.$B$3])*PI()/180)-([.$B$7]-[.$B$8])*[.G$11]" office:value-type="float" office:value="80.7037037037037" calcext:value-type="float">
            <text:p>80.7037037037</text:p>
          </table:table-cell>
          <table:table-cell table:formula="of:=0.5*([.$B$2]+[.$B$4]-2*[.$B$7])*(1+[.H$11])-0.5*([.$B$2]-[.$B$4])*(1+3*([.H$11])^2)*COS(2*([.$A18]-[.$B$3])*PI()/180)-([.$B$7]-[.$B$8])*[.H$11]" office:value-type="float" office:value="76.71875" calcext:value-type="float">
            <text:p>76.71875</text:p>
          </table:table-cell>
          <table:table-cell table:formula="of:=0.5*([.$B$2]+[.$B$4]-2*[.$B$7])*(1+[.I$11])-0.5*([.$B$2]-[.$B$4])*(1+3*([.I$11])^2)*COS(2*([.$A18]-[.$B$3])*PI()/180)-([.$B$7]-[.$B$8])*[.I$11]" office:value-type="float" office:value="73.5909090909091" calcext:value-type="float">
            <text:p>73.5909090909</text:p>
          </table:table-cell>
          <table:table-cell table:formula="of:=0.5*([.$B$2]+[.$B$4]-2*[.$B$7])*(1+[.J$11])-0.5*([.$B$2]-[.$B$4])*(1+3*([.J$11])^2)*COS(2*([.$A18]-[.$B$3])*PI()/180)-([.$B$7]-[.$B$8])*[.J$11]" office:value-type="float" office:value="71.0755208333333" calcext:value-type="float">
            <text:p>71.0755208333</text:p>
          </table:table-cell>
          <table:table-cell table:formula="of:=0.5*([.$B$2]+[.$B$4]-2*[.$B$7])*(1+[.K$11])-0.5*([.$B$2]-[.$B$4])*(1+3*([.K$11])^2)*COS(2*([.$A18]-[.$B$3])*PI()/180)-([.$B$7]-[.$B$8])*[.K$11]" office:value-type="float" office:value="69.0118343195266" calcext:value-type="float">
            <text:p>69.0118343195</text:p>
          </table:table-cell>
          <table:table-cell table:formula="of:=0.5*([.$B$2]+[.$B$4]-2*[.$B$7])*(1+[.L$11])-0.5*([.$B$2]-[.$B$4])*(1+3*([.L$11])^2)*COS(2*([.$A18]-[.$B$3])*PI()/180)-([.$B$7]-[.$B$8])*[.L$11]" office:value-type="float" office:value="67.2901785714286" calcext:value-type="float">
            <text:p>67.2901785714</text:p>
          </table:table-cell>
          <table:table-cell table:formula="of:=0.5*([.$B$2]+[.$B$4]-2*[.$B$7])*(1+[.M$11])-0.5*([.$B$2]-[.$B$4])*(1+3*([.M$11])^2)*COS(2*([.$A18]-[.$B$3])*PI()/180)-([.$B$7]-[.$B$8])*[.M$11]" office:value-type="float" office:value="65.8333333333333" calcext:value-type="float">
            <text:p>65.8333333333</text:p>
          </table:table-cell>
          <table:table-cell/>
          <table:table-cell table:formula="of:=0.5*([.$B$2]-[.$B$4]-2*[.$B$7])*(1-[.O$11])+0.5*([.$B$2]-[.$B$4])*(1-4*[.O$11]+3*([.O$11])^2)*COS(2*([.$A18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18]-[.$B$3])*PI()/180)+([.$B$7])*[.P$11]" office:value-type="float" office:value="26.6145833333333" calcext:value-type="float">
            <text:p>26.6145833333</text:p>
          </table:table-cell>
          <table:table-cell table:formula="of:=0.5*([.$B$2]-[.$B$4]-2*[.$B$7])*(1-[.Q$11])+0.5*([.$B$2]-[.$B$4])*(1-4*[.Q$11]+3*([.Q$11])^2)*COS(2*([.$A18]-[.$B$3])*PI()/180)+([.$B$7])*[.Q$11]" office:value-type="float" office:value="22.1428571428571" calcext:value-type="float">
            <text:p>22.1428571429</text:p>
          </table:table-cell>
          <table:table-cell table:formula="of:=0.5*([.$B$2]-[.$B$4]-2*[.$B$7])*(1-[.R$11])+0.5*([.$B$2]-[.$B$4])*(1-4*[.R$11]+3*([.R$11])^2)*COS(2*([.$A18]-[.$B$3])*PI()/180)+([.$B$7])*[.R$11]" office:value-type="float" office:value="18.251953125" calcext:value-type="float">
            <text:p>18.251953125</text:p>
          </table:table-cell>
          <table:table-cell table:formula="of:=0.5*([.$B$2]-[.$B$4]-2*[.$B$7])*(1-[.S$11])+0.5*([.$B$2]-[.$B$4])*(1-4*[.S$11]+3*([.S$11])^2)*COS(2*([.$A18]-[.$B$3])*PI()/180)+([.$B$7])*[.S$11]" office:value-type="float" office:value="14.9074074074074" calcext:value-type="float">
            <text:p>14.9074074074</text:p>
          </table:table-cell>
          <table:table-cell table:formula="of:=0.5*([.$B$2]-[.$B$4]-2*[.$B$7])*(1-[.T$11])+0.5*([.$B$2]-[.$B$4])*(1-4*[.T$11]+3*([.T$11])^2)*COS(2*([.$A18]-[.$B$3])*PI()/180)+([.$B$7])*[.T$11]" office:value-type="float" office:value="12.03125" calcext:value-type="float">
            <text:p>12.03125</text:p>
          </table:table-cell>
          <table:table-cell table:formula="of:=0.5*([.$B$2]-[.$B$4]-2*[.$B$7])*(1-[.U$11])+0.5*([.$B$2]-[.$B$4])*(1-4*[.U$11]+3*([.U$11])^2)*COS(2*([.$A18]-[.$B$3])*PI()/180)+([.$B$7])*[.U$11]" office:value-type="float" office:value="9.54545454545457" calcext:value-type="float">
            <text:p>9.5454545455</text:p>
          </table:table-cell>
          <table:table-cell table:formula="of:=0.5*([.$B$2]-[.$B$4]-2*[.$B$7])*(1-[.V$11])+0.5*([.$B$2]-[.$B$4])*(1-4*[.V$11]+3*([.V$11])^2)*COS(2*([.$A18]-[.$B$3])*PI()/180)+([.$B$7])*[.V$11]" office:value-type="float" office:value="7.38281250000002" calcext:value-type="float">
            <text:p>7.3828125</text:p>
          </table:table-cell>
          <table:table-cell table:formula="of:=0.5*([.$B$2]-[.$B$4]-2*[.$B$7])*(1-[.W$11])+0.5*([.$B$2]-[.$B$4])*(1-4*[.W$11]+3*([.W$11])^2)*COS(2*([.$A18]-[.$B$3])*PI()/180)+([.$B$7])*[.W$11]" office:value-type="float" office:value="5.4881656804734" calcext:value-type="float">
            <text:p>5.4881656805</text:p>
          </table:table-cell>
          <table:table-cell table:formula="of:=0.5*([.$B$2]-[.$B$4]-2*[.$B$7])*(1-[.X$11])+0.5*([.$B$2]-[.$B$4])*(1-4*[.X$11]+3*([.X$11])^2)*COS(2*([.$A18]-[.$B$3])*PI()/180)+([.$B$7])*[.X$11]" office:value-type="float" office:value="3.81696428571428" calcext:value-type="float">
            <text:p>3.8169642857</text:p>
          </table:table-cell>
          <table:table-cell table:formula="of:=0.5*([.$B$2]-[.$B$4]-2*[.$B$7])*(1-[.Y$11])+0.5*([.$B$2]-[.$B$4])*(1-4*[.Y$11]+3*([.Y$11])^2)*COS(2*([.$A18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18]-[.$B$3])*PI()/180)+([.$B$7])*[.Z$11]" office:value-type="float" office:value="-0.732142857142836" calcext:value-type="float">
            <text:p>-0.7321428571</text:p>
          </table:table-cell>
          <table:table-cell/>
          <table:table-cell table:formula="of:=[.$B$5]-(2*[.$B$6]*([.$B$2]-[.$B$4])*(1/[.C$11])*COS(2*([.$A18]-[.$B$3])*PI()/180))-[.$B$7]*[.C$11]" office:value-type="float" office:value="68.25" calcext:value-type="float">
            <text:p>68.25</text:p>
          </table:table-cell>
          <table:table-cell table:formula="of:=[.$B$5]-(2*[.$B$6]*([.$B$2]-[.$B$4])*(1/[.D$11])*COS(2*([.$A18]-[.$B$3])*PI()/180))-[.$B$7]*[.D$11]" office:value-type="float" office:value="75.81" calcext:value-type="float">
            <text:p>75.81</text:p>
          </table:table-cell>
          <table:table-cell table:formula="of:=[.$B$5]-(2*[.$B$6]*([.$B$2]-[.$B$4])*(1/[.E$11])*COS(2*([.$A18]-[.$B$3])*PI()/180))-[.$B$7]*[.E$11]" office:value-type="float" office:value="81.87" calcext:value-type="float">
            <text:p>81.87</text:p>
          </table:table-cell>
          <table:table-cell table:formula="of:=[.$B$5]-(2*[.$B$6]*([.$B$2]-[.$B$4])*(1/[.F$11])*COS(2*([.$A18]-[.$B$3])*PI()/180))-[.$B$7]*[.F$11]" office:value-type="float" office:value="86.9925" calcext:value-type="float">
            <text:p>86.9925</text:p>
          </table:table-cell>
          <table:table-cell table:formula="of:=[.$B$5]-(2*[.$B$6]*([.$B$2]-[.$B$4])*(1/[.G$11])*COS(2*([.$A18]-[.$B$3])*PI()/180))-[.$B$7]*[.G$11]" office:value-type="float" office:value="91.49" calcext:value-type="float">
            <text:p>91.49</text:p>
          </table:table-cell>
          <table:table-cell table:formula="of:=[.$B$5]-(2*[.$B$6]*([.$B$2]-[.$B$4])*(1/[.H$11])*COS(2*([.$A18]-[.$B$3])*PI()/180))-[.$B$7]*[.H$11]" office:value-type="float" office:value="95.55" calcext:value-type="float">
            <text:p>95.55</text:p>
          </table:table-cell>
          <table:table-cell table:formula="of:=[.$B$5]-(2*[.$B$6]*([.$B$2]-[.$B$4])*(1/[.I$11])*COS(2*([.$A18]-[.$B$3])*PI()/180))-[.$B$7]*[.I$11]" office:value-type="float" office:value="99.2918181818182" calcext:value-type="float">
            <text:p>99.2918181818</text:p>
          </table:table-cell>
          <table:table-cell table:formula="of:=[.$B$5]-(2*[.$B$6]*([.$B$2]-[.$B$4])*(1/[.J$11])*COS(2*([.$A18]-[.$B$3])*PI()/180))-[.$B$7]*[.J$11]" office:value-type="float" office:value="102.795" calcext:value-type="float">
            <text:p>102.795</text:p>
          </table:table-cell>
          <table:table-cell table:formula="of:=[.$B$5]-(2*[.$B$6]*([.$B$2]-[.$B$4])*(1/[.K$11])*COS(2*([.$A18]-[.$B$3])*PI()/180))-[.$B$7]*[.K$11]" office:value-type="float" office:value="106.114615384615" calcext:value-type="float">
            <text:p>106.1146153846</text:p>
          </table:table-cell>
          <table:table-cell table:formula="of:=[.$B$5]-(2*[.$B$6]*([.$B$2]-[.$B$4])*(1/[.L$11])*COS(2*([.$A18]-[.$B$3])*PI()/180))-[.$B$7]*[.L$11]" office:value-type="float" office:value="109.29" calcext:value-type="float">
            <text:p>109.29</text:p>
          </table:table-cell>
          <table:table-cell table:formula="of:=[.$B$5]-(2*[.$B$6]*([.$B$2]-[.$B$4])*(1/[.M$11])*COS(2*([.$A18]-[.$B$3])*PI()/180))-[.$B$7]*[.M$11]" office:value-type="float" office:value="112.35" calcext:value-type="float">
            <text:p>112.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19]-[.$B$3])*PI()/180)-([.$B$8]-[.$B$7])*[.C$11]" office:value-type="float" office:value="102.835551036076" calcext:value-type="float">
            <text:p>102.8355510361</text:p>
          </table:table-cell>
          <table:table-cell table:formula="of:=0.5*([.$B$2]+[.$B$4]-2*[.$B$7])*(1+[.D$11])-0.5*([.$B$2]-[.$B$4])*(1+3*([.D$11])^2)*COS(2*([.$A19]-[.$B$3])*PI()/180)-([.$B$7]-[.$B$8])*[.D$11]" office:value-type="float" office:value="93.925320590309" calcext:value-type="float">
            <text:p>93.9253205903</text:p>
          </table:table-cell>
          <table:table-cell table:formula="of:=0.5*([.$B$2]+[.$B$4]-2*[.$B$7])*(1+[.E$11])-0.5*([.$B$2]-[.$B$4])*(1+3*([.E$11])^2)*COS(2*([.$A19]-[.$B$3])*PI()/180)-([.$B$7]-[.$B$8])*[.E$11]" office:value-type="float" office:value="85.3755526962933" calcext:value-type="float">
            <text:p>85.3755526963</text:p>
          </table:table-cell>
          <table:table-cell table:formula="of:=0.5*([.$B$2]+[.$B$4]-2*[.$B$7])*(1+[.F$11])-0.5*([.$B$2]-[.$B$4])*(1+3*([.F$11])^2)*COS(2*([.$A19]-[.$B$3])*PI()/180)-([.$B$7]-[.$B$8])*[.F$11]" office:value-type="float" office:value="79.3306312266197" calcext:value-type="float">
            <text:p>79.3306312266</text:p>
          </table:table-cell>
          <table:table-cell table:formula="of:=0.5*([.$B$2]+[.$B$4]-2*[.$B$7])*(1+[.G$11])-0.5*([.$B$2]-[.$B$4])*(1+3*([.G$11])^2)*COS(2*([.$A19]-[.$B$3])*PI()/180)-([.$B$7]-[.$B$8])*[.G$11]" office:value-type="float" office:value="74.846746795148" calcext:value-type="float">
            <text:p>74.8467467951</text:p>
          </table:table-cell>
          <table:table-cell table:formula="of:=0.5*([.$B$2]+[.$B$4]-2*[.$B$7])*(1+[.H$11])-0.5*([.$B$2]-[.$B$4])*(1+3*([.H$11])^2)*COS(2*([.$A19]-[.$B$3])*PI()/180)-([.$B$7]-[.$B$8])*[.H$11]" office:value-type="float" office:value="71.3968035782835" calcext:value-type="float">
            <text:p>71.3968035783</text:p>
          </table:table-cell>
          <table:table-cell table:formula="of:=0.5*([.$B$2]+[.$B$4]-2*[.$B$7])*(1+[.I$11])-0.5*([.$B$2]-[.$B$4])*(1+3*([.I$11])^2)*COS(2*([.$A19]-[.$B$3])*PI()/180)-([.$B$7]-[.$B$8])*[.I$11]" office:value-type="float" office:value="68.6648099237004" calcext:value-type="float">
            <text:p>68.6648099237</text:p>
          </table:table-cell>
          <table:table-cell table:formula="of:=0.5*([.$B$2]+[.$B$4]-2*[.$B$7])*(1+[.J$11])-0.5*([.$B$2]-[.$B$4])*(1+3*([.J$11])^2)*COS(2*([.$A19]-[.$B$3])*PI()/180)-([.$B$7]-[.$B$8])*[.J$11]" office:value-type="float" office:value="66.4504959668416" calcext:value-type="float">
            <text:p>66.4504959668</text:p>
          </table:table-cell>
          <table:table-cell table:formula="of:=0.5*([.$B$2]+[.$B$4]-2*[.$B$7])*(1+[.K$11])-0.5*([.$B$2]-[.$B$4])*(1+3*([.K$11])^2)*COS(2*([.$A19]-[.$B$3])*PI()/180)-([.$B$7]-[.$B$8])*[.K$11]" office:value-type="float" office:value="64.6211160544418" calcext:value-type="float">
            <text:p>64.6211160544</text:p>
          </table:table-cell>
          <table:table-cell table:formula="of:=0.5*([.$B$2]+[.$B$4]-2*[.$B$7])*(1+[.L$11])-0.5*([.$B$2]-[.$B$4])*(1+3*([.L$11])^2)*COS(2*([.$A19]-[.$B$3])*PI()/180)-([.$B$7]-[.$B$8])*[.L$11]" office:value-type="float" office:value="63.0853754219091" calcext:value-type="float">
            <text:p>63.0853754219</text:p>
          </table:table-cell>
          <table:table-cell table:formula="of:=0.5*([.$B$2]+[.$B$4]-2*[.$B$7])*(1+[.M$11])-0.5*([.$B$2]-[.$B$4])*(1+3*([.M$11])^2)*COS(2*([.$A19]-[.$B$3])*PI()/180)-([.$B$7]-[.$B$8])*[.M$11]" office:value-type="float" office:value="61.7785170120255" calcext:value-type="float">
            <text:p>61.778517012</text:p>
          </table:table-cell>
          <table:table-cell/>
          <table:table-cell table:formula="of:=0.5*([.$B$2]-[.$B$4]-2*[.$B$7])*(1-[.O$11])+0.5*([.$B$2]-[.$B$4])*(1-4*[.O$11]+3*([.O$11])^2)*COS(2*([.$A19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19]-[.$B$3])*PI()/180)+([.$B$7])*[.P$11]" office:value-type="float" office:value="25.8543052730881" calcext:value-type="float">
            <text:p>25.8543052731</text:p>
          </table:table-cell>
          <table:table-cell table:formula="of:=0.5*([.$B$2]-[.$B$4]-2*[.$B$7])*(1-[.Q$11])+0.5*([.$B$2]-[.$B$4])*(1-4*[.Q$11]+3*([.Q$11])^2)*COS(2*([.$A19]-[.$B$3])*PI()/180)+([.$B$7])*[.Q$11]" office:value-type="float" office:value="21.1498409009042" calcext:value-type="float">
            <text:p>21.1498409009</text:p>
          </table:table-cell>
          <table:table-cell table:formula="of:=0.5*([.$B$2]-[.$B$4]-2*[.$B$7])*(1-[.R$11])+0.5*([.$B$2]-[.$B$4])*(1-4*[.R$11]+3*([.R$11])^2)*COS(2*([.$A19]-[.$B$3])*PI()/180)+([.$B$7])*[.R$11]" office:value-type="float" office:value="17.2540881709282" calcext:value-type="float">
            <text:p>17.2540881709</text:p>
          </table:table-cell>
          <table:table-cell table:formula="of:=0.5*([.$B$2]-[.$B$4]-2*[.$B$7])*(1-[.S$11])+0.5*([.$B$2]-[.$B$4])*(1-4*[.S$11]+3*([.S$11])^2)*COS(2*([.$A19]-[.$B$3])*PI()/180)+([.$B$7])*[.S$11]" office:value-type="float" office:value="14.0063371137835" calcext:value-type="float">
            <text:p>14.0063371138</text:p>
          </table:table-cell>
          <table:table-cell table:formula="of:=0.5*([.$B$2]-[.$B$4]-2*[.$B$7])*(1-[.T$11])+0.5*([.$B$2]-[.$B$4])*(1-4*[.T$11]+3*([.T$11])^2)*COS(2*([.$A19]-[.$B$3])*PI()/180)+([.$B$7])*[.T$11]" office:value-type="float" office:value="11.2709719397548" calcext:value-type="float">
            <text:p>11.2709719398</text:p>
          </table:table-cell>
          <table:table-cell table:formula="of:=0.5*([.$B$2]-[.$B$4]-2*[.$B$7])*(1-[.U$11])+0.5*([.$B$2]-[.$B$4])*(1-4*[.U$11]+3*([.U$11])^2)*COS(2*([.$A19]-[.$B$3])*PI()/180)+([.$B$7])*[.U$11]" office:value-type="float" office:value="8.94225872906167" calcext:value-type="float">
            <text:p>8.9422587291</text:p>
          </table:table-cell>
          <table:table-cell table:formula="of:=0.5*([.$B$2]-[.$B$4]-2*[.$B$7])*(1-[.V$11])+0.5*([.$B$2]-[.$B$4])*(1-4*[.V$11]+3*([.V$11])^2)*COS(2*([.$A19]-[.$B$3])*PI()/180)+([.$B$7])*[.V$11]" office:value-type="float" office:value="6.93931696485697" calcext:value-type="float">
            <text:p>6.9393169649</text:p>
          </table:table-cell>
          <table:table-cell table:formula="of:=0.5*([.$B$2]-[.$B$4]-2*[.$B$7])*(1-[.W$11])+0.5*([.$B$2]-[.$B$4])*(1-4*[.W$11]+3*([.W$11])^2)*COS(2*([.$A19]-[.$B$3])*PI()/180)+([.$B$7])*[.W$11]" office:value-type="float" office:value="5.20024972866456" calcext:value-type="float">
            <text:p>5.2002497287</text:p>
          </table:table-cell>
          <table:table-cell table:formula="of:=0.5*([.$B$2]-[.$B$4]-2*[.$B$7])*(1-[.X$11])+0.5*([.$B$2]-[.$B$4])*(1-4*[.X$11]+3*([.X$11])^2)*COS(2*([.$A19]-[.$B$3])*PI()/180)+([.$B$7])*[.X$11]" office:value-type="float" office:value="3.67732137668965" calcext:value-type="float">
            <text:p>3.6773213767</text:p>
          </table:table-cell>
          <table:table-cell table:formula="of:=0.5*([.$B$2]-[.$B$4]-2*[.$B$7])*(1-[.Y$11])+0.5*([.$B$2]-[.$B$4])*(1-4*[.Y$11]+3*([.Y$11])^2)*COS(2*([.$A19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19]-[.$B$3])*PI()/180)+([.$B$7])*[.Z$11]" office:value-type="float" office:value="-0.421825281532545" calcext:value-type="float">
            <text:p>-0.4218252815</text:p>
          </table:table-cell>
          <table:table-cell/>
          <table:table-cell table:formula="of:=[.$B$5]-(2*[.$B$6]*([.$B$2]-[.$B$4])*(1/[.C$11])*COS(2*([.$A19]-[.$B$3])*PI()/180))-[.$B$7]*[.C$11]" office:value-type="float" office:value="64.600665310823" calcext:value-type="float">
            <text:p>64.6006653108</text:p>
          </table:table-cell>
          <table:table-cell table:formula="of:=[.$B$5]-(2*[.$B$6]*([.$B$2]-[.$B$4])*(1/[.D$11])*COS(2*([.$A19]-[.$B$3])*PI()/180))-[.$B$7]*[.D$11]" office:value-type="float" office:value="71.4307983729875" calcext:value-type="float">
            <text:p>71.430798373</text:p>
          </table:table-cell>
          <table:table-cell table:formula="of:=[.$B$5]-(2*[.$B$6]*([.$B$2]-[.$B$4])*(1/[.E$11])*COS(2*([.$A19]-[.$B$3])*PI()/180))-[.$B$7]*[.E$11]" office:value-type="float" office:value="76.7609314351521" calcext:value-type="float">
            <text:p>76.7609314352</text:p>
          </table:table-cell>
          <table:table-cell table:formula="of:=[.$B$5]-(2*[.$B$6]*([.$B$2]-[.$B$4])*(1/[.F$11])*COS(2*([.$A19]-[.$B$3])*PI()/180))-[.$B$7]*[.F$11]" office:value-type="float" office:value="81.1535644973167" calcext:value-type="float">
            <text:p>81.1535644973</text:p>
          </table:table-cell>
          <table:table-cell table:formula="of:=[.$B$5]-(2*[.$B$6]*([.$B$2]-[.$B$4])*(1/[.G$11])*COS(2*([.$A19]-[.$B$3])*PI()/180))-[.$B$7]*[.G$11]" office:value-type="float" office:value="84.9211975594813" calcext:value-type="float">
            <text:p>84.9211975595</text:p>
          </table:table-cell>
          <table:table-cell table:formula="of:=[.$B$5]-(2*[.$B$6]*([.$B$2]-[.$B$4])*(1/[.H$11])*COS(2*([.$A19]-[.$B$3])*PI()/180))-[.$B$7]*[.H$11]" office:value-type="float" office:value="88.2513306216459" calcext:value-type="float">
            <text:p>88.2513306216</text:p>
          </table:table-cell>
          <table:table-cell table:formula="of:=[.$B$5]-(2*[.$B$6]*([.$B$2]-[.$B$4])*(1/[.I$11])*COS(2*([.$A19]-[.$B$3])*PI()/180))-[.$B$7]*[.I$11]" office:value-type="float" office:value="91.2632818656287" calcext:value-type="float">
            <text:p>91.2632818656</text:p>
          </table:table-cell>
          <table:table-cell table:formula="of:=[.$B$5]-(2*[.$B$6]*([.$B$2]-[.$B$4])*(1/[.J$11])*COS(2*([.$A19]-[.$B$3])*PI()/180))-[.$B$7]*[.J$11]" office:value-type="float" office:value="94.0365967459751" calcext:value-type="float">
            <text:p>94.036596746</text:p>
          </table:table-cell>
          <table:table-cell table:formula="of:=[.$B$5]-(2*[.$B$6]*([.$B$2]-[.$B$4])*(1/[.K$11])*COS(2*([.$A19]-[.$B$3])*PI()/180))-[.$B$7]*[.K$11]" office:value-type="float" office:value="96.6263451927551" calcext:value-type="float">
            <text:p>96.6263451928</text:p>
          </table:table-cell>
          <table:table-cell table:formula="of:=[.$B$5]-(2*[.$B$6]*([.$B$2]-[.$B$4])*(1/[.L$11])*COS(2*([.$A19]-[.$B$3])*PI()/180))-[.$B$7]*[.L$11]" office:value-type="float" office:value="99.0718628703043" calcext:value-type="float">
            <text:p>99.0718628703</text:p>
          </table:table-cell>
          <table:table-cell table:formula="of:=[.$B$5]-(2*[.$B$6]*([.$B$2]-[.$B$4])*(1/[.M$11])*COS(2*([.$A19]-[.$B$3])*PI()/180))-[.$B$7]*[.M$11]" office:value-type="float" office:value="101.401995932469" calcext:value-type="float">
            <text:p>101.40199593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0]-[.$B$3])*PI()/180)-([.$B$8]-[.$B$7])*[.C$11]" office:value-type="float" office:value="89.8709096803536" calcext:value-type="float">
            <text:p>89.8709096804</text:p>
          </table:table-cell>
          <table:table-cell table:formula="of:=0.5*([.$B$2]+[.$B$4]-2*[.$B$7])*(1+[.D$11])-0.5*([.$B$2]-[.$B$4])*(1+3*([.D$11])^2)*COS(2*([.$A20]-[.$B$3])*PI()/180)-([.$B$7]-[.$B$8])*[.D$11]" office:value-type="float" office:value="83.9317428786059" calcext:value-type="float">
            <text:p>83.9317428786</text:p>
          </table:table-cell>
          <table:table-cell table:formula="of:=0.5*([.$B$2]+[.$B$4]-2*[.$B$7])*(1+[.E$11])-0.5*([.$B$2]-[.$B$4])*(1+3*([.E$11])^2)*COS(2*([.$A20]-[.$B$3])*PI()/180)-([.$B$7]-[.$B$8])*[.E$11]" office:value-type="float" office:value="77.1734326549176" calcext:value-type="float">
            <text:p>77.1734326549</text:p>
          </table:table-cell>
          <table:table-cell table:formula="of:=0.5*([.$B$2]+[.$B$4]-2*[.$B$7])*(1+[.F$11])-0.5*([.$B$2]-[.$B$4])*(1+3*([.F$11])^2)*COS(2*([.$A20]-[.$B$3])*PI()/180)-([.$B$7]-[.$B$8])*[.F$11]" office:value-type="float" office:value="72.2912361155045" calcext:value-type="float">
            <text:p>72.2912361155</text:p>
          </table:table-cell>
          <table:table-cell table:formula="of:=0.5*([.$B$2]+[.$B$4]-2*[.$B$7])*(1+[.G$11])-0.5*([.$B$2]-[.$B$4])*(1+3*([.G$11])^2)*COS(2*([.$A20]-[.$B$3])*PI()/180)-([.$B$7]-[.$B$8])*[.G$11]" office:value-type="float" office:value="68.6045120683184" calcext:value-type="float">
            <text:p>68.6045120683</text:p>
          </table:table-cell>
          <table:table-cell table:formula="of:=0.5*([.$B$2]+[.$B$4]-2*[.$B$7])*(1+[.H$11])-0.5*([.$B$2]-[.$B$4])*(1+3*([.H$11])^2)*COS(2*([.$A20]-[.$B$3])*PI()/180)-([.$B$7]-[.$B$8])*[.H$11]" office:value-type="float" office:value="65.7247729851547" calcext:value-type="float">
            <text:p>65.7247729852</text:p>
          </table:table-cell>
          <table:table-cell table:formula="of:=0.5*([.$B$2]+[.$B$4]-2*[.$B$7])*(1+[.I$11])-0.5*([.$B$2]-[.$B$4])*(1+3*([.I$11])^2)*COS(2*([.$A20]-[.$B$3])*PI()/180)-([.$B$7]-[.$B$8])*[.I$11]" office:value-type="float" office:value="63.4146659036143" calcext:value-type="float">
            <text:p>63.4146659036</text:p>
          </table:table-cell>
          <table:table-cell table:formula="of:=0.5*([.$B$2]+[.$B$4]-2*[.$B$7])*(1+[.J$11])-0.5*([.$B$2]-[.$B$4])*(1+3*([.J$11])^2)*COS(2*([.$A20]-[.$B$3])*PI()/180)-([.$B$7]-[.$B$8])*[.J$11]" office:value-type="float" office:value="61.5212312847178" calcext:value-type="float">
            <text:p>61.5212312847</text:p>
          </table:table-cell>
          <table:table-cell table:formula="of:=0.5*([.$B$2]+[.$B$4]-2*[.$B$7])*(1+[.K$11])-0.5*([.$B$2]-[.$B$4])*(1+3*([.K$11])^2)*COS(2*([.$A20]-[.$B$3])*PI()/180)-([.$B$7]-[.$B$8])*[.K$11]" office:value-type="float" office:value="59.9415709497134" calcext:value-type="float">
            <text:p>59.9415709497</text:p>
          </table:table-cell>
          <table:table-cell table:formula="of:=0.5*([.$B$2]+[.$B$4]-2*[.$B$7])*(1+[.L$11])-0.5*([.$B$2]-[.$B$4])*(1+3*([.L$11])^2)*COS(2*([.$A20]-[.$B$3])*PI()/180)-([.$B$7]-[.$B$8])*[.L$11]" office:value-type="float" office:value="58.6039751573671" calcext:value-type="float">
            <text:p>58.6039751574</text:p>
          </table:table-cell>
          <table:table-cell table:formula="of:=0.5*([.$B$2]+[.$B$4]-2*[.$B$7])*(1+[.M$11])-0.5*([.$B$2]-[.$B$4])*(1+3*([.M$11])^2)*COS(2*([.$A20]-[.$B$3])*PI()/180)-([.$B$7]-[.$B$8])*[.M$11]" office:value-type="float" office:value="57.4569698934512" calcext:value-type="float">
            <text:p>57.4569698935</text:p>
          </table:table-cell>
          <table:table-cell/>
          <table:table-cell table:formula="of:=0.5*([.$B$2]-[.$B$4]-2*[.$B$7])*(1-[.O$11])+0.5*([.$B$2]-[.$B$4])*(1-4*[.O$11]+3*([.O$11])^2)*COS(2*([.$A20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0]-[.$B$3])*PI()/180)+([.$B$7])*[.P$11]" office:value-type="float" office:value="25.0440151883554" calcext:value-type="float">
            <text:p>25.0440151884</text:p>
          </table:table-cell>
          <table:table-cell table:formula="of:=0.5*([.$B$2]-[.$B$4]-2*[.$B$7])*(1-[.Q$11])+0.5*([.$B$2]-[.$B$4])*(1-4*[.Q$11]+3*([.Q$11])^2)*COS(2*([.$A20]-[.$B$3])*PI()/180)+([.$B$7])*[.Q$11]" office:value-type="float" office:value="20.0915028310493" calcext:value-type="float">
            <text:p>20.091502831</text:p>
          </table:table-cell>
          <table:table-cell table:formula="of:=0.5*([.$B$2]-[.$B$4]-2*[.$B$7])*(1-[.R$11])+0.5*([.$B$2]-[.$B$4])*(1-4*[.R$11]+3*([.R$11])^2)*COS(2*([.$A20]-[.$B$3])*PI()/180)+([.$B$7])*[.R$11]" office:value-type="float" office:value="16.1905824347165" calcext:value-type="float">
            <text:p>16.1905824347</text:p>
          </table:table-cell>
          <table:table-cell table:formula="of:=0.5*([.$B$2]-[.$B$4]-2*[.$B$7])*(1-[.S$11])+0.5*([.$B$2]-[.$B$4])*(1-4*[.S$11]+3*([.S$11])^2)*COS(2*([.$A20]-[.$B$3])*PI()/180)+([.$B$7])*[.S$11]" office:value-type="float" office:value="13.0459933096558" calcext:value-type="float">
            <text:p>13.0459933097</text:p>
          </table:table-cell>
          <table:table-cell table:formula="of:=0.5*([.$B$2]-[.$B$4]-2*[.$B$7])*(1-[.T$11])+0.5*([.$B$2]-[.$B$4])*(1-4*[.T$11]+3*([.T$11])^2)*COS(2*([.$A20]-[.$B$3])*PI()/180)+([.$B$7])*[.T$11]" office:value-type="float" office:value="10.4606818550221" calcext:value-type="float">
            <text:p>10.460681855</text:p>
          </table:table-cell>
          <table:table-cell table:formula="of:=0.5*([.$B$2]-[.$B$4]-2*[.$B$7])*(1-[.U$11])+0.5*([.$B$2]-[.$B$4])*(1-4*[.U$11]+3*([.U$11])^2)*COS(2*([.$A20]-[.$B$3])*PI()/180)+([.$B$7])*[.U$11]" office:value-type="float" office:value="8.29938395109194" calcext:value-type="float">
            <text:p>8.2993839511</text:p>
          </table:table-cell>
          <table:table-cell table:formula="of:=0.5*([.$B$2]-[.$B$4]-2*[.$B$7])*(1-[.V$11])+0.5*([.$B$2]-[.$B$4])*(1-4*[.V$11]+3*([.V$11])^2)*COS(2*([.$A20]-[.$B$3])*PI()/180)+([.$B$7])*[.V$11]" office:value-type="float" office:value="6.46664774876291" calcext:value-type="float">
            <text:p>6.4666477488</text:p>
          </table:table-cell>
          <table:table-cell table:formula="of:=0.5*([.$B$2]-[.$B$4]-2*[.$B$7])*(1-[.W$11])+0.5*([.$B$2]-[.$B$4])*(1-4*[.W$11]+3*([.W$11])^2)*COS(2*([.$A20]-[.$B$3])*PI()/180)+([.$B$7])*[.W$11]" office:value-type="float" office:value="4.89339431196105" calcext:value-type="float">
            <text:p>4.893394312</text:p>
          </table:table-cell>
          <table:table-cell table:formula="of:=0.5*([.$B$2]-[.$B$4]-2*[.$B$7])*(1-[.X$11])+0.5*([.$B$2]-[.$B$4])*(1-4*[.X$11]+3*([.X$11])^2)*COS(2*([.$A20]-[.$B$3])*PI()/180)+([.$B$7])*[.X$11]" office:value-type="float" office:value="3.5284925856163" calcext:value-type="float">
            <text:p>3.5284925856</text:p>
          </table:table-cell>
          <table:table-cell table:formula="of:=0.5*([.$B$2]-[.$B$4]-2*[.$B$7])*(1-[.Y$11])+0.5*([.$B$2]-[.$B$4])*(1-4*[.Y$11]+3*([.Y$11])^2)*COS(2*([.$A20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0]-[.$B$3])*PI()/180)+([.$B$7])*[.Z$11]" office:value-type="float" office:value="-0.0910946347028823" calcext:value-type="float">
            <text:p>-0.0910946347</text:p>
          </table:table-cell>
          <table:table-cell/>
          <table:table-cell table:formula="of:=[.$B$5]-(2*[.$B$6]*([.$B$2]-[.$B$4])*(1/[.C$11])*COS(2*([.$A20]-[.$B$3])*PI()/180))-[.$B$7]*[.C$11]" office:value-type="float" office:value="60.7112729041061" calcext:value-type="float">
            <text:p>60.7112729041</text:p>
          </table:table-cell>
          <table:table-cell table:formula="of:=[.$B$5]-(2*[.$B$6]*([.$B$2]-[.$B$4])*(1/[.D$11])*COS(2*([.$A20]-[.$B$3])*PI()/180))-[.$B$7]*[.D$11]" office:value-type="float" office:value="66.7635274849273" calcext:value-type="float">
            <text:p>66.7635274849</text:p>
          </table:table-cell>
          <table:table-cell table:formula="of:=[.$B$5]-(2*[.$B$6]*([.$B$2]-[.$B$4])*(1/[.E$11])*COS(2*([.$A20]-[.$B$3])*PI()/180))-[.$B$7]*[.E$11]" office:value-type="float" office:value="71.3157820657485" calcext:value-type="float">
            <text:p>71.3157820657</text:p>
          </table:table-cell>
          <table:table-cell table:formula="of:=[.$B$5]-(2*[.$B$6]*([.$B$2]-[.$B$4])*(1/[.F$11])*COS(2*([.$A20]-[.$B$3])*PI()/180))-[.$B$7]*[.F$11]" office:value-type="float" office:value="74.9305366465697" calcext:value-type="float">
            <text:p>74.9305366466</text:p>
          </table:table-cell>
          <table:table-cell table:formula="of:=[.$B$5]-(2*[.$B$6]*([.$B$2]-[.$B$4])*(1/[.G$11])*COS(2*([.$A20]-[.$B$3])*PI()/180))-[.$B$7]*[.G$11]" office:value-type="float" office:value="77.920291227391" calcext:value-type="float">
            <text:p>77.9202912274</text:p>
          </table:table-cell>
          <table:table-cell table:formula="of:=[.$B$5]-(2*[.$B$6]*([.$B$2]-[.$B$4])*(1/[.H$11])*COS(2*([.$A20]-[.$B$3])*PI()/180))-[.$B$7]*[.H$11]" office:value-type="float" office:value="80.4725458082122" calcext:value-type="float">
            <text:p>80.4725458082</text:p>
          </table:table-cell>
          <table:table-cell table:formula="of:=[.$B$5]-(2*[.$B$6]*([.$B$2]-[.$B$4])*(1/[.I$11])*COS(2*([.$A20]-[.$B$3])*PI()/180))-[.$B$7]*[.I$11]" office:value-type="float" office:value="82.7066185708516" calcext:value-type="float">
            <text:p>82.7066185709</text:p>
          </table:table-cell>
          <table:table-cell table:formula="of:=[.$B$5]-(2*[.$B$6]*([.$B$2]-[.$B$4])*(1/[.J$11])*COS(2*([.$A20]-[.$B$3])*PI()/180))-[.$B$7]*[.J$11]" office:value-type="float" office:value="84.7020549698546" calcext:value-type="float">
            <text:p>84.7020549699</text:p>
          </table:table-cell>
          <table:table-cell table:formula="of:=[.$B$5]-(2*[.$B$6]*([.$B$2]-[.$B$4])*(1/[.K$11])*COS(2*([.$A20]-[.$B$3])*PI()/180))-[.$B$7]*[.K$11]" office:value-type="float" office:value="86.5139249352912" calcext:value-type="float">
            <text:p>86.5139249353</text:p>
          </table:table-cell>
          <table:table-cell table:formula="of:=[.$B$5]-(2*[.$B$6]*([.$B$2]-[.$B$4])*(1/[.L$11])*COS(2*([.$A20]-[.$B$3])*PI()/180))-[.$B$7]*[.L$11]" office:value-type="float" office:value="88.1815641314971" calcext:value-type="float">
            <text:p>88.1815641315</text:p>
          </table:table-cell>
          <table:table-cell table:formula="of:=[.$B$5]-(2*[.$B$6]*([.$B$2]-[.$B$4])*(1/[.M$11])*COS(2*([.$A20]-[.$B$3])*PI()/180))-[.$B$7]*[.M$11]" office:value-type="float" office:value="89.7338187123183" calcext:value-type="float">
            <text:p>89.73381871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1]-[.$B$3])*PI()/180)-([.$B$8]-[.$B$7])*[.C$11]" office:value-type="float" office:value="76.5" calcext:value-type="float">
            <text:p>76.5</text:p>
          </table:table-cell>
          <table:table-cell table:formula="of:=0.5*([.$B$2]+[.$B$4]-2*[.$B$7])*(1+[.D$11])-0.5*([.$B$2]-[.$B$4])*(1+3*([.D$11])^2)*COS(2*([.$A21]-[.$B$3])*PI()/180)-([.$B$7]-[.$B$8])*[.D$11]" office:value-type="float" office:value="73.625" calcext:value-type="float">
            <text:p>73.625</text:p>
          </table:table-cell>
          <table:table-cell table:formula="of:=0.5*([.$B$2]+[.$B$4]-2*[.$B$7])*(1+[.E$11])-0.5*([.$B$2]-[.$B$4])*(1+3*([.E$11])^2)*COS(2*([.$A21]-[.$B$3])*PI()/180)-([.$B$7]-[.$B$8])*[.E$11]" office:value-type="float" office:value="68.7142857142857" calcext:value-type="float">
            <text:p>68.7142857143</text:p>
          </table:table-cell>
          <table:table-cell table:formula="of:=0.5*([.$B$2]+[.$B$4]-2*[.$B$7])*(1+[.F$11])-0.5*([.$B$2]-[.$B$4])*(1+3*([.F$11])^2)*COS(2*([.$A21]-[.$B$3])*PI()/180)-([.$B$7]-[.$B$8])*[.F$11]" office:value-type="float" office:value="65.03125" calcext:value-type="float">
            <text:p>65.03125</text:p>
          </table:table-cell>
          <table:table-cell table:formula="of:=0.5*([.$B$2]+[.$B$4]-2*[.$B$7])*(1+[.G$11])-0.5*([.$B$2]-[.$B$4])*(1+3*([.G$11])^2)*COS(2*([.$A21]-[.$B$3])*PI()/180)-([.$B$7]-[.$B$8])*[.G$11]" office:value-type="float" office:value="62.1666666666667" calcext:value-type="float">
            <text:p>62.1666666667</text:p>
          </table:table-cell>
          <table:table-cell table:formula="of:=0.5*([.$B$2]+[.$B$4]-2*[.$B$7])*(1+[.H$11])-0.5*([.$B$2]-[.$B$4])*(1+3*([.H$11])^2)*COS(2*([.$A21]-[.$B$3])*PI()/180)-([.$B$7]-[.$B$8])*[.H$11]" office:value-type="float" office:value="59.875" calcext:value-type="float">
            <text:p>59.875</text:p>
          </table:table-cell>
          <table:table-cell table:formula="of:=0.5*([.$B$2]+[.$B$4]-2*[.$B$7])*(1+[.I$11])-0.5*([.$B$2]-[.$B$4])*(1+3*([.I$11])^2)*COS(2*([.$A21]-[.$B$3])*PI()/180)-([.$B$7]-[.$B$8])*[.I$11]" office:value-type="float" office:value="58" calcext:value-type="float">
            <text:p>58</text:p>
          </table:table-cell>
          <table:table-cell table:formula="of:=0.5*([.$B$2]+[.$B$4]-2*[.$B$7])*(1+[.J$11])-0.5*([.$B$2]-[.$B$4])*(1+3*([.J$11])^2)*COS(2*([.$A21]-[.$B$3])*PI()/180)-([.$B$7]-[.$B$8])*[.J$11]" office:value-type="float" office:value="56.4375" calcext:value-type="float">
            <text:p>56.4375</text:p>
          </table:table-cell>
          <table:table-cell table:formula="of:=0.5*([.$B$2]+[.$B$4]-2*[.$B$7])*(1+[.K$11])-0.5*([.$B$2]-[.$B$4])*(1+3*([.K$11])^2)*COS(2*([.$A21]-[.$B$3])*PI()/180)-([.$B$7]-[.$B$8])*[.K$11]" office:value-type="float" office:value="55.1153846153846" calcext:value-type="float">
            <text:p>55.1153846154</text:p>
          </table:table-cell>
          <table:table-cell table:formula="of:=0.5*([.$B$2]+[.$B$4]-2*[.$B$7])*(1+[.L$11])-0.5*([.$B$2]-[.$B$4])*(1+3*([.L$11])^2)*COS(2*([.$A21]-[.$B$3])*PI()/180)-([.$B$7]-[.$B$8])*[.L$11]" office:value-type="float" office:value="53.9821428571429" calcext:value-type="float">
            <text:p>53.9821428571</text:p>
          </table:table-cell>
          <table:table-cell table:formula="of:=0.5*([.$B$2]+[.$B$4]-2*[.$B$7])*(1+[.M$11])-0.5*([.$B$2]-[.$B$4])*(1+3*([.M$11])^2)*COS(2*([.$A21]-[.$B$3])*PI()/180)-([.$B$7]-[.$B$8])*[.M$11]" office:value-type="float" office:value="53" calcext:value-type="float">
            <text:p>53</text:p>
          </table:table-cell>
          <table:table-cell/>
          <table:table-cell table:formula="of:=0.5*([.$B$2]-[.$B$4]-2*[.$B$7])*(1-[.O$11])+0.5*([.$B$2]-[.$B$4])*(1-4*[.O$11]+3*([.O$11])^2)*COS(2*([.$A21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1]-[.$B$3])*PI()/180)+([.$B$7])*[.P$11]" office:value-type="float" office:value="24.2083333333333" calcext:value-type="float">
            <text:p>24.2083333333</text:p>
          </table:table-cell>
          <table:table-cell table:formula="of:=0.5*([.$B$2]-[.$B$4]-2*[.$B$7])*(1-[.Q$11])+0.5*([.$B$2]-[.$B$4])*(1-4*[.Q$11]+3*([.Q$11])^2)*COS(2*([.$A21]-[.$B$3])*PI()/180)+([.$B$7])*[.Q$11]" office:value-type="float" office:value="19" calcext:value-type="float">
            <text:p>19</text:p>
          </table:table-cell>
          <table:table-cell table:formula="of:=0.5*([.$B$2]-[.$B$4]-2*[.$B$7])*(1-[.R$11])+0.5*([.$B$2]-[.$B$4])*(1-4*[.R$11]+3*([.R$11])^2)*COS(2*([.$A21]-[.$B$3])*PI()/180)+([.$B$7])*[.R$11]" office:value-type="float" office:value="15.09375" calcext:value-type="float">
            <text:p>15.09375</text:p>
          </table:table-cell>
          <table:table-cell table:formula="of:=0.5*([.$B$2]-[.$B$4]-2*[.$B$7])*(1-[.S$11])+0.5*([.$B$2]-[.$B$4])*(1-4*[.S$11]+3*([.S$11])^2)*COS(2*([.$A21]-[.$B$3])*PI()/180)+([.$B$7])*[.S$11]" office:value-type="float" office:value="12.0555555555556" calcext:value-type="float">
            <text:p>12.0555555556</text:p>
          </table:table-cell>
          <table:table-cell table:formula="of:=0.5*([.$B$2]-[.$B$4]-2*[.$B$7])*(1-[.T$11])+0.5*([.$B$2]-[.$B$4])*(1-4*[.T$11]+3*([.T$11])^2)*COS(2*([.$A21]-[.$B$3])*PI()/180)+([.$B$7])*[.T$11]" office:value-type="float" office:value="9.625" calcext:value-type="float">
            <text:p>9.625</text:p>
          </table:table-cell>
          <table:table-cell table:formula="of:=0.5*([.$B$2]-[.$B$4]-2*[.$B$7])*(1-[.U$11])+0.5*([.$B$2]-[.$B$4])*(1-4*[.U$11]+3*([.U$11])^2)*COS(2*([.$A21]-[.$B$3])*PI()/180)+([.$B$7])*[.U$11]" office:value-type="float" office:value="7.63636363636366" calcext:value-type="float">
            <text:p>7.6363636364</text:p>
          </table:table-cell>
          <table:table-cell table:formula="of:=0.5*([.$B$2]-[.$B$4]-2*[.$B$7])*(1-[.V$11])+0.5*([.$B$2]-[.$B$4])*(1-4*[.V$11]+3*([.V$11])^2)*COS(2*([.$A21]-[.$B$3])*PI()/180)+([.$B$7])*[.V$11]" office:value-type="float" office:value="5.97916666666668" calcext:value-type="float">
            <text:p>5.9791666667</text:p>
          </table:table-cell>
          <table:table-cell table:formula="of:=0.5*([.$B$2]-[.$B$4]-2*[.$B$7])*(1-[.W$11])+0.5*([.$B$2]-[.$B$4])*(1-4*[.W$11]+3*([.W$11])^2)*COS(2*([.$A21]-[.$B$3])*PI()/180)+([.$B$7])*[.W$11]" office:value-type="float" office:value="4.57692307692309" calcext:value-type="float">
            <text:p>4.5769230769</text:p>
          </table:table-cell>
          <table:table-cell table:formula="of:=0.5*([.$B$2]-[.$B$4]-2*[.$B$7])*(1-[.X$11])+0.5*([.$B$2]-[.$B$4])*(1-4*[.X$11]+3*([.X$11])^2)*COS(2*([.$A21]-[.$B$3])*PI()/180)+([.$B$7])*[.X$11]" office:value-type="float" office:value="3.37499999999999" calcext:value-type="float">
            <text:p>3.375</text:p>
          </table:table-cell>
          <table:table-cell table:formula="of:=0.5*([.$B$2]-[.$B$4]-2*[.$B$7])*(1-[.Y$11])+0.5*([.$B$2]-[.$B$4])*(1-4*[.Y$11]+3*([.Y$11])^2)*COS(2*([.$A21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1]-[.$B$3])*PI()/180)+([.$B$7])*[.Z$11]" office:value-type="float" office:value="0.250000000000014" calcext:value-type="float">
            <text:p>0.25</text:p>
          </table:table-cell>
          <table:table-cell/>
          <table:table-cell table:formula="of:=[.$B$5]-(2*[.$B$6]*([.$B$2]-[.$B$4])*(1/[.C$11])*COS(2*([.$A21]-[.$B$3])*PI()/180))-[.$B$7]*[.C$11]" office:value-type="float" office:value="56.7" calcext:value-type="float">
            <text:p>56.7</text:p>
          </table:table-cell>
          <table:table-cell table:formula="of:=[.$B$5]-(2*[.$B$6]*([.$B$2]-[.$B$4])*(1/[.D$11])*COS(2*([.$A21]-[.$B$3])*PI()/180))-[.$B$7]*[.D$11]" office:value-type="float" office:value="61.95" calcext:value-type="float">
            <text:p>61.95</text:p>
          </table:table-cell>
          <table:table-cell table:formula="of:=[.$B$5]-(2*[.$B$6]*([.$B$2]-[.$B$4])*(1/[.E$11])*COS(2*([.$A21]-[.$B$3])*PI()/180))-[.$B$7]*[.E$11]" office:value-type="float" office:value="65.7" calcext:value-type="float">
            <text:p>65.7</text:p>
          </table:table-cell>
          <table:table-cell table:formula="of:=[.$B$5]-(2*[.$B$6]*([.$B$2]-[.$B$4])*(1/[.F$11])*COS(2*([.$A21]-[.$B$3])*PI()/180))-[.$B$7]*[.F$11]" office:value-type="float" office:value="68.5125" calcext:value-type="float">
            <text:p>68.5125</text:p>
          </table:table-cell>
          <table:table-cell table:formula="of:=[.$B$5]-(2*[.$B$6]*([.$B$2]-[.$B$4])*(1/[.G$11])*COS(2*([.$A21]-[.$B$3])*PI()/180))-[.$B$7]*[.G$11]" office:value-type="float" office:value="70.7" calcext:value-type="float">
            <text:p>70.7</text:p>
          </table:table-cell>
          <table:table-cell table:formula="of:=[.$B$5]-(2*[.$B$6]*([.$B$2]-[.$B$4])*(1/[.H$11])*COS(2*([.$A21]-[.$B$3])*PI()/180))-[.$B$7]*[.H$11]" office:value-type="float" office:value="72.45" calcext:value-type="float">
            <text:p>72.45</text:p>
          </table:table-cell>
          <table:table-cell table:formula="of:=[.$B$5]-(2*[.$B$6]*([.$B$2]-[.$B$4])*(1/[.I$11])*COS(2*([.$A21]-[.$B$3])*PI()/180))-[.$B$7]*[.I$11]" office:value-type="float" office:value="73.8818181818182" calcext:value-type="float">
            <text:p>73.8818181818</text:p>
          </table:table-cell>
          <table:table-cell table:formula="of:=[.$B$5]-(2*[.$B$6]*([.$B$2]-[.$B$4])*(1/[.J$11])*COS(2*([.$A21]-[.$B$3])*PI()/180))-[.$B$7]*[.J$11]" office:value-type="float" office:value="75.075" calcext:value-type="float">
            <text:p>75.075</text:p>
          </table:table-cell>
          <table:table-cell table:formula="of:=[.$B$5]-(2*[.$B$6]*([.$B$2]-[.$B$4])*(1/[.K$11])*COS(2*([.$A21]-[.$B$3])*PI()/180))-[.$B$7]*[.K$11]" office:value-type="float" office:value="76.0846153846154" calcext:value-type="float">
            <text:p>76.0846153846</text:p>
          </table:table-cell>
          <table:table-cell table:formula="of:=[.$B$5]-(2*[.$B$6]*([.$B$2]-[.$B$4])*(1/[.L$11])*COS(2*([.$A21]-[.$B$3])*PI()/180))-[.$B$7]*[.L$11]" office:value-type="float" office:value="76.95" calcext:value-type="float">
            <text:p>76.95</text:p>
          </table:table-cell>
          <table:table-cell table:formula="of:=[.$B$5]-(2*[.$B$6]*([.$B$2]-[.$B$4])*(1/[.M$11])*COS(2*([.$A21]-[.$B$3])*PI()/180))-[.$B$7]*[.M$11]"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2]-[.$B$3])*PI()/180)-([.$B$8]-[.$B$7])*[.C$11]" office:value-type="float" office:value="63.1290903196464" calcext:value-type="float">
            <text:p>63.1290903196</text:p>
          </table:table-cell>
          <table:table-cell table:formula="of:=0.5*([.$B$2]+[.$B$4]-2*[.$B$7])*(1+[.D$11])-0.5*([.$B$2]-[.$B$4])*(1+3*([.D$11])^2)*COS(2*([.$A22]-[.$B$3])*PI()/180)-([.$B$7]-[.$B$8])*[.D$11]" office:value-type="float" office:value="63.3182571213941" calcext:value-type="float">
            <text:p>63.3182571214</text:p>
          </table:table-cell>
          <table:table-cell table:formula="of:=0.5*([.$B$2]+[.$B$4]-2*[.$B$7])*(1+[.E$11])-0.5*([.$B$2]-[.$B$4])*(1+3*([.E$11])^2)*COS(2*([.$A22]-[.$B$3])*PI()/180)-([.$B$7]-[.$B$8])*[.E$11]" office:value-type="float" office:value="60.2551387736538" calcext:value-type="float">
            <text:p>60.2551387737</text:p>
          </table:table-cell>
          <table:table-cell table:formula="of:=0.5*([.$B$2]+[.$B$4]-2*[.$B$7])*(1+[.F$11])-0.5*([.$B$2]-[.$B$4])*(1+3*([.F$11])^2)*COS(2*([.$A22]-[.$B$3])*PI()/180)-([.$B$7]-[.$B$8])*[.F$11]" office:value-type="float" office:value="57.7712638844955" calcext:value-type="float">
            <text:p>57.7712638845</text:p>
          </table:table-cell>
          <table:table-cell table:formula="of:=0.5*([.$B$2]+[.$B$4]-2*[.$B$7])*(1+[.G$11])-0.5*([.$B$2]-[.$B$4])*(1+3*([.G$11])^2)*COS(2*([.$A22]-[.$B$3])*PI()/180)-([.$B$7]-[.$B$8])*[.G$11]" office:value-type="float" office:value="55.7288212650149" calcext:value-type="float">
            <text:p>55.728821265</text:p>
          </table:table-cell>
          <table:table-cell table:formula="of:=0.5*([.$B$2]+[.$B$4]-2*[.$B$7])*(1+[.H$11])-0.5*([.$B$2]-[.$B$4])*(1+3*([.H$11])^2)*COS(2*([.$A22]-[.$B$3])*PI()/180)-([.$B$7]-[.$B$8])*[.H$11]" office:value-type="float" office:value="54.0252270148453" calcext:value-type="float">
            <text:p>54.0252270148</text:p>
          </table:table-cell>
          <table:table-cell table:formula="of:=0.5*([.$B$2]+[.$B$4]-2*[.$B$7])*(1+[.I$11])-0.5*([.$B$2]-[.$B$4])*(1+3*([.I$11])^2)*COS(2*([.$A22]-[.$B$3])*PI()/180)-([.$B$7]-[.$B$8])*[.I$11]" office:value-type="float" office:value="52.5853340963857" calcext:value-type="float">
            <text:p>52.5853340964</text:p>
          </table:table-cell>
          <table:table-cell table:formula="of:=0.5*([.$B$2]+[.$B$4]-2*[.$B$7])*(1+[.J$11])-0.5*([.$B$2]-[.$B$4])*(1+3*([.J$11])^2)*COS(2*([.$A22]-[.$B$3])*PI()/180)-([.$B$7]-[.$B$8])*[.J$11]" office:value-type="float" office:value="51.3537687152822" calcext:value-type="float">
            <text:p>51.3537687153</text:p>
          </table:table-cell>
          <table:table-cell table:formula="of:=0.5*([.$B$2]+[.$B$4]-2*[.$B$7])*(1+[.K$11])-0.5*([.$B$2]-[.$B$4])*(1+3*([.K$11])^2)*COS(2*([.$A22]-[.$B$3])*PI()/180)-([.$B$7]-[.$B$8])*[.K$11]" office:value-type="float" office:value="50.2891982810558" calcext:value-type="float">
            <text:p>50.2891982811</text:p>
          </table:table-cell>
          <table:table-cell table:formula="of:=0.5*([.$B$2]+[.$B$4]-2*[.$B$7])*(1+[.L$11])-0.5*([.$B$2]-[.$B$4])*(1+3*([.L$11])^2)*COS(2*([.$A22]-[.$B$3])*PI()/180)-([.$B$7]-[.$B$8])*[.L$11]" office:value-type="float" office:value="49.3603105569186" calcext:value-type="float">
            <text:p>49.3603105569</text:p>
          </table:table-cell>
          <table:table-cell table:formula="of:=0.5*([.$B$2]+[.$B$4]-2*[.$B$7])*(1+[.M$11])-0.5*([.$B$2]-[.$B$4])*(1+3*([.M$11])^2)*COS(2*([.$A22]-[.$B$3])*PI()/180)-([.$B$7]-[.$B$8])*[.M$11]" office:value-type="float" office:value="48.5430301065488" calcext:value-type="float">
            <text:p>48.5430301065</text:p>
          </table:table-cell>
          <table:table-cell/>
          <table:table-cell table:formula="of:=0.5*([.$B$2]-[.$B$4]-2*[.$B$7])*(1-[.O$11])+0.5*([.$B$2]-[.$B$4])*(1-4*[.O$11]+3*([.O$11])^2)*COS(2*([.$A22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2]-[.$B$3])*PI()/180)+([.$B$7])*[.P$11]" office:value-type="float" office:value="23.3726514783112" calcext:value-type="float">
            <text:p>23.3726514783</text:p>
          </table:table-cell>
          <table:table-cell table:formula="of:=0.5*([.$B$2]-[.$B$4]-2*[.$B$7])*(1-[.Q$11])+0.5*([.$B$2]-[.$B$4])*(1-4*[.Q$11]+3*([.Q$11])^2)*COS(2*([.$A22]-[.$B$3])*PI()/180)+([.$B$7])*[.Q$11]" office:value-type="float" office:value="17.9084971689507" calcext:value-type="float">
            <text:p>17.908497169</text:p>
          </table:table-cell>
          <table:table-cell table:formula="of:=0.5*([.$B$2]-[.$B$4]-2*[.$B$7])*(1-[.R$11])+0.5*([.$B$2]-[.$B$4])*(1-4*[.R$11]+3*([.R$11])^2)*COS(2*([.$A22]-[.$B$3])*PI()/180)+([.$B$7])*[.R$11]" office:value-type="float" office:value="13.9969175652835" calcext:value-type="float">
            <text:p>13.9969175653</text:p>
          </table:table-cell>
          <table:table-cell table:formula="of:=0.5*([.$B$2]-[.$B$4]-2*[.$B$7])*(1-[.S$11])+0.5*([.$B$2]-[.$B$4])*(1-4*[.S$11]+3*([.S$11])^2)*COS(2*([.$A22]-[.$B$3])*PI()/180)+([.$B$7])*[.S$11]" office:value-type="float" office:value="11.0651178014553" calcext:value-type="float">
            <text:p>11.0651178015</text:p>
          </table:table-cell>
          <table:table-cell table:formula="of:=0.5*([.$B$2]-[.$B$4]-2*[.$B$7])*(1-[.T$11])+0.5*([.$B$2]-[.$B$4])*(1-4*[.T$11]+3*([.T$11])^2)*COS(2*([.$A22]-[.$B$3])*PI()/180)+([.$B$7])*[.T$11]" office:value-type="float" office:value="8.7893181449779" calcext:value-type="float">
            <text:p>8.789318145</text:p>
          </table:table-cell>
          <table:table-cell table:formula="of:=0.5*([.$B$2]-[.$B$4]-2*[.$B$7])*(1-[.U$11])+0.5*([.$B$2]-[.$B$4])*(1-4*[.U$11]+3*([.U$11])^2)*COS(2*([.$A22]-[.$B$3])*PI()/180)+([.$B$7])*[.U$11]" office:value-type="float" office:value="6.97334332163538" calcext:value-type="float">
            <text:p>6.9733433216</text:p>
          </table:table-cell>
          <table:table-cell table:formula="of:=0.5*([.$B$2]-[.$B$4]-2*[.$B$7])*(1-[.V$11])+0.5*([.$B$2]-[.$B$4])*(1-4*[.V$11]+3*([.V$11])^2)*COS(2*([.$A22]-[.$B$3])*PI()/180)+([.$B$7])*[.V$11]" office:value-type="float" office:value="5.49168558457045" calcext:value-type="float">
            <text:p>5.4916855846</text:p>
          </table:table-cell>
          <table:table-cell table:formula="of:=0.5*([.$B$2]-[.$B$4]-2*[.$B$7])*(1-[.W$11])+0.5*([.$B$2]-[.$B$4])*(1-4*[.W$11]+3*([.W$11])^2)*COS(2*([.$A22]-[.$B$3])*PI()/180)+([.$B$7])*[.W$11]" office:value-type="float" office:value="4.26045184188514" calcext:value-type="float">
            <text:p>4.2604518419</text:p>
          </table:table-cell>
          <table:table-cell table:formula="of:=0.5*([.$B$2]-[.$B$4]-2*[.$B$7])*(1-[.X$11])+0.5*([.$B$2]-[.$B$4])*(1-4*[.X$11]+3*([.X$11])^2)*COS(2*([.$A22]-[.$B$3])*PI()/180)+([.$B$7])*[.X$11]" office:value-type="float" office:value="3.22150741438369" calcext:value-type="float">
            <text:p>3.2215074144</text:p>
          </table:table-cell>
          <table:table-cell table:formula="of:=0.5*([.$B$2]-[.$B$4]-2*[.$B$7])*(1-[.Y$11])+0.5*([.$B$2]-[.$B$4])*(1-4*[.Y$11]+3*([.Y$11])^2)*COS(2*([.$A22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2]-[.$B$3])*PI()/180)+([.$B$7])*[.Z$11]" office:value-type="float" office:value="0.591094634702911" calcext:value-type="float">
            <text:p>0.5910946347</text:p>
          </table:table-cell>
          <table:table-cell/>
          <table:table-cell table:formula="of:=[.$B$5]-(2*[.$B$6]*([.$B$2]-[.$B$4])*(1/[.C$11])*COS(2*([.$A22]-[.$B$3])*PI()/180))-[.$B$7]*[.C$11]" office:value-type="float" office:value="52.6887270958939" calcext:value-type="float">
            <text:p>52.6887270959</text:p>
          </table:table-cell>
          <table:table-cell table:formula="of:=[.$B$5]-(2*[.$B$6]*([.$B$2]-[.$B$4])*(1/[.D$11])*COS(2*([.$A22]-[.$B$3])*PI()/180))-[.$B$7]*[.D$11]" office:value-type="float" office:value="57.1364725150727" calcext:value-type="float">
            <text:p>57.1364725151</text:p>
          </table:table-cell>
          <table:table-cell table:formula="of:=[.$B$5]-(2*[.$B$6]*([.$B$2]-[.$B$4])*(1/[.E$11])*COS(2*([.$A22]-[.$B$3])*PI()/180))-[.$B$7]*[.E$11]" office:value-type="float" office:value="60.0842179342515" calcext:value-type="float">
            <text:p>60.0842179343</text:p>
          </table:table-cell>
          <table:table-cell table:formula="of:=[.$B$5]-(2*[.$B$6]*([.$B$2]-[.$B$4])*(1/[.F$11])*COS(2*([.$A22]-[.$B$3])*PI()/180))-[.$B$7]*[.F$11]" office:value-type="float" office:value="62.0944633534303" calcext:value-type="float">
            <text:p>62.0944633534</text:p>
          </table:table-cell>
          <table:table-cell table:formula="of:=[.$B$5]-(2*[.$B$6]*([.$B$2]-[.$B$4])*(1/[.G$11])*COS(2*([.$A22]-[.$B$3])*PI()/180))-[.$B$7]*[.G$11]" office:value-type="float" office:value="63.479708772609" calcext:value-type="float">
            <text:p>63.4797087726</text:p>
          </table:table-cell>
          <table:table-cell table:formula="of:=[.$B$5]-(2*[.$B$6]*([.$B$2]-[.$B$4])*(1/[.H$11])*COS(2*([.$A22]-[.$B$3])*PI()/180))-[.$B$7]*[.H$11]" office:value-type="float" office:value="64.4274541917878" calcext:value-type="float">
            <text:p>64.4274541918</text:p>
          </table:table-cell>
          <table:table-cell table:formula="of:=[.$B$5]-(2*[.$B$6]*([.$B$2]-[.$B$4])*(1/[.I$11])*COS(2*([.$A22]-[.$B$3])*PI()/180))-[.$B$7]*[.I$11]" office:value-type="float" office:value="65.0570177927848" calcext:value-type="float">
            <text:p>65.0570177928</text:p>
          </table:table-cell>
          <table:table-cell table:formula="of:=[.$B$5]-(2*[.$B$6]*([.$B$2]-[.$B$4])*(1/[.J$11])*COS(2*([.$A22]-[.$B$3])*PI()/180))-[.$B$7]*[.J$11]" office:value-type="float" office:value="65.4479450301454" calcext:value-type="float">
            <text:p>65.4479450301</text:p>
          </table:table-cell>
          <table:table-cell table:formula="of:=[.$B$5]-(2*[.$B$6]*([.$B$2]-[.$B$4])*(1/[.K$11])*COS(2*([.$A22]-[.$B$3])*PI()/180))-[.$B$7]*[.K$11]" office:value-type="float" office:value="65.6553058339396" calcext:value-type="float">
            <text:p>65.6553058339</text:p>
          </table:table-cell>
          <table:table-cell table:formula="of:=[.$B$5]-(2*[.$B$6]*([.$B$2]-[.$B$4])*(1/[.L$11])*COS(2*([.$A22]-[.$B$3])*PI()/180))-[.$B$7]*[.L$11]" office:value-type="float" office:value="65.7184358685029" calcext:value-type="float">
            <text:p>65.7184358685</text:p>
          </table:table-cell>
          <table:table-cell table:formula="of:=[.$B$5]-(2*[.$B$6]*([.$B$2]-[.$B$4])*(1/[.M$11])*COS(2*([.$A22]-[.$B$3])*PI()/180))-[.$B$7]*[.M$11]" office:value-type="float" office:value="65.6661812876817" calcext:value-type="float">
            <text:p>65.66618128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3]-[.$B$3])*PI()/180)-([.$B$8]-[.$B$7])*[.C$11]" office:value-type="float" office:value="50.1644489639235" calcext:value-type="float">
            <text:p>50.1644489639</text:p>
          </table:table-cell>
          <table:table-cell table:formula="of:=0.5*([.$B$2]+[.$B$4]-2*[.$B$7])*(1+[.D$11])-0.5*([.$B$2]-[.$B$4])*(1+3*([.D$11])^2)*COS(2*([.$A23]-[.$B$3])*PI()/180)-([.$B$7]-[.$B$8])*[.D$11]" office:value-type="float" office:value="53.324679409691" calcext:value-type="float">
            <text:p>53.3246794097</text:p>
          </table:table-cell>
          <table:table-cell table:formula="of:=0.5*([.$B$2]+[.$B$4]-2*[.$B$7])*(1+[.E$11])-0.5*([.$B$2]-[.$B$4])*(1+3*([.E$11])^2)*COS(2*([.$A23]-[.$B$3])*PI()/180)-([.$B$7]-[.$B$8])*[.E$11]" office:value-type="float" office:value="52.0530187322781" calcext:value-type="float">
            <text:p>52.0530187323</text:p>
          </table:table-cell>
          <table:table-cell table:formula="of:=0.5*([.$B$2]+[.$B$4]-2*[.$B$7])*(1+[.F$11])-0.5*([.$B$2]-[.$B$4])*(1+3*([.F$11])^2)*COS(2*([.$A23]-[.$B$3])*PI()/180)-([.$B$7]-[.$B$8])*[.F$11]" office:value-type="float" office:value="50.7318687733803" calcext:value-type="float">
            <text:p>50.7318687734</text:p>
          </table:table-cell>
          <table:table-cell table:formula="of:=0.5*([.$B$2]+[.$B$4]-2*[.$B$7])*(1+[.G$11])-0.5*([.$B$2]-[.$B$4])*(1+3*([.G$11])^2)*COS(2*([.$A23]-[.$B$3])*PI()/180)-([.$B$7]-[.$B$8])*[.G$11]" office:value-type="float" office:value="49.4865865381854" calcext:value-type="float">
            <text:p>49.4865865382</text:p>
          </table:table-cell>
          <table:table-cell table:formula="of:=0.5*([.$B$2]+[.$B$4]-2*[.$B$7])*(1+[.H$11])-0.5*([.$B$2]-[.$B$4])*(1+3*([.H$11])^2)*COS(2*([.$A23]-[.$B$3])*PI()/180)-([.$B$7]-[.$B$8])*[.H$11]" office:value-type="float" office:value="48.3531964217165" calcext:value-type="float">
            <text:p>48.3531964217</text:p>
          </table:table-cell>
          <table:table-cell table:formula="of:=0.5*([.$B$2]+[.$B$4]-2*[.$B$7])*(1+[.I$11])-0.5*([.$B$2]-[.$B$4])*(1+3*([.I$11])^2)*COS(2*([.$A23]-[.$B$3])*PI()/180)-([.$B$7]-[.$B$8])*[.I$11]" office:value-type="float" office:value="47.3351900762996" calcext:value-type="float">
            <text:p>47.3351900763</text:p>
          </table:table-cell>
          <table:table-cell table:formula="of:=0.5*([.$B$2]+[.$B$4]-2*[.$B$7])*(1+[.J$11])-0.5*([.$B$2]-[.$B$4])*(1+3*([.J$11])^2)*COS(2*([.$A23]-[.$B$3])*PI()/180)-([.$B$7]-[.$B$8])*[.J$11]" office:value-type="float" office:value="46.4245040331584" calcext:value-type="float">
            <text:p>46.4245040332</text:p>
          </table:table-cell>
          <table:table-cell table:formula="of:=0.5*([.$B$2]+[.$B$4]-2*[.$B$7])*(1+[.K$11])-0.5*([.$B$2]-[.$B$4])*(1+3*([.K$11])^2)*COS(2*([.$A23]-[.$B$3])*PI()/180)-([.$B$7]-[.$B$8])*[.K$11]" office:value-type="float" office:value="45.6096531763274" calcext:value-type="float">
            <text:p>45.6096531763</text:p>
          </table:table-cell>
          <table:table-cell table:formula="of:=0.5*([.$B$2]+[.$B$4]-2*[.$B$7])*(1+[.L$11])-0.5*([.$B$2]-[.$B$4])*(1+3*([.L$11])^2)*COS(2*([.$A23]-[.$B$3])*PI()/180)-([.$B$7]-[.$B$8])*[.L$11]" office:value-type="float" office:value="44.8789102923766" calcext:value-type="float">
            <text:p>44.8789102924</text:p>
          </table:table-cell>
          <table:table-cell table:formula="of:=0.5*([.$B$2]+[.$B$4]-2*[.$B$7])*(1+[.M$11])-0.5*([.$B$2]-[.$B$4])*(1+3*([.M$11])^2)*COS(2*([.$A23]-[.$B$3])*PI()/180)-([.$B$7]-[.$B$8])*[.M$11]" office:value-type="float" office:value="44.2214829879745" calcext:value-type="float">
            <text:p>44.221482988</text:p>
          </table:table-cell>
          <table:table-cell/>
          <table:table-cell table:formula="of:=0.5*([.$B$2]-[.$B$4]-2*[.$B$7])*(1-[.O$11])+0.5*([.$B$2]-[.$B$4])*(1-4*[.O$11]+3*([.O$11])^2)*COS(2*([.$A23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3]-[.$B$3])*PI()/180)+([.$B$7])*[.P$11]" office:value-type="float" office:value="22.5623613935785" calcext:value-type="float">
            <text:p>22.5623613936</text:p>
          </table:table-cell>
          <table:table-cell table:formula="of:=0.5*([.$B$2]-[.$B$4]-2*[.$B$7])*(1-[.Q$11])+0.5*([.$B$2]-[.$B$4])*(1-4*[.Q$11]+3*([.Q$11])^2)*COS(2*([.$A23]-[.$B$3])*PI()/180)+([.$B$7])*[.Q$11]" office:value-type="float" office:value="16.8501590990958" calcext:value-type="float">
            <text:p>16.8501590991</text:p>
          </table:table-cell>
          <table:table-cell table:formula="of:=0.5*([.$B$2]-[.$B$4]-2*[.$B$7])*(1-[.R$11])+0.5*([.$B$2]-[.$B$4])*(1-4*[.R$11]+3*([.R$11])^2)*COS(2*([.$A23]-[.$B$3])*PI()/180)+([.$B$7])*[.R$11]" office:value-type="float" office:value="12.9334118290719" calcext:value-type="float">
            <text:p>12.9334118291</text:p>
          </table:table-cell>
          <table:table-cell table:formula="of:=0.5*([.$B$2]-[.$B$4]-2*[.$B$7])*(1-[.S$11])+0.5*([.$B$2]-[.$B$4])*(1-4*[.S$11]+3*([.S$11])^2)*COS(2*([.$A23]-[.$B$3])*PI()/180)+([.$B$7])*[.S$11]" office:value-type="float" office:value="10.1047739973277" calcext:value-type="float">
            <text:p>10.1047739973</text:p>
          </table:table-cell>
          <table:table-cell table:formula="of:=0.5*([.$B$2]-[.$B$4]-2*[.$B$7])*(1-[.T$11])+0.5*([.$B$2]-[.$B$4])*(1-4*[.T$11]+3*([.T$11])^2)*COS(2*([.$A23]-[.$B$3])*PI()/180)+([.$B$7])*[.T$11]" office:value-type="float" office:value="7.97902806024522" calcext:value-type="float">
            <text:p>7.9790280602</text:p>
          </table:table-cell>
          <table:table-cell table:formula="of:=0.5*([.$B$2]-[.$B$4]-2*[.$B$7])*(1-[.U$11])+0.5*([.$B$2]-[.$B$4])*(1-4*[.U$11]+3*([.U$11])^2)*COS(2*([.$A23]-[.$B$3])*PI()/180)+([.$B$7])*[.U$11]" office:value-type="float" office:value="6.33046854366565" calcext:value-type="float">
            <text:p>6.3304685437</text:p>
          </table:table-cell>
          <table:table-cell table:formula="of:=0.5*([.$B$2]-[.$B$4]-2*[.$B$7])*(1-[.V$11])+0.5*([.$B$2]-[.$B$4])*(1-4*[.V$11]+3*([.V$11])^2)*COS(2*([.$A23]-[.$B$3])*PI()/180)+([.$B$7])*[.V$11]" office:value-type="float" office:value="5.01901636847639" calcext:value-type="float">
            <text:p>5.0190163685</text:p>
          </table:table-cell>
          <table:table-cell table:formula="of:=0.5*([.$B$2]-[.$B$4]-2*[.$B$7])*(1-[.W$11])+0.5*([.$B$2]-[.$B$4])*(1-4*[.W$11]+3*([.W$11])^2)*COS(2*([.$A23]-[.$B$3])*PI()/180)+([.$B$7])*[.W$11]" office:value-type="float" office:value="3.95359642518163" calcext:value-type="float">
            <text:p>3.9535964252</text:p>
          </table:table-cell>
          <table:table-cell table:formula="of:=0.5*([.$B$2]-[.$B$4]-2*[.$B$7])*(1-[.X$11])+0.5*([.$B$2]-[.$B$4])*(1-4*[.X$11]+3*([.X$11])^2)*COS(2*([.$A23]-[.$B$3])*PI()/180)+([.$B$7])*[.X$11]" office:value-type="float" office:value="3.07267862331034" calcext:value-type="float">
            <text:p>3.0726786233</text:p>
          </table:table-cell>
          <table:table-cell table:formula="of:=0.5*([.$B$2]-[.$B$4]-2*[.$B$7])*(1-[.Y$11])+0.5*([.$B$2]-[.$B$4])*(1-4*[.Y$11]+3*([.Y$11])^2)*COS(2*([.$A23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3]-[.$B$3])*PI()/180)+([.$B$7])*[.Z$11]" office:value-type="float" office:value="0.921825281532573" calcext:value-type="float">
            <text:p>0.9218252815</text:p>
          </table:table-cell>
          <table:table-cell/>
          <table:table-cell table:formula="of:=[.$B$5]-(2*[.$B$6]*([.$B$2]-[.$B$4])*(1/[.C$11])*COS(2*([.$A23]-[.$B$3])*PI()/180))-[.$B$7]*[.C$11]" office:value-type="float" office:value="48.799334689177" calcext:value-type="float">
            <text:p>48.7993346892</text:p>
          </table:table-cell>
          <table:table-cell table:formula="of:=[.$B$5]-(2*[.$B$6]*([.$B$2]-[.$B$4])*(1/[.D$11])*COS(2*([.$A23]-[.$B$3])*PI()/180))-[.$B$7]*[.D$11]" office:value-type="float" office:value="52.4692016270125" calcext:value-type="float">
            <text:p>52.469201627</text:p>
          </table:table-cell>
          <table:table-cell table:formula="of:=[.$B$5]-(2*[.$B$6]*([.$B$2]-[.$B$4])*(1/[.E$11])*COS(2*([.$A23]-[.$B$3])*PI()/180))-[.$B$7]*[.E$11]" office:value-type="float" office:value="54.6390685648479" calcext:value-type="float">
            <text:p>54.6390685648</text:p>
          </table:table-cell>
          <table:table-cell table:formula="of:=[.$B$5]-(2*[.$B$6]*([.$B$2]-[.$B$4])*(1/[.F$11])*COS(2*([.$A23]-[.$B$3])*PI()/180))-[.$B$7]*[.F$11]" office:value-type="float" office:value="55.8714355026833" calcext:value-type="float">
            <text:p>55.8714355027</text:p>
          </table:table-cell>
          <table:table-cell table:formula="of:=[.$B$5]-(2*[.$B$6]*([.$B$2]-[.$B$4])*(1/[.G$11])*COS(2*([.$A23]-[.$B$3])*PI()/180))-[.$B$7]*[.G$11]" office:value-type="float" office:value="56.4788024405187" calcext:value-type="float">
            <text:p>56.4788024405</text:p>
          </table:table-cell>
          <table:table-cell table:formula="of:=[.$B$5]-(2*[.$B$6]*([.$B$2]-[.$B$4])*(1/[.H$11])*COS(2*([.$A23]-[.$B$3])*PI()/180))-[.$B$7]*[.H$11]" office:value-type="float" office:value="56.6486693783541" calcext:value-type="float">
            <text:p>56.6486693784</text:p>
          </table:table-cell>
          <table:table-cell table:formula="of:=[.$B$5]-(2*[.$B$6]*([.$B$2]-[.$B$4])*(1/[.I$11])*COS(2*([.$A23]-[.$B$3])*PI()/180))-[.$B$7]*[.I$11]" office:value-type="float" office:value="56.5003544980077" calcext:value-type="float">
            <text:p>56.500354498</text:p>
          </table:table-cell>
          <table:table-cell table:formula="of:=[.$B$5]-(2*[.$B$6]*([.$B$2]-[.$B$4])*(1/[.J$11])*COS(2*([.$A23]-[.$B$3])*PI()/180))-[.$B$7]*[.J$11]" office:value-type="float" office:value="56.1134032540249" calcext:value-type="float">
            <text:p>56.113403254</text:p>
          </table:table-cell>
          <table:table-cell table:formula="of:=[.$B$5]-(2*[.$B$6]*([.$B$2]-[.$B$4])*(1/[.K$11])*COS(2*([.$A23]-[.$B$3])*PI()/180))-[.$B$7]*[.K$11]" office:value-type="float" office:value="55.5428855764757" calcext:value-type="float">
            <text:p>55.5428855765</text:p>
          </table:table-cell>
          <table:table-cell table:formula="of:=[.$B$5]-(2*[.$B$6]*([.$B$2]-[.$B$4])*(1/[.L$11])*COS(2*([.$A23]-[.$B$3])*PI()/180))-[.$B$7]*[.L$11]" office:value-type="float" office:value="54.8281371296957" calcext:value-type="float">
            <text:p>54.8281371297</text:p>
          </table:table-cell>
          <table:table-cell table:formula="of:=[.$B$5]-(2*[.$B$6]*([.$B$2]-[.$B$4])*(1/[.M$11])*COS(2*([.$A23]-[.$B$3])*PI()/180))-[.$B$7]*[.M$11]" office:value-type="float" office:value="53.9980040675312" calcext:value-type="float">
            <text:p>53.99800406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4]-[.$B$3])*PI()/180)-([.$B$8]-[.$B$7])*[.C$11]" office:value-type="float" office:value="38" calcext:value-type="float">
            <text:p>38</text:p>
          </table:table-cell>
          <table:table-cell table:formula="of:=0.5*([.$B$2]+[.$B$4]-2*[.$B$7])*(1+[.D$11])-0.5*([.$B$2]-[.$B$4])*(1+3*([.D$11])^2)*COS(2*([.$A24]-[.$B$3])*PI()/180)-([.$B$7]-[.$B$8])*[.D$11]" office:value-type="float" office:value="43.9479166666667" calcext:value-type="float">
            <text:p>43.9479166667</text:p>
          </table:table-cell>
          <table:table-cell table:formula="of:=0.5*([.$B$2]+[.$B$4]-2*[.$B$7])*(1+[.E$11])-0.5*([.$B$2]-[.$B$4])*(1+3*([.E$11])^2)*COS(2*([.$A24]-[.$B$3])*PI()/180)-([.$B$7]-[.$B$8])*[.E$11]" office:value-type="float" office:value="44.3571428571429" calcext:value-type="float">
            <text:p>44.3571428571</text:p>
          </table:table-cell>
          <table:table-cell table:formula="of:=0.5*([.$B$2]+[.$B$4]-2*[.$B$7])*(1+[.F$11])-0.5*([.$B$2]-[.$B$4])*(1+3*([.F$11])^2)*COS(2*([.$A24]-[.$B$3])*PI()/180)-([.$B$7]-[.$B$8])*[.F$11]" office:value-type="float" office:value="44.126953125" calcext:value-type="float">
            <text:p>44.126953125</text:p>
          </table:table-cell>
          <table:table-cell table:formula="of:=0.5*([.$B$2]+[.$B$4]-2*[.$B$7])*(1+[.G$11])-0.5*([.$B$2]-[.$B$4])*(1+3*([.G$11])^2)*COS(2*([.$A24]-[.$B$3])*PI()/180)-([.$B$7]-[.$B$8])*[.G$11]" office:value-type="float" office:value="43.6296296296296" calcext:value-type="float">
            <text:p>43.6296296296</text:p>
          </table:table-cell>
          <table:table-cell table:formula="of:=0.5*([.$B$2]+[.$B$4]-2*[.$B$7])*(1+[.H$11])-0.5*([.$B$2]-[.$B$4])*(1+3*([.H$11])^2)*COS(2*([.$A24]-[.$B$3])*PI()/180)-([.$B$7]-[.$B$8])*[.H$11]" office:value-type="float" office:value="43.03125" calcext:value-type="float">
            <text:p>43.03125</text:p>
          </table:table-cell>
          <table:table-cell table:formula="of:=0.5*([.$B$2]+[.$B$4]-2*[.$B$7])*(1+[.I$11])-0.5*([.$B$2]-[.$B$4])*(1+3*([.I$11])^2)*COS(2*([.$A24]-[.$B$3])*PI()/180)-([.$B$7]-[.$B$8])*[.I$11]" office:value-type="float" office:value="42.4090909090909" calcext:value-type="float">
            <text:p>42.4090909091</text:p>
          </table:table-cell>
          <table:table-cell table:formula="of:=0.5*([.$B$2]+[.$B$4]-2*[.$B$7])*(1+[.J$11])-0.5*([.$B$2]-[.$B$4])*(1+3*([.J$11])^2)*COS(2*([.$A24]-[.$B$3])*PI()/180)-([.$B$7]-[.$B$8])*[.J$11]" office:value-type="float" office:value="41.7994791666667" calcext:value-type="float">
            <text:p>41.7994791667</text:p>
          </table:table-cell>
          <table:table-cell table:formula="of:=0.5*([.$B$2]+[.$B$4]-2*[.$B$7])*(1+[.K$11])-0.5*([.$B$2]-[.$B$4])*(1+3*([.K$11])^2)*COS(2*([.$A24]-[.$B$3])*PI()/180)-([.$B$7]-[.$B$8])*[.K$11]" office:value-type="float" office:value="41.2189349112426" calcext:value-type="float">
            <text:p>41.2189349112</text:p>
          </table:table-cell>
          <table:table-cell table:formula="of:=0.5*([.$B$2]+[.$B$4]-2*[.$B$7])*(1+[.L$11])-0.5*([.$B$2]-[.$B$4])*(1+3*([.L$11])^2)*COS(2*([.$A24]-[.$B$3])*PI()/180)-([.$B$7]-[.$B$8])*[.L$11]" office:value-type="float" office:value="40.6741071428572" calcext:value-type="float">
            <text:p>40.6741071429</text:p>
          </table:table-cell>
          <table:table-cell table:formula="of:=0.5*([.$B$2]+[.$B$4]-2*[.$B$7])*(1+[.M$11])-0.5*([.$B$2]-[.$B$4])*(1+3*([.M$11])^2)*COS(2*([.$A24]-[.$B$3])*PI()/180)-([.$B$7]-[.$B$8])*[.M$11]" office:value-type="float" office:value="40.1666666666667" calcext:value-type="float">
            <text:p>40.1666666667</text:p>
          </table:table-cell>
          <table:table-cell/>
          <table:table-cell table:formula="of:=0.5*([.$B$2]-[.$B$4]-2*[.$B$7])*(1-[.O$11])+0.5*([.$B$2]-[.$B$4])*(1-4*[.O$11]+3*([.O$11])^2)*COS(2*([.$A24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4]-[.$B$3])*PI()/180)+([.$B$7])*[.P$11]" office:value-type="float" office:value="21.8020833333333" calcext:value-type="float">
            <text:p>21.8020833333</text:p>
          </table:table-cell>
          <table:table-cell table:formula="of:=0.5*([.$B$2]-[.$B$4]-2*[.$B$7])*(1-[.Q$11])+0.5*([.$B$2]-[.$B$4])*(1-4*[.Q$11]+3*([.Q$11])^2)*COS(2*([.$A24]-[.$B$3])*PI()/180)+([.$B$7])*[.Q$11]" office:value-type="float" office:value="15.8571428571428" calcext:value-type="float">
            <text:p>15.8571428571</text:p>
          </table:table-cell>
          <table:table-cell table:formula="of:=0.5*([.$B$2]-[.$B$4]-2*[.$B$7])*(1-[.R$11])+0.5*([.$B$2]-[.$B$4])*(1-4*[.R$11]+3*([.R$11])^2)*COS(2*([.$A24]-[.$B$3])*PI()/180)+([.$B$7])*[.R$11]" office:value-type="float" office:value="11.935546875" calcext:value-type="float">
            <text:p>11.935546875</text:p>
          </table:table-cell>
          <table:table-cell table:formula="of:=0.5*([.$B$2]-[.$B$4]-2*[.$B$7])*(1-[.S$11])+0.5*([.$B$2]-[.$B$4])*(1-4*[.S$11]+3*([.S$11])^2)*COS(2*([.$A24]-[.$B$3])*PI()/180)+([.$B$7])*[.S$11]" office:value-type="float" office:value="9.20370370370372" calcext:value-type="float">
            <text:p>9.2037037037</text:p>
          </table:table-cell>
          <table:table-cell table:formula="of:=0.5*([.$B$2]-[.$B$4]-2*[.$B$7])*(1-[.T$11])+0.5*([.$B$2]-[.$B$4])*(1-4*[.T$11]+3*([.T$11])^2)*COS(2*([.$A24]-[.$B$3])*PI()/180)+([.$B$7])*[.T$11]" office:value-type="float" office:value="7.21875" calcext:value-type="float">
            <text:p>7.21875</text:p>
          </table:table-cell>
          <table:table-cell table:formula="of:=0.5*([.$B$2]-[.$B$4]-2*[.$B$7])*(1-[.U$11])+0.5*([.$B$2]-[.$B$4])*(1-4*[.U$11]+3*([.U$11])^2)*COS(2*([.$A24]-[.$B$3])*PI()/180)+([.$B$7])*[.U$11]" office:value-type="float" office:value="5.72727272727274" calcext:value-type="float">
            <text:p>5.7272727273</text:p>
          </table:table-cell>
          <table:table-cell table:formula="of:=0.5*([.$B$2]-[.$B$4]-2*[.$B$7])*(1-[.V$11])+0.5*([.$B$2]-[.$B$4])*(1-4*[.V$11]+3*([.V$11])^2)*COS(2*([.$A24]-[.$B$3])*PI()/180)+([.$B$7])*[.V$11]" office:value-type="float" office:value="4.57552083333334" calcext:value-type="float">
            <text:p>4.5755208333</text:p>
          </table:table-cell>
          <table:table-cell table:formula="of:=0.5*([.$B$2]-[.$B$4]-2*[.$B$7])*(1-[.W$11])+0.5*([.$B$2]-[.$B$4])*(1-4*[.W$11]+3*([.W$11])^2)*COS(2*([.$A24]-[.$B$3])*PI()/180)+([.$B$7])*[.W$11]" office:value-type="float" office:value="3.66568047337279" calcext:value-type="float">
            <text:p>3.6656804734</text:p>
          </table:table-cell>
          <table:table-cell table:formula="of:=0.5*([.$B$2]-[.$B$4]-2*[.$B$7])*(1-[.X$11])+0.5*([.$B$2]-[.$B$4])*(1-4*[.X$11]+3*([.X$11])^2)*COS(2*([.$A24]-[.$B$3])*PI()/180)+([.$B$7])*[.X$11]" office:value-type="float" office:value="2.93303571428571" calcext:value-type="float">
            <text:p>2.9330357143</text:p>
          </table:table-cell>
          <table:table-cell table:formula="of:=0.5*([.$B$2]-[.$B$4]-2*[.$B$7])*(1-[.Y$11])+0.5*([.$B$2]-[.$B$4])*(1-4*[.Y$11]+3*([.Y$11])^2)*COS(2*([.$A24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4]-[.$B$3])*PI()/180)+([.$B$7])*[.Z$11]" office:value-type="float" office:value="1.23214285714286" calcext:value-type="float">
            <text:p>1.2321428571</text:p>
          </table:table-cell>
          <table:table-cell/>
          <table:table-cell table:formula="of:=[.$B$5]-(2*[.$B$6]*([.$B$2]-[.$B$4])*(1/[.C$11])*COS(2*([.$A24]-[.$B$3])*PI()/180))-[.$B$7]*[.C$11]" office:value-type="float" office:value="45.15" calcext:value-type="float">
            <text:p>45.15</text:p>
          </table:table-cell>
          <table:table-cell table:formula="of:=[.$B$5]-(2*[.$B$6]*([.$B$2]-[.$B$4])*(1/[.D$11])*COS(2*([.$A24]-[.$B$3])*PI()/180))-[.$B$7]*[.D$11]" office:value-type="float" office:value="48.09" calcext:value-type="float">
            <text:p>48.09</text:p>
          </table:table-cell>
          <table:table-cell table:formula="of:=[.$B$5]-(2*[.$B$6]*([.$B$2]-[.$B$4])*(1/[.E$11])*COS(2*([.$A24]-[.$B$3])*PI()/180))-[.$B$7]*[.E$11]" office:value-type="float" office:value="49.53" calcext:value-type="float">
            <text:p>49.53</text:p>
          </table:table-cell>
          <table:table-cell table:formula="of:=[.$B$5]-(2*[.$B$6]*([.$B$2]-[.$B$4])*(1/[.F$11])*COS(2*([.$A24]-[.$B$3])*PI()/180))-[.$B$7]*[.F$11]" office:value-type="float" office:value="50.0325" calcext:value-type="float">
            <text:p>50.0325</text:p>
          </table:table-cell>
          <table:table-cell table:formula="of:=[.$B$5]-(2*[.$B$6]*([.$B$2]-[.$B$4])*(1/[.G$11])*COS(2*([.$A24]-[.$B$3])*PI()/180))-[.$B$7]*[.G$11]" office:value-type="float" office:value="49.91" calcext:value-type="float">
            <text:p>49.91</text:p>
          </table:table-cell>
          <table:table-cell table:formula="of:=[.$B$5]-(2*[.$B$6]*([.$B$2]-[.$B$4])*(1/[.H$11])*COS(2*([.$A24]-[.$B$3])*PI()/180))-[.$B$7]*[.H$11]" office:value-type="float" office:value="49.35" calcext:value-type="float">
            <text:p>49.35</text:p>
          </table:table-cell>
          <table:table-cell table:formula="of:=[.$B$5]-(2*[.$B$6]*([.$B$2]-[.$B$4])*(1/[.I$11])*COS(2*([.$A24]-[.$B$3])*PI()/180))-[.$B$7]*[.I$11]" office:value-type="float" office:value="48.4718181818182" calcext:value-type="float">
            <text:p>48.4718181818</text:p>
          </table:table-cell>
          <table:table-cell table:formula="of:=[.$B$5]-(2*[.$B$6]*([.$B$2]-[.$B$4])*(1/[.J$11])*COS(2*([.$A24]-[.$B$3])*PI()/180))-[.$B$7]*[.J$11]" office:value-type="float" office:value="47.355" calcext:value-type="float">
            <text:p>47.355</text:p>
          </table:table-cell>
          <table:table-cell table:formula="of:=[.$B$5]-(2*[.$B$6]*([.$B$2]-[.$B$4])*(1/[.K$11])*COS(2*([.$A24]-[.$B$3])*PI()/180))-[.$B$7]*[.K$11]" office:value-type="float" office:value="46.0546153846154" calcext:value-type="float">
            <text:p>46.0546153846</text:p>
          </table:table-cell>
          <table:table-cell table:formula="of:=[.$B$5]-(2*[.$B$6]*([.$B$2]-[.$B$4])*(1/[.L$11])*COS(2*([.$A24]-[.$B$3])*PI()/180))-[.$B$7]*[.L$11]" office:value-type="float" office:value="44.61" calcext:value-type="float">
            <text:p>44.61</text:p>
          </table:table-cell>
          <table:table-cell table:formula="of:=[.$B$5]-(2*[.$B$6]*([.$B$2]-[.$B$4])*(1/[.M$11])*COS(2*([.$A24]-[.$B$3])*PI()/180))-[.$B$7]*[.M$11]" office:value-type="float" office:value="43.05" calcext:value-type="float">
            <text:p>43.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5]-[.$B$3])*PI()/180)-([.$B$8]-[.$B$7])*[.C$11]" office:value-type="float" office:value="27.0053540541365" calcext:value-type="float">
            <text:p>27.0053540541</text:p>
          </table:table-cell>
          <table:table-cell table:formula="of:=0.5*([.$B$2]+[.$B$4]-2*[.$B$7])*(1+[.D$11])-0.5*([.$B$2]-[.$B$4])*(1+3*([.D$11])^2)*COS(2*([.$A25]-[.$B$3])*PI()/180)-([.$B$7]-[.$B$8])*[.D$11]" office:value-type="float" office:value="35.4728770833969" calcext:value-type="float">
            <text:p>35.4728770834</text:p>
          </table:table-cell>
          <table:table-cell table:formula="of:=0.5*([.$B$2]+[.$B$4]-2*[.$B$7])*(1+[.E$11])-0.5*([.$B$2]-[.$B$4])*(1+3*([.E$11])^2)*COS(2*([.$A25]-[.$B$3])*PI()/180)-([.$B$7]-[.$B$8])*[.E$11]" office:value-type="float" office:value="37.4013464424129" calcext:value-type="float">
            <text:p>37.4013464424</text:p>
          </table:table-cell>
          <table:table-cell table:formula="of:=0.5*([.$B$2]+[.$B$4]-2*[.$B$7])*(1+[.F$11])-0.5*([.$B$2]-[.$B$4])*(1+3*([.F$11])^2)*COS(2*([.$A25]-[.$B$3])*PI()/180)-([.$B$7]-[.$B$8])*[.F$11]" office:value-type="float" office:value="38.1572039590819" calcext:value-type="float">
            <text:p>38.1572039591</text:p>
          </table:table-cell>
          <table:table-cell table:formula="of:=0.5*([.$B$2]+[.$B$4]-2*[.$B$7])*(1+[.G$11])-0.5*([.$B$2]-[.$B$4])*(1+3*([.G$11])^2)*COS(2*([.$A25]-[.$B$3])*PI()/180)-([.$B$7]-[.$B$8])*[.G$11]" office:value-type="float" office:value="38.3359112112509" calcext:value-type="float">
            <text:p>38.3359112113</text:p>
          </table:table-cell>
          <table:table-cell table:formula="of:=0.5*([.$B$2]+[.$B$4]-2*[.$B$7])*(1+[.H$11])-0.5*([.$B$2]-[.$B$4])*(1+3*([.H$11])^2)*COS(2*([.$A25]-[.$B$3])*PI()/180)-([.$B$7]-[.$B$8])*[.H$11]" office:value-type="float" office:value="38.2210923986847" calcext:value-type="float">
            <text:p>38.2210923987</text:p>
          </table:table-cell>
          <table:table-cell table:formula="of:=0.5*([.$B$2]+[.$B$4]-2*[.$B$7])*(1+[.I$11])-0.5*([.$B$2]-[.$B$4])*(1+3*([.I$11])^2)*COS(2*([.$A25]-[.$B$3])*PI()/180)-([.$B$7]-[.$B$8])*[.I$11]" office:value-type="float" office:value="37.9567136252288" calcext:value-type="float">
            <text:p>37.9567136252</text:p>
          </table:table-cell>
          <table:table-cell table:formula="of:=0.5*([.$B$2]+[.$B$4]-2*[.$B$7])*(1+[.J$11])-0.5*([.$B$2]-[.$B$4])*(1+3*([.J$11])^2)*COS(2*([.$A25]-[.$B$3])*PI()/180)-([.$B$7]-[.$B$8])*[.J$11]" office:value-type="float" office:value="37.6192231559998" calcext:value-type="float">
            <text:p>37.619223156</text:p>
          </table:table-cell>
          <table:table-cell table:formula="of:=0.5*([.$B$2]+[.$B$4]-2*[.$B$7])*(1+[.K$11])-0.5*([.$B$2]-[.$B$4])*(1+3*([.K$11])^2)*COS(2*([.$A25]-[.$B$3])*PI()/180)-([.$B$7]-[.$B$8])*[.K$11]" office:value-type="float" office:value="37.2504532384753" calcext:value-type="float">
            <text:p>37.2504532385</text:p>
          </table:table-cell>
          <table:table-cell table:formula="of:=0.5*([.$B$2]+[.$B$4]-2*[.$B$7])*(1+[.L$11])-0.5*([.$B$2]-[.$B$4])*(1+3*([.L$11])^2)*COS(2*([.$A25]-[.$B$3])*PI()/180)-([.$B$7]-[.$B$8])*[.L$11]" office:value-type="float" office:value="36.8736619243252" calcext:value-type="float">
            <text:p>36.8736619243</text:p>
          </table:table-cell>
          <table:table-cell table:formula="of:=0.5*([.$B$2]+[.$B$4]-2*[.$B$7])*(1+[.M$11])-0.5*([.$B$2]-[.$B$4])*(1+3*([.M$11])^2)*COS(2*([.$A25]-[.$B$3])*PI()/180)-([.$B$7]-[.$B$8])*[.M$11]" office:value-type="float" office:value="36.5017846847122" calcext:value-type="float">
            <text:p>36.5017846847</text:p>
          </table:table-cell>
          <table:table-cell/>
          <table:table-cell table:formula="of:=0.5*([.$B$2]-[.$B$4]-2*[.$B$7])*(1-[.O$11])+0.5*([.$B$2]-[.$B$4])*(1-4*[.O$11]+3*([.O$11])^2)*COS(2*([.$A25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5]-[.$B$3])*PI()/180)+([.$B$7])*[.P$11]" office:value-type="float" office:value="21.1149179617168" calcext:value-type="float">
            <text:p>21.1149179617</text:p>
          </table:table-cell>
          <table:table-cell table:formula="of:=0.5*([.$B$2]-[.$B$4]-2*[.$B$7])*(1-[.Q$11])+0.5*([.$B$2]-[.$B$4])*(1-4*[.Q$11]+3*([.Q$11])^2)*COS(2*([.$A25]-[.$B$3])*PI()/180)+([.$B$7])*[.Q$11]" office:value-type="float" office:value="14.9596207391132" calcext:value-type="float">
            <text:p>14.9596207391</text:p>
          </table:table-cell>
          <table:table-cell table:formula="of:=0.5*([.$B$2]-[.$B$4]-2*[.$B$7])*(1-[.R$11])+0.5*([.$B$2]-[.$B$4])*(1-4*[.R$11]+3*([.R$11])^2)*COS(2*([.$A25]-[.$B$3])*PI()/180)+([.$B$7])*[.R$11]" office:value-type="float" office:value="11.0336423247534" calcext:value-type="float">
            <text:p>11.0336423248</text:p>
          </table:table-cell>
          <table:table-cell table:formula="of:=0.5*([.$B$2]-[.$B$4]-2*[.$B$7])*(1-[.S$11])+0.5*([.$B$2]-[.$B$4])*(1-4*[.S$11]+3*([.S$11])^2)*COS(2*([.$A25]-[.$B$3])*PI()/180)+([.$B$7])*[.S$11]" office:value-type="float" office:value="8.38928548549161" calcext:value-type="float">
            <text:p>8.3892854855</text:p>
          </table:table-cell>
          <table:table-cell table:formula="of:=0.5*([.$B$2]-[.$B$4]-2*[.$B$7])*(1-[.T$11])+0.5*([.$B$2]-[.$B$4])*(1-4*[.T$11]+3*([.T$11])^2)*COS(2*([.$A25]-[.$B$3])*PI()/180)+([.$B$7])*[.T$11]" office:value-type="float" office:value="6.53158462838353" calcext:value-type="float">
            <text:p>6.5315846284</text:p>
          </table:table-cell>
          <table:table-cell table:formula="of:=0.5*([.$B$2]-[.$B$4]-2*[.$B$7])*(1-[.U$11])+0.5*([.$B$2]-[.$B$4])*(1-4*[.U$11]+3*([.U$11])^2)*COS(2*([.$A25]-[.$B$3])*PI()/180)+([.$B$7])*[.U$11]" office:value-type="float" office:value="5.18208367210596" calcext:value-type="float">
            <text:p>5.1820836721</text:p>
          </table:table-cell>
          <table:table-cell table:formula="of:=0.5*([.$B$2]-[.$B$4]-2*[.$B$7])*(1-[.V$11])+0.5*([.$B$2]-[.$B$4])*(1-4*[.V$11]+3*([.V$11])^2)*COS(2*([.$A25]-[.$B$3])*PI()/180)+([.$B$7])*[.V$11]" office:value-type="float" office:value="4.17467436655707" calcext:value-type="float">
            <text:p>4.1746743666</text:p>
          </table:table-cell>
          <table:table-cell table:formula="of:=0.5*([.$B$2]-[.$B$4]-2*[.$B$7])*(1-[.W$11])+0.5*([.$B$2]-[.$B$4])*(1-4*[.W$11]+3*([.W$11])^2)*COS(2*([.$A25]-[.$B$3])*PI()/180)+([.$B$7])*[.W$11]" office:value-type="float" office:value="3.40545216696182" calcext:value-type="float">
            <text:p>3.405452167</text:p>
          </table:table-cell>
          <table:table-cell table:formula="of:=0.5*([.$B$2]-[.$B$4]-2*[.$B$7])*(1-[.X$11])+0.5*([.$B$2]-[.$B$4])*(1-4*[.X$11]+3*([.X$11])^2)*COS(2*([.$A25]-[.$B$3])*PI()/180)+([.$B$7])*[.X$11]" office:value-type="float" office:value="2.80682166643779" calcext:value-type="float">
            <text:p>2.8068216664</text:p>
          </table:table-cell>
          <table:table-cell table:formula="of:=0.5*([.$B$2]-[.$B$4]-2*[.$B$7])*(1-[.Y$11])+0.5*([.$B$2]-[.$B$4])*(1-4*[.Y$11]+3*([.Y$11])^2)*COS(2*([.$A25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5]-[.$B$3])*PI()/180)+([.$B$7])*[.Z$11]" office:value-type="float" office:value="1.51261851902714" calcext:value-type="float">
            <text:p>1.512618519</text:p>
          </table:table-cell>
          <table:table-cell/>
          <table:table-cell table:formula="of:=[.$B$5]-(2*[.$B$6]*([.$B$2]-[.$B$4])*(1/[.C$11])*COS(2*([.$A25]-[.$B$3])*PI()/180))-[.$B$7]*[.C$11]" office:value-type="float" office:value="41.8516062162409" calcext:value-type="float">
            <text:p>41.8516062162</text:p>
          </table:table-cell>
          <table:table-cell table:formula="of:=[.$B$5]-(2*[.$B$6]*([.$B$2]-[.$B$4])*(1/[.D$11])*COS(2*([.$A25]-[.$B$3])*PI()/180))-[.$B$7]*[.D$11]" office:value-type="float" office:value="44.1319274594891" calcext:value-type="float">
            <text:p>44.1319274595</text:p>
          </table:table-cell>
          <table:table-cell table:formula="of:=[.$B$5]-(2*[.$B$6]*([.$B$2]-[.$B$4])*(1/[.E$11])*COS(2*([.$A25]-[.$B$3])*PI()/180))-[.$B$7]*[.E$11]" office:value-type="float" office:value="44.9122487027373" calcext:value-type="float">
            <text:p>44.9122487027</text:p>
          </table:table-cell>
          <table:table-cell table:formula="of:=[.$B$5]-(2*[.$B$6]*([.$B$2]-[.$B$4])*(1/[.F$11])*COS(2*([.$A25]-[.$B$3])*PI()/180))-[.$B$7]*[.F$11]" office:value-type="float" office:value="44.7550699459855" calcext:value-type="float">
            <text:p>44.755069946</text:p>
          </table:table-cell>
          <table:table-cell table:formula="of:=[.$B$5]-(2*[.$B$6]*([.$B$2]-[.$B$4])*(1/[.G$11])*COS(2*([.$A25]-[.$B$3])*PI()/180))-[.$B$7]*[.G$11]" office:value-type="float" office:value="43.9728911892337" calcext:value-type="float">
            <text:p>43.9728911892</text:p>
          </table:table-cell>
          <table:table-cell table:formula="of:=[.$B$5]-(2*[.$B$6]*([.$B$2]-[.$B$4])*(1/[.H$11])*COS(2*([.$A25]-[.$B$3])*PI()/180))-[.$B$7]*[.H$11]" office:value-type="float" office:value="42.7532124324819" calcext:value-type="float">
            <text:p>42.7532124325</text:p>
          </table:table-cell>
          <table:table-cell table:formula="of:=[.$B$5]-(2*[.$B$6]*([.$B$2]-[.$B$4])*(1/[.I$11])*COS(2*([.$A25]-[.$B$3])*PI()/180))-[.$B$7]*[.I$11]" office:value-type="float" office:value="41.2153518575482" calcext:value-type="float">
            <text:p>41.2153518575</text:p>
          </table:table-cell>
          <table:table-cell table:formula="of:=[.$B$5]-(2*[.$B$6]*([.$B$2]-[.$B$4])*(1/[.J$11])*COS(2*([.$A25]-[.$B$3])*PI()/180))-[.$B$7]*[.J$11]" office:value-type="float" office:value="39.4388549189782" calcext:value-type="float">
            <text:p>39.438854919</text:p>
          </table:table-cell>
          <table:table-cell table:formula="of:=[.$B$5]-(2*[.$B$6]*([.$B$2]-[.$B$4])*(1/[.K$11])*COS(2*([.$A25]-[.$B$3])*PI()/180))-[.$B$7]*[.K$11]" office:value-type="float" office:value="37.4787915468418" calcext:value-type="float">
            <text:p>37.4787915468</text:p>
          </table:table-cell>
          <table:table-cell table:formula="of:=[.$B$5]-(2*[.$B$6]*([.$B$2]-[.$B$4])*(1/[.L$11])*COS(2*([.$A25]-[.$B$3])*PI()/180))-[.$B$7]*[.L$11]" office:value-type="float" office:value="35.3744974054746" calcext:value-type="float">
            <text:p>35.3744974055</text:p>
          </table:table-cell>
          <table:table-cell table:formula="of:=[.$B$5]-(2*[.$B$6]*([.$B$2]-[.$B$4])*(1/[.M$11])*COS(2*([.$A25]-[.$B$3])*PI()/180))-[.$B$7]*[.M$11]" office:value-type="float" office:value="33.1548186487228" calcext:value-type="float">
            <text:p>33.15481864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6]-[.$B$3])*PI()/180)-([.$B$8]-[.$B$7])*[.C$11]" office:value-type="float" office:value="17.5145778798387" calcext:value-type="float">
            <text:p>17.5145778798</text:p>
          </table:table-cell>
          <table:table-cell table:formula="of:=0.5*([.$B$2]+[.$B$4]-2*[.$B$7])*(1+[.D$11])-0.5*([.$B$2]-[.$B$4])*(1+3*([.D$11])^2)*COS(2*([.$A26]-[.$B$3])*PI()/180)-([.$B$7]-[.$B$8])*[.D$11]" office:value-type="float" office:value="28.1570704490423" calcext:value-type="float">
            <text:p>28.157070449</text:p>
          </table:table-cell>
          <table:table-cell table:formula="of:=0.5*([.$B$2]+[.$B$4]-2*[.$B$7])*(1+[.E$11])-0.5*([.$B$2]-[.$B$4])*(1+3*([.E$11])^2)*COS(2*([.$A26]-[.$B$3])*PI()/180)-([.$B$7]-[.$B$8])*[.E$11]" office:value-type="float" office:value="31.3969778423469" calcext:value-type="float">
            <text:p>31.3969778423</text:p>
          </table:table-cell>
          <table:table-cell table:formula="of:=0.5*([.$B$2]+[.$B$4]-2*[.$B$7])*(1+[.F$11])-0.5*([.$B$2]-[.$B$4])*(1+3*([.F$11])^2)*COS(2*([.$A26]-[.$B$3])*PI()/180)-([.$B$7]-[.$B$8])*[.F$11]" office:value-type="float" office:value="33.0040090831937" calcext:value-type="float">
            <text:p>33.0040090832</text:p>
          </table:table-cell>
          <table:table-cell table:formula="of:=0.5*([.$B$2]+[.$B$4]-2*[.$B$7])*(1+[.G$11])-0.5*([.$B$2]-[.$B$4])*(1+3*([.G$11])^2)*COS(2*([.$A26]-[.$B$3])*PI()/180)-([.$B$7]-[.$B$8])*[.G$11]" office:value-type="float" office:value="33.7662782384409" calcext:value-type="float">
            <text:p>33.7662782384</text:p>
          </table:table-cell>
          <table:table-cell table:formula="of:=0.5*([.$B$2]+[.$B$4]-2*[.$B$7])*(1+[.H$11])-0.5*([.$B$2]-[.$B$4])*(1+3*([.H$11])^2)*COS(2*([.$A26]-[.$B$3])*PI()/180)-([.$B$7]-[.$B$8])*[.H$11]" office:value-type="float" office:value="34.0688778224294" calcext:value-type="float">
            <text:p>34.0688778224</text:p>
          </table:table-cell>
          <table:table-cell table:formula="of:=0.5*([.$B$2]+[.$B$4]-2*[.$B$7])*(1+[.I$11])-0.5*([.$B$2]-[.$B$4])*(1+3*([.I$11])^2)*COS(2*([.$A26]-[.$B$3])*PI()/180)-([.$B$7]-[.$B$8])*[.I$11]" office:value-type="float" office:value="34.1133414554719" calcext:value-type="float">
            <text:p>34.1133414555</text:p>
          </table:table-cell>
          <table:table-cell table:formula="of:=0.5*([.$B$2]+[.$B$4]-2*[.$B$7])*(1+[.J$11])-0.5*([.$B$2]-[.$B$4])*(1+3*([.J$11])^2)*COS(2*([.$A26]-[.$B$3])*PI()/180)-([.$B$7]-[.$B$8])*[.J$11]" office:value-type="float" office:value="34.0107509647303" calcext:value-type="float">
            <text:p>34.0107509647</text:p>
          </table:table-cell>
          <table:table-cell table:formula="of:=0.5*([.$B$2]+[.$B$4]-2*[.$B$7])*(1+[.K$11])-0.5*([.$B$2]-[.$B$4])*(1+3*([.K$11])^2)*COS(2*([.$A26]-[.$B$3])*PI()/180)-([.$B$7]-[.$B$8])*[.K$11]" office:value-type="float" office:value="33.8247884655039" calcext:value-type="float">
            <text:p>33.8247884655</text:p>
          </table:table-cell>
          <table:table-cell table:formula="of:=0.5*([.$B$2]+[.$B$4]-2*[.$B$7])*(1+[.L$11])-0.5*([.$B$2]-[.$B$4])*(1+3*([.L$11])^2)*COS(2*([.$A26]-[.$B$3])*PI()/180)-([.$B$7]-[.$B$8])*[.L$11]" office:value-type="float" office:value="33.5930492416279" calcext:value-type="float">
            <text:p>33.5930492416</text:p>
          </table:table-cell>
          <table:table-cell table:formula="of:=0.5*([.$B$2]+[.$B$4]-2*[.$B$7])*(1+[.M$11])-0.5*([.$B$2]-[.$B$4])*(1+3*([.M$11])^2)*COS(2*([.$A26]-[.$B$3])*PI()/180)-([.$B$7]-[.$B$8])*[.M$11]" office:value-type="float" office:value="33.3381926266129" calcext:value-type="float">
            <text:p>33.3381926266</text:p>
          </table:table-cell>
          <table:table-cell/>
          <table:table-cell table:formula="of:=0.5*([.$B$2]-[.$B$4]-2*[.$B$7])*(1-[.O$11])+0.5*([.$B$2]-[.$B$4])*(1-4*[.O$11]+3*([.O$11])^2)*COS(2*([.$A26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6]-[.$B$3])*PI()/180)+([.$B$7])*[.P$11]" office:value-type="float" office:value="20.5217444508232" calcext:value-type="float">
            <text:p>20.5217444508</text:p>
          </table:table-cell>
          <table:table-cell table:formula="of:=0.5*([.$B$2]-[.$B$4]-2*[.$B$7])*(1-[.Q$11])+0.5*([.$B$2]-[.$B$4])*(1-4*[.Q$11]+3*([.Q$11])^2)*COS(2*([.$A26]-[.$B$3])*PI()/180)+([.$B$7])*[.Q$11]" office:value-type="float" office:value="14.184863500395" calcext:value-type="float">
            <text:p>14.1848635004</text:p>
          </table:table-cell>
          <table:table-cell table:formula="of:=0.5*([.$B$2]-[.$B$4]-2*[.$B$7])*(1-[.R$11])+0.5*([.$B$2]-[.$B$4])*(1-4*[.R$11]+3*([.R$11])^2)*COS(2*([.$A26]-[.$B$3])*PI()/180)+([.$B$7])*[.R$11]" office:value-type="float" office:value="10.2551020917055" calcext:value-type="float">
            <text:p>10.2551020917</text:p>
          </table:table-cell>
          <table:table-cell table:formula="of:=0.5*([.$B$2]-[.$B$4]-2*[.$B$7])*(1-[.S$11])+0.5*([.$B$2]-[.$B$4])*(1-4*[.S$11]+3*([.S$11])^2)*COS(2*([.$A26]-[.$B$3])*PI()/180)+([.$B$7])*[.S$11]" office:value-type="float" office:value="7.68626502813622" calcext:value-type="float">
            <text:p>7.6862650281</text:p>
          </table:table-cell>
          <table:table-cell table:formula="of:=0.5*([.$B$2]-[.$B$4]-2*[.$B$7])*(1-[.T$11])+0.5*([.$B$2]-[.$B$4])*(1-4*[.T$11]+3*([.T$11])^2)*COS(2*([.$A26]-[.$B$3])*PI()/180)+([.$B$7])*[.T$11]" office:value-type="float" office:value="5.93841111748992" calcext:value-type="float">
            <text:p>5.9384111175</text:p>
          </table:table-cell>
          <table:table-cell table:formula="of:=0.5*([.$B$2]-[.$B$4]-2*[.$B$7])*(1-[.U$11])+0.5*([.$B$2]-[.$B$4])*(1-4*[.U$11]+3*([.U$11])^2)*COS(2*([.$A26]-[.$B$3])*PI()/180)+([.$B$7])*[.U$11]" office:value-type="float" office:value="4.71146667172755" calcext:value-type="float">
            <text:p>4.7114666717</text:p>
          </table:table-cell>
          <table:table-cell table:formula="of:=0.5*([.$B$2]-[.$B$4]-2*[.$B$7])*(1-[.V$11])+0.5*([.$B$2]-[.$B$4])*(1-4*[.V$11]+3*([.V$11])^2)*COS(2*([.$A26]-[.$B$3])*PI()/180)+([.$B$7])*[.V$11]" office:value-type="float" office:value="3.82865648520246" calcext:value-type="float">
            <text:p>3.8286564852</text:p>
          </table:table-cell>
          <table:table-cell table:formula="of:=0.5*([.$B$2]-[.$B$4]-2*[.$B$7])*(1-[.W$11])+0.5*([.$B$2]-[.$B$4])*(1-4*[.W$11]+3*([.W$11])^2)*COS(2*([.$A26]-[.$B$3])*PI()/180)+([.$B$7])*[.W$11]" office:value-type="float" office:value="3.18081841135714" calcext:value-type="float">
            <text:p>3.1808184114</text:p>
          </table:table-cell>
          <table:table-cell table:formula="of:=0.5*([.$B$2]-[.$B$4]-2*[.$B$7])*(1-[.X$11])+0.5*([.$B$2]-[.$B$4])*(1-4*[.X$11]+3*([.X$11])^2)*COS(2*([.$A26]-[.$B$3])*PI()/180)+([.$B$7])*[.X$11]" office:value-type="float" office:value="2.69787142974304" calcext:value-type="float">
            <text:p>2.6978714297</text:p>
          </table:table-cell>
          <table:table-cell table:formula="of:=0.5*([.$B$2]-[.$B$4]-2*[.$B$7])*(1-[.Y$11])+0.5*([.$B$2]-[.$B$4])*(1-4*[.Y$11]+3*([.Y$11])^2)*COS(2*([.$A26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6]-[.$B$3])*PI()/180)+([.$B$7])*[.Z$11]" office:value-type="float" office:value="1.75473015612657" calcext:value-type="float">
            <text:p>1.7547301561</text:p>
          </table:table-cell>
          <table:table-cell/>
          <table:table-cell table:formula="of:=[.$B$5]-(2*[.$B$6]*([.$B$2]-[.$B$4])*(1/[.C$11])*COS(2*([.$A26]-[.$B$3])*PI()/180))-[.$B$7]*[.C$11]" office:value-type="float" office:value="39.0043733639516" calcext:value-type="float">
            <text:p>39.004373364</text:p>
          </table:table-cell>
          <table:table-cell table:formula="of:=[.$B$5]-(2*[.$B$6]*([.$B$2]-[.$B$4])*(1/[.D$11])*COS(2*([.$A26]-[.$B$3])*PI()/180))-[.$B$7]*[.D$11]" office:value-type="float" office:value="40.7152480367419" calcext:value-type="float">
            <text:p>40.7152480367</text:p>
          </table:table-cell>
          <table:table-cell table:formula="of:=[.$B$5]-(2*[.$B$6]*([.$B$2]-[.$B$4])*(1/[.E$11])*COS(2*([.$A26]-[.$B$3])*PI()/180))-[.$B$7]*[.E$11]" office:value-type="float" office:value="40.9261227095323" calcext:value-type="float">
            <text:p>40.9261227095</text:p>
          </table:table-cell>
          <table:table-cell table:formula="of:=[.$B$5]-(2*[.$B$6]*([.$B$2]-[.$B$4])*(1/[.F$11])*COS(2*([.$A26]-[.$B$3])*PI()/180))-[.$B$7]*[.F$11]" office:value-type="float" office:value="40.1994973823226" calcext:value-type="float">
            <text:p>40.1994973823</text:p>
          </table:table-cell>
          <table:table-cell table:formula="of:=[.$B$5]-(2*[.$B$6]*([.$B$2]-[.$B$4])*(1/[.G$11])*COS(2*([.$A26]-[.$B$3])*PI()/180))-[.$B$7]*[.G$11]" office:value-type="float" office:value="38.8478720551129" calcext:value-type="float">
            <text:p>38.8478720551</text:p>
          </table:table-cell>
          <table:table-cell table:formula="of:=[.$B$5]-(2*[.$B$6]*([.$B$2]-[.$B$4])*(1/[.H$11])*COS(2*([.$A26]-[.$B$3])*PI()/180))-[.$B$7]*[.H$11]" office:value-type="float" office:value="37.0587467279032" calcext:value-type="float">
            <text:p>37.0587467279</text:p>
          </table:table-cell>
          <table:table-cell table:formula="of:=[.$B$5]-(2*[.$B$6]*([.$B$2]-[.$B$4])*(1/[.I$11])*COS(2*([.$A26]-[.$B$3])*PI()/180))-[.$B$7]*[.I$11]" office:value-type="float" office:value="34.9514395825117" calcext:value-type="float">
            <text:p>34.9514395825</text:p>
          </table:table-cell>
          <table:table-cell table:formula="of:=[.$B$5]-(2*[.$B$6]*([.$B$2]-[.$B$4])*(1/[.J$11])*COS(2*([.$A26]-[.$B$3])*PI()/180))-[.$B$7]*[.J$11]" office:value-type="float" office:value="32.6054960734839" calcext:value-type="float">
            <text:p>32.6054960735</text:p>
          </table:table-cell>
          <table:table-cell table:formula="of:=[.$B$5]-(2*[.$B$6]*([.$B$2]-[.$B$4])*(1/[.K$11])*COS(2*([.$A26]-[.$B$3])*PI()/180))-[.$B$7]*[.K$11]" office:value-type="float" office:value="30.0759861308896" calcext:value-type="float">
            <text:p>30.0759861309</text:p>
          </table:table-cell>
          <table:table-cell table:formula="of:=[.$B$5]-(2*[.$B$6]*([.$B$2]-[.$B$4])*(1/[.L$11])*COS(2*([.$A26]-[.$B$3])*PI()/180))-[.$B$7]*[.L$11]" office:value-type="float" office:value="27.4022454190645" calcext:value-type="float">
            <text:p>27.4022454191</text:p>
          </table:table-cell>
          <table:table-cell table:formula="of:=[.$B$5]-(2*[.$B$6]*([.$B$2]-[.$B$4])*(1/[.M$11])*COS(2*([.$A26]-[.$B$3])*PI()/180))-[.$B$7]*[.M$11]" office:value-type="float" office:value="24.6131200918548" calcext:value-type="float">
            <text:p>24.61312009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7]-[.$B$3])*PI()/180)-([.$B$8]-[.$B$7])*[.C$11]" office:value-type="float" office:value="9.81604390859822" calcext:value-type="float">
            <text:p>9.8160439086</text:p>
          </table:table-cell>
          <table:table-cell table:formula="of:=0.5*([.$B$2]+[.$B$4]-2*[.$B$7])*(1+[.D$11])-0.5*([.$B$2]-[.$B$4])*(1+3*([.D$11])^2)*COS(2*([.$A27]-[.$B$3])*PI()/180)-([.$B$7]-[.$B$8])*[.D$11]" office:value-type="float" office:value="22.2227838462111" calcext:value-type="float">
            <text:p>22.2227838462</text:p>
          </table:table-cell>
          <table:table-cell table:formula="of:=0.5*([.$B$2]+[.$B$4]-2*[.$B$7])*(1+[.E$11])-0.5*([.$B$2]-[.$B$4])*(1+3*([.E$11])^2)*COS(2*([.$A27]-[.$B$3])*PI()/180)-([.$B$7]-[.$B$8])*[.E$11]" office:value-type="float" office:value="26.5264767585009" calcext:value-type="float">
            <text:p>26.5264767585</text:p>
          </table:table-cell>
          <table:table-cell table:formula="of:=0.5*([.$B$2]+[.$B$4]-2*[.$B$7])*(1+[.F$11])-0.5*([.$B$2]-[.$B$4])*(1+3*([.F$11])^2)*COS(2*([.$A27]-[.$B$3])*PI()/180)-([.$B$7]-[.$B$8])*[.F$11]" office:value-type="float" office:value="28.8239457159967" calcext:value-type="float">
            <text:p>28.823945716</text:p>
          </table:table-cell>
          <table:table-cell table:formula="of:=0.5*([.$B$2]+[.$B$4]-2*[.$B$7])*(1+[.G$11])-0.5*([.$B$2]-[.$B$4])*(1+3*([.G$11])^2)*COS(2*([.$A27]-[.$B$3])*PI()/180)-([.$B$7]-[.$B$8])*[.G$11]" office:value-type="float" office:value="30.0595766967325" calcext:value-type="float">
            <text:p>30.0595766967</text:p>
          </table:table-cell>
          <table:table-cell table:formula="of:=0.5*([.$B$2]+[.$B$4]-2*[.$B$7])*(1+[.H$11])-0.5*([.$B$2]-[.$B$4])*(1+3*([.H$11])^2)*COS(2*([.$A27]-[.$B$3])*PI()/180)-([.$B$7]-[.$B$8])*[.H$11]" office:value-type="float" office:value="30.7007692100117" calcext:value-type="float">
            <text:p>30.70076921</text:p>
          </table:table-cell>
          <table:table-cell table:formula="of:=0.5*([.$B$2]+[.$B$4]-2*[.$B$7])*(1+[.I$11])-0.5*([.$B$2]-[.$B$4])*(1+3*([.I$11])^2)*COS(2*([.$A27]-[.$B$3])*PI()/180)-([.$B$7]-[.$B$8])*[.I$11]" office:value-type="float" office:value="30.995753318358" calcext:value-type="float">
            <text:p>30.9957533184</text:p>
          </table:table-cell>
          <table:table-cell table:formula="of:=0.5*([.$B$2]+[.$B$4]-2*[.$B$7])*(1+[.J$11])-0.5*([.$B$2]-[.$B$4])*(1+3*([.J$11])^2)*COS(2*([.$A27]-[.$B$3])*PI()/180)-([.$B$7]-[.$B$8])*[.J$11]" office:value-type="float" office:value="31.0837041944149" calcext:value-type="float">
            <text:p>31.0837041944</text:p>
          </table:table-cell>
          <table:table-cell table:formula="of:=0.5*([.$B$2]+[.$B$4]-2*[.$B$7])*(1+[.K$11])-0.5*([.$B$2]-[.$B$4])*(1+3*([.K$11])^2)*COS(2*([.$A27]-[.$B$3])*PI()/180)-([.$B$7]-[.$B$8])*[.K$11]" office:value-type="float" office:value="31.0460276829852" calcext:value-type="float">
            <text:p>31.046027683</text:p>
          </table:table-cell>
          <table:table-cell table:formula="of:=0.5*([.$B$2]+[.$B$4]-2*[.$B$7])*(1+[.L$11])-0.5*([.$B$2]-[.$B$4])*(1+3*([.L$11])^2)*COS(2*([.$A27]-[.$B$3])*PI()/180)-([.$B$7]-[.$B$8])*[.L$11]" office:value-type="float" office:value="30.9319488510588" calcext:value-type="float">
            <text:p>30.9319488511</text:p>
          </table:table-cell>
          <table:table-cell table:formula="of:=0.5*([.$B$2]+[.$B$4]-2*[.$B$7])*(1+[.M$11])-0.5*([.$B$2]-[.$B$4])*(1+3*([.M$11])^2)*COS(2*([.$A27]-[.$B$3])*PI()/180)-([.$B$7]-[.$B$8])*[.M$11]" office:value-type="float" office:value="30.7720146361994" calcext:value-type="float">
            <text:p>30.7720146362</text:p>
          </table:table-cell>
          <table:table-cell/>
          <table:table-cell table:formula="of:=0.5*([.$B$2]-[.$B$4]-2*[.$B$7])*(1-[.O$11])+0.5*([.$B$2]-[.$B$4])*(1-4*[.O$11]+3*([.O$11])^2)*COS(2*([.$A27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7]-[.$B$3])*PI()/180)+([.$B$7])*[.P$11]" office:value-type="float" office:value="20.0405860776207" calcext:value-type="float">
            <text:p>20.0405860776</text:p>
          </table:table-cell>
          <table:table-cell table:formula="of:=0.5*([.$B$2]-[.$B$4]-2*[.$B$7])*(1-[.Q$11])+0.5*([.$B$2]-[.$B$4])*(1-4*[.Q$11]+3*([.Q$11])^2)*COS(2*([.$A27]-[.$B$3])*PI()/180)+([.$B$7])*[.Q$11]" office:value-type="float" office:value="13.5564117476407" calcext:value-type="float">
            <text:p>13.5564117476</text:p>
          </table:table-cell>
          <table:table-cell table:formula="of:=0.5*([.$B$2]-[.$B$4]-2*[.$B$7])*(1-[.R$11])+0.5*([.$B$2]-[.$B$4])*(1-4*[.R$11]+3*([.R$11])^2)*COS(2*([.$A27]-[.$B$3])*PI()/180)+([.$B$7])*[.R$11]" office:value-type="float" office:value="9.6235817268772" calcext:value-type="float">
            <text:p>9.6235817269</text:p>
          </table:table-cell>
          <table:table-cell table:formula="of:=0.5*([.$B$2]-[.$B$4]-2*[.$B$7])*(1-[.S$11])+0.5*([.$B$2]-[.$B$4])*(1-4*[.S$11]+3*([.S$11])^2)*COS(2*([.$A27]-[.$B$3])*PI()/180)+([.$B$7])*[.S$11]" office:value-type="float" office:value="7.11600325248877" calcext:value-type="float">
            <text:p>7.1160032525</text:p>
          </table:table-cell>
          <table:table-cell table:formula="of:=0.5*([.$B$2]-[.$B$4]-2*[.$B$7])*(1-[.T$11])+0.5*([.$B$2]-[.$B$4])*(1-4*[.T$11]+3*([.T$11])^2)*COS(2*([.$A27]-[.$B$3])*PI()/180)+([.$B$7])*[.T$11]" office:value-type="float" office:value="5.45725274428739" calcext:value-type="float">
            <text:p>5.4572527443</text:p>
          </table:table-cell>
          <table:table-cell table:formula="of:=0.5*([.$B$2]-[.$B$4]-2*[.$B$7])*(1-[.U$11])+0.5*([.$B$2]-[.$B$4])*(1-4*[.U$11]+3*([.U$11])^2)*COS(2*([.$A27]-[.$B$3])*PI()/180)+([.$B$7])*[.U$11]" office:value-type="float" office:value="4.32972118555034" calcext:value-type="float">
            <text:p>4.3297211856</text:p>
          </table:table-cell>
          <table:table-cell table:formula="of:=0.5*([.$B$2]-[.$B$4]-2*[.$B$7])*(1-[.V$11])+0.5*([.$B$2]-[.$B$4])*(1-4*[.V$11]+3*([.V$11])^2)*COS(2*([.$A27]-[.$B$3])*PI()/180)+([.$B$7])*[.V$11]" office:value-type="float" office:value="3.54798076750098" calcext:value-type="float">
            <text:p>3.5479807675</text:p>
          </table:table-cell>
          <table:table-cell table:formula="of:=0.5*([.$B$2]-[.$B$4]-2*[.$B$7])*(1-[.W$11])+0.5*([.$B$2]-[.$B$4])*(1-4*[.W$11]+3*([.W$11])^2)*COS(2*([.$A27]-[.$B$3])*PI()/180)+([.$B$7])*[.W$11]" office:value-type="float" office:value="2.99860458955263" calcext:value-type="float">
            <text:p>2.9986045896</text:p>
          </table:table-cell>
          <table:table-cell table:formula="of:=0.5*([.$B$2]-[.$B$4]-2*[.$B$7])*(1-[.X$11])+0.5*([.$B$2]-[.$B$4])*(1-4*[.X$11]+3*([.X$11])^2)*COS(2*([.$A27]-[.$B$3])*PI()/180)+([.$B$7])*[.X$11]" office:value-type="float" office:value="2.60949540201197" calcext:value-type="float">
            <text:p>2.609495402</text:p>
          </table:table-cell>
          <table:table-cell table:formula="of:=0.5*([.$B$2]-[.$B$4]-2*[.$B$7])*(1-[.Y$11])+0.5*([.$B$2]-[.$B$4])*(1-4*[.Y$11]+3*([.Y$11])^2)*COS(2*([.$A27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7]-[.$B$3])*PI()/180)+([.$B$7])*[.Z$11]" office:value-type="float" office:value="1.95112132886229" calcext:value-type="float">
            <text:p>1.9511213289</text:p>
          </table:table-cell>
          <table:table-cell/>
          <table:table-cell table:formula="of:=[.$B$5]-(2*[.$B$6]*([.$B$2]-[.$B$4])*(1/[.C$11])*COS(2*([.$A27]-[.$B$3])*PI()/180))-[.$B$7]*[.C$11]" office:value-type="float" office:value="36.6948131725795" calcext:value-type="float">
            <text:p>36.6948131726</text:p>
          </table:table-cell>
          <table:table-cell table:formula="of:=[.$B$5]-(2*[.$B$6]*([.$B$2]-[.$B$4])*(1/[.D$11])*COS(2*([.$A27]-[.$B$3])*PI()/180))-[.$B$7]*[.D$11]" office:value-type="float" office:value="37.9437758070954" calcext:value-type="float">
            <text:p>37.9437758071</text:p>
          </table:table-cell>
          <table:table-cell table:formula="of:=[.$B$5]-(2*[.$B$6]*([.$B$2]-[.$B$4])*(1/[.E$11])*COS(2*([.$A27]-[.$B$3])*PI()/180))-[.$B$7]*[.E$11]" office:value-type="float" office:value="37.6927384416113" calcext:value-type="float">
            <text:p>37.6927384416</text:p>
          </table:table-cell>
          <table:table-cell table:formula="of:=[.$B$5]-(2*[.$B$6]*([.$B$2]-[.$B$4])*(1/[.F$11])*COS(2*([.$A27]-[.$B$3])*PI()/180))-[.$B$7]*[.F$11]" office:value-type="float" office:value="36.5042010761271" calcext:value-type="float">
            <text:p>36.5042010761</text:p>
          </table:table-cell>
          <table:table-cell table:formula="of:=[.$B$5]-(2*[.$B$6]*([.$B$2]-[.$B$4])*(1/[.G$11])*COS(2*([.$A27]-[.$B$3])*PI()/180))-[.$B$7]*[.G$11]" office:value-type="float" office:value="34.690663710643" calcext:value-type="float">
            <text:p>34.6906637106</text:p>
          </table:table-cell>
          <table:table-cell table:formula="of:=[.$B$5]-(2*[.$B$6]*([.$B$2]-[.$B$4])*(1/[.H$11])*COS(2*([.$A27]-[.$B$3])*PI()/180))-[.$B$7]*[.H$11]" office:value-type="float" office:value="32.4396263451589" calcext:value-type="float">
            <text:p>32.4396263452</text:p>
          </table:table-cell>
          <table:table-cell table:formula="of:=[.$B$5]-(2*[.$B$6]*([.$B$2]-[.$B$4])*(1/[.I$11])*COS(2*([.$A27]-[.$B$3])*PI()/180))-[.$B$7]*[.I$11]" office:value-type="float" office:value="29.870407161493" calcext:value-type="float">
            <text:p>29.8704071615</text:p>
          </table:table-cell>
          <table:table-cell table:formula="of:=[.$B$5]-(2*[.$B$6]*([.$B$2]-[.$B$4])*(1/[.J$11])*COS(2*([.$A27]-[.$B$3])*PI()/180))-[.$B$7]*[.J$11]" office:value-type="float" office:value="27.0625516141907" calcext:value-type="float">
            <text:p>27.0625516142</text:p>
          </table:table-cell>
          <table:table-cell table:formula="of:=[.$B$5]-(2*[.$B$6]*([.$B$2]-[.$B$4])*(1/[.K$11])*COS(2*([.$A27]-[.$B$3])*PI()/180))-[.$B$7]*[.K$11]" office:value-type="float" office:value="24.071129633322" calcext:value-type="float">
            <text:p>24.0711296333</text:p>
          </table:table-cell>
          <table:table-cell table:formula="of:=[.$B$5]-(2*[.$B$6]*([.$B$2]-[.$B$4])*(1/[.L$11])*COS(2*([.$A27]-[.$B$3])*PI()/180))-[.$B$7]*[.L$11]" office:value-type="float" office:value="20.9354768832225" calcext:value-type="float">
            <text:p>20.9354768832</text:p>
          </table:table-cell>
          <table:table-cell table:formula="of:=[.$B$5]-(2*[.$B$6]*([.$B$2]-[.$B$4])*(1/[.M$11])*COS(2*([.$A27]-[.$B$3])*PI()/180))-[.$B$7]*[.M$11]" office:value-type="float" office:value="17.6844395177384" calcext:value-type="float">
            <text:p>17.68443951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8]-[.$B$3])*PI()/180)-([.$B$8]-[.$B$7])*[.C$11]" office:value-type="float" office:value="4.14366819948505" calcext:value-type="float">
            <text:p>4.1436681995</text:p>
          </table:table-cell>
          <table:table-cell table:formula="of:=0.5*([.$B$2]+[.$B$4]-2*[.$B$7])*(1+[.D$11])-0.5*([.$B$2]-[.$B$4])*(1+3*([.D$11])^2)*COS(2*([.$A28]-[.$B$3])*PI()/180)-([.$B$7]-[.$B$8])*[.D$11]" office:value-type="float" office:value="17.8503275704364" calcext:value-type="float">
            <text:p>17.8503275704</text:p>
          </table:table-cell>
          <table:table-cell table:formula="of:=0.5*([.$B$2]+[.$B$4]-2*[.$B$7])*(1+[.E$11])-0.5*([.$B$2]-[.$B$4])*(1+3*([.E$11])^2)*COS(2*([.$A28]-[.$B$3])*PI()/180)-([.$B$7]-[.$B$8])*[.E$11]" office:value-type="float" office:value="22.937830901715" calcext:value-type="float">
            <text:p>22.9378309017</text:p>
          </table:table-cell>
          <table:table-cell table:formula="of:=0.5*([.$B$2]+[.$B$4]-2*[.$B$7])*(1+[.F$11])-0.5*([.$B$2]-[.$B$4])*(1+3*([.F$11])^2)*COS(2*([.$A28]-[.$B$3])*PI()/180)-([.$B$7]-[.$B$8])*[.F$11]" office:value-type="float" office:value="25.7440229676891" calcext:value-type="float">
            <text:p>25.7440229677</text:p>
          </table:table-cell>
          <table:table-cell table:formula="of:=0.5*([.$B$2]+[.$B$4]-2*[.$B$7])*(1+[.G$11])-0.5*([.$B$2]-[.$B$4])*(1+3*([.G$11])^2)*COS(2*([.$A28]-[.$B$3])*PI()/180)-([.$B$7]-[.$B$8])*[.G$11]" office:value-type="float" office:value="27.3284328367891" calcext:value-type="float">
            <text:p>27.3284328368</text:p>
          </table:table-cell>
          <table:table-cell table:formula="of:=0.5*([.$B$2]+[.$B$4]-2*[.$B$7])*(1+[.H$11])-0.5*([.$B$2]-[.$B$4])*(1+3*([.H$11])^2)*COS(2*([.$A28]-[.$B$3])*PI()/180)-([.$B$7]-[.$B$8])*[.H$11]" office:value-type="float" office:value="28.2191048372747" calcext:value-type="float">
            <text:p>28.2191048373</text:p>
          </table:table-cell>
          <table:table-cell table:formula="of:=0.5*([.$B$2]+[.$B$4]-2*[.$B$7])*(1+[.I$11])-0.5*([.$B$2]-[.$B$4])*(1+3*([.I$11])^2)*COS(2*([.$A28]-[.$B$3])*PI()/180)-([.$B$7]-[.$B$8])*[.I$11]" office:value-type="float" office:value="28.6986755518576" calcext:value-type="float">
            <text:p>28.6986755519</text:p>
          </table:table-cell>
          <table:table-cell table:formula="of:=0.5*([.$B$2]+[.$B$4]-2*[.$B$7])*(1+[.J$11])-0.5*([.$B$2]-[.$B$4])*(1+3*([.J$11])^2)*COS(2*([.$A28]-[.$B$3])*PI()/180)-([.$B$7]-[.$B$8])*[.J$11]" office:value-type="float" office:value="28.9270196800125" calcext:value-type="float">
            <text:p>28.92701968</text:p>
          </table:table-cell>
          <table:table-cell table:formula="of:=0.5*([.$B$2]+[.$B$4]-2*[.$B$7])*(1+[.K$11])-0.5*([.$B$2]-[.$B$4])*(1+3*([.K$11])^2)*COS(2*([.$A28]-[.$B$3])*PI()/180)-([.$B$7]-[.$B$8])*[.K$11]" office:value-type="float" office:value="28.9986021311751" calcext:value-type="float">
            <text:p>28.9986021312</text:p>
          </table:table-cell>
          <table:table-cell table:formula="of:=0.5*([.$B$2]+[.$B$4]-2*[.$B$7])*(1+[.L$11])-0.5*([.$B$2]-[.$B$4])*(1+3*([.L$11])^2)*COS(2*([.$A28]-[.$B$3])*PI()/180)-([.$B$7]-[.$B$8])*[.L$11]" office:value-type="float" office:value="28.9712169414036" calcext:value-type="float">
            <text:p>28.9712169414</text:p>
          </table:table-cell>
          <table:table-cell table:formula="of:=0.5*([.$B$2]+[.$B$4]-2*[.$B$7])*(1+[.M$11])-0.5*([.$B$2]-[.$B$4])*(1+3*([.M$11])^2)*COS(2*([.$A28]-[.$B$3])*PI()/180)-([.$B$7]-[.$B$8])*[.M$11]" office:value-type="float" office:value="28.8812227331617" calcext:value-type="float">
            <text:p>28.8812227332</text:p>
          </table:table-cell>
          <table:table-cell/>
          <table:table-cell table:formula="of:=0.5*([.$B$2]-[.$B$4]-2*[.$B$7])*(1-[.O$11])+0.5*([.$B$2]-[.$B$4])*(1-4*[.O$11]+3*([.O$11])^2)*COS(2*([.$A28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8]-[.$B$3])*PI()/180)+([.$B$7])*[.P$11]" office:value-type="float" office:value="19.6860625958011" calcext:value-type="float">
            <text:p>19.6860625958</text:p>
          </table:table-cell>
          <table:table-cell table:formula="of:=0.5*([.$B$2]-[.$B$4]-2*[.$B$7])*(1-[.Q$11])+0.5*([.$B$2]-[.$B$4])*(1-4*[.Q$11]+3*([.Q$11])^2)*COS(2*([.$A28]-[.$B$3])*PI()/180)+([.$B$7])*[.Q$11]" office:value-type="float" office:value="13.0933606693457" calcext:value-type="float">
            <text:p>13.0933606693</text:p>
          </table:table-cell>
          <table:table-cell table:formula="of:=0.5*([.$B$2]-[.$B$4]-2*[.$B$7])*(1-[.R$11])+0.5*([.$B$2]-[.$B$4])*(1-4*[.R$11]+3*([.R$11])^2)*COS(2*([.$A28]-[.$B$3])*PI()/180)+([.$B$7])*[.R$11]" office:value-type="float" office:value="9.15826965698901" calcext:value-type="float">
            <text:p>9.158269657</text:p>
          </table:table-cell>
          <table:table-cell table:formula="of:=0.5*([.$B$2]-[.$B$4]-2*[.$B$7])*(1-[.S$11])+0.5*([.$B$2]-[.$B$4])*(1-4*[.S$11]+3*([.S$11])^2)*COS(2*([.$A28]-[.$B$3])*PI()/180)+([.$B$7])*[.S$11]" office:value-type="float" office:value="6.69582727403595" calcext:value-type="float">
            <text:p>6.695827274</text:p>
          </table:table-cell>
          <table:table-cell table:formula="of:=0.5*([.$B$2]-[.$B$4]-2*[.$B$7])*(1-[.T$11])+0.5*([.$B$2]-[.$B$4])*(1-4*[.T$11]+3*([.T$11])^2)*COS(2*([.$A28]-[.$B$3])*PI()/180)+([.$B$7])*[.T$11]" office:value-type="float" office:value="5.10272926246781" calcext:value-type="float">
            <text:p>5.1027292625</text:p>
          </table:table-cell>
          <table:table-cell table:formula="of:=0.5*([.$B$2]-[.$B$4]-2*[.$B$7])*(1-[.U$11])+0.5*([.$B$2]-[.$B$4])*(1-4*[.U$11]+3*([.U$11])^2)*COS(2*([.$A28]-[.$B$3])*PI()/180)+([.$B$7])*[.U$11]" office:value-type="float" office:value="4.04844635699927" calcext:value-type="float">
            <text:p>4.048446357</text:p>
          </table:table-cell>
          <table:table-cell table:formula="of:=0.5*([.$B$2]-[.$B$4]-2*[.$B$7])*(1-[.V$11])+0.5*([.$B$2]-[.$B$4])*(1-4*[.V$11]+3*([.V$11])^2)*COS(2*([.$A28]-[.$B$3])*PI()/180)+([.$B$7])*[.V$11]" office:value-type="float" office:value="3.34117540310623" calcext:value-type="float">
            <text:p>3.3411754031</text:p>
          </table:table-cell>
          <table:table-cell table:formula="of:=0.5*([.$B$2]-[.$B$4]-2*[.$B$7])*(1-[.W$11])+0.5*([.$B$2]-[.$B$4])*(1-4*[.W$11]+3*([.W$11])^2)*COS(2*([.$A28]-[.$B$3])*PI()/180)+([.$B$7])*[.W$11]" office:value-type="float" office:value="2.86434717631918" calcext:value-type="float">
            <text:p>2.8643471763</text:p>
          </table:table-cell>
          <table:table-cell table:formula="of:=0.5*([.$B$2]-[.$B$4]-2*[.$B$7])*(1-[.X$11])+0.5*([.$B$2]-[.$B$4])*(1-4*[.X$11]+3*([.X$11])^2)*COS(2*([.$A28]-[.$B$3])*PI()/180)+([.$B$7])*[.X$11]" office:value-type="float" office:value="2.54437884412674" calcext:value-type="float">
            <text:p>2.5443788441</text:p>
          </table:table-cell>
          <table:table-cell table:formula="of:=0.5*([.$B$2]-[.$B$4]-2*[.$B$7])*(1-[.Y$11])+0.5*([.$B$2]-[.$B$4])*(1-4*[.Y$11]+3*([.Y$11])^2)*COS(2*([.$A28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8]-[.$B$3])*PI()/180)+([.$B$7])*[.Z$11]" office:value-type="float" office:value="2.09582479082946" calcext:value-type="float">
            <text:p>2.0958247908</text:p>
          </table:table-cell>
          <table:table-cell/>
          <table:table-cell table:formula="of:=[.$B$5]-(2*[.$B$6]*([.$B$2]-[.$B$4])*(1/[.C$11])*COS(2*([.$A28]-[.$B$3])*PI()/180))-[.$B$7]*[.C$11]" office:value-type="float" office:value="34.9931004598455" calcext:value-type="float">
            <text:p>34.9931004598</text:p>
          </table:table-cell>
          <table:table-cell table:formula="of:=[.$B$5]-(2*[.$B$6]*([.$B$2]-[.$B$4])*(1/[.D$11])*COS(2*([.$A28]-[.$B$3])*PI()/180))-[.$B$7]*[.D$11]" office:value-type="float" office:value="35.9017205518146" calcext:value-type="float">
            <text:p>35.9017205518</text:p>
          </table:table-cell>
          <table:table-cell table:formula="of:=[.$B$5]-(2*[.$B$6]*([.$B$2]-[.$B$4])*(1/[.E$11])*COS(2*([.$A28]-[.$B$3])*PI()/180))-[.$B$7]*[.E$11]" office:value-type="float" office:value="35.3103406437837" calcext:value-type="float">
            <text:p>35.3103406438</text:p>
          </table:table-cell>
          <table:table-cell table:formula="of:=[.$B$5]-(2*[.$B$6]*([.$B$2]-[.$B$4])*(1/[.F$11])*COS(2*([.$A28]-[.$B$3])*PI()/180))-[.$B$7]*[.F$11]" office:value-type="float" office:value="33.7814607357528" calcext:value-type="float">
            <text:p>33.7814607358</text:p>
          </table:table-cell>
          <table:table-cell table:formula="of:=[.$B$5]-(2*[.$B$6]*([.$B$2]-[.$B$4])*(1/[.G$11])*COS(2*([.$A28]-[.$B$3])*PI()/180))-[.$B$7]*[.G$11]" office:value-type="float" office:value="31.6275808277219" calcext:value-type="float">
            <text:p>31.6275808277</text:p>
          </table:table-cell>
          <table:table-cell table:formula="of:=[.$B$5]-(2*[.$B$6]*([.$B$2]-[.$B$4])*(1/[.H$11])*COS(2*([.$A28]-[.$B$3])*PI()/180))-[.$B$7]*[.H$11]" office:value-type="float" office:value="29.036200919691" calcext:value-type="float">
            <text:p>29.0362009197</text:p>
          </table:table-cell>
          <table:table-cell table:formula="of:=[.$B$5]-(2*[.$B$6]*([.$B$2]-[.$B$4])*(1/[.I$11])*COS(2*([.$A28]-[.$B$3])*PI()/180))-[.$B$7]*[.I$11]" office:value-type="float" office:value="26.1266391934783" calcext:value-type="float">
            <text:p>26.1266391935</text:p>
          </table:table-cell>
          <table:table-cell table:formula="of:=[.$B$5]-(2*[.$B$6]*([.$B$2]-[.$B$4])*(1/[.J$11])*COS(2*([.$A28]-[.$B$3])*PI()/180))-[.$B$7]*[.J$11]" office:value-type="float" office:value="22.9784411036292" calcext:value-type="float">
            <text:p>22.9784411036</text:p>
          </table:table-cell>
          <table:table-cell table:formula="of:=[.$B$5]-(2*[.$B$6]*([.$B$2]-[.$B$4])*(1/[.K$11])*COS(2*([.$A28]-[.$B$3])*PI()/180))-[.$B$7]*[.K$11]" office:value-type="float" office:value="19.6466765802137" calcext:value-type="float">
            <text:p>19.6466765802</text:p>
          </table:table-cell>
          <table:table-cell table:formula="of:=[.$B$5]-(2*[.$B$6]*([.$B$2]-[.$B$4])*(1/[.L$11])*COS(2*([.$A28]-[.$B$3])*PI()/180))-[.$B$7]*[.L$11]" office:value-type="float" office:value="16.1706812875674" calcext:value-type="float">
            <text:p>16.1706812876</text:p>
          </table:table-cell>
          <table:table-cell table:formula="of:=[.$B$5]-(2*[.$B$6]*([.$B$2]-[.$B$4])*(1/[.M$11])*COS(2*([.$A28]-[.$B$3])*PI()/180))-[.$B$7]*[.M$11]" office:value-type="float" office:value="12.5793013795365" calcext:value-type="float">
            <text:p>12.57930137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29]-[.$B$3])*PI()/180)-([.$B$8]-[.$B$7])*[.C$11]" office:value-type="float" office:value="0.66980301805998" calcext:value-type="float">
            <text:p>0.6698030181</text:p>
          </table:table-cell>
          <table:table-cell table:formula="of:=0.5*([.$B$2]+[.$B$4]-2*[.$B$7])*(1+[.D$11])-0.5*([.$B$2]-[.$B$4])*(1+3*([.D$11])^2)*COS(2*([.$A29]-[.$B$3])*PI()/180)-([.$B$7]-[.$B$8])*[.D$11]" office:value-type="float" office:value="15.1725564930879" calcext:value-type="float">
            <text:p>15.1725564931</text:p>
          </table:table-cell>
          <table:table-cell table:formula="of:=0.5*([.$B$2]+[.$B$4]-2*[.$B$7])*(1+[.E$11])-0.5*([.$B$2]-[.$B$4])*(1+3*([.E$11])^2)*COS(2*([.$A29]-[.$B$3])*PI()/180)-([.$B$7]-[.$B$8])*[.E$11]" office:value-type="float" office:value="20.7400794604053" calcext:value-type="float">
            <text:p>20.7400794604</text:p>
          </table:table-cell>
          <table:table-cell table:formula="of:=0.5*([.$B$2]+[.$B$4]-2*[.$B$7])*(1+[.F$11])-0.5*([.$B$2]-[.$B$4])*(1+3*([.F$11])^2)*COS(2*([.$A29]-[.$B$3])*PI()/180)-([.$B$7]-[.$B$8])*[.F$11]" office:value-type="float" office:value="23.8578227324623" calcext:value-type="float">
            <text:p>23.8578227325</text:p>
          </table:table-cell>
          <table:table-cell table:formula="of:=0.5*([.$B$2]+[.$B$4]-2*[.$B$7])*(1+[.G$11])-0.5*([.$B$2]-[.$B$4])*(1+3*([.G$11])^2)*COS(2*([.$A29]-[.$B$3])*PI()/180)-([.$B$7]-[.$B$8])*[.G$11]" office:value-type="float" office:value="25.6558310827696" calcext:value-type="float">
            <text:p>25.6558310828</text:p>
          </table:table-cell>
          <table:table-cell table:formula="of:=0.5*([.$B$2]+[.$B$4]-2*[.$B$7])*(1+[.H$11])-0.5*([.$B$2]-[.$B$4])*(1+3*([.H$11])^2)*COS(2*([.$A29]-[.$B$3])*PI()/180)-([.$B$7]-[.$B$8])*[.H$11]" office:value-type="float" office:value="26.6992888204012" calcext:value-type="float">
            <text:p>26.6992888204</text:p>
          </table:table-cell>
          <table:table-cell table:formula="of:=0.5*([.$B$2]+[.$B$4]-2*[.$B$7])*(1+[.I$11])-0.5*([.$B$2]-[.$B$4])*(1+3*([.I$11])^2)*COS(2*([.$A29]-[.$B$3])*PI()/180)-([.$B$7]-[.$B$8])*[.I$11]" office:value-type="float" office:value="27.2919037015284" calcext:value-type="float">
            <text:p>27.2919037015</text:p>
          </table:table-cell>
          <table:table-cell table:formula="of:=0.5*([.$B$2]+[.$B$4]-2*[.$B$7])*(1+[.J$11])-0.5*([.$B$2]-[.$B$4])*(1+3*([.J$11])^2)*COS(2*([.$A29]-[.$B$3])*PI()/180)-([.$B$7]-[.$B$8])*[.J$11]" office:value-type="float" office:value="27.6062271891582" calcext:value-type="float">
            <text:p>27.6062271892</text:p>
          </table:table-cell>
          <table:table-cell table:formula="of:=0.5*([.$B$2]+[.$B$4]-2*[.$B$7])*(1+[.K$11])-0.5*([.$B$2]-[.$B$4])*(1+3*([.K$11])^2)*COS(2*([.$A29]-[.$B$3])*PI()/180)-([.$B$7]-[.$B$8])*[.K$11]" office:value-type="float" office:value="27.7447217994181" calcext:value-type="float">
            <text:p>27.7447217994</text:p>
          </table:table-cell>
          <table:table-cell table:formula="of:=0.5*([.$B$2]+[.$B$4]-2*[.$B$7])*(1+[.L$11])-0.5*([.$B$2]-[.$B$4])*(1+3*([.L$11])^2)*COS(2*([.$A29]-[.$B$3])*PI()/180)-([.$B$7]-[.$B$8])*[.L$11]" office:value-type="float" office:value="27.770429359559" calcext:value-type="float">
            <text:p>27.7704293596</text:p>
          </table:table-cell>
          <table:table-cell table:formula="of:=0.5*([.$B$2]+[.$B$4]-2*[.$B$7])*(1+[.M$11])-0.5*([.$B$2]-[.$B$4])*(1+3*([.M$11])^2)*COS(2*([.$A29]-[.$B$3])*PI()/180)-([.$B$7]-[.$B$8])*[.M$11]" office:value-type="float" office:value="27.7232676726867" calcext:value-type="float">
            <text:p>27.7232676727</text:p>
          </table:table-cell>
          <table:table-cell/>
          <table:table-cell table:formula="of:=0.5*([.$B$2]-[.$B$4]-2*[.$B$7])*(1-[.O$11])+0.5*([.$B$2]-[.$B$4])*(1-4*[.O$11]+3*([.O$11])^2)*COS(2*([.$A29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29]-[.$B$3])*PI()/180)+([.$B$7])*[.P$11]" office:value-type="float" office:value="19.4689460219621" calcext:value-type="float">
            <text:p>19.468946022</text:p>
          </table:table-cell>
          <table:table-cell table:formula="of:=0.5*([.$B$2]-[.$B$4]-2*[.$B$7])*(1-[.Q$11])+0.5*([.$B$2]-[.$B$4])*(1-4*[.Q$11]+3*([.Q$11])^2)*COS(2*([.$A29]-[.$B$3])*PI()/180)+([.$B$7])*[.Q$11]" office:value-type="float" office:value="12.809779838209" calcext:value-type="float">
            <text:p>12.8097798382</text:p>
          </table:table-cell>
          <table:table-cell table:formula="of:=0.5*([.$B$2]-[.$B$4]-2*[.$B$7])*(1-[.R$11])+0.5*([.$B$2]-[.$B$4])*(1-4*[.R$11]+3*([.R$11])^2)*COS(2*([.$A29]-[.$B$3])*PI()/180)+([.$B$7])*[.R$11]" office:value-type="float" office:value="8.87330415382523" calcext:value-type="float">
            <text:p>8.8733041538</text:p>
          </table:table-cell>
          <table:table-cell table:formula="of:=0.5*([.$B$2]-[.$B$4]-2*[.$B$7])*(1-[.S$11])+0.5*([.$B$2]-[.$B$4])*(1-4*[.S$11]+3*([.S$11])^2)*COS(2*([.$A29]-[.$B$3])*PI()/180)+([.$B$7])*[.S$11]" office:value-type="float" office:value="6.43850392726372" calcext:value-type="float">
            <text:p>6.4385039273</text:p>
          </table:table-cell>
          <table:table-cell table:formula="of:=0.5*([.$B$2]-[.$B$4]-2*[.$B$7])*(1-[.T$11])+0.5*([.$B$2]-[.$B$4])*(1-4*[.T$11]+3*([.T$11])^2)*COS(2*([.$A29]-[.$B$3])*PI()/180)+([.$B$7])*[.T$11]" office:value-type="float" office:value="4.88561268862875" calcext:value-type="float">
            <text:p>4.8856126886</text:p>
          </table:table-cell>
          <table:table-cell table:formula="of:=0.5*([.$B$2]-[.$B$4]-2*[.$B$7])*(1-[.U$11])+0.5*([.$B$2]-[.$B$4])*(1-4*[.U$11]+3*([.U$11])^2)*COS(2*([.$A29]-[.$B$3])*PI()/180)+([.$B$7])*[.U$11]" office:value-type="float" office:value="3.87618857940794" calcext:value-type="float">
            <text:p>3.8761885794</text:p>
          </table:table-cell>
          <table:table-cell table:formula="of:=0.5*([.$B$2]-[.$B$4]-2*[.$B$7])*(1-[.V$11])+0.5*([.$B$2]-[.$B$4])*(1-4*[.V$11]+3*([.V$11])^2)*COS(2*([.$A29]-[.$B$3])*PI()/180)+([.$B$7])*[.V$11]" office:value-type="float" office:value="3.21452406836678" calcext:value-type="float">
            <text:p>3.2145240684</text:p>
          </table:table-cell>
          <table:table-cell table:formula="of:=0.5*([.$B$2]-[.$B$4]-2*[.$B$7])*(1-[.W$11])+0.5*([.$B$2]-[.$B$4])*(1-4*[.W$11]+3*([.W$11])^2)*COS(2*([.$A29]-[.$B$3])*PI()/180)+([.$B$7])*[.W$11]" office:value-type="float" office:value="2.78212551522036" calcext:value-type="float">
            <text:p>2.7821255152</text:p>
          </table:table-cell>
          <table:table-cell table:formula="of:=0.5*([.$B$2]-[.$B$4]-2*[.$B$7])*(1-[.X$11])+0.5*([.$B$2]-[.$B$4])*(1-4*[.X$11]+3*([.X$11])^2)*COS(2*([.$A29]-[.$B$3])*PI()/180)+([.$B$7])*[.X$11]" office:value-type="float" office:value="2.50450028974813" calcext:value-type="float">
            <text:p>2.5045002897</text:p>
          </table:table-cell>
          <table:table-cell table:formula="of:=0.5*([.$B$2]-[.$B$4]-2*[.$B$7])*(1-[.Y$11])+0.5*([.$B$2]-[.$B$4])*(1-4*[.Y$11]+3*([.Y$11])^2)*COS(2*([.$A29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29]-[.$B$3])*PI()/180)+([.$B$7])*[.Z$11]" office:value-type="float" office:value="2.18444380055969" calcext:value-type="float">
            <text:p>2.1844438006</text:p>
          </table:table-cell>
          <table:table-cell/>
          <table:table-cell table:formula="of:=[.$B$5]-(2*[.$B$6]*([.$B$2]-[.$B$4])*(1/[.C$11])*COS(2*([.$A29]-[.$B$3])*PI()/180))-[.$B$7]*[.C$11]" office:value-type="float" office:value="33.950940905418" calcext:value-type="float">
            <text:p>33.9509409054</text:p>
          </table:table-cell>
          <table:table-cell table:formula="of:=[.$B$5]-(2*[.$B$6]*([.$B$2]-[.$B$4])*(1/[.D$11])*COS(2*([.$A29]-[.$B$3])*PI()/180))-[.$B$7]*[.D$11]" office:value-type="float" office:value="34.6511290865016" calcext:value-type="float">
            <text:p>34.6511290865</text:p>
          </table:table-cell>
          <table:table-cell table:formula="of:=[.$B$5]-(2*[.$B$6]*([.$B$2]-[.$B$4])*(1/[.E$11])*COS(2*([.$A29]-[.$B$3])*PI()/180))-[.$B$7]*[.E$11]" office:value-type="float" office:value="33.8513172675852" calcext:value-type="float">
            <text:p>33.8513172676</text:p>
          </table:table-cell>
          <table:table-cell table:formula="of:=[.$B$5]-(2*[.$B$6]*([.$B$2]-[.$B$4])*(1/[.F$11])*COS(2*([.$A29]-[.$B$3])*PI()/180))-[.$B$7]*[.F$11]" office:value-type="float" office:value="32.1140054486688" calcext:value-type="float">
            <text:p>32.1140054487</text:p>
          </table:table-cell>
          <table:table-cell table:formula="of:=[.$B$5]-(2*[.$B$6]*([.$B$2]-[.$B$4])*(1/[.G$11])*COS(2*([.$A29]-[.$B$3])*PI()/180))-[.$B$7]*[.G$11]" office:value-type="float" office:value="29.7516936297524" calcext:value-type="float">
            <text:p>29.7516936298</text:p>
          </table:table-cell>
          <table:table-cell table:formula="of:=[.$B$5]-(2*[.$B$6]*([.$B$2]-[.$B$4])*(1/[.H$11])*COS(2*([.$A29]-[.$B$3])*PI()/180))-[.$B$7]*[.H$11]" office:value-type="float" office:value="26.951881810836" calcext:value-type="float">
            <text:p>26.9518818108</text:p>
          </table:table-cell>
          <table:table-cell table:formula="of:=[.$B$5]-(2*[.$B$6]*([.$B$2]-[.$B$4])*(1/[.I$11])*COS(2*([.$A29]-[.$B$3])*PI()/180))-[.$B$7]*[.I$11]" office:value-type="float" office:value="23.8338881737378" calcext:value-type="float">
            <text:p>23.8338881737</text:p>
          </table:table-cell>
          <table:table-cell table:formula="of:=[.$B$5]-(2*[.$B$6]*([.$B$2]-[.$B$4])*(1/[.J$11])*COS(2*([.$A29]-[.$B$3])*PI()/180))-[.$B$7]*[.J$11]" office:value-type="float" office:value="20.4772581730032" calcext:value-type="float">
            <text:p>20.477258173</text:p>
          </table:table-cell>
          <table:table-cell table:formula="of:=[.$B$5]-(2*[.$B$6]*([.$B$2]-[.$B$4])*(1/[.K$11])*COS(2*([.$A29]-[.$B$3])*PI()/180))-[.$B$7]*[.K$11]" office:value-type="float" office:value="16.9370617387022" calcext:value-type="float">
            <text:p>16.9370617387</text:p>
          </table:table-cell>
          <table:table-cell table:formula="of:=[.$B$5]-(2*[.$B$6]*([.$B$2]-[.$B$4])*(1/[.L$11])*COS(2*([.$A29]-[.$B$3])*PI()/180))-[.$B$7]*[.L$11]" office:value-type="float" office:value="13.2526345351704" calcext:value-type="float">
            <text:p>13.2526345352</text:p>
          </table:table-cell>
          <table:table-cell table:formula="of:=[.$B$5]-(2*[.$B$6]*([.$B$2]-[.$B$4])*(1/[.M$11])*COS(2*([.$A29]-[.$B$3])*PI()/180))-[.$B$7]*[.M$11]" office:value-type="float" office:value="9.45282271625398" calcext:value-type="float">
            <text:p>9.4528227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0]-[.$B$3])*PI()/180)-([.$B$8]-[.$B$7])*[.C$11]" office:value-type="float" office:value="-0.5" calcext:value-type="float">
            <text:p>-0.5</text:p>
          </table:table-cell>
          <table:table-cell table:formula="of:=0.5*([.$B$2]+[.$B$4]-2*[.$B$7])*(1+[.D$11])-0.5*([.$B$2]-[.$B$4])*(1+3*([.D$11])^2)*COS(2*([.$A30]-[.$B$3])*PI()/180)-([.$B$7]-[.$B$8])*[.D$11]" office:value-type="float" office:value="14.2708333333333" calcext:value-type="float">
            <text:p>14.2708333333</text:p>
          </table:table-cell>
          <table:table-cell table:formula="of:=0.5*([.$B$2]+[.$B$4]-2*[.$B$7])*(1+[.E$11])-0.5*([.$B$2]-[.$B$4])*(1+3*([.E$11])^2)*COS(2*([.$A30]-[.$B$3])*PI()/180)-([.$B$7]-[.$B$8])*[.E$11]" office:value-type="float" office:value="20" calcext:value-type="float">
            <text:p>20</text:p>
          </table:table-cell>
          <table:table-cell table:formula="of:=0.5*([.$B$2]+[.$B$4]-2*[.$B$7])*(1+[.F$11])-0.5*([.$B$2]-[.$B$4])*(1+3*([.F$11])^2)*COS(2*([.$A30]-[.$B$3])*PI()/180)-([.$B$7]-[.$B$8])*[.F$11]" office:value-type="float" office:value="23.22265625" calcext:value-type="float">
            <text:p>23.22265625</text:p>
          </table:table-cell>
          <table:table-cell table:formula="of:=0.5*([.$B$2]+[.$B$4]-2*[.$B$7])*(1+[.G$11])-0.5*([.$B$2]-[.$B$4])*(1+3*([.G$11])^2)*COS(2*([.$A30]-[.$B$3])*PI()/180)-([.$B$7]-[.$B$8])*[.G$11]" office:value-type="float" office:value="25.0925925925926" calcext:value-type="float">
            <text:p>25.0925925926</text:p>
          </table:table-cell>
          <table:table-cell table:formula="of:=0.5*([.$B$2]+[.$B$4]-2*[.$B$7])*(1+[.H$11])-0.5*([.$B$2]-[.$B$4])*(1+3*([.H$11])^2)*COS(2*([.$A30]-[.$B$3])*PI()/180)-([.$B$7]-[.$B$8])*[.H$11]" office:value-type="float" office:value="26.1875" calcext:value-type="float">
            <text:p>26.1875</text:p>
          </table:table-cell>
          <table:table-cell table:formula="of:=0.5*([.$B$2]+[.$B$4]-2*[.$B$7])*(1+[.I$11])-0.5*([.$B$2]-[.$B$4])*(1+3*([.I$11])^2)*COS(2*([.$A30]-[.$B$3])*PI()/180)-([.$B$7]-[.$B$8])*[.I$11]" office:value-type="float" office:value="26.8181818181818" calcext:value-type="float">
            <text:p>26.8181818182</text:p>
          </table:table-cell>
          <table:table-cell table:formula="of:=0.5*([.$B$2]+[.$B$4]-2*[.$B$7])*(1+[.J$11])-0.5*([.$B$2]-[.$B$4])*(1+3*([.J$11])^2)*COS(2*([.$A30]-[.$B$3])*PI()/180)-([.$B$7]-[.$B$8])*[.J$11]" office:value-type="float" office:value="27.1614583333333" calcext:value-type="float">
            <text:p>27.1614583333</text:p>
          </table:table-cell>
          <table:table-cell table:formula="of:=0.5*([.$B$2]+[.$B$4]-2*[.$B$7])*(1+[.K$11])-0.5*([.$B$2]-[.$B$4])*(1+3*([.K$11])^2)*COS(2*([.$A30]-[.$B$3])*PI()/180)-([.$B$7]-[.$B$8])*[.K$11]" office:value-type="float" office:value="27.3224852071006" calcext:value-type="float">
            <text:p>27.3224852071</text:p>
          </table:table-cell>
          <table:table-cell table:formula="of:=0.5*([.$B$2]+[.$B$4]-2*[.$B$7])*(1+[.L$11])-0.5*([.$B$2]-[.$B$4])*(1+3*([.L$11])^2)*COS(2*([.$A30]-[.$B$3])*PI()/180)-([.$B$7]-[.$B$8])*[.L$11]" office:value-type="float" office:value="27.3660714285714" calcext:value-type="float">
            <text:p>27.3660714286</text:p>
          </table:table-cell>
          <table:table-cell table:formula="of:=0.5*([.$B$2]+[.$B$4]-2*[.$B$7])*(1+[.M$11])-0.5*([.$B$2]-[.$B$4])*(1+3*([.M$11])^2)*COS(2*([.$A30]-[.$B$3])*PI()/180)-([.$B$7]-[.$B$8])*[.M$11]" office:value-type="float" office:value="27.3333333333333" calcext:value-type="float">
            <text:p>27.3333333333</text:p>
          </table:table-cell>
          <table:table-cell/>
          <table:table-cell table:formula="of:=0.5*([.$B$2]-[.$B$4]-2*[.$B$7])*(1-[.O$11])+0.5*([.$B$2]-[.$B$4])*(1-4*[.O$11]+3*([.O$11])^2)*COS(2*([.$A30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0]-[.$B$3])*PI()/180)+([.$B$7])*[.P$11]" office:value-type="float" office:value="19.3958333333333" calcext:value-type="float">
            <text:p>19.3958333333</text:p>
          </table:table-cell>
          <table:table-cell table:formula="of:=0.5*([.$B$2]-[.$B$4]-2*[.$B$7])*(1-[.Q$11])+0.5*([.$B$2]-[.$B$4])*(1-4*[.Q$11]+3*([.Q$11])^2)*COS(2*([.$A30]-[.$B$3])*PI()/180)+([.$B$7])*[.Q$11]" office:value-type="float" office:value="12.7142857142857" calcext:value-type="float">
            <text:p>12.7142857143</text:p>
          </table:table-cell>
          <table:table-cell table:formula="of:=0.5*([.$B$2]-[.$B$4]-2*[.$B$7])*(1-[.R$11])+0.5*([.$B$2]-[.$B$4])*(1-4*[.R$11]+3*([.R$11])^2)*COS(2*([.$A30]-[.$B$3])*PI()/180)+([.$B$7])*[.R$11]" office:value-type="float" office:value="8.77734375" calcext:value-type="float">
            <text:p>8.77734375</text:p>
          </table:table-cell>
          <table:table-cell table:formula="of:=0.5*([.$B$2]-[.$B$4]-2*[.$B$7])*(1-[.S$11])+0.5*([.$B$2]-[.$B$4])*(1-4*[.S$11]+3*([.S$11])^2)*COS(2*([.$A30]-[.$B$3])*PI()/180)+([.$B$7])*[.S$11]" office:value-type="float" office:value="6.35185185185187" calcext:value-type="float">
            <text:p>6.3518518519</text:p>
          </table:table-cell>
          <table:table-cell table:formula="of:=0.5*([.$B$2]-[.$B$4]-2*[.$B$7])*(1-[.T$11])+0.5*([.$B$2]-[.$B$4])*(1-4*[.T$11]+3*([.T$11])^2)*COS(2*([.$A30]-[.$B$3])*PI()/180)+([.$B$7])*[.T$11]" office:value-type="float" office:value="4.8125" calcext:value-type="float">
            <text:p>4.8125</text:p>
          </table:table-cell>
          <table:table-cell table:formula="of:=0.5*([.$B$2]-[.$B$4]-2*[.$B$7])*(1-[.U$11])+0.5*([.$B$2]-[.$B$4])*(1-4*[.U$11]+3*([.U$11])^2)*COS(2*([.$A30]-[.$B$3])*PI()/180)+([.$B$7])*[.U$11]" office:value-type="float" office:value="3.81818181818183" calcext:value-type="float">
            <text:p>3.8181818182</text:p>
          </table:table-cell>
          <table:table-cell table:formula="of:=0.5*([.$B$2]-[.$B$4]-2*[.$B$7])*(1-[.V$11])+0.5*([.$B$2]-[.$B$4])*(1-4*[.V$11]+3*([.V$11])^2)*COS(2*([.$A30]-[.$B$3])*PI()/180)+([.$B$7])*[.V$11]" office:value-type="float" office:value="3.17187500000001" calcext:value-type="float">
            <text:p>3.171875</text:p>
          </table:table-cell>
          <table:table-cell table:formula="of:=0.5*([.$B$2]-[.$B$4]-2*[.$B$7])*(1-[.W$11])+0.5*([.$B$2]-[.$B$4])*(1-4*[.W$11]+3*([.W$11])^2)*COS(2*([.$A30]-[.$B$3])*PI()/180)+([.$B$7])*[.W$11]" office:value-type="float" office:value="2.75443786982249" calcext:value-type="float">
            <text:p>2.7544378698</text:p>
          </table:table-cell>
          <table:table-cell table:formula="of:=0.5*([.$B$2]-[.$B$4]-2*[.$B$7])*(1-[.X$11])+0.5*([.$B$2]-[.$B$4])*(1-4*[.X$11]+3*([.X$11])^2)*COS(2*([.$A30]-[.$B$3])*PI()/180)+([.$B$7])*[.X$11]" office:value-type="float" office:value="2.49107142857143" calcext:value-type="float">
            <text:p>2.4910714286</text:p>
          </table:table-cell>
          <table:table-cell table:formula="of:=0.5*([.$B$2]-[.$B$4]-2*[.$B$7])*(1-[.Y$11])+0.5*([.$B$2]-[.$B$4])*(1-4*[.Y$11]+3*([.Y$11])^2)*COS(2*([.$A30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0]-[.$B$3])*PI()/180)+([.$B$7])*[.Z$11]" office:value-type="float" office:value="2.21428571428571" calcext:value-type="float">
            <text:p>2.2142857143</text:p>
          </table:table-cell>
          <table:table-cell/>
          <table:table-cell table:formula="of:=[.$B$5]-(2*[.$B$6]*([.$B$2]-[.$B$4])*(1/[.C$11])*COS(2*([.$A30]-[.$B$3])*PI()/180))-[.$B$7]*[.C$11]" office:value-type="float" office:value="33.6" calcext:value-type="float">
            <text:p>33.6</text:p>
          </table:table-cell>
          <table:table-cell table:formula="of:=[.$B$5]-(2*[.$B$6]*([.$B$2]-[.$B$4])*(1/[.D$11])*COS(2*([.$A30]-[.$B$3])*PI()/180))-[.$B$7]*[.D$11]" office:value-type="float" office:value="34.23" calcext:value-type="float">
            <text:p>34.23</text:p>
          </table:table-cell>
          <table:table-cell table:formula="of:=[.$B$5]-(2*[.$B$6]*([.$B$2]-[.$B$4])*(1/[.E$11])*COS(2*([.$A30]-[.$B$3])*PI()/180))-[.$B$7]*[.E$11]" office:value-type="float" office:value="33.36" calcext:value-type="float">
            <text:p>33.36</text:p>
          </table:table-cell>
          <table:table-cell table:formula="of:=[.$B$5]-(2*[.$B$6]*([.$B$2]-[.$B$4])*(1/[.F$11])*COS(2*([.$A30]-[.$B$3])*PI()/180))-[.$B$7]*[.F$11]" office:value-type="float" office:value="31.5525" calcext:value-type="float">
            <text:p>31.5525</text:p>
          </table:table-cell>
          <table:table-cell table:formula="of:=[.$B$5]-(2*[.$B$6]*([.$B$2]-[.$B$4])*(1/[.G$11])*COS(2*([.$A30]-[.$B$3])*PI()/180))-[.$B$7]*[.G$11]" office:value-type="float" office:value="29.12" calcext:value-type="float">
            <text:p>29.12</text:p>
          </table:table-cell>
          <table:table-cell table:formula="of:=[.$B$5]-(2*[.$B$6]*([.$B$2]-[.$B$4])*(1/[.H$11])*COS(2*([.$A30]-[.$B$3])*PI()/180))-[.$B$7]*[.H$11]" office:value-type="float" office:value="26.25" calcext:value-type="float">
            <text:p>26.25</text:p>
          </table:table-cell>
          <table:table-cell table:formula="of:=[.$B$5]-(2*[.$B$6]*([.$B$2]-[.$B$4])*(1/[.I$11])*COS(2*([.$A30]-[.$B$3])*PI()/180))-[.$B$7]*[.I$11]" office:value-type="float" office:value="23.0618181818182" calcext:value-type="float">
            <text:p>23.0618181818</text:p>
          </table:table-cell>
          <table:table-cell table:formula="of:=[.$B$5]-(2*[.$B$6]*([.$B$2]-[.$B$4])*(1/[.J$11])*COS(2*([.$A30]-[.$B$3])*PI()/180))-[.$B$7]*[.J$11]" office:value-type="float" office:value="19.635" calcext:value-type="float">
            <text:p>19.635</text:p>
          </table:table-cell>
          <table:table-cell table:formula="of:=[.$B$5]-(2*[.$B$6]*([.$B$2]-[.$B$4])*(1/[.K$11])*COS(2*([.$A30]-[.$B$3])*PI()/180))-[.$B$7]*[.K$11]" office:value-type="float" office:value="16.0246153846154" calcext:value-type="float">
            <text:p>16.0246153846</text:p>
          </table:table-cell>
          <table:table-cell table:formula="of:=[.$B$5]-(2*[.$B$6]*([.$B$2]-[.$B$4])*(1/[.L$11])*COS(2*([.$A30]-[.$B$3])*PI()/180))-[.$B$7]*[.L$11]" office:value-type="float" office:value="12.27" calcext:value-type="float">
            <text:p>12.27</text:p>
          </table:table-cell>
          <table:table-cell table:formula="of:=[.$B$5]-(2*[.$B$6]*([.$B$2]-[.$B$4])*(1/[.M$11])*COS(2*([.$A30]-[.$B$3])*PI()/180))-[.$B$7]*[.M$11]" office:value-type="float" office:value="8.39999999999999" calcext:value-type="float">
            <text:p>8.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1]-[.$B$3])*PI()/180)-([.$B$8]-[.$B$7])*[.C$11]" office:value-type="float" office:value="0.66980301805998" calcext:value-type="float">
            <text:p>0.6698030181</text:p>
          </table:table-cell>
          <table:table-cell table:formula="of:=0.5*([.$B$2]+[.$B$4]-2*[.$B$7])*(1+[.D$11])-0.5*([.$B$2]-[.$B$4])*(1+3*([.D$11])^2)*COS(2*([.$A31]-[.$B$3])*PI()/180)-([.$B$7]-[.$B$8])*[.D$11]" office:value-type="float" office:value="15.1725564930879" calcext:value-type="float">
            <text:p>15.1725564931</text:p>
          </table:table-cell>
          <table:table-cell table:formula="of:=0.5*([.$B$2]+[.$B$4]-2*[.$B$7])*(1+[.E$11])-0.5*([.$B$2]-[.$B$4])*(1+3*([.E$11])^2)*COS(2*([.$A31]-[.$B$3])*PI()/180)-([.$B$7]-[.$B$8])*[.E$11]" office:value-type="float" office:value="20.7400794604053" calcext:value-type="float">
            <text:p>20.7400794604</text:p>
          </table:table-cell>
          <table:table-cell table:formula="of:=0.5*([.$B$2]+[.$B$4]-2*[.$B$7])*(1+[.F$11])-0.5*([.$B$2]-[.$B$4])*(1+3*([.F$11])^2)*COS(2*([.$A31]-[.$B$3])*PI()/180)-([.$B$7]-[.$B$8])*[.F$11]" office:value-type="float" office:value="23.8578227324623" calcext:value-type="float">
            <text:p>23.8578227325</text:p>
          </table:table-cell>
          <table:table-cell table:formula="of:=0.5*([.$B$2]+[.$B$4]-2*[.$B$7])*(1+[.G$11])-0.5*([.$B$2]-[.$B$4])*(1+3*([.G$11])^2)*COS(2*([.$A31]-[.$B$3])*PI()/180)-([.$B$7]-[.$B$8])*[.G$11]" office:value-type="float" office:value="25.6558310827696" calcext:value-type="float">
            <text:p>25.6558310828</text:p>
          </table:table-cell>
          <table:table-cell table:formula="of:=0.5*([.$B$2]+[.$B$4]-2*[.$B$7])*(1+[.H$11])-0.5*([.$B$2]-[.$B$4])*(1+3*([.H$11])^2)*COS(2*([.$A31]-[.$B$3])*PI()/180)-([.$B$7]-[.$B$8])*[.H$11]" office:value-type="float" office:value="26.6992888204012" calcext:value-type="float">
            <text:p>26.6992888204</text:p>
          </table:table-cell>
          <table:table-cell table:formula="of:=0.5*([.$B$2]+[.$B$4]-2*[.$B$7])*(1+[.I$11])-0.5*([.$B$2]-[.$B$4])*(1+3*([.I$11])^2)*COS(2*([.$A31]-[.$B$3])*PI()/180)-([.$B$7]-[.$B$8])*[.I$11]" office:value-type="float" office:value="27.2919037015284" calcext:value-type="float">
            <text:p>27.2919037015</text:p>
          </table:table-cell>
          <table:table-cell table:formula="of:=0.5*([.$B$2]+[.$B$4]-2*[.$B$7])*(1+[.J$11])-0.5*([.$B$2]-[.$B$4])*(1+3*([.J$11])^2)*COS(2*([.$A31]-[.$B$3])*PI()/180)-([.$B$7]-[.$B$8])*[.J$11]" office:value-type="float" office:value="27.6062271891582" calcext:value-type="float">
            <text:p>27.6062271892</text:p>
          </table:table-cell>
          <table:table-cell table:formula="of:=0.5*([.$B$2]+[.$B$4]-2*[.$B$7])*(1+[.K$11])-0.5*([.$B$2]-[.$B$4])*(1+3*([.K$11])^2)*COS(2*([.$A31]-[.$B$3])*PI()/180)-([.$B$7]-[.$B$8])*[.K$11]" office:value-type="float" office:value="27.7447217994181" calcext:value-type="float">
            <text:p>27.7447217994</text:p>
          </table:table-cell>
          <table:table-cell table:formula="of:=0.5*([.$B$2]+[.$B$4]-2*[.$B$7])*(1+[.L$11])-0.5*([.$B$2]-[.$B$4])*(1+3*([.L$11])^2)*COS(2*([.$A31]-[.$B$3])*PI()/180)-([.$B$7]-[.$B$8])*[.L$11]" office:value-type="float" office:value="27.770429359559" calcext:value-type="float">
            <text:p>27.7704293596</text:p>
          </table:table-cell>
          <table:table-cell table:formula="of:=0.5*([.$B$2]+[.$B$4]-2*[.$B$7])*(1+[.M$11])-0.5*([.$B$2]-[.$B$4])*(1+3*([.M$11])^2)*COS(2*([.$A31]-[.$B$3])*PI()/180)-([.$B$7]-[.$B$8])*[.M$11]" office:value-type="float" office:value="27.7232676726867" calcext:value-type="float">
            <text:p>27.7232676727</text:p>
          </table:table-cell>
          <table:table-cell/>
          <table:table-cell table:formula="of:=0.5*([.$B$2]-[.$B$4]-2*[.$B$7])*(1-[.O$11])+0.5*([.$B$2]-[.$B$4])*(1-4*[.O$11]+3*([.O$11])^2)*COS(2*([.$A31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1]-[.$B$3])*PI()/180)+([.$B$7])*[.P$11]" office:value-type="float" office:value="19.4689460219621" calcext:value-type="float">
            <text:p>19.468946022</text:p>
          </table:table-cell>
          <table:table-cell table:formula="of:=0.5*([.$B$2]-[.$B$4]-2*[.$B$7])*(1-[.Q$11])+0.5*([.$B$2]-[.$B$4])*(1-4*[.Q$11]+3*([.Q$11])^2)*COS(2*([.$A31]-[.$B$3])*PI()/180)+([.$B$7])*[.Q$11]" office:value-type="float" office:value="12.809779838209" calcext:value-type="float">
            <text:p>12.8097798382</text:p>
          </table:table-cell>
          <table:table-cell table:formula="of:=0.5*([.$B$2]-[.$B$4]-2*[.$B$7])*(1-[.R$11])+0.5*([.$B$2]-[.$B$4])*(1-4*[.R$11]+3*([.R$11])^2)*COS(2*([.$A31]-[.$B$3])*PI()/180)+([.$B$7])*[.R$11]" office:value-type="float" office:value="8.87330415382523" calcext:value-type="float">
            <text:p>8.8733041538</text:p>
          </table:table-cell>
          <table:table-cell table:formula="of:=0.5*([.$B$2]-[.$B$4]-2*[.$B$7])*(1-[.S$11])+0.5*([.$B$2]-[.$B$4])*(1-4*[.S$11]+3*([.S$11])^2)*COS(2*([.$A31]-[.$B$3])*PI()/180)+([.$B$7])*[.S$11]" office:value-type="float" office:value="6.43850392726372" calcext:value-type="float">
            <text:p>6.4385039273</text:p>
          </table:table-cell>
          <table:table-cell table:formula="of:=0.5*([.$B$2]-[.$B$4]-2*[.$B$7])*(1-[.T$11])+0.5*([.$B$2]-[.$B$4])*(1-4*[.T$11]+3*([.T$11])^2)*COS(2*([.$A31]-[.$B$3])*PI()/180)+([.$B$7])*[.T$11]" office:value-type="float" office:value="4.88561268862875" calcext:value-type="float">
            <text:p>4.8856126886</text:p>
          </table:table-cell>
          <table:table-cell table:formula="of:=0.5*([.$B$2]-[.$B$4]-2*[.$B$7])*(1-[.U$11])+0.5*([.$B$2]-[.$B$4])*(1-4*[.U$11]+3*([.U$11])^2)*COS(2*([.$A31]-[.$B$3])*PI()/180)+([.$B$7])*[.U$11]" office:value-type="float" office:value="3.87618857940794" calcext:value-type="float">
            <text:p>3.8761885794</text:p>
          </table:table-cell>
          <table:table-cell table:formula="of:=0.5*([.$B$2]-[.$B$4]-2*[.$B$7])*(1-[.V$11])+0.5*([.$B$2]-[.$B$4])*(1-4*[.V$11]+3*([.V$11])^2)*COS(2*([.$A31]-[.$B$3])*PI()/180)+([.$B$7])*[.V$11]" office:value-type="float" office:value="3.21452406836678" calcext:value-type="float">
            <text:p>3.2145240684</text:p>
          </table:table-cell>
          <table:table-cell table:formula="of:=0.5*([.$B$2]-[.$B$4]-2*[.$B$7])*(1-[.W$11])+0.5*([.$B$2]-[.$B$4])*(1-4*[.W$11]+3*([.W$11])^2)*COS(2*([.$A31]-[.$B$3])*PI()/180)+([.$B$7])*[.W$11]" office:value-type="float" office:value="2.78212551522036" calcext:value-type="float">
            <text:p>2.7821255152</text:p>
          </table:table-cell>
          <table:table-cell table:formula="of:=0.5*([.$B$2]-[.$B$4]-2*[.$B$7])*(1-[.X$11])+0.5*([.$B$2]-[.$B$4])*(1-4*[.X$11]+3*([.X$11])^2)*COS(2*([.$A31]-[.$B$3])*PI()/180)+([.$B$7])*[.X$11]" office:value-type="float" office:value="2.50450028974813" calcext:value-type="float">
            <text:p>2.5045002897</text:p>
          </table:table-cell>
          <table:table-cell table:formula="of:=0.5*([.$B$2]-[.$B$4]-2*[.$B$7])*(1-[.Y$11])+0.5*([.$B$2]-[.$B$4])*(1-4*[.Y$11]+3*([.Y$11])^2)*COS(2*([.$A31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1]-[.$B$3])*PI()/180)+([.$B$7])*[.Z$11]" office:value-type="float" office:value="2.18444380055969" calcext:value-type="float">
            <text:p>2.1844438006</text:p>
          </table:table-cell>
          <table:table-cell/>
          <table:table-cell table:formula="of:=[.$B$5]-(2*[.$B$6]*([.$B$2]-[.$B$4])*(1/[.C$11])*COS(2*([.$A31]-[.$B$3])*PI()/180))-[.$B$7]*[.C$11]" office:value-type="float" office:value="33.950940905418" calcext:value-type="float">
            <text:p>33.9509409054</text:p>
          </table:table-cell>
          <table:table-cell table:formula="of:=[.$B$5]-(2*[.$B$6]*([.$B$2]-[.$B$4])*(1/[.D$11])*COS(2*([.$A31]-[.$B$3])*PI()/180))-[.$B$7]*[.D$11]" office:value-type="float" office:value="34.6511290865016" calcext:value-type="float">
            <text:p>34.6511290865</text:p>
          </table:table-cell>
          <table:table-cell table:formula="of:=[.$B$5]-(2*[.$B$6]*([.$B$2]-[.$B$4])*(1/[.E$11])*COS(2*([.$A31]-[.$B$3])*PI()/180))-[.$B$7]*[.E$11]" office:value-type="float" office:value="33.8513172675852" calcext:value-type="float">
            <text:p>33.8513172676</text:p>
          </table:table-cell>
          <table:table-cell table:formula="of:=[.$B$5]-(2*[.$B$6]*([.$B$2]-[.$B$4])*(1/[.F$11])*COS(2*([.$A31]-[.$B$3])*PI()/180))-[.$B$7]*[.F$11]" office:value-type="float" office:value="32.1140054486688" calcext:value-type="float">
            <text:p>32.1140054487</text:p>
          </table:table-cell>
          <table:table-cell table:formula="of:=[.$B$5]-(2*[.$B$6]*([.$B$2]-[.$B$4])*(1/[.G$11])*COS(2*([.$A31]-[.$B$3])*PI()/180))-[.$B$7]*[.G$11]" office:value-type="float" office:value="29.7516936297524" calcext:value-type="float">
            <text:p>29.7516936298</text:p>
          </table:table-cell>
          <table:table-cell table:formula="of:=[.$B$5]-(2*[.$B$6]*([.$B$2]-[.$B$4])*(1/[.H$11])*COS(2*([.$A31]-[.$B$3])*PI()/180))-[.$B$7]*[.H$11]" office:value-type="float" office:value="26.951881810836" calcext:value-type="float">
            <text:p>26.9518818108</text:p>
          </table:table-cell>
          <table:table-cell table:formula="of:=[.$B$5]-(2*[.$B$6]*([.$B$2]-[.$B$4])*(1/[.I$11])*COS(2*([.$A31]-[.$B$3])*PI()/180))-[.$B$7]*[.I$11]" office:value-type="float" office:value="23.8338881737378" calcext:value-type="float">
            <text:p>23.8338881737</text:p>
          </table:table-cell>
          <table:table-cell table:formula="of:=[.$B$5]-(2*[.$B$6]*([.$B$2]-[.$B$4])*(1/[.J$11])*COS(2*([.$A31]-[.$B$3])*PI()/180))-[.$B$7]*[.J$11]" office:value-type="float" office:value="20.4772581730032" calcext:value-type="float">
            <text:p>20.477258173</text:p>
          </table:table-cell>
          <table:table-cell table:formula="of:=[.$B$5]-(2*[.$B$6]*([.$B$2]-[.$B$4])*(1/[.K$11])*COS(2*([.$A31]-[.$B$3])*PI()/180))-[.$B$7]*[.K$11]" office:value-type="float" office:value="16.9370617387022" calcext:value-type="float">
            <text:p>16.9370617387</text:p>
          </table:table-cell>
          <table:table-cell table:formula="of:=[.$B$5]-(2*[.$B$6]*([.$B$2]-[.$B$4])*(1/[.L$11])*COS(2*([.$A31]-[.$B$3])*PI()/180))-[.$B$7]*[.L$11]" office:value-type="float" office:value="13.2526345351704" calcext:value-type="float">
            <text:p>13.2526345352</text:p>
          </table:table-cell>
          <table:table-cell table:formula="of:=[.$B$5]-(2*[.$B$6]*([.$B$2]-[.$B$4])*(1/[.M$11])*COS(2*([.$A31]-[.$B$3])*PI()/180))-[.$B$7]*[.M$11]" office:value-type="float" office:value="9.45282271625398" calcext:value-type="float">
            <text:p>9.45282271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2]-[.$B$3])*PI()/180)-([.$B$8]-[.$B$7])*[.C$11]" office:value-type="float" office:value="4.14366819948505" calcext:value-type="float">
            <text:p>4.1436681995</text:p>
          </table:table-cell>
          <table:table-cell table:formula="of:=0.5*([.$B$2]+[.$B$4]-2*[.$B$7])*(1+[.D$11])-0.5*([.$B$2]-[.$B$4])*(1+3*([.D$11])^2)*COS(2*([.$A32]-[.$B$3])*PI()/180)-([.$B$7]-[.$B$8])*[.D$11]" office:value-type="float" office:value="17.8503275704364" calcext:value-type="float">
            <text:p>17.8503275704</text:p>
          </table:table-cell>
          <table:table-cell table:formula="of:=0.5*([.$B$2]+[.$B$4]-2*[.$B$7])*(1+[.E$11])-0.5*([.$B$2]-[.$B$4])*(1+3*([.E$11])^2)*COS(2*([.$A32]-[.$B$3])*PI()/180)-([.$B$7]-[.$B$8])*[.E$11]" office:value-type="float" office:value="22.937830901715" calcext:value-type="float">
            <text:p>22.9378309017</text:p>
          </table:table-cell>
          <table:table-cell table:formula="of:=0.5*([.$B$2]+[.$B$4]-2*[.$B$7])*(1+[.F$11])-0.5*([.$B$2]-[.$B$4])*(1+3*([.F$11])^2)*COS(2*([.$A32]-[.$B$3])*PI()/180)-([.$B$7]-[.$B$8])*[.F$11]" office:value-type="float" office:value="25.7440229676891" calcext:value-type="float">
            <text:p>25.7440229677</text:p>
          </table:table-cell>
          <table:table-cell table:formula="of:=0.5*([.$B$2]+[.$B$4]-2*[.$B$7])*(1+[.G$11])-0.5*([.$B$2]-[.$B$4])*(1+3*([.G$11])^2)*COS(2*([.$A32]-[.$B$3])*PI()/180)-([.$B$7]-[.$B$8])*[.G$11]" office:value-type="float" office:value="27.3284328367891" calcext:value-type="float">
            <text:p>27.3284328368</text:p>
          </table:table-cell>
          <table:table-cell table:formula="of:=0.5*([.$B$2]+[.$B$4]-2*[.$B$7])*(1+[.H$11])-0.5*([.$B$2]-[.$B$4])*(1+3*([.H$11])^2)*COS(2*([.$A32]-[.$B$3])*PI()/180)-([.$B$7]-[.$B$8])*[.H$11]" office:value-type="float" office:value="28.2191048372747" calcext:value-type="float">
            <text:p>28.2191048373</text:p>
          </table:table-cell>
          <table:table-cell table:formula="of:=0.5*([.$B$2]+[.$B$4]-2*[.$B$7])*(1+[.I$11])-0.5*([.$B$2]-[.$B$4])*(1+3*([.I$11])^2)*COS(2*([.$A32]-[.$B$3])*PI()/180)-([.$B$7]-[.$B$8])*[.I$11]" office:value-type="float" office:value="28.6986755518576" calcext:value-type="float">
            <text:p>28.6986755519</text:p>
          </table:table-cell>
          <table:table-cell table:formula="of:=0.5*([.$B$2]+[.$B$4]-2*[.$B$7])*(1+[.J$11])-0.5*([.$B$2]-[.$B$4])*(1+3*([.J$11])^2)*COS(2*([.$A32]-[.$B$3])*PI()/180)-([.$B$7]-[.$B$8])*[.J$11]" office:value-type="float" office:value="28.9270196800125" calcext:value-type="float">
            <text:p>28.92701968</text:p>
          </table:table-cell>
          <table:table-cell table:formula="of:=0.5*([.$B$2]+[.$B$4]-2*[.$B$7])*(1+[.K$11])-0.5*([.$B$2]-[.$B$4])*(1+3*([.K$11])^2)*COS(2*([.$A32]-[.$B$3])*PI()/180)-([.$B$7]-[.$B$8])*[.K$11]" office:value-type="float" office:value="28.9986021311751" calcext:value-type="float">
            <text:p>28.9986021312</text:p>
          </table:table-cell>
          <table:table-cell table:formula="of:=0.5*([.$B$2]+[.$B$4]-2*[.$B$7])*(1+[.L$11])-0.5*([.$B$2]-[.$B$4])*(1+3*([.L$11])^2)*COS(2*([.$A32]-[.$B$3])*PI()/180)-([.$B$7]-[.$B$8])*[.L$11]" office:value-type="float" office:value="28.9712169414036" calcext:value-type="float">
            <text:p>28.9712169414</text:p>
          </table:table-cell>
          <table:table-cell table:formula="of:=0.5*([.$B$2]+[.$B$4]-2*[.$B$7])*(1+[.M$11])-0.5*([.$B$2]-[.$B$4])*(1+3*([.M$11])^2)*COS(2*([.$A32]-[.$B$3])*PI()/180)-([.$B$7]-[.$B$8])*[.M$11]" office:value-type="float" office:value="28.8812227331617" calcext:value-type="float">
            <text:p>28.8812227332</text:p>
          </table:table-cell>
          <table:table-cell/>
          <table:table-cell table:formula="of:=0.5*([.$B$2]-[.$B$4]-2*[.$B$7])*(1-[.O$11])+0.5*([.$B$2]-[.$B$4])*(1-4*[.O$11]+3*([.O$11])^2)*COS(2*([.$A32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2]-[.$B$3])*PI()/180)+([.$B$7])*[.P$11]" office:value-type="float" office:value="19.6860625958011" calcext:value-type="float">
            <text:p>19.6860625958</text:p>
          </table:table-cell>
          <table:table-cell table:formula="of:=0.5*([.$B$2]-[.$B$4]-2*[.$B$7])*(1-[.Q$11])+0.5*([.$B$2]-[.$B$4])*(1-4*[.Q$11]+3*([.Q$11])^2)*COS(2*([.$A32]-[.$B$3])*PI()/180)+([.$B$7])*[.Q$11]" office:value-type="float" office:value="13.0933606693457" calcext:value-type="float">
            <text:p>13.0933606693</text:p>
          </table:table-cell>
          <table:table-cell table:formula="of:=0.5*([.$B$2]-[.$B$4]-2*[.$B$7])*(1-[.R$11])+0.5*([.$B$2]-[.$B$4])*(1-4*[.R$11]+3*([.R$11])^2)*COS(2*([.$A32]-[.$B$3])*PI()/180)+([.$B$7])*[.R$11]" office:value-type="float" office:value="9.15826965698901" calcext:value-type="float">
            <text:p>9.158269657</text:p>
          </table:table-cell>
          <table:table-cell table:formula="of:=0.5*([.$B$2]-[.$B$4]-2*[.$B$7])*(1-[.S$11])+0.5*([.$B$2]-[.$B$4])*(1-4*[.S$11]+3*([.S$11])^2)*COS(2*([.$A32]-[.$B$3])*PI()/180)+([.$B$7])*[.S$11]" office:value-type="float" office:value="6.69582727403595" calcext:value-type="float">
            <text:p>6.695827274</text:p>
          </table:table-cell>
          <table:table-cell table:formula="of:=0.5*([.$B$2]-[.$B$4]-2*[.$B$7])*(1-[.T$11])+0.5*([.$B$2]-[.$B$4])*(1-4*[.T$11]+3*([.T$11])^2)*COS(2*([.$A32]-[.$B$3])*PI()/180)+([.$B$7])*[.T$11]" office:value-type="float" office:value="5.10272926246781" calcext:value-type="float">
            <text:p>5.1027292625</text:p>
          </table:table-cell>
          <table:table-cell table:formula="of:=0.5*([.$B$2]-[.$B$4]-2*[.$B$7])*(1-[.U$11])+0.5*([.$B$2]-[.$B$4])*(1-4*[.U$11]+3*([.U$11])^2)*COS(2*([.$A32]-[.$B$3])*PI()/180)+([.$B$7])*[.U$11]" office:value-type="float" office:value="4.04844635699927" calcext:value-type="float">
            <text:p>4.048446357</text:p>
          </table:table-cell>
          <table:table-cell table:formula="of:=0.5*([.$B$2]-[.$B$4]-2*[.$B$7])*(1-[.V$11])+0.5*([.$B$2]-[.$B$4])*(1-4*[.V$11]+3*([.V$11])^2)*COS(2*([.$A32]-[.$B$3])*PI()/180)+([.$B$7])*[.V$11]" office:value-type="float" office:value="3.34117540310623" calcext:value-type="float">
            <text:p>3.3411754031</text:p>
          </table:table-cell>
          <table:table-cell table:formula="of:=0.5*([.$B$2]-[.$B$4]-2*[.$B$7])*(1-[.W$11])+0.5*([.$B$2]-[.$B$4])*(1-4*[.W$11]+3*([.W$11])^2)*COS(2*([.$A32]-[.$B$3])*PI()/180)+([.$B$7])*[.W$11]" office:value-type="float" office:value="2.86434717631918" calcext:value-type="float">
            <text:p>2.8643471763</text:p>
          </table:table-cell>
          <table:table-cell table:formula="of:=0.5*([.$B$2]-[.$B$4]-2*[.$B$7])*(1-[.X$11])+0.5*([.$B$2]-[.$B$4])*(1-4*[.X$11]+3*([.X$11])^2)*COS(2*([.$A32]-[.$B$3])*PI()/180)+([.$B$7])*[.X$11]" office:value-type="float" office:value="2.54437884412674" calcext:value-type="float">
            <text:p>2.5443788441</text:p>
          </table:table-cell>
          <table:table-cell table:formula="of:=0.5*([.$B$2]-[.$B$4]-2*[.$B$7])*(1-[.Y$11])+0.5*([.$B$2]-[.$B$4])*(1-4*[.Y$11]+3*([.Y$11])^2)*COS(2*([.$A32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2]-[.$B$3])*PI()/180)+([.$B$7])*[.Z$11]" office:value-type="float" office:value="2.09582479082946" calcext:value-type="float">
            <text:p>2.0958247908</text:p>
          </table:table-cell>
          <table:table-cell/>
          <table:table-cell table:formula="of:=[.$B$5]-(2*[.$B$6]*([.$B$2]-[.$B$4])*(1/[.C$11])*COS(2*([.$A32]-[.$B$3])*PI()/180))-[.$B$7]*[.C$11]" office:value-type="float" office:value="34.9931004598455" calcext:value-type="float">
            <text:p>34.9931004598</text:p>
          </table:table-cell>
          <table:table-cell table:formula="of:=[.$B$5]-(2*[.$B$6]*([.$B$2]-[.$B$4])*(1/[.D$11])*COS(2*([.$A32]-[.$B$3])*PI()/180))-[.$B$7]*[.D$11]" office:value-type="float" office:value="35.9017205518146" calcext:value-type="float">
            <text:p>35.9017205518</text:p>
          </table:table-cell>
          <table:table-cell table:formula="of:=[.$B$5]-(2*[.$B$6]*([.$B$2]-[.$B$4])*(1/[.E$11])*COS(2*([.$A32]-[.$B$3])*PI()/180))-[.$B$7]*[.E$11]" office:value-type="float" office:value="35.3103406437837" calcext:value-type="float">
            <text:p>35.3103406438</text:p>
          </table:table-cell>
          <table:table-cell table:formula="of:=[.$B$5]-(2*[.$B$6]*([.$B$2]-[.$B$4])*(1/[.F$11])*COS(2*([.$A32]-[.$B$3])*PI()/180))-[.$B$7]*[.F$11]" office:value-type="float" office:value="33.7814607357528" calcext:value-type="float">
            <text:p>33.7814607358</text:p>
          </table:table-cell>
          <table:table-cell table:formula="of:=[.$B$5]-(2*[.$B$6]*([.$B$2]-[.$B$4])*(1/[.G$11])*COS(2*([.$A32]-[.$B$3])*PI()/180))-[.$B$7]*[.G$11]" office:value-type="float" office:value="31.6275808277219" calcext:value-type="float">
            <text:p>31.6275808277</text:p>
          </table:table-cell>
          <table:table-cell table:formula="of:=[.$B$5]-(2*[.$B$6]*([.$B$2]-[.$B$4])*(1/[.H$11])*COS(2*([.$A32]-[.$B$3])*PI()/180))-[.$B$7]*[.H$11]" office:value-type="float" office:value="29.036200919691" calcext:value-type="float">
            <text:p>29.0362009197</text:p>
          </table:table-cell>
          <table:table-cell table:formula="of:=[.$B$5]-(2*[.$B$6]*([.$B$2]-[.$B$4])*(1/[.I$11])*COS(2*([.$A32]-[.$B$3])*PI()/180))-[.$B$7]*[.I$11]" office:value-type="float" office:value="26.1266391934783" calcext:value-type="float">
            <text:p>26.1266391935</text:p>
          </table:table-cell>
          <table:table-cell table:formula="of:=[.$B$5]-(2*[.$B$6]*([.$B$2]-[.$B$4])*(1/[.J$11])*COS(2*([.$A32]-[.$B$3])*PI()/180))-[.$B$7]*[.J$11]" office:value-type="float" office:value="22.9784411036292" calcext:value-type="float">
            <text:p>22.9784411036</text:p>
          </table:table-cell>
          <table:table-cell table:formula="of:=[.$B$5]-(2*[.$B$6]*([.$B$2]-[.$B$4])*(1/[.K$11])*COS(2*([.$A32]-[.$B$3])*PI()/180))-[.$B$7]*[.K$11]" office:value-type="float" office:value="19.6466765802137" calcext:value-type="float">
            <text:p>19.6466765802</text:p>
          </table:table-cell>
          <table:table-cell table:formula="of:=[.$B$5]-(2*[.$B$6]*([.$B$2]-[.$B$4])*(1/[.L$11])*COS(2*([.$A32]-[.$B$3])*PI()/180))-[.$B$7]*[.L$11]" office:value-type="float" office:value="16.1706812875674" calcext:value-type="float">
            <text:p>16.1706812876</text:p>
          </table:table-cell>
          <table:table-cell table:formula="of:=[.$B$5]-(2*[.$B$6]*([.$B$2]-[.$B$4])*(1/[.M$11])*COS(2*([.$A32]-[.$B$3])*PI()/180))-[.$B$7]*[.M$11]" office:value-type="float" office:value="12.5793013795365" calcext:value-type="float">
            <text:p>12.57930137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3]-[.$B$3])*PI()/180)-([.$B$8]-[.$B$7])*[.C$11]" office:value-type="float" office:value="9.81604390859822" calcext:value-type="float">
            <text:p>9.8160439086</text:p>
          </table:table-cell>
          <table:table-cell table:formula="of:=0.5*([.$B$2]+[.$B$4]-2*[.$B$7])*(1+[.D$11])-0.5*([.$B$2]-[.$B$4])*(1+3*([.D$11])^2)*COS(2*([.$A33]-[.$B$3])*PI()/180)-([.$B$7]-[.$B$8])*[.D$11]" office:value-type="float" office:value="22.2227838462111" calcext:value-type="float">
            <text:p>22.2227838462</text:p>
          </table:table-cell>
          <table:table-cell table:formula="of:=0.5*([.$B$2]+[.$B$4]-2*[.$B$7])*(1+[.E$11])-0.5*([.$B$2]-[.$B$4])*(1+3*([.E$11])^2)*COS(2*([.$A33]-[.$B$3])*PI()/180)-([.$B$7]-[.$B$8])*[.E$11]" office:value-type="float" office:value="26.5264767585009" calcext:value-type="float">
            <text:p>26.5264767585</text:p>
          </table:table-cell>
          <table:table-cell table:formula="of:=0.5*([.$B$2]+[.$B$4]-2*[.$B$7])*(1+[.F$11])-0.5*([.$B$2]-[.$B$4])*(1+3*([.F$11])^2)*COS(2*([.$A33]-[.$B$3])*PI()/180)-([.$B$7]-[.$B$8])*[.F$11]" office:value-type="float" office:value="28.8239457159967" calcext:value-type="float">
            <text:p>28.823945716</text:p>
          </table:table-cell>
          <table:table-cell table:formula="of:=0.5*([.$B$2]+[.$B$4]-2*[.$B$7])*(1+[.G$11])-0.5*([.$B$2]-[.$B$4])*(1+3*([.G$11])^2)*COS(2*([.$A33]-[.$B$3])*PI()/180)-([.$B$7]-[.$B$8])*[.G$11]" office:value-type="float" office:value="30.0595766967325" calcext:value-type="float">
            <text:p>30.0595766967</text:p>
          </table:table-cell>
          <table:table-cell table:formula="of:=0.5*([.$B$2]+[.$B$4]-2*[.$B$7])*(1+[.H$11])-0.5*([.$B$2]-[.$B$4])*(1+3*([.H$11])^2)*COS(2*([.$A33]-[.$B$3])*PI()/180)-([.$B$7]-[.$B$8])*[.H$11]" office:value-type="float" office:value="30.7007692100117" calcext:value-type="float">
            <text:p>30.70076921</text:p>
          </table:table-cell>
          <table:table-cell table:formula="of:=0.5*([.$B$2]+[.$B$4]-2*[.$B$7])*(1+[.I$11])-0.5*([.$B$2]-[.$B$4])*(1+3*([.I$11])^2)*COS(2*([.$A33]-[.$B$3])*PI()/180)-([.$B$7]-[.$B$8])*[.I$11]" office:value-type="float" office:value="30.995753318358" calcext:value-type="float">
            <text:p>30.9957533184</text:p>
          </table:table-cell>
          <table:table-cell table:formula="of:=0.5*([.$B$2]+[.$B$4]-2*[.$B$7])*(1+[.J$11])-0.5*([.$B$2]-[.$B$4])*(1+3*([.J$11])^2)*COS(2*([.$A33]-[.$B$3])*PI()/180)-([.$B$7]-[.$B$8])*[.J$11]" office:value-type="float" office:value="31.0837041944149" calcext:value-type="float">
            <text:p>31.0837041944</text:p>
          </table:table-cell>
          <table:table-cell table:formula="of:=0.5*([.$B$2]+[.$B$4]-2*[.$B$7])*(1+[.K$11])-0.5*([.$B$2]-[.$B$4])*(1+3*([.K$11])^2)*COS(2*([.$A33]-[.$B$3])*PI()/180)-([.$B$7]-[.$B$8])*[.K$11]" office:value-type="float" office:value="31.0460276829852" calcext:value-type="float">
            <text:p>31.046027683</text:p>
          </table:table-cell>
          <table:table-cell table:formula="of:=0.5*([.$B$2]+[.$B$4]-2*[.$B$7])*(1+[.L$11])-0.5*([.$B$2]-[.$B$4])*(1+3*([.L$11])^2)*COS(2*([.$A33]-[.$B$3])*PI()/180)-([.$B$7]-[.$B$8])*[.L$11]" office:value-type="float" office:value="30.9319488510588" calcext:value-type="float">
            <text:p>30.9319488511</text:p>
          </table:table-cell>
          <table:table-cell table:formula="of:=0.5*([.$B$2]+[.$B$4]-2*[.$B$7])*(1+[.M$11])-0.5*([.$B$2]-[.$B$4])*(1+3*([.M$11])^2)*COS(2*([.$A33]-[.$B$3])*PI()/180)-([.$B$7]-[.$B$8])*[.M$11]" office:value-type="float" office:value="30.7720146361994" calcext:value-type="float">
            <text:p>30.7720146362</text:p>
          </table:table-cell>
          <table:table-cell/>
          <table:table-cell table:formula="of:=0.5*([.$B$2]-[.$B$4]-2*[.$B$7])*(1-[.O$11])+0.5*([.$B$2]-[.$B$4])*(1-4*[.O$11]+3*([.O$11])^2)*COS(2*([.$A33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3]-[.$B$3])*PI()/180)+([.$B$7])*[.P$11]" office:value-type="float" office:value="20.0405860776207" calcext:value-type="float">
            <text:p>20.0405860776</text:p>
          </table:table-cell>
          <table:table-cell table:formula="of:=0.5*([.$B$2]-[.$B$4]-2*[.$B$7])*(1-[.Q$11])+0.5*([.$B$2]-[.$B$4])*(1-4*[.Q$11]+3*([.Q$11])^2)*COS(2*([.$A33]-[.$B$3])*PI()/180)+([.$B$7])*[.Q$11]" office:value-type="float" office:value="13.5564117476407" calcext:value-type="float">
            <text:p>13.5564117476</text:p>
          </table:table-cell>
          <table:table-cell table:formula="of:=0.5*([.$B$2]-[.$B$4]-2*[.$B$7])*(1-[.R$11])+0.5*([.$B$2]-[.$B$4])*(1-4*[.R$11]+3*([.R$11])^2)*COS(2*([.$A33]-[.$B$3])*PI()/180)+([.$B$7])*[.R$11]" office:value-type="float" office:value="9.6235817268772" calcext:value-type="float">
            <text:p>9.6235817269</text:p>
          </table:table-cell>
          <table:table-cell table:formula="of:=0.5*([.$B$2]-[.$B$4]-2*[.$B$7])*(1-[.S$11])+0.5*([.$B$2]-[.$B$4])*(1-4*[.S$11]+3*([.S$11])^2)*COS(2*([.$A33]-[.$B$3])*PI()/180)+([.$B$7])*[.S$11]" office:value-type="float" office:value="7.11600325248877" calcext:value-type="float">
            <text:p>7.1160032525</text:p>
          </table:table-cell>
          <table:table-cell table:formula="of:=0.5*([.$B$2]-[.$B$4]-2*[.$B$7])*(1-[.T$11])+0.5*([.$B$2]-[.$B$4])*(1-4*[.T$11]+3*([.T$11])^2)*COS(2*([.$A33]-[.$B$3])*PI()/180)+([.$B$7])*[.T$11]" office:value-type="float" office:value="5.45725274428739" calcext:value-type="float">
            <text:p>5.4572527443</text:p>
          </table:table-cell>
          <table:table-cell table:formula="of:=0.5*([.$B$2]-[.$B$4]-2*[.$B$7])*(1-[.U$11])+0.5*([.$B$2]-[.$B$4])*(1-4*[.U$11]+3*([.U$11])^2)*COS(2*([.$A33]-[.$B$3])*PI()/180)+([.$B$7])*[.U$11]" office:value-type="float" office:value="4.32972118555034" calcext:value-type="float">
            <text:p>4.3297211856</text:p>
          </table:table-cell>
          <table:table-cell table:formula="of:=0.5*([.$B$2]-[.$B$4]-2*[.$B$7])*(1-[.V$11])+0.5*([.$B$2]-[.$B$4])*(1-4*[.V$11]+3*([.V$11])^2)*COS(2*([.$A33]-[.$B$3])*PI()/180)+([.$B$7])*[.V$11]" office:value-type="float" office:value="3.54798076750098" calcext:value-type="float">
            <text:p>3.5479807675</text:p>
          </table:table-cell>
          <table:table-cell table:formula="of:=0.5*([.$B$2]-[.$B$4]-2*[.$B$7])*(1-[.W$11])+0.5*([.$B$2]-[.$B$4])*(1-4*[.W$11]+3*([.W$11])^2)*COS(2*([.$A33]-[.$B$3])*PI()/180)+([.$B$7])*[.W$11]" office:value-type="float" office:value="2.99860458955263" calcext:value-type="float">
            <text:p>2.9986045896</text:p>
          </table:table-cell>
          <table:table-cell table:formula="of:=0.5*([.$B$2]-[.$B$4]-2*[.$B$7])*(1-[.X$11])+0.5*([.$B$2]-[.$B$4])*(1-4*[.X$11]+3*([.X$11])^2)*COS(2*([.$A33]-[.$B$3])*PI()/180)+([.$B$7])*[.X$11]" office:value-type="float" office:value="2.60949540201197" calcext:value-type="float">
            <text:p>2.609495402</text:p>
          </table:table-cell>
          <table:table-cell table:formula="of:=0.5*([.$B$2]-[.$B$4]-2*[.$B$7])*(1-[.Y$11])+0.5*([.$B$2]-[.$B$4])*(1-4*[.Y$11]+3*([.Y$11])^2)*COS(2*([.$A33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3]-[.$B$3])*PI()/180)+([.$B$7])*[.Z$11]" office:value-type="float" office:value="1.95112132886229" calcext:value-type="float">
            <text:p>1.9511213289</text:p>
          </table:table-cell>
          <table:table-cell/>
          <table:table-cell table:formula="of:=[.$B$5]-(2*[.$B$6]*([.$B$2]-[.$B$4])*(1/[.C$11])*COS(2*([.$A33]-[.$B$3])*PI()/180))-[.$B$7]*[.C$11]" office:value-type="float" office:value="36.6948131725795" calcext:value-type="float">
            <text:p>36.6948131726</text:p>
          </table:table-cell>
          <table:table-cell table:formula="of:=[.$B$5]-(2*[.$B$6]*([.$B$2]-[.$B$4])*(1/[.D$11])*COS(2*([.$A33]-[.$B$3])*PI()/180))-[.$B$7]*[.D$11]" office:value-type="float" office:value="37.9437758070954" calcext:value-type="float">
            <text:p>37.9437758071</text:p>
          </table:table-cell>
          <table:table-cell table:formula="of:=[.$B$5]-(2*[.$B$6]*([.$B$2]-[.$B$4])*(1/[.E$11])*COS(2*([.$A33]-[.$B$3])*PI()/180))-[.$B$7]*[.E$11]" office:value-type="float" office:value="37.6927384416113" calcext:value-type="float">
            <text:p>37.6927384416</text:p>
          </table:table-cell>
          <table:table-cell table:formula="of:=[.$B$5]-(2*[.$B$6]*([.$B$2]-[.$B$4])*(1/[.F$11])*COS(2*([.$A33]-[.$B$3])*PI()/180))-[.$B$7]*[.F$11]" office:value-type="float" office:value="36.5042010761271" calcext:value-type="float">
            <text:p>36.5042010761</text:p>
          </table:table-cell>
          <table:table-cell table:formula="of:=[.$B$5]-(2*[.$B$6]*([.$B$2]-[.$B$4])*(1/[.G$11])*COS(2*([.$A33]-[.$B$3])*PI()/180))-[.$B$7]*[.G$11]" office:value-type="float" office:value="34.690663710643" calcext:value-type="float">
            <text:p>34.6906637106</text:p>
          </table:table-cell>
          <table:table-cell table:formula="of:=[.$B$5]-(2*[.$B$6]*([.$B$2]-[.$B$4])*(1/[.H$11])*COS(2*([.$A33]-[.$B$3])*PI()/180))-[.$B$7]*[.H$11]" office:value-type="float" office:value="32.4396263451589" calcext:value-type="float">
            <text:p>32.4396263452</text:p>
          </table:table-cell>
          <table:table-cell table:formula="of:=[.$B$5]-(2*[.$B$6]*([.$B$2]-[.$B$4])*(1/[.I$11])*COS(2*([.$A33]-[.$B$3])*PI()/180))-[.$B$7]*[.I$11]" office:value-type="float" office:value="29.870407161493" calcext:value-type="float">
            <text:p>29.8704071615</text:p>
          </table:table-cell>
          <table:table-cell table:formula="of:=[.$B$5]-(2*[.$B$6]*([.$B$2]-[.$B$4])*(1/[.J$11])*COS(2*([.$A33]-[.$B$3])*PI()/180))-[.$B$7]*[.J$11]" office:value-type="float" office:value="27.0625516141907" calcext:value-type="float">
            <text:p>27.0625516142</text:p>
          </table:table-cell>
          <table:table-cell table:formula="of:=[.$B$5]-(2*[.$B$6]*([.$B$2]-[.$B$4])*(1/[.K$11])*COS(2*([.$A33]-[.$B$3])*PI()/180))-[.$B$7]*[.K$11]" office:value-type="float" office:value="24.071129633322" calcext:value-type="float">
            <text:p>24.0711296333</text:p>
          </table:table-cell>
          <table:table-cell table:formula="of:=[.$B$5]-(2*[.$B$6]*([.$B$2]-[.$B$4])*(1/[.L$11])*COS(2*([.$A33]-[.$B$3])*PI()/180))-[.$B$7]*[.L$11]" office:value-type="float" office:value="20.9354768832225" calcext:value-type="float">
            <text:p>20.9354768832</text:p>
          </table:table-cell>
          <table:table-cell table:formula="of:=[.$B$5]-(2*[.$B$6]*([.$B$2]-[.$B$4])*(1/[.M$11])*COS(2*([.$A33]-[.$B$3])*PI()/180))-[.$B$7]*[.M$11]" office:value-type="float" office:value="17.6844395177384" calcext:value-type="float">
            <text:p>17.68443951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4]-[.$B$3])*PI()/180)-([.$B$8]-[.$B$7])*[.C$11]" office:value-type="float" office:value="17.5145778798387" calcext:value-type="float">
            <text:p>17.5145778798</text:p>
          </table:table-cell>
          <table:table-cell table:formula="of:=0.5*([.$B$2]+[.$B$4]-2*[.$B$7])*(1+[.D$11])-0.5*([.$B$2]-[.$B$4])*(1+3*([.D$11])^2)*COS(2*([.$A34]-[.$B$3])*PI()/180)-([.$B$7]-[.$B$8])*[.D$11]" office:value-type="float" office:value="28.1570704490423" calcext:value-type="float">
            <text:p>28.157070449</text:p>
          </table:table-cell>
          <table:table-cell table:formula="of:=0.5*([.$B$2]+[.$B$4]-2*[.$B$7])*(1+[.E$11])-0.5*([.$B$2]-[.$B$4])*(1+3*([.E$11])^2)*COS(2*([.$A34]-[.$B$3])*PI()/180)-([.$B$7]-[.$B$8])*[.E$11]" office:value-type="float" office:value="31.3969778423469" calcext:value-type="float">
            <text:p>31.3969778423</text:p>
          </table:table-cell>
          <table:table-cell table:formula="of:=0.5*([.$B$2]+[.$B$4]-2*[.$B$7])*(1+[.F$11])-0.5*([.$B$2]-[.$B$4])*(1+3*([.F$11])^2)*COS(2*([.$A34]-[.$B$3])*PI()/180)-([.$B$7]-[.$B$8])*[.F$11]" office:value-type="float" office:value="33.0040090831937" calcext:value-type="float">
            <text:p>33.0040090832</text:p>
          </table:table-cell>
          <table:table-cell table:formula="of:=0.5*([.$B$2]+[.$B$4]-2*[.$B$7])*(1+[.G$11])-0.5*([.$B$2]-[.$B$4])*(1+3*([.G$11])^2)*COS(2*([.$A34]-[.$B$3])*PI()/180)-([.$B$7]-[.$B$8])*[.G$11]" office:value-type="float" office:value="33.7662782384409" calcext:value-type="float">
            <text:p>33.7662782384</text:p>
          </table:table-cell>
          <table:table-cell table:formula="of:=0.5*([.$B$2]+[.$B$4]-2*[.$B$7])*(1+[.H$11])-0.5*([.$B$2]-[.$B$4])*(1+3*([.H$11])^2)*COS(2*([.$A34]-[.$B$3])*PI()/180)-([.$B$7]-[.$B$8])*[.H$11]" office:value-type="float" office:value="34.0688778224294" calcext:value-type="float">
            <text:p>34.0688778224</text:p>
          </table:table-cell>
          <table:table-cell table:formula="of:=0.5*([.$B$2]+[.$B$4]-2*[.$B$7])*(1+[.I$11])-0.5*([.$B$2]-[.$B$4])*(1+3*([.I$11])^2)*COS(2*([.$A34]-[.$B$3])*PI()/180)-([.$B$7]-[.$B$8])*[.I$11]" office:value-type="float" office:value="34.1133414554719" calcext:value-type="float">
            <text:p>34.1133414555</text:p>
          </table:table-cell>
          <table:table-cell table:formula="of:=0.5*([.$B$2]+[.$B$4]-2*[.$B$7])*(1+[.J$11])-0.5*([.$B$2]-[.$B$4])*(1+3*([.J$11])^2)*COS(2*([.$A34]-[.$B$3])*PI()/180)-([.$B$7]-[.$B$8])*[.J$11]" office:value-type="float" office:value="34.0107509647303" calcext:value-type="float">
            <text:p>34.0107509647</text:p>
          </table:table-cell>
          <table:table-cell table:formula="of:=0.5*([.$B$2]+[.$B$4]-2*[.$B$7])*(1+[.K$11])-0.5*([.$B$2]-[.$B$4])*(1+3*([.K$11])^2)*COS(2*([.$A34]-[.$B$3])*PI()/180)-([.$B$7]-[.$B$8])*[.K$11]" office:value-type="float" office:value="33.8247884655039" calcext:value-type="float">
            <text:p>33.8247884655</text:p>
          </table:table-cell>
          <table:table-cell table:formula="of:=0.5*([.$B$2]+[.$B$4]-2*[.$B$7])*(1+[.L$11])-0.5*([.$B$2]-[.$B$4])*(1+3*([.L$11])^2)*COS(2*([.$A34]-[.$B$3])*PI()/180)-([.$B$7]-[.$B$8])*[.L$11]" office:value-type="float" office:value="33.5930492416279" calcext:value-type="float">
            <text:p>33.5930492416</text:p>
          </table:table-cell>
          <table:table-cell table:formula="of:=0.5*([.$B$2]+[.$B$4]-2*[.$B$7])*(1+[.M$11])-0.5*([.$B$2]-[.$B$4])*(1+3*([.M$11])^2)*COS(2*([.$A34]-[.$B$3])*PI()/180)-([.$B$7]-[.$B$8])*[.M$11]" office:value-type="float" office:value="33.3381926266129" calcext:value-type="float">
            <text:p>33.3381926266</text:p>
          </table:table-cell>
          <table:table-cell/>
          <table:table-cell table:formula="of:=0.5*([.$B$2]-[.$B$4]-2*[.$B$7])*(1-[.O$11])+0.5*([.$B$2]-[.$B$4])*(1-4*[.O$11]+3*([.O$11])^2)*COS(2*([.$A34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4]-[.$B$3])*PI()/180)+([.$B$7])*[.P$11]" office:value-type="float" office:value="20.5217444508232" calcext:value-type="float">
            <text:p>20.5217444508</text:p>
          </table:table-cell>
          <table:table-cell table:formula="of:=0.5*([.$B$2]-[.$B$4]-2*[.$B$7])*(1-[.Q$11])+0.5*([.$B$2]-[.$B$4])*(1-4*[.Q$11]+3*([.Q$11])^2)*COS(2*([.$A34]-[.$B$3])*PI()/180)+([.$B$7])*[.Q$11]" office:value-type="float" office:value="14.184863500395" calcext:value-type="float">
            <text:p>14.1848635004</text:p>
          </table:table-cell>
          <table:table-cell table:formula="of:=0.5*([.$B$2]-[.$B$4]-2*[.$B$7])*(1-[.R$11])+0.5*([.$B$2]-[.$B$4])*(1-4*[.R$11]+3*([.R$11])^2)*COS(2*([.$A34]-[.$B$3])*PI()/180)+([.$B$7])*[.R$11]" office:value-type="float" office:value="10.2551020917055" calcext:value-type="float">
            <text:p>10.2551020917</text:p>
          </table:table-cell>
          <table:table-cell table:formula="of:=0.5*([.$B$2]-[.$B$4]-2*[.$B$7])*(1-[.S$11])+0.5*([.$B$2]-[.$B$4])*(1-4*[.S$11]+3*([.S$11])^2)*COS(2*([.$A34]-[.$B$3])*PI()/180)+([.$B$7])*[.S$11]" office:value-type="float" office:value="7.68626502813622" calcext:value-type="float">
            <text:p>7.6862650281</text:p>
          </table:table-cell>
          <table:table-cell table:formula="of:=0.5*([.$B$2]-[.$B$4]-2*[.$B$7])*(1-[.T$11])+0.5*([.$B$2]-[.$B$4])*(1-4*[.T$11]+3*([.T$11])^2)*COS(2*([.$A34]-[.$B$3])*PI()/180)+([.$B$7])*[.T$11]" office:value-type="float" office:value="5.93841111748992" calcext:value-type="float">
            <text:p>5.9384111175</text:p>
          </table:table-cell>
          <table:table-cell table:formula="of:=0.5*([.$B$2]-[.$B$4]-2*[.$B$7])*(1-[.U$11])+0.5*([.$B$2]-[.$B$4])*(1-4*[.U$11]+3*([.U$11])^2)*COS(2*([.$A34]-[.$B$3])*PI()/180)+([.$B$7])*[.U$11]" office:value-type="float" office:value="4.71146667172755" calcext:value-type="float">
            <text:p>4.7114666717</text:p>
          </table:table-cell>
          <table:table-cell table:formula="of:=0.5*([.$B$2]-[.$B$4]-2*[.$B$7])*(1-[.V$11])+0.5*([.$B$2]-[.$B$4])*(1-4*[.V$11]+3*([.V$11])^2)*COS(2*([.$A34]-[.$B$3])*PI()/180)+([.$B$7])*[.V$11]" office:value-type="float" office:value="3.82865648520246" calcext:value-type="float">
            <text:p>3.8286564852</text:p>
          </table:table-cell>
          <table:table-cell table:formula="of:=0.5*([.$B$2]-[.$B$4]-2*[.$B$7])*(1-[.W$11])+0.5*([.$B$2]-[.$B$4])*(1-4*[.W$11]+3*([.W$11])^2)*COS(2*([.$A34]-[.$B$3])*PI()/180)+([.$B$7])*[.W$11]" office:value-type="float" office:value="3.18081841135714" calcext:value-type="float">
            <text:p>3.1808184114</text:p>
          </table:table-cell>
          <table:table-cell table:formula="of:=0.5*([.$B$2]-[.$B$4]-2*[.$B$7])*(1-[.X$11])+0.5*([.$B$2]-[.$B$4])*(1-4*[.X$11]+3*([.X$11])^2)*COS(2*([.$A34]-[.$B$3])*PI()/180)+([.$B$7])*[.X$11]" office:value-type="float" office:value="2.69787142974304" calcext:value-type="float">
            <text:p>2.6978714297</text:p>
          </table:table-cell>
          <table:table-cell table:formula="of:=0.5*([.$B$2]-[.$B$4]-2*[.$B$7])*(1-[.Y$11])+0.5*([.$B$2]-[.$B$4])*(1-4*[.Y$11]+3*([.Y$11])^2)*COS(2*([.$A34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4]-[.$B$3])*PI()/180)+([.$B$7])*[.Z$11]" office:value-type="float" office:value="1.75473015612657" calcext:value-type="float">
            <text:p>1.7547301561</text:p>
          </table:table-cell>
          <table:table-cell/>
          <table:table-cell table:formula="of:=[.$B$5]-(2*[.$B$6]*([.$B$2]-[.$B$4])*(1/[.C$11])*COS(2*([.$A34]-[.$B$3])*PI()/180))-[.$B$7]*[.C$11]" office:value-type="float" office:value="39.0043733639516" calcext:value-type="float">
            <text:p>39.004373364</text:p>
          </table:table-cell>
          <table:table-cell table:formula="of:=[.$B$5]-(2*[.$B$6]*([.$B$2]-[.$B$4])*(1/[.D$11])*COS(2*([.$A34]-[.$B$3])*PI()/180))-[.$B$7]*[.D$11]" office:value-type="float" office:value="40.7152480367419" calcext:value-type="float">
            <text:p>40.7152480367</text:p>
          </table:table-cell>
          <table:table-cell table:formula="of:=[.$B$5]-(2*[.$B$6]*([.$B$2]-[.$B$4])*(1/[.E$11])*COS(2*([.$A34]-[.$B$3])*PI()/180))-[.$B$7]*[.E$11]" office:value-type="float" office:value="40.9261227095323" calcext:value-type="float">
            <text:p>40.9261227095</text:p>
          </table:table-cell>
          <table:table-cell table:formula="of:=[.$B$5]-(2*[.$B$6]*([.$B$2]-[.$B$4])*(1/[.F$11])*COS(2*([.$A34]-[.$B$3])*PI()/180))-[.$B$7]*[.F$11]" office:value-type="float" office:value="40.1994973823226" calcext:value-type="float">
            <text:p>40.1994973823</text:p>
          </table:table-cell>
          <table:table-cell table:formula="of:=[.$B$5]-(2*[.$B$6]*([.$B$2]-[.$B$4])*(1/[.G$11])*COS(2*([.$A34]-[.$B$3])*PI()/180))-[.$B$7]*[.G$11]" office:value-type="float" office:value="38.8478720551129" calcext:value-type="float">
            <text:p>38.8478720551</text:p>
          </table:table-cell>
          <table:table-cell table:formula="of:=[.$B$5]-(2*[.$B$6]*([.$B$2]-[.$B$4])*(1/[.H$11])*COS(2*([.$A34]-[.$B$3])*PI()/180))-[.$B$7]*[.H$11]" office:value-type="float" office:value="37.0587467279032" calcext:value-type="float">
            <text:p>37.0587467279</text:p>
          </table:table-cell>
          <table:table-cell table:formula="of:=[.$B$5]-(2*[.$B$6]*([.$B$2]-[.$B$4])*(1/[.I$11])*COS(2*([.$A34]-[.$B$3])*PI()/180))-[.$B$7]*[.I$11]" office:value-type="float" office:value="34.9514395825117" calcext:value-type="float">
            <text:p>34.9514395825</text:p>
          </table:table-cell>
          <table:table-cell table:formula="of:=[.$B$5]-(2*[.$B$6]*([.$B$2]-[.$B$4])*(1/[.J$11])*COS(2*([.$A34]-[.$B$3])*PI()/180))-[.$B$7]*[.J$11]" office:value-type="float" office:value="32.6054960734839" calcext:value-type="float">
            <text:p>32.6054960735</text:p>
          </table:table-cell>
          <table:table-cell table:formula="of:=[.$B$5]-(2*[.$B$6]*([.$B$2]-[.$B$4])*(1/[.K$11])*COS(2*([.$A34]-[.$B$3])*PI()/180))-[.$B$7]*[.K$11]" office:value-type="float" office:value="30.0759861308896" calcext:value-type="float">
            <text:p>30.0759861309</text:p>
          </table:table-cell>
          <table:table-cell table:formula="of:=[.$B$5]-(2*[.$B$6]*([.$B$2]-[.$B$4])*(1/[.L$11])*COS(2*([.$A34]-[.$B$3])*PI()/180))-[.$B$7]*[.L$11]" office:value-type="float" office:value="27.4022454190645" calcext:value-type="float">
            <text:p>27.4022454191</text:p>
          </table:table-cell>
          <table:table-cell table:formula="of:=[.$B$5]-(2*[.$B$6]*([.$B$2]-[.$B$4])*(1/[.M$11])*COS(2*([.$A34]-[.$B$3])*PI()/180))-[.$B$7]*[.M$11]" office:value-type="float" office:value="24.6131200918548" calcext:value-type="float">
            <text:p>24.61312009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5]-[.$B$3])*PI()/180)-([.$B$8]-[.$B$7])*[.C$11]" office:value-type="float" office:value="27.0053540541365" calcext:value-type="float">
            <text:p>27.0053540541</text:p>
          </table:table-cell>
          <table:table-cell table:formula="of:=0.5*([.$B$2]+[.$B$4]-2*[.$B$7])*(1+[.D$11])-0.5*([.$B$2]-[.$B$4])*(1+3*([.D$11])^2)*COS(2*([.$A35]-[.$B$3])*PI()/180)-([.$B$7]-[.$B$8])*[.D$11]" office:value-type="float" office:value="35.4728770833969" calcext:value-type="float">
            <text:p>35.4728770834</text:p>
          </table:table-cell>
          <table:table-cell table:formula="of:=0.5*([.$B$2]+[.$B$4]-2*[.$B$7])*(1+[.E$11])-0.5*([.$B$2]-[.$B$4])*(1+3*([.E$11])^2)*COS(2*([.$A35]-[.$B$3])*PI()/180)-([.$B$7]-[.$B$8])*[.E$11]" office:value-type="float" office:value="37.4013464424129" calcext:value-type="float">
            <text:p>37.4013464424</text:p>
          </table:table-cell>
          <table:table-cell table:formula="of:=0.5*([.$B$2]+[.$B$4]-2*[.$B$7])*(1+[.F$11])-0.5*([.$B$2]-[.$B$4])*(1+3*([.F$11])^2)*COS(2*([.$A35]-[.$B$3])*PI()/180)-([.$B$7]-[.$B$8])*[.F$11]" office:value-type="float" office:value="38.1572039590819" calcext:value-type="float">
            <text:p>38.1572039591</text:p>
          </table:table-cell>
          <table:table-cell table:formula="of:=0.5*([.$B$2]+[.$B$4]-2*[.$B$7])*(1+[.G$11])-0.5*([.$B$2]-[.$B$4])*(1+3*([.G$11])^2)*COS(2*([.$A35]-[.$B$3])*PI()/180)-([.$B$7]-[.$B$8])*[.G$11]" office:value-type="float" office:value="38.3359112112509" calcext:value-type="float">
            <text:p>38.3359112113</text:p>
          </table:table-cell>
          <table:table-cell table:formula="of:=0.5*([.$B$2]+[.$B$4]-2*[.$B$7])*(1+[.H$11])-0.5*([.$B$2]-[.$B$4])*(1+3*([.H$11])^2)*COS(2*([.$A35]-[.$B$3])*PI()/180)-([.$B$7]-[.$B$8])*[.H$11]" office:value-type="float" office:value="38.2210923986847" calcext:value-type="float">
            <text:p>38.2210923987</text:p>
          </table:table-cell>
          <table:table-cell table:formula="of:=0.5*([.$B$2]+[.$B$4]-2*[.$B$7])*(1+[.I$11])-0.5*([.$B$2]-[.$B$4])*(1+3*([.I$11])^2)*COS(2*([.$A35]-[.$B$3])*PI()/180)-([.$B$7]-[.$B$8])*[.I$11]" office:value-type="float" office:value="37.9567136252288" calcext:value-type="float">
            <text:p>37.9567136252</text:p>
          </table:table-cell>
          <table:table-cell table:formula="of:=0.5*([.$B$2]+[.$B$4]-2*[.$B$7])*(1+[.J$11])-0.5*([.$B$2]-[.$B$4])*(1+3*([.J$11])^2)*COS(2*([.$A35]-[.$B$3])*PI()/180)-([.$B$7]-[.$B$8])*[.J$11]" office:value-type="float" office:value="37.6192231559998" calcext:value-type="float">
            <text:p>37.619223156</text:p>
          </table:table-cell>
          <table:table-cell table:formula="of:=0.5*([.$B$2]+[.$B$4]-2*[.$B$7])*(1+[.K$11])-0.5*([.$B$2]-[.$B$4])*(1+3*([.K$11])^2)*COS(2*([.$A35]-[.$B$3])*PI()/180)-([.$B$7]-[.$B$8])*[.K$11]" office:value-type="float" office:value="37.2504532384753" calcext:value-type="float">
            <text:p>37.2504532385</text:p>
          </table:table-cell>
          <table:table-cell table:formula="of:=0.5*([.$B$2]+[.$B$4]-2*[.$B$7])*(1+[.L$11])-0.5*([.$B$2]-[.$B$4])*(1+3*([.L$11])^2)*COS(2*([.$A35]-[.$B$3])*PI()/180)-([.$B$7]-[.$B$8])*[.L$11]" office:value-type="float" office:value="36.8736619243252" calcext:value-type="float">
            <text:p>36.8736619243</text:p>
          </table:table-cell>
          <table:table-cell table:formula="of:=0.5*([.$B$2]+[.$B$4]-2*[.$B$7])*(1+[.M$11])-0.5*([.$B$2]-[.$B$4])*(1+3*([.M$11])^2)*COS(2*([.$A35]-[.$B$3])*PI()/180)-([.$B$7]-[.$B$8])*[.M$11]" office:value-type="float" office:value="36.5017846847122" calcext:value-type="float">
            <text:p>36.5017846847</text:p>
          </table:table-cell>
          <table:table-cell/>
          <table:table-cell table:formula="of:=0.5*([.$B$2]-[.$B$4]-2*[.$B$7])*(1-[.O$11])+0.5*([.$B$2]-[.$B$4])*(1-4*[.O$11]+3*([.O$11])^2)*COS(2*([.$A35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5]-[.$B$3])*PI()/180)+([.$B$7])*[.P$11]" office:value-type="float" office:value="21.1149179617168" calcext:value-type="float">
            <text:p>21.1149179617</text:p>
          </table:table-cell>
          <table:table-cell table:formula="of:=0.5*([.$B$2]-[.$B$4]-2*[.$B$7])*(1-[.Q$11])+0.5*([.$B$2]-[.$B$4])*(1-4*[.Q$11]+3*([.Q$11])^2)*COS(2*([.$A35]-[.$B$3])*PI()/180)+([.$B$7])*[.Q$11]" office:value-type="float" office:value="14.9596207391132" calcext:value-type="float">
            <text:p>14.9596207391</text:p>
          </table:table-cell>
          <table:table-cell table:formula="of:=0.5*([.$B$2]-[.$B$4]-2*[.$B$7])*(1-[.R$11])+0.5*([.$B$2]-[.$B$4])*(1-4*[.R$11]+3*([.R$11])^2)*COS(2*([.$A35]-[.$B$3])*PI()/180)+([.$B$7])*[.R$11]" office:value-type="float" office:value="11.0336423247534" calcext:value-type="float">
            <text:p>11.0336423248</text:p>
          </table:table-cell>
          <table:table-cell table:formula="of:=0.5*([.$B$2]-[.$B$4]-2*[.$B$7])*(1-[.S$11])+0.5*([.$B$2]-[.$B$4])*(1-4*[.S$11]+3*([.S$11])^2)*COS(2*([.$A35]-[.$B$3])*PI()/180)+([.$B$7])*[.S$11]" office:value-type="float" office:value="8.38928548549161" calcext:value-type="float">
            <text:p>8.3892854855</text:p>
          </table:table-cell>
          <table:table-cell table:formula="of:=0.5*([.$B$2]-[.$B$4]-2*[.$B$7])*(1-[.T$11])+0.5*([.$B$2]-[.$B$4])*(1-4*[.T$11]+3*([.T$11])^2)*COS(2*([.$A35]-[.$B$3])*PI()/180)+([.$B$7])*[.T$11]" office:value-type="float" office:value="6.53158462838353" calcext:value-type="float">
            <text:p>6.5315846284</text:p>
          </table:table-cell>
          <table:table-cell table:formula="of:=0.5*([.$B$2]-[.$B$4]-2*[.$B$7])*(1-[.U$11])+0.5*([.$B$2]-[.$B$4])*(1-4*[.U$11]+3*([.U$11])^2)*COS(2*([.$A35]-[.$B$3])*PI()/180)+([.$B$7])*[.U$11]" office:value-type="float" office:value="5.18208367210596" calcext:value-type="float">
            <text:p>5.1820836721</text:p>
          </table:table-cell>
          <table:table-cell table:formula="of:=0.5*([.$B$2]-[.$B$4]-2*[.$B$7])*(1-[.V$11])+0.5*([.$B$2]-[.$B$4])*(1-4*[.V$11]+3*([.V$11])^2)*COS(2*([.$A35]-[.$B$3])*PI()/180)+([.$B$7])*[.V$11]" office:value-type="float" office:value="4.17467436655707" calcext:value-type="float">
            <text:p>4.1746743666</text:p>
          </table:table-cell>
          <table:table-cell table:formula="of:=0.5*([.$B$2]-[.$B$4]-2*[.$B$7])*(1-[.W$11])+0.5*([.$B$2]-[.$B$4])*(1-4*[.W$11]+3*([.W$11])^2)*COS(2*([.$A35]-[.$B$3])*PI()/180)+([.$B$7])*[.W$11]" office:value-type="float" office:value="3.40545216696182" calcext:value-type="float">
            <text:p>3.405452167</text:p>
          </table:table-cell>
          <table:table-cell table:formula="of:=0.5*([.$B$2]-[.$B$4]-2*[.$B$7])*(1-[.X$11])+0.5*([.$B$2]-[.$B$4])*(1-4*[.X$11]+3*([.X$11])^2)*COS(2*([.$A35]-[.$B$3])*PI()/180)+([.$B$7])*[.X$11]" office:value-type="float" office:value="2.80682166643779" calcext:value-type="float">
            <text:p>2.8068216664</text:p>
          </table:table-cell>
          <table:table-cell table:formula="of:=0.5*([.$B$2]-[.$B$4]-2*[.$B$7])*(1-[.Y$11])+0.5*([.$B$2]-[.$B$4])*(1-4*[.Y$11]+3*([.Y$11])^2)*COS(2*([.$A35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5]-[.$B$3])*PI()/180)+([.$B$7])*[.Z$11]" office:value-type="float" office:value="1.51261851902714" calcext:value-type="float">
            <text:p>1.512618519</text:p>
          </table:table-cell>
          <table:table-cell/>
          <table:table-cell table:formula="of:=[.$B$5]-(2*[.$B$6]*([.$B$2]-[.$B$4])*(1/[.C$11])*COS(2*([.$A35]-[.$B$3])*PI()/180))-[.$B$7]*[.C$11]" office:value-type="float" office:value="41.8516062162409" calcext:value-type="float">
            <text:p>41.8516062162</text:p>
          </table:table-cell>
          <table:table-cell table:formula="of:=[.$B$5]-(2*[.$B$6]*([.$B$2]-[.$B$4])*(1/[.D$11])*COS(2*([.$A35]-[.$B$3])*PI()/180))-[.$B$7]*[.D$11]" office:value-type="float" office:value="44.1319274594891" calcext:value-type="float">
            <text:p>44.1319274595</text:p>
          </table:table-cell>
          <table:table-cell table:formula="of:=[.$B$5]-(2*[.$B$6]*([.$B$2]-[.$B$4])*(1/[.E$11])*COS(2*([.$A35]-[.$B$3])*PI()/180))-[.$B$7]*[.E$11]" office:value-type="float" office:value="44.9122487027373" calcext:value-type="float">
            <text:p>44.9122487027</text:p>
          </table:table-cell>
          <table:table-cell table:formula="of:=[.$B$5]-(2*[.$B$6]*([.$B$2]-[.$B$4])*(1/[.F$11])*COS(2*([.$A35]-[.$B$3])*PI()/180))-[.$B$7]*[.F$11]" office:value-type="float" office:value="44.7550699459855" calcext:value-type="float">
            <text:p>44.755069946</text:p>
          </table:table-cell>
          <table:table-cell table:formula="of:=[.$B$5]-(2*[.$B$6]*([.$B$2]-[.$B$4])*(1/[.G$11])*COS(2*([.$A35]-[.$B$3])*PI()/180))-[.$B$7]*[.G$11]" office:value-type="float" office:value="43.9728911892337" calcext:value-type="float">
            <text:p>43.9728911892</text:p>
          </table:table-cell>
          <table:table-cell table:formula="of:=[.$B$5]-(2*[.$B$6]*([.$B$2]-[.$B$4])*(1/[.H$11])*COS(2*([.$A35]-[.$B$3])*PI()/180))-[.$B$7]*[.H$11]" office:value-type="float" office:value="42.7532124324819" calcext:value-type="float">
            <text:p>42.7532124325</text:p>
          </table:table-cell>
          <table:table-cell table:formula="of:=[.$B$5]-(2*[.$B$6]*([.$B$2]-[.$B$4])*(1/[.I$11])*COS(2*([.$A35]-[.$B$3])*PI()/180))-[.$B$7]*[.I$11]" office:value-type="float" office:value="41.2153518575482" calcext:value-type="float">
            <text:p>41.2153518575</text:p>
          </table:table-cell>
          <table:table-cell table:formula="of:=[.$B$5]-(2*[.$B$6]*([.$B$2]-[.$B$4])*(1/[.J$11])*COS(2*([.$A35]-[.$B$3])*PI()/180))-[.$B$7]*[.J$11]" office:value-type="float" office:value="39.4388549189782" calcext:value-type="float">
            <text:p>39.438854919</text:p>
          </table:table-cell>
          <table:table-cell table:formula="of:=[.$B$5]-(2*[.$B$6]*([.$B$2]-[.$B$4])*(1/[.K$11])*COS(2*([.$A35]-[.$B$3])*PI()/180))-[.$B$7]*[.K$11]" office:value-type="float" office:value="37.4787915468418" calcext:value-type="float">
            <text:p>37.4787915468</text:p>
          </table:table-cell>
          <table:table-cell table:formula="of:=[.$B$5]-(2*[.$B$6]*([.$B$2]-[.$B$4])*(1/[.L$11])*COS(2*([.$A35]-[.$B$3])*PI()/180))-[.$B$7]*[.L$11]" office:value-type="float" office:value="35.3744974054746" calcext:value-type="float">
            <text:p>35.3744974055</text:p>
          </table:table-cell>
          <table:table-cell table:formula="of:=[.$B$5]-(2*[.$B$6]*([.$B$2]-[.$B$4])*(1/[.M$11])*COS(2*([.$A35]-[.$B$3])*PI()/180))-[.$B$7]*[.M$11]" office:value-type="float" office:value="33.1548186487228" calcext:value-type="float">
            <text:p>33.15481864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6]-[.$B$3])*PI()/180)-([.$B$8]-[.$B$7])*[.C$11]" office:value-type="float" office:value="38" calcext:value-type="float">
            <text:p>38</text:p>
          </table:table-cell>
          <table:table-cell table:formula="of:=0.5*([.$B$2]+[.$B$4]-2*[.$B$7])*(1+[.D$11])-0.5*([.$B$2]-[.$B$4])*(1+3*([.D$11])^2)*COS(2*([.$A36]-[.$B$3])*PI()/180)-([.$B$7]-[.$B$8])*[.D$11]" office:value-type="float" office:value="43.9479166666667" calcext:value-type="float">
            <text:p>43.9479166667</text:p>
          </table:table-cell>
          <table:table-cell table:formula="of:=0.5*([.$B$2]+[.$B$4]-2*[.$B$7])*(1+[.E$11])-0.5*([.$B$2]-[.$B$4])*(1+3*([.E$11])^2)*COS(2*([.$A36]-[.$B$3])*PI()/180)-([.$B$7]-[.$B$8])*[.E$11]" office:value-type="float" office:value="44.3571428571429" calcext:value-type="float">
            <text:p>44.3571428571</text:p>
          </table:table-cell>
          <table:table-cell table:formula="of:=0.5*([.$B$2]+[.$B$4]-2*[.$B$7])*(1+[.F$11])-0.5*([.$B$2]-[.$B$4])*(1+3*([.F$11])^2)*COS(2*([.$A36]-[.$B$3])*PI()/180)-([.$B$7]-[.$B$8])*[.F$11]" office:value-type="float" office:value="44.126953125" calcext:value-type="float">
            <text:p>44.126953125</text:p>
          </table:table-cell>
          <table:table-cell table:formula="of:=0.5*([.$B$2]+[.$B$4]-2*[.$B$7])*(1+[.G$11])-0.5*([.$B$2]-[.$B$4])*(1+3*([.G$11])^2)*COS(2*([.$A36]-[.$B$3])*PI()/180)-([.$B$7]-[.$B$8])*[.G$11]" office:value-type="float" office:value="43.6296296296296" calcext:value-type="float">
            <text:p>43.6296296296</text:p>
          </table:table-cell>
          <table:table-cell table:formula="of:=0.5*([.$B$2]+[.$B$4]-2*[.$B$7])*(1+[.H$11])-0.5*([.$B$2]-[.$B$4])*(1+3*([.H$11])^2)*COS(2*([.$A36]-[.$B$3])*PI()/180)-([.$B$7]-[.$B$8])*[.H$11]" office:value-type="float" office:value="43.03125" calcext:value-type="float">
            <text:p>43.03125</text:p>
          </table:table-cell>
          <table:table-cell table:formula="of:=0.5*([.$B$2]+[.$B$4]-2*[.$B$7])*(1+[.I$11])-0.5*([.$B$2]-[.$B$4])*(1+3*([.I$11])^2)*COS(2*([.$A36]-[.$B$3])*PI()/180)-([.$B$7]-[.$B$8])*[.I$11]" office:value-type="float" office:value="42.4090909090909" calcext:value-type="float">
            <text:p>42.4090909091</text:p>
          </table:table-cell>
          <table:table-cell table:formula="of:=0.5*([.$B$2]+[.$B$4]-2*[.$B$7])*(1+[.J$11])-0.5*([.$B$2]-[.$B$4])*(1+3*([.J$11])^2)*COS(2*([.$A36]-[.$B$3])*PI()/180)-([.$B$7]-[.$B$8])*[.J$11]" office:value-type="float" office:value="41.7994791666667" calcext:value-type="float">
            <text:p>41.7994791667</text:p>
          </table:table-cell>
          <table:table-cell table:formula="of:=0.5*([.$B$2]+[.$B$4]-2*[.$B$7])*(1+[.K$11])-0.5*([.$B$2]-[.$B$4])*(1+3*([.K$11])^2)*COS(2*([.$A36]-[.$B$3])*PI()/180)-([.$B$7]-[.$B$8])*[.K$11]" office:value-type="float" office:value="41.2189349112426" calcext:value-type="float">
            <text:p>41.2189349112</text:p>
          </table:table-cell>
          <table:table-cell table:formula="of:=0.5*([.$B$2]+[.$B$4]-2*[.$B$7])*(1+[.L$11])-0.5*([.$B$2]-[.$B$4])*(1+3*([.L$11])^2)*COS(2*([.$A36]-[.$B$3])*PI()/180)-([.$B$7]-[.$B$8])*[.L$11]" office:value-type="float" office:value="40.6741071428572" calcext:value-type="float">
            <text:p>40.6741071429</text:p>
          </table:table-cell>
          <table:table-cell table:formula="of:=0.5*([.$B$2]+[.$B$4]-2*[.$B$7])*(1+[.M$11])-0.5*([.$B$2]-[.$B$4])*(1+3*([.M$11])^2)*COS(2*([.$A36]-[.$B$3])*PI()/180)-([.$B$7]-[.$B$8])*[.M$11]" office:value-type="float" office:value="40.1666666666667" calcext:value-type="float">
            <text:p>40.1666666667</text:p>
          </table:table-cell>
          <table:table-cell/>
          <table:table-cell table:formula="of:=0.5*([.$B$2]-[.$B$4]-2*[.$B$7])*(1-[.O$11])+0.5*([.$B$2]-[.$B$4])*(1-4*[.O$11]+3*([.O$11])^2)*COS(2*([.$A36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6]-[.$B$3])*PI()/180)+([.$B$7])*[.P$11]" office:value-type="float" office:value="21.8020833333333" calcext:value-type="float">
            <text:p>21.8020833333</text:p>
          </table:table-cell>
          <table:table-cell table:formula="of:=0.5*([.$B$2]-[.$B$4]-2*[.$B$7])*(1-[.Q$11])+0.5*([.$B$2]-[.$B$4])*(1-4*[.Q$11]+3*([.Q$11])^2)*COS(2*([.$A36]-[.$B$3])*PI()/180)+([.$B$7])*[.Q$11]" office:value-type="float" office:value="15.8571428571428" calcext:value-type="float">
            <text:p>15.8571428571</text:p>
          </table:table-cell>
          <table:table-cell table:formula="of:=0.5*([.$B$2]-[.$B$4]-2*[.$B$7])*(1-[.R$11])+0.5*([.$B$2]-[.$B$4])*(1-4*[.R$11]+3*([.R$11])^2)*COS(2*([.$A36]-[.$B$3])*PI()/180)+([.$B$7])*[.R$11]" office:value-type="float" office:value="11.935546875" calcext:value-type="float">
            <text:p>11.935546875</text:p>
          </table:table-cell>
          <table:table-cell table:formula="of:=0.5*([.$B$2]-[.$B$4]-2*[.$B$7])*(1-[.S$11])+0.5*([.$B$2]-[.$B$4])*(1-4*[.S$11]+3*([.S$11])^2)*COS(2*([.$A36]-[.$B$3])*PI()/180)+([.$B$7])*[.S$11]" office:value-type="float" office:value="9.20370370370372" calcext:value-type="float">
            <text:p>9.2037037037</text:p>
          </table:table-cell>
          <table:table-cell table:formula="of:=0.5*([.$B$2]-[.$B$4]-2*[.$B$7])*(1-[.T$11])+0.5*([.$B$2]-[.$B$4])*(1-4*[.T$11]+3*([.T$11])^2)*COS(2*([.$A36]-[.$B$3])*PI()/180)+([.$B$7])*[.T$11]" office:value-type="float" office:value="7.21875" calcext:value-type="float">
            <text:p>7.21875</text:p>
          </table:table-cell>
          <table:table-cell table:formula="of:=0.5*([.$B$2]-[.$B$4]-2*[.$B$7])*(1-[.U$11])+0.5*([.$B$2]-[.$B$4])*(1-4*[.U$11]+3*([.U$11])^2)*COS(2*([.$A36]-[.$B$3])*PI()/180)+([.$B$7])*[.U$11]" office:value-type="float" office:value="5.72727272727274" calcext:value-type="float">
            <text:p>5.7272727273</text:p>
          </table:table-cell>
          <table:table-cell table:formula="of:=0.5*([.$B$2]-[.$B$4]-2*[.$B$7])*(1-[.V$11])+0.5*([.$B$2]-[.$B$4])*(1-4*[.V$11]+3*([.V$11])^2)*COS(2*([.$A36]-[.$B$3])*PI()/180)+([.$B$7])*[.V$11]" office:value-type="float" office:value="4.57552083333334" calcext:value-type="float">
            <text:p>4.5755208333</text:p>
          </table:table-cell>
          <table:table-cell table:formula="of:=0.5*([.$B$2]-[.$B$4]-2*[.$B$7])*(1-[.W$11])+0.5*([.$B$2]-[.$B$4])*(1-4*[.W$11]+3*([.W$11])^2)*COS(2*([.$A36]-[.$B$3])*PI()/180)+([.$B$7])*[.W$11]" office:value-type="float" office:value="3.66568047337279" calcext:value-type="float">
            <text:p>3.6656804734</text:p>
          </table:table-cell>
          <table:table-cell table:formula="of:=0.5*([.$B$2]-[.$B$4]-2*[.$B$7])*(1-[.X$11])+0.5*([.$B$2]-[.$B$4])*(1-4*[.X$11]+3*([.X$11])^2)*COS(2*([.$A36]-[.$B$3])*PI()/180)+([.$B$7])*[.X$11]" office:value-type="float" office:value="2.93303571428571" calcext:value-type="float">
            <text:p>2.9330357143</text:p>
          </table:table-cell>
          <table:table-cell table:formula="of:=0.5*([.$B$2]-[.$B$4]-2*[.$B$7])*(1-[.Y$11])+0.5*([.$B$2]-[.$B$4])*(1-4*[.Y$11]+3*([.Y$11])^2)*COS(2*([.$A36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6]-[.$B$3])*PI()/180)+([.$B$7])*[.Z$11]" office:value-type="float" office:value="1.23214285714286" calcext:value-type="float">
            <text:p>1.2321428571</text:p>
          </table:table-cell>
          <table:table-cell/>
          <table:table-cell table:formula="of:=[.$B$5]-(2*[.$B$6]*([.$B$2]-[.$B$4])*(1/[.C$11])*COS(2*([.$A36]-[.$B$3])*PI()/180))-[.$B$7]*[.C$11]" office:value-type="float" office:value="45.15" calcext:value-type="float">
            <text:p>45.15</text:p>
          </table:table-cell>
          <table:table-cell table:formula="of:=[.$B$5]-(2*[.$B$6]*([.$B$2]-[.$B$4])*(1/[.D$11])*COS(2*([.$A36]-[.$B$3])*PI()/180))-[.$B$7]*[.D$11]" office:value-type="float" office:value="48.09" calcext:value-type="float">
            <text:p>48.09</text:p>
          </table:table-cell>
          <table:table-cell table:formula="of:=[.$B$5]-(2*[.$B$6]*([.$B$2]-[.$B$4])*(1/[.E$11])*COS(2*([.$A36]-[.$B$3])*PI()/180))-[.$B$7]*[.E$11]" office:value-type="float" office:value="49.53" calcext:value-type="float">
            <text:p>49.53</text:p>
          </table:table-cell>
          <table:table-cell table:formula="of:=[.$B$5]-(2*[.$B$6]*([.$B$2]-[.$B$4])*(1/[.F$11])*COS(2*([.$A36]-[.$B$3])*PI()/180))-[.$B$7]*[.F$11]" office:value-type="float" office:value="50.0325" calcext:value-type="float">
            <text:p>50.0325</text:p>
          </table:table-cell>
          <table:table-cell table:formula="of:=[.$B$5]-(2*[.$B$6]*([.$B$2]-[.$B$4])*(1/[.G$11])*COS(2*([.$A36]-[.$B$3])*PI()/180))-[.$B$7]*[.G$11]" office:value-type="float" office:value="49.91" calcext:value-type="float">
            <text:p>49.91</text:p>
          </table:table-cell>
          <table:table-cell table:formula="of:=[.$B$5]-(2*[.$B$6]*([.$B$2]-[.$B$4])*(1/[.H$11])*COS(2*([.$A36]-[.$B$3])*PI()/180))-[.$B$7]*[.H$11]" office:value-type="float" office:value="49.35" calcext:value-type="float">
            <text:p>49.35</text:p>
          </table:table-cell>
          <table:table-cell table:formula="of:=[.$B$5]-(2*[.$B$6]*([.$B$2]-[.$B$4])*(1/[.I$11])*COS(2*([.$A36]-[.$B$3])*PI()/180))-[.$B$7]*[.I$11]" office:value-type="float" office:value="48.4718181818182" calcext:value-type="float">
            <text:p>48.4718181818</text:p>
          </table:table-cell>
          <table:table-cell table:formula="of:=[.$B$5]-(2*[.$B$6]*([.$B$2]-[.$B$4])*(1/[.J$11])*COS(2*([.$A36]-[.$B$3])*PI()/180))-[.$B$7]*[.J$11]" office:value-type="float" office:value="47.355" calcext:value-type="float">
            <text:p>47.355</text:p>
          </table:table-cell>
          <table:table-cell table:formula="of:=[.$B$5]-(2*[.$B$6]*([.$B$2]-[.$B$4])*(1/[.K$11])*COS(2*([.$A36]-[.$B$3])*PI()/180))-[.$B$7]*[.K$11]" office:value-type="float" office:value="46.0546153846154" calcext:value-type="float">
            <text:p>46.0546153846</text:p>
          </table:table-cell>
          <table:table-cell table:formula="of:=[.$B$5]-(2*[.$B$6]*([.$B$2]-[.$B$4])*(1/[.L$11])*COS(2*([.$A36]-[.$B$3])*PI()/180))-[.$B$7]*[.L$11]" office:value-type="float" office:value="44.61" calcext:value-type="float">
            <text:p>44.61</text:p>
          </table:table-cell>
          <table:table-cell table:formula="of:=[.$B$5]-(2*[.$B$6]*([.$B$2]-[.$B$4])*(1/[.M$11])*COS(2*([.$A36]-[.$B$3])*PI()/180))-[.$B$7]*[.M$11]" office:value-type="float" office:value="43.05" calcext:value-type="float">
            <text:p>43.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7]-[.$B$3])*PI()/180)-([.$B$8]-[.$B$7])*[.C$11]" office:value-type="float" office:value="50.1644489639235" calcext:value-type="float">
            <text:p>50.1644489639</text:p>
          </table:table-cell>
          <table:table-cell table:formula="of:=0.5*([.$B$2]+[.$B$4]-2*[.$B$7])*(1+[.D$11])-0.5*([.$B$2]-[.$B$4])*(1+3*([.D$11])^2)*COS(2*([.$A37]-[.$B$3])*PI()/180)-([.$B$7]-[.$B$8])*[.D$11]" office:value-type="float" office:value="53.324679409691" calcext:value-type="float">
            <text:p>53.3246794097</text:p>
          </table:table-cell>
          <table:table-cell table:formula="of:=0.5*([.$B$2]+[.$B$4]-2*[.$B$7])*(1+[.E$11])-0.5*([.$B$2]-[.$B$4])*(1+3*([.E$11])^2)*COS(2*([.$A37]-[.$B$3])*PI()/180)-([.$B$7]-[.$B$8])*[.E$11]" office:value-type="float" office:value="52.0530187322781" calcext:value-type="float">
            <text:p>52.0530187323</text:p>
          </table:table-cell>
          <table:table-cell table:formula="of:=0.5*([.$B$2]+[.$B$4]-2*[.$B$7])*(1+[.F$11])-0.5*([.$B$2]-[.$B$4])*(1+3*([.F$11])^2)*COS(2*([.$A37]-[.$B$3])*PI()/180)-([.$B$7]-[.$B$8])*[.F$11]" office:value-type="float" office:value="50.7318687733803" calcext:value-type="float">
            <text:p>50.7318687734</text:p>
          </table:table-cell>
          <table:table-cell table:formula="of:=0.5*([.$B$2]+[.$B$4]-2*[.$B$7])*(1+[.G$11])-0.5*([.$B$2]-[.$B$4])*(1+3*([.G$11])^2)*COS(2*([.$A37]-[.$B$3])*PI()/180)-([.$B$7]-[.$B$8])*[.G$11]" office:value-type="float" office:value="49.4865865381854" calcext:value-type="float">
            <text:p>49.4865865382</text:p>
          </table:table-cell>
          <table:table-cell table:formula="of:=0.5*([.$B$2]+[.$B$4]-2*[.$B$7])*(1+[.H$11])-0.5*([.$B$2]-[.$B$4])*(1+3*([.H$11])^2)*COS(2*([.$A37]-[.$B$3])*PI()/180)-([.$B$7]-[.$B$8])*[.H$11]" office:value-type="float" office:value="48.3531964217165" calcext:value-type="float">
            <text:p>48.3531964217</text:p>
          </table:table-cell>
          <table:table-cell table:formula="of:=0.5*([.$B$2]+[.$B$4]-2*[.$B$7])*(1+[.I$11])-0.5*([.$B$2]-[.$B$4])*(1+3*([.I$11])^2)*COS(2*([.$A37]-[.$B$3])*PI()/180)-([.$B$7]-[.$B$8])*[.I$11]" office:value-type="float" office:value="47.3351900762996" calcext:value-type="float">
            <text:p>47.3351900763</text:p>
          </table:table-cell>
          <table:table-cell table:formula="of:=0.5*([.$B$2]+[.$B$4]-2*[.$B$7])*(1+[.J$11])-0.5*([.$B$2]-[.$B$4])*(1+3*([.J$11])^2)*COS(2*([.$A37]-[.$B$3])*PI()/180)-([.$B$7]-[.$B$8])*[.J$11]" office:value-type="float" office:value="46.4245040331584" calcext:value-type="float">
            <text:p>46.4245040332</text:p>
          </table:table-cell>
          <table:table-cell table:formula="of:=0.5*([.$B$2]+[.$B$4]-2*[.$B$7])*(1+[.K$11])-0.5*([.$B$2]-[.$B$4])*(1+3*([.K$11])^2)*COS(2*([.$A37]-[.$B$3])*PI()/180)-([.$B$7]-[.$B$8])*[.K$11]" office:value-type="float" office:value="45.6096531763274" calcext:value-type="float">
            <text:p>45.6096531763</text:p>
          </table:table-cell>
          <table:table-cell table:formula="of:=0.5*([.$B$2]+[.$B$4]-2*[.$B$7])*(1+[.L$11])-0.5*([.$B$2]-[.$B$4])*(1+3*([.L$11])^2)*COS(2*([.$A37]-[.$B$3])*PI()/180)-([.$B$7]-[.$B$8])*[.L$11]" office:value-type="float" office:value="44.8789102923766" calcext:value-type="float">
            <text:p>44.8789102924</text:p>
          </table:table-cell>
          <table:table-cell table:formula="of:=0.5*([.$B$2]+[.$B$4]-2*[.$B$7])*(1+[.M$11])-0.5*([.$B$2]-[.$B$4])*(1+3*([.M$11])^2)*COS(2*([.$A37]-[.$B$3])*PI()/180)-([.$B$7]-[.$B$8])*[.M$11]" office:value-type="float" office:value="44.2214829879745" calcext:value-type="float">
            <text:p>44.221482988</text:p>
          </table:table-cell>
          <table:table-cell/>
          <table:table-cell table:formula="of:=0.5*([.$B$2]-[.$B$4]-2*[.$B$7])*(1-[.O$11])+0.5*([.$B$2]-[.$B$4])*(1-4*[.O$11]+3*([.O$11])^2)*COS(2*([.$A37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7]-[.$B$3])*PI()/180)+([.$B$7])*[.P$11]" office:value-type="float" office:value="22.5623613935785" calcext:value-type="float">
            <text:p>22.5623613936</text:p>
          </table:table-cell>
          <table:table-cell table:formula="of:=0.5*([.$B$2]-[.$B$4]-2*[.$B$7])*(1-[.Q$11])+0.5*([.$B$2]-[.$B$4])*(1-4*[.Q$11]+3*([.Q$11])^2)*COS(2*([.$A37]-[.$B$3])*PI()/180)+([.$B$7])*[.Q$11]" office:value-type="float" office:value="16.8501590990958" calcext:value-type="float">
            <text:p>16.8501590991</text:p>
          </table:table-cell>
          <table:table-cell table:formula="of:=0.5*([.$B$2]-[.$B$4]-2*[.$B$7])*(1-[.R$11])+0.5*([.$B$2]-[.$B$4])*(1-4*[.R$11]+3*([.R$11])^2)*COS(2*([.$A37]-[.$B$3])*PI()/180)+([.$B$7])*[.R$11]" office:value-type="float" office:value="12.9334118290719" calcext:value-type="float">
            <text:p>12.9334118291</text:p>
          </table:table-cell>
          <table:table-cell table:formula="of:=0.5*([.$B$2]-[.$B$4]-2*[.$B$7])*(1-[.S$11])+0.5*([.$B$2]-[.$B$4])*(1-4*[.S$11]+3*([.S$11])^2)*COS(2*([.$A37]-[.$B$3])*PI()/180)+([.$B$7])*[.S$11]" office:value-type="float" office:value="10.1047739973277" calcext:value-type="float">
            <text:p>10.1047739973</text:p>
          </table:table-cell>
          <table:table-cell table:formula="of:=0.5*([.$B$2]-[.$B$4]-2*[.$B$7])*(1-[.T$11])+0.5*([.$B$2]-[.$B$4])*(1-4*[.T$11]+3*([.T$11])^2)*COS(2*([.$A37]-[.$B$3])*PI()/180)+([.$B$7])*[.T$11]" office:value-type="float" office:value="7.97902806024522" calcext:value-type="float">
            <text:p>7.9790280602</text:p>
          </table:table-cell>
          <table:table-cell table:formula="of:=0.5*([.$B$2]-[.$B$4]-2*[.$B$7])*(1-[.U$11])+0.5*([.$B$2]-[.$B$4])*(1-4*[.U$11]+3*([.U$11])^2)*COS(2*([.$A37]-[.$B$3])*PI()/180)+([.$B$7])*[.U$11]" office:value-type="float" office:value="6.33046854366565" calcext:value-type="float">
            <text:p>6.3304685437</text:p>
          </table:table-cell>
          <table:table-cell table:formula="of:=0.5*([.$B$2]-[.$B$4]-2*[.$B$7])*(1-[.V$11])+0.5*([.$B$2]-[.$B$4])*(1-4*[.V$11]+3*([.V$11])^2)*COS(2*([.$A37]-[.$B$3])*PI()/180)+([.$B$7])*[.V$11]" office:value-type="float" office:value="5.01901636847639" calcext:value-type="float">
            <text:p>5.0190163685</text:p>
          </table:table-cell>
          <table:table-cell table:formula="of:=0.5*([.$B$2]-[.$B$4]-2*[.$B$7])*(1-[.W$11])+0.5*([.$B$2]-[.$B$4])*(1-4*[.W$11]+3*([.W$11])^2)*COS(2*([.$A37]-[.$B$3])*PI()/180)+([.$B$7])*[.W$11]" office:value-type="float" office:value="3.95359642518163" calcext:value-type="float">
            <text:p>3.9535964252</text:p>
          </table:table-cell>
          <table:table-cell table:formula="of:=0.5*([.$B$2]-[.$B$4]-2*[.$B$7])*(1-[.X$11])+0.5*([.$B$2]-[.$B$4])*(1-4*[.X$11]+3*([.X$11])^2)*COS(2*([.$A37]-[.$B$3])*PI()/180)+([.$B$7])*[.X$11]" office:value-type="float" office:value="3.07267862331034" calcext:value-type="float">
            <text:p>3.0726786233</text:p>
          </table:table-cell>
          <table:table-cell table:formula="of:=0.5*([.$B$2]-[.$B$4]-2*[.$B$7])*(1-[.Y$11])+0.5*([.$B$2]-[.$B$4])*(1-4*[.Y$11]+3*([.Y$11])^2)*COS(2*([.$A37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7]-[.$B$3])*PI()/180)+([.$B$7])*[.Z$11]" office:value-type="float" office:value="0.921825281532573" calcext:value-type="float">
            <text:p>0.9218252815</text:p>
          </table:table-cell>
          <table:table-cell/>
          <table:table-cell table:formula="of:=[.$B$5]-(2*[.$B$6]*([.$B$2]-[.$B$4])*(1/[.C$11])*COS(2*([.$A37]-[.$B$3])*PI()/180))-[.$B$7]*[.C$11]" office:value-type="float" office:value="48.799334689177" calcext:value-type="float">
            <text:p>48.7993346892</text:p>
          </table:table-cell>
          <table:table-cell table:formula="of:=[.$B$5]-(2*[.$B$6]*([.$B$2]-[.$B$4])*(1/[.D$11])*COS(2*([.$A37]-[.$B$3])*PI()/180))-[.$B$7]*[.D$11]" office:value-type="float" office:value="52.4692016270125" calcext:value-type="float">
            <text:p>52.469201627</text:p>
          </table:table-cell>
          <table:table-cell table:formula="of:=[.$B$5]-(2*[.$B$6]*([.$B$2]-[.$B$4])*(1/[.E$11])*COS(2*([.$A37]-[.$B$3])*PI()/180))-[.$B$7]*[.E$11]" office:value-type="float" office:value="54.6390685648479" calcext:value-type="float">
            <text:p>54.6390685648</text:p>
          </table:table-cell>
          <table:table-cell table:formula="of:=[.$B$5]-(2*[.$B$6]*([.$B$2]-[.$B$4])*(1/[.F$11])*COS(2*([.$A37]-[.$B$3])*PI()/180))-[.$B$7]*[.F$11]" office:value-type="float" office:value="55.8714355026833" calcext:value-type="float">
            <text:p>55.8714355027</text:p>
          </table:table-cell>
          <table:table-cell table:formula="of:=[.$B$5]-(2*[.$B$6]*([.$B$2]-[.$B$4])*(1/[.G$11])*COS(2*([.$A37]-[.$B$3])*PI()/180))-[.$B$7]*[.G$11]" office:value-type="float" office:value="56.4788024405187" calcext:value-type="float">
            <text:p>56.4788024405</text:p>
          </table:table-cell>
          <table:table-cell table:formula="of:=[.$B$5]-(2*[.$B$6]*([.$B$2]-[.$B$4])*(1/[.H$11])*COS(2*([.$A37]-[.$B$3])*PI()/180))-[.$B$7]*[.H$11]" office:value-type="float" office:value="56.6486693783541" calcext:value-type="float">
            <text:p>56.6486693784</text:p>
          </table:table-cell>
          <table:table-cell table:formula="of:=[.$B$5]-(2*[.$B$6]*([.$B$2]-[.$B$4])*(1/[.I$11])*COS(2*([.$A37]-[.$B$3])*PI()/180))-[.$B$7]*[.I$11]" office:value-type="float" office:value="56.5003544980077" calcext:value-type="float">
            <text:p>56.500354498</text:p>
          </table:table-cell>
          <table:table-cell table:formula="of:=[.$B$5]-(2*[.$B$6]*([.$B$2]-[.$B$4])*(1/[.J$11])*COS(2*([.$A37]-[.$B$3])*PI()/180))-[.$B$7]*[.J$11]" office:value-type="float" office:value="56.1134032540249" calcext:value-type="float">
            <text:p>56.113403254</text:p>
          </table:table-cell>
          <table:table-cell table:formula="of:=[.$B$5]-(2*[.$B$6]*([.$B$2]-[.$B$4])*(1/[.K$11])*COS(2*([.$A37]-[.$B$3])*PI()/180))-[.$B$7]*[.K$11]" office:value-type="float" office:value="55.5428855764757" calcext:value-type="float">
            <text:p>55.5428855765</text:p>
          </table:table-cell>
          <table:table-cell table:formula="of:=[.$B$5]-(2*[.$B$6]*([.$B$2]-[.$B$4])*(1/[.L$11])*COS(2*([.$A37]-[.$B$3])*PI()/180))-[.$B$7]*[.L$11]" office:value-type="float" office:value="54.8281371296957" calcext:value-type="float">
            <text:p>54.8281371297</text:p>
          </table:table-cell>
          <table:table-cell table:formula="of:=[.$B$5]-(2*[.$B$6]*([.$B$2]-[.$B$4])*(1/[.M$11])*COS(2*([.$A37]-[.$B$3])*PI()/180))-[.$B$7]*[.M$11]" office:value-type="float" office:value="53.9980040675312" calcext:value-type="float">
            <text:p>53.99800406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8]-[.$B$3])*PI()/180)-([.$B$8]-[.$B$7])*[.C$11]" office:value-type="float" office:value="63.1290903196464" calcext:value-type="float">
            <text:p>63.1290903196</text:p>
          </table:table-cell>
          <table:table-cell table:formula="of:=0.5*([.$B$2]+[.$B$4]-2*[.$B$7])*(1+[.D$11])-0.5*([.$B$2]-[.$B$4])*(1+3*([.D$11])^2)*COS(2*([.$A38]-[.$B$3])*PI()/180)-([.$B$7]-[.$B$8])*[.D$11]" office:value-type="float" office:value="63.3182571213941" calcext:value-type="float">
            <text:p>63.3182571214</text:p>
          </table:table-cell>
          <table:table-cell table:formula="of:=0.5*([.$B$2]+[.$B$4]-2*[.$B$7])*(1+[.E$11])-0.5*([.$B$2]-[.$B$4])*(1+3*([.E$11])^2)*COS(2*([.$A38]-[.$B$3])*PI()/180)-([.$B$7]-[.$B$8])*[.E$11]" office:value-type="float" office:value="60.2551387736538" calcext:value-type="float">
            <text:p>60.2551387737</text:p>
          </table:table-cell>
          <table:table-cell table:formula="of:=0.5*([.$B$2]+[.$B$4]-2*[.$B$7])*(1+[.F$11])-0.5*([.$B$2]-[.$B$4])*(1+3*([.F$11])^2)*COS(2*([.$A38]-[.$B$3])*PI()/180)-([.$B$7]-[.$B$8])*[.F$11]" office:value-type="float" office:value="57.7712638844955" calcext:value-type="float">
            <text:p>57.7712638845</text:p>
          </table:table-cell>
          <table:table-cell table:formula="of:=0.5*([.$B$2]+[.$B$4]-2*[.$B$7])*(1+[.G$11])-0.5*([.$B$2]-[.$B$4])*(1+3*([.G$11])^2)*COS(2*([.$A38]-[.$B$3])*PI()/180)-([.$B$7]-[.$B$8])*[.G$11]" office:value-type="float" office:value="55.7288212650149" calcext:value-type="float">
            <text:p>55.728821265</text:p>
          </table:table-cell>
          <table:table-cell table:formula="of:=0.5*([.$B$2]+[.$B$4]-2*[.$B$7])*(1+[.H$11])-0.5*([.$B$2]-[.$B$4])*(1+3*([.H$11])^2)*COS(2*([.$A38]-[.$B$3])*PI()/180)-([.$B$7]-[.$B$8])*[.H$11]" office:value-type="float" office:value="54.0252270148453" calcext:value-type="float">
            <text:p>54.0252270148</text:p>
          </table:table-cell>
          <table:table-cell table:formula="of:=0.5*([.$B$2]+[.$B$4]-2*[.$B$7])*(1+[.I$11])-0.5*([.$B$2]-[.$B$4])*(1+3*([.I$11])^2)*COS(2*([.$A38]-[.$B$3])*PI()/180)-([.$B$7]-[.$B$8])*[.I$11]" office:value-type="float" office:value="52.5853340963857" calcext:value-type="float">
            <text:p>52.5853340964</text:p>
          </table:table-cell>
          <table:table-cell table:formula="of:=0.5*([.$B$2]+[.$B$4]-2*[.$B$7])*(1+[.J$11])-0.5*([.$B$2]-[.$B$4])*(1+3*([.J$11])^2)*COS(2*([.$A38]-[.$B$3])*PI()/180)-([.$B$7]-[.$B$8])*[.J$11]" office:value-type="float" office:value="51.3537687152822" calcext:value-type="float">
            <text:p>51.3537687153</text:p>
          </table:table-cell>
          <table:table-cell table:formula="of:=0.5*([.$B$2]+[.$B$4]-2*[.$B$7])*(1+[.K$11])-0.5*([.$B$2]-[.$B$4])*(1+3*([.K$11])^2)*COS(2*([.$A38]-[.$B$3])*PI()/180)-([.$B$7]-[.$B$8])*[.K$11]" office:value-type="float" office:value="50.2891982810558" calcext:value-type="float">
            <text:p>50.2891982811</text:p>
          </table:table-cell>
          <table:table-cell table:formula="of:=0.5*([.$B$2]+[.$B$4]-2*[.$B$7])*(1+[.L$11])-0.5*([.$B$2]-[.$B$4])*(1+3*([.L$11])^2)*COS(2*([.$A38]-[.$B$3])*PI()/180)-([.$B$7]-[.$B$8])*[.L$11]" office:value-type="float" office:value="49.3603105569186" calcext:value-type="float">
            <text:p>49.3603105569</text:p>
          </table:table-cell>
          <table:table-cell table:formula="of:=0.5*([.$B$2]+[.$B$4]-2*[.$B$7])*(1+[.M$11])-0.5*([.$B$2]-[.$B$4])*(1+3*([.M$11])^2)*COS(2*([.$A38]-[.$B$3])*PI()/180)-([.$B$7]-[.$B$8])*[.M$11]" office:value-type="float" office:value="48.5430301065488" calcext:value-type="float">
            <text:p>48.5430301065</text:p>
          </table:table-cell>
          <table:table-cell/>
          <table:table-cell table:formula="of:=0.5*([.$B$2]-[.$B$4]-2*[.$B$7])*(1-[.O$11])+0.5*([.$B$2]-[.$B$4])*(1-4*[.O$11]+3*([.O$11])^2)*COS(2*([.$A38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8]-[.$B$3])*PI()/180)+([.$B$7])*[.P$11]" office:value-type="float" office:value="23.3726514783112" calcext:value-type="float">
            <text:p>23.3726514783</text:p>
          </table:table-cell>
          <table:table-cell table:formula="of:=0.5*([.$B$2]-[.$B$4]-2*[.$B$7])*(1-[.Q$11])+0.5*([.$B$2]-[.$B$4])*(1-4*[.Q$11]+3*([.Q$11])^2)*COS(2*([.$A38]-[.$B$3])*PI()/180)+([.$B$7])*[.Q$11]" office:value-type="float" office:value="17.9084971689507" calcext:value-type="float">
            <text:p>17.908497169</text:p>
          </table:table-cell>
          <table:table-cell table:formula="of:=0.5*([.$B$2]-[.$B$4]-2*[.$B$7])*(1-[.R$11])+0.5*([.$B$2]-[.$B$4])*(1-4*[.R$11]+3*([.R$11])^2)*COS(2*([.$A38]-[.$B$3])*PI()/180)+([.$B$7])*[.R$11]" office:value-type="float" office:value="13.9969175652835" calcext:value-type="float">
            <text:p>13.9969175653</text:p>
          </table:table-cell>
          <table:table-cell table:formula="of:=0.5*([.$B$2]-[.$B$4]-2*[.$B$7])*(1-[.S$11])+0.5*([.$B$2]-[.$B$4])*(1-4*[.S$11]+3*([.S$11])^2)*COS(2*([.$A38]-[.$B$3])*PI()/180)+([.$B$7])*[.S$11]" office:value-type="float" office:value="11.0651178014553" calcext:value-type="float">
            <text:p>11.0651178015</text:p>
          </table:table-cell>
          <table:table-cell table:formula="of:=0.5*([.$B$2]-[.$B$4]-2*[.$B$7])*(1-[.T$11])+0.5*([.$B$2]-[.$B$4])*(1-4*[.T$11]+3*([.T$11])^2)*COS(2*([.$A38]-[.$B$3])*PI()/180)+([.$B$7])*[.T$11]" office:value-type="float" office:value="8.7893181449779" calcext:value-type="float">
            <text:p>8.789318145</text:p>
          </table:table-cell>
          <table:table-cell table:formula="of:=0.5*([.$B$2]-[.$B$4]-2*[.$B$7])*(1-[.U$11])+0.5*([.$B$2]-[.$B$4])*(1-4*[.U$11]+3*([.U$11])^2)*COS(2*([.$A38]-[.$B$3])*PI()/180)+([.$B$7])*[.U$11]" office:value-type="float" office:value="6.97334332163538" calcext:value-type="float">
            <text:p>6.9733433216</text:p>
          </table:table-cell>
          <table:table-cell table:formula="of:=0.5*([.$B$2]-[.$B$4]-2*[.$B$7])*(1-[.V$11])+0.5*([.$B$2]-[.$B$4])*(1-4*[.V$11]+3*([.V$11])^2)*COS(2*([.$A38]-[.$B$3])*PI()/180)+([.$B$7])*[.V$11]" office:value-type="float" office:value="5.49168558457045" calcext:value-type="float">
            <text:p>5.4916855846</text:p>
          </table:table-cell>
          <table:table-cell table:formula="of:=0.5*([.$B$2]-[.$B$4]-2*[.$B$7])*(1-[.W$11])+0.5*([.$B$2]-[.$B$4])*(1-4*[.W$11]+3*([.W$11])^2)*COS(2*([.$A38]-[.$B$3])*PI()/180)+([.$B$7])*[.W$11]" office:value-type="float" office:value="4.26045184188514" calcext:value-type="float">
            <text:p>4.2604518419</text:p>
          </table:table-cell>
          <table:table-cell table:formula="of:=0.5*([.$B$2]-[.$B$4]-2*[.$B$7])*(1-[.X$11])+0.5*([.$B$2]-[.$B$4])*(1-4*[.X$11]+3*([.X$11])^2)*COS(2*([.$A38]-[.$B$3])*PI()/180)+([.$B$7])*[.X$11]" office:value-type="float" office:value="3.22150741438369" calcext:value-type="float">
            <text:p>3.2215074144</text:p>
          </table:table-cell>
          <table:table-cell table:formula="of:=0.5*([.$B$2]-[.$B$4]-2*[.$B$7])*(1-[.Y$11])+0.5*([.$B$2]-[.$B$4])*(1-4*[.Y$11]+3*([.Y$11])^2)*COS(2*([.$A38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8]-[.$B$3])*PI()/180)+([.$B$7])*[.Z$11]" office:value-type="float" office:value="0.591094634702911" calcext:value-type="float">
            <text:p>0.5910946347</text:p>
          </table:table-cell>
          <table:table-cell/>
          <table:table-cell table:formula="of:=[.$B$5]-(2*[.$B$6]*([.$B$2]-[.$B$4])*(1/[.C$11])*COS(2*([.$A38]-[.$B$3])*PI()/180))-[.$B$7]*[.C$11]" office:value-type="float" office:value="52.6887270958939" calcext:value-type="float">
            <text:p>52.6887270959</text:p>
          </table:table-cell>
          <table:table-cell table:formula="of:=[.$B$5]-(2*[.$B$6]*([.$B$2]-[.$B$4])*(1/[.D$11])*COS(2*([.$A38]-[.$B$3])*PI()/180))-[.$B$7]*[.D$11]" office:value-type="float" office:value="57.1364725150727" calcext:value-type="float">
            <text:p>57.1364725151</text:p>
          </table:table-cell>
          <table:table-cell table:formula="of:=[.$B$5]-(2*[.$B$6]*([.$B$2]-[.$B$4])*(1/[.E$11])*COS(2*([.$A38]-[.$B$3])*PI()/180))-[.$B$7]*[.E$11]" office:value-type="float" office:value="60.0842179342515" calcext:value-type="float">
            <text:p>60.0842179343</text:p>
          </table:table-cell>
          <table:table-cell table:formula="of:=[.$B$5]-(2*[.$B$6]*([.$B$2]-[.$B$4])*(1/[.F$11])*COS(2*([.$A38]-[.$B$3])*PI()/180))-[.$B$7]*[.F$11]" office:value-type="float" office:value="62.0944633534303" calcext:value-type="float">
            <text:p>62.0944633534</text:p>
          </table:table-cell>
          <table:table-cell table:formula="of:=[.$B$5]-(2*[.$B$6]*([.$B$2]-[.$B$4])*(1/[.G$11])*COS(2*([.$A38]-[.$B$3])*PI()/180))-[.$B$7]*[.G$11]" office:value-type="float" office:value="63.479708772609" calcext:value-type="float">
            <text:p>63.4797087726</text:p>
          </table:table-cell>
          <table:table-cell table:formula="of:=[.$B$5]-(2*[.$B$6]*([.$B$2]-[.$B$4])*(1/[.H$11])*COS(2*([.$A38]-[.$B$3])*PI()/180))-[.$B$7]*[.H$11]" office:value-type="float" office:value="64.4274541917878" calcext:value-type="float">
            <text:p>64.4274541918</text:p>
          </table:table-cell>
          <table:table-cell table:formula="of:=[.$B$5]-(2*[.$B$6]*([.$B$2]-[.$B$4])*(1/[.I$11])*COS(2*([.$A38]-[.$B$3])*PI()/180))-[.$B$7]*[.I$11]" office:value-type="float" office:value="65.0570177927848" calcext:value-type="float">
            <text:p>65.0570177928</text:p>
          </table:table-cell>
          <table:table-cell table:formula="of:=[.$B$5]-(2*[.$B$6]*([.$B$2]-[.$B$4])*(1/[.J$11])*COS(2*([.$A38]-[.$B$3])*PI()/180))-[.$B$7]*[.J$11]" office:value-type="float" office:value="65.4479450301454" calcext:value-type="float">
            <text:p>65.4479450301</text:p>
          </table:table-cell>
          <table:table-cell table:formula="of:=[.$B$5]-(2*[.$B$6]*([.$B$2]-[.$B$4])*(1/[.K$11])*COS(2*([.$A38]-[.$B$3])*PI()/180))-[.$B$7]*[.K$11]" office:value-type="float" office:value="65.6553058339396" calcext:value-type="float">
            <text:p>65.6553058339</text:p>
          </table:table-cell>
          <table:table-cell table:formula="of:=[.$B$5]-(2*[.$B$6]*([.$B$2]-[.$B$4])*(1/[.L$11])*COS(2*([.$A38]-[.$B$3])*PI()/180))-[.$B$7]*[.L$11]" office:value-type="float" office:value="65.7184358685029" calcext:value-type="float">
            <text:p>65.7184358685</text:p>
          </table:table-cell>
          <table:table-cell table:formula="of:=[.$B$5]-(2*[.$B$6]*([.$B$2]-[.$B$4])*(1/[.M$11])*COS(2*([.$A38]-[.$B$3])*PI()/180))-[.$B$7]*[.M$11]" office:value-type="float" office:value="65.6661812876817" calcext:value-type="float">
            <text:p>65.66618128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39]-[.$B$3])*PI()/180)-([.$B$8]-[.$B$7])*[.C$11]" office:value-type="float" office:value="76.5" calcext:value-type="float">
            <text:p>76.5</text:p>
          </table:table-cell>
          <table:table-cell table:formula="of:=0.5*([.$B$2]+[.$B$4]-2*[.$B$7])*(1+[.D$11])-0.5*([.$B$2]-[.$B$4])*(1+3*([.D$11])^2)*COS(2*([.$A39]-[.$B$3])*PI()/180)-([.$B$7]-[.$B$8])*[.D$11]" office:value-type="float" office:value="73.625" calcext:value-type="float">
            <text:p>73.625</text:p>
          </table:table-cell>
          <table:table-cell table:formula="of:=0.5*([.$B$2]+[.$B$4]-2*[.$B$7])*(1+[.E$11])-0.5*([.$B$2]-[.$B$4])*(1+3*([.E$11])^2)*COS(2*([.$A39]-[.$B$3])*PI()/180)-([.$B$7]-[.$B$8])*[.E$11]" office:value-type="float" office:value="68.7142857142857" calcext:value-type="float">
            <text:p>68.7142857143</text:p>
          </table:table-cell>
          <table:table-cell table:formula="of:=0.5*([.$B$2]+[.$B$4]-2*[.$B$7])*(1+[.F$11])-0.5*([.$B$2]-[.$B$4])*(1+3*([.F$11])^2)*COS(2*([.$A39]-[.$B$3])*PI()/180)-([.$B$7]-[.$B$8])*[.F$11]" office:value-type="float" office:value="65.03125" calcext:value-type="float">
            <text:p>65.03125</text:p>
          </table:table-cell>
          <table:table-cell table:formula="of:=0.5*([.$B$2]+[.$B$4]-2*[.$B$7])*(1+[.G$11])-0.5*([.$B$2]-[.$B$4])*(1+3*([.G$11])^2)*COS(2*([.$A39]-[.$B$3])*PI()/180)-([.$B$7]-[.$B$8])*[.G$11]" office:value-type="float" office:value="62.1666666666667" calcext:value-type="float">
            <text:p>62.1666666667</text:p>
          </table:table-cell>
          <table:table-cell table:formula="of:=0.5*([.$B$2]+[.$B$4]-2*[.$B$7])*(1+[.H$11])-0.5*([.$B$2]-[.$B$4])*(1+3*([.H$11])^2)*COS(2*([.$A39]-[.$B$3])*PI()/180)-([.$B$7]-[.$B$8])*[.H$11]" office:value-type="float" office:value="59.875" calcext:value-type="float">
            <text:p>59.875</text:p>
          </table:table-cell>
          <table:table-cell table:formula="of:=0.5*([.$B$2]+[.$B$4]-2*[.$B$7])*(1+[.I$11])-0.5*([.$B$2]-[.$B$4])*(1+3*([.I$11])^2)*COS(2*([.$A39]-[.$B$3])*PI()/180)-([.$B$7]-[.$B$8])*[.I$11]" office:value-type="float" office:value="58" calcext:value-type="float">
            <text:p>58</text:p>
          </table:table-cell>
          <table:table-cell table:formula="of:=0.5*([.$B$2]+[.$B$4]-2*[.$B$7])*(1+[.J$11])-0.5*([.$B$2]-[.$B$4])*(1+3*([.J$11])^2)*COS(2*([.$A39]-[.$B$3])*PI()/180)-([.$B$7]-[.$B$8])*[.J$11]" office:value-type="float" office:value="56.4375" calcext:value-type="float">
            <text:p>56.4375</text:p>
          </table:table-cell>
          <table:table-cell table:formula="of:=0.5*([.$B$2]+[.$B$4]-2*[.$B$7])*(1+[.K$11])-0.5*([.$B$2]-[.$B$4])*(1+3*([.K$11])^2)*COS(2*([.$A39]-[.$B$3])*PI()/180)-([.$B$7]-[.$B$8])*[.K$11]" office:value-type="float" office:value="55.1153846153846" calcext:value-type="float">
            <text:p>55.1153846154</text:p>
          </table:table-cell>
          <table:table-cell table:formula="of:=0.5*([.$B$2]+[.$B$4]-2*[.$B$7])*(1+[.L$11])-0.5*([.$B$2]-[.$B$4])*(1+3*([.L$11])^2)*COS(2*([.$A39]-[.$B$3])*PI()/180)-([.$B$7]-[.$B$8])*[.L$11]" office:value-type="float" office:value="53.9821428571429" calcext:value-type="float">
            <text:p>53.9821428571</text:p>
          </table:table-cell>
          <table:table-cell table:formula="of:=0.5*([.$B$2]+[.$B$4]-2*[.$B$7])*(1+[.M$11])-0.5*([.$B$2]-[.$B$4])*(1+3*([.M$11])^2)*COS(2*([.$A39]-[.$B$3])*PI()/180)-([.$B$7]-[.$B$8])*[.M$11]" office:value-type="float" office:value="53" calcext:value-type="float">
            <text:p>53</text:p>
          </table:table-cell>
          <table:table-cell/>
          <table:table-cell table:formula="of:=0.5*([.$B$2]-[.$B$4]-2*[.$B$7])*(1-[.O$11])+0.5*([.$B$2]-[.$B$4])*(1-4*[.O$11]+3*([.O$11])^2)*COS(2*([.$A39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39]-[.$B$3])*PI()/180)+([.$B$7])*[.P$11]" office:value-type="float" office:value="24.2083333333333" calcext:value-type="float">
            <text:p>24.2083333333</text:p>
          </table:table-cell>
          <table:table-cell table:formula="of:=0.5*([.$B$2]-[.$B$4]-2*[.$B$7])*(1-[.Q$11])+0.5*([.$B$2]-[.$B$4])*(1-4*[.Q$11]+3*([.Q$11])^2)*COS(2*([.$A39]-[.$B$3])*PI()/180)+([.$B$7])*[.Q$11]" office:value-type="float" office:value="19" calcext:value-type="float">
            <text:p>19</text:p>
          </table:table-cell>
          <table:table-cell table:formula="of:=0.5*([.$B$2]-[.$B$4]-2*[.$B$7])*(1-[.R$11])+0.5*([.$B$2]-[.$B$4])*(1-4*[.R$11]+3*([.R$11])^2)*COS(2*([.$A39]-[.$B$3])*PI()/180)+([.$B$7])*[.R$11]" office:value-type="float" office:value="15.09375" calcext:value-type="float">
            <text:p>15.09375</text:p>
          </table:table-cell>
          <table:table-cell table:formula="of:=0.5*([.$B$2]-[.$B$4]-2*[.$B$7])*(1-[.S$11])+0.5*([.$B$2]-[.$B$4])*(1-4*[.S$11]+3*([.S$11])^2)*COS(2*([.$A39]-[.$B$3])*PI()/180)+([.$B$7])*[.S$11]" office:value-type="float" office:value="12.0555555555556" calcext:value-type="float">
            <text:p>12.0555555556</text:p>
          </table:table-cell>
          <table:table-cell table:formula="of:=0.5*([.$B$2]-[.$B$4]-2*[.$B$7])*(1-[.T$11])+0.5*([.$B$2]-[.$B$4])*(1-4*[.T$11]+3*([.T$11])^2)*COS(2*([.$A39]-[.$B$3])*PI()/180)+([.$B$7])*[.T$11]" office:value-type="float" office:value="9.625" calcext:value-type="float">
            <text:p>9.625</text:p>
          </table:table-cell>
          <table:table-cell table:formula="of:=0.5*([.$B$2]-[.$B$4]-2*[.$B$7])*(1-[.U$11])+0.5*([.$B$2]-[.$B$4])*(1-4*[.U$11]+3*([.U$11])^2)*COS(2*([.$A39]-[.$B$3])*PI()/180)+([.$B$7])*[.U$11]" office:value-type="float" office:value="7.63636363636366" calcext:value-type="float">
            <text:p>7.6363636364</text:p>
          </table:table-cell>
          <table:table-cell table:formula="of:=0.5*([.$B$2]-[.$B$4]-2*[.$B$7])*(1-[.V$11])+0.5*([.$B$2]-[.$B$4])*(1-4*[.V$11]+3*([.V$11])^2)*COS(2*([.$A39]-[.$B$3])*PI()/180)+([.$B$7])*[.V$11]" office:value-type="float" office:value="5.97916666666668" calcext:value-type="float">
            <text:p>5.9791666667</text:p>
          </table:table-cell>
          <table:table-cell table:formula="of:=0.5*([.$B$2]-[.$B$4]-2*[.$B$7])*(1-[.W$11])+0.5*([.$B$2]-[.$B$4])*(1-4*[.W$11]+3*([.W$11])^2)*COS(2*([.$A39]-[.$B$3])*PI()/180)+([.$B$7])*[.W$11]" office:value-type="float" office:value="4.57692307692309" calcext:value-type="float">
            <text:p>4.5769230769</text:p>
          </table:table-cell>
          <table:table-cell table:formula="of:=0.5*([.$B$2]-[.$B$4]-2*[.$B$7])*(1-[.X$11])+0.5*([.$B$2]-[.$B$4])*(1-4*[.X$11]+3*([.X$11])^2)*COS(2*([.$A39]-[.$B$3])*PI()/180)+([.$B$7])*[.X$11]" office:value-type="float" office:value="3.37499999999999" calcext:value-type="float">
            <text:p>3.375</text:p>
          </table:table-cell>
          <table:table-cell table:formula="of:=0.5*([.$B$2]-[.$B$4]-2*[.$B$7])*(1-[.Y$11])+0.5*([.$B$2]-[.$B$4])*(1-4*[.Y$11]+3*([.Y$11])^2)*COS(2*([.$A39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39]-[.$B$3])*PI()/180)+([.$B$7])*[.Z$11]" office:value-type="float" office:value="0.250000000000014" calcext:value-type="float">
            <text:p>0.25</text:p>
          </table:table-cell>
          <table:table-cell/>
          <table:table-cell table:formula="of:=[.$B$5]-(2*[.$B$6]*([.$B$2]-[.$B$4])*(1/[.C$11])*COS(2*([.$A39]-[.$B$3])*PI()/180))-[.$B$7]*[.C$11]" office:value-type="float" office:value="56.7" calcext:value-type="float">
            <text:p>56.7</text:p>
          </table:table-cell>
          <table:table-cell table:formula="of:=[.$B$5]-(2*[.$B$6]*([.$B$2]-[.$B$4])*(1/[.D$11])*COS(2*([.$A39]-[.$B$3])*PI()/180))-[.$B$7]*[.D$11]" office:value-type="float" office:value="61.95" calcext:value-type="float">
            <text:p>61.95</text:p>
          </table:table-cell>
          <table:table-cell table:formula="of:=[.$B$5]-(2*[.$B$6]*([.$B$2]-[.$B$4])*(1/[.E$11])*COS(2*([.$A39]-[.$B$3])*PI()/180))-[.$B$7]*[.E$11]" office:value-type="float" office:value="65.7" calcext:value-type="float">
            <text:p>65.7</text:p>
          </table:table-cell>
          <table:table-cell table:formula="of:=[.$B$5]-(2*[.$B$6]*([.$B$2]-[.$B$4])*(1/[.F$11])*COS(2*([.$A39]-[.$B$3])*PI()/180))-[.$B$7]*[.F$11]" office:value-type="float" office:value="68.5125" calcext:value-type="float">
            <text:p>68.5125</text:p>
          </table:table-cell>
          <table:table-cell table:formula="of:=[.$B$5]-(2*[.$B$6]*([.$B$2]-[.$B$4])*(1/[.G$11])*COS(2*([.$A39]-[.$B$3])*PI()/180))-[.$B$7]*[.G$11]" office:value-type="float" office:value="70.7" calcext:value-type="float">
            <text:p>70.7</text:p>
          </table:table-cell>
          <table:table-cell table:formula="of:=[.$B$5]-(2*[.$B$6]*([.$B$2]-[.$B$4])*(1/[.H$11])*COS(2*([.$A39]-[.$B$3])*PI()/180))-[.$B$7]*[.H$11]" office:value-type="float" office:value="72.45" calcext:value-type="float">
            <text:p>72.45</text:p>
          </table:table-cell>
          <table:table-cell table:formula="of:=[.$B$5]-(2*[.$B$6]*([.$B$2]-[.$B$4])*(1/[.I$11])*COS(2*([.$A39]-[.$B$3])*PI()/180))-[.$B$7]*[.I$11]" office:value-type="float" office:value="73.8818181818182" calcext:value-type="float">
            <text:p>73.8818181818</text:p>
          </table:table-cell>
          <table:table-cell table:formula="of:=[.$B$5]-(2*[.$B$6]*([.$B$2]-[.$B$4])*(1/[.J$11])*COS(2*([.$A39]-[.$B$3])*PI()/180))-[.$B$7]*[.J$11]" office:value-type="float" office:value="75.075" calcext:value-type="float">
            <text:p>75.075</text:p>
          </table:table-cell>
          <table:table-cell table:formula="of:=[.$B$5]-(2*[.$B$6]*([.$B$2]-[.$B$4])*(1/[.K$11])*COS(2*([.$A39]-[.$B$3])*PI()/180))-[.$B$7]*[.K$11]" office:value-type="float" office:value="76.0846153846154" calcext:value-type="float">
            <text:p>76.0846153846</text:p>
          </table:table-cell>
          <table:table-cell table:formula="of:=[.$B$5]-(2*[.$B$6]*([.$B$2]-[.$B$4])*(1/[.L$11])*COS(2*([.$A39]-[.$B$3])*PI()/180))-[.$B$7]*[.L$11]" office:value-type="float" office:value="76.95" calcext:value-type="float">
            <text:p>76.95</text:p>
          </table:table-cell>
          <table:table-cell table:formula="of:=[.$B$5]-(2*[.$B$6]*([.$B$2]-[.$B$4])*(1/[.M$11])*COS(2*([.$A39]-[.$B$3])*PI()/180))-[.$B$7]*[.M$11]"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0]-[.$B$3])*PI()/180)-([.$B$8]-[.$B$7])*[.C$11]" office:value-type="float" office:value="89.8709096803536" calcext:value-type="float">
            <text:p>89.8709096804</text:p>
          </table:table-cell>
          <table:table-cell table:formula="of:=0.5*([.$B$2]+[.$B$4]-2*[.$B$7])*(1+[.D$11])-0.5*([.$B$2]-[.$B$4])*(1+3*([.D$11])^2)*COS(2*([.$A40]-[.$B$3])*PI()/180)-([.$B$7]-[.$B$8])*[.D$11]" office:value-type="float" office:value="83.9317428786059" calcext:value-type="float">
            <text:p>83.9317428786</text:p>
          </table:table-cell>
          <table:table-cell table:formula="of:=0.5*([.$B$2]+[.$B$4]-2*[.$B$7])*(1+[.E$11])-0.5*([.$B$2]-[.$B$4])*(1+3*([.E$11])^2)*COS(2*([.$A40]-[.$B$3])*PI()/180)-([.$B$7]-[.$B$8])*[.E$11]" office:value-type="float" office:value="77.1734326549176" calcext:value-type="float">
            <text:p>77.1734326549</text:p>
          </table:table-cell>
          <table:table-cell table:formula="of:=0.5*([.$B$2]+[.$B$4]-2*[.$B$7])*(1+[.F$11])-0.5*([.$B$2]-[.$B$4])*(1+3*([.F$11])^2)*COS(2*([.$A40]-[.$B$3])*PI()/180)-([.$B$7]-[.$B$8])*[.F$11]" office:value-type="float" office:value="72.2912361155045" calcext:value-type="float">
            <text:p>72.2912361155</text:p>
          </table:table-cell>
          <table:table-cell table:formula="of:=0.5*([.$B$2]+[.$B$4]-2*[.$B$7])*(1+[.G$11])-0.5*([.$B$2]-[.$B$4])*(1+3*([.G$11])^2)*COS(2*([.$A40]-[.$B$3])*PI()/180)-([.$B$7]-[.$B$8])*[.G$11]" office:value-type="float" office:value="68.6045120683184" calcext:value-type="float">
            <text:p>68.6045120683</text:p>
          </table:table-cell>
          <table:table-cell table:formula="of:=0.5*([.$B$2]+[.$B$4]-2*[.$B$7])*(1+[.H$11])-0.5*([.$B$2]-[.$B$4])*(1+3*([.H$11])^2)*COS(2*([.$A40]-[.$B$3])*PI()/180)-([.$B$7]-[.$B$8])*[.H$11]" office:value-type="float" office:value="65.7247729851547" calcext:value-type="float">
            <text:p>65.7247729852</text:p>
          </table:table-cell>
          <table:table-cell table:formula="of:=0.5*([.$B$2]+[.$B$4]-2*[.$B$7])*(1+[.I$11])-0.5*([.$B$2]-[.$B$4])*(1+3*([.I$11])^2)*COS(2*([.$A40]-[.$B$3])*PI()/180)-([.$B$7]-[.$B$8])*[.I$11]" office:value-type="float" office:value="63.4146659036143" calcext:value-type="float">
            <text:p>63.4146659036</text:p>
          </table:table-cell>
          <table:table-cell table:formula="of:=0.5*([.$B$2]+[.$B$4]-2*[.$B$7])*(1+[.J$11])-0.5*([.$B$2]-[.$B$4])*(1+3*([.J$11])^2)*COS(2*([.$A40]-[.$B$3])*PI()/180)-([.$B$7]-[.$B$8])*[.J$11]" office:value-type="float" office:value="61.5212312847178" calcext:value-type="float">
            <text:p>61.5212312847</text:p>
          </table:table-cell>
          <table:table-cell table:formula="of:=0.5*([.$B$2]+[.$B$4]-2*[.$B$7])*(1+[.K$11])-0.5*([.$B$2]-[.$B$4])*(1+3*([.K$11])^2)*COS(2*([.$A40]-[.$B$3])*PI()/180)-([.$B$7]-[.$B$8])*[.K$11]" office:value-type="float" office:value="59.9415709497134" calcext:value-type="float">
            <text:p>59.9415709497</text:p>
          </table:table-cell>
          <table:table-cell table:formula="of:=0.5*([.$B$2]+[.$B$4]-2*[.$B$7])*(1+[.L$11])-0.5*([.$B$2]-[.$B$4])*(1+3*([.L$11])^2)*COS(2*([.$A40]-[.$B$3])*PI()/180)-([.$B$7]-[.$B$8])*[.L$11]" office:value-type="float" office:value="58.6039751573671" calcext:value-type="float">
            <text:p>58.6039751574</text:p>
          </table:table-cell>
          <table:table-cell table:formula="of:=0.5*([.$B$2]+[.$B$4]-2*[.$B$7])*(1+[.M$11])-0.5*([.$B$2]-[.$B$4])*(1+3*([.M$11])^2)*COS(2*([.$A40]-[.$B$3])*PI()/180)-([.$B$7]-[.$B$8])*[.M$11]" office:value-type="float" office:value="57.4569698934512" calcext:value-type="float">
            <text:p>57.4569698935</text:p>
          </table:table-cell>
          <table:table-cell/>
          <table:table-cell table:formula="of:=0.5*([.$B$2]-[.$B$4]-2*[.$B$7])*(1-[.O$11])+0.5*([.$B$2]-[.$B$4])*(1-4*[.O$11]+3*([.O$11])^2)*COS(2*([.$A40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0]-[.$B$3])*PI()/180)+([.$B$7])*[.P$11]" office:value-type="float" office:value="25.0440151883554" calcext:value-type="float">
            <text:p>25.0440151884</text:p>
          </table:table-cell>
          <table:table-cell table:formula="of:=0.5*([.$B$2]-[.$B$4]-2*[.$B$7])*(1-[.Q$11])+0.5*([.$B$2]-[.$B$4])*(1-4*[.Q$11]+3*([.Q$11])^2)*COS(2*([.$A40]-[.$B$3])*PI()/180)+([.$B$7])*[.Q$11]" office:value-type="float" office:value="20.0915028310493" calcext:value-type="float">
            <text:p>20.091502831</text:p>
          </table:table-cell>
          <table:table-cell table:formula="of:=0.5*([.$B$2]-[.$B$4]-2*[.$B$7])*(1-[.R$11])+0.5*([.$B$2]-[.$B$4])*(1-4*[.R$11]+3*([.R$11])^2)*COS(2*([.$A40]-[.$B$3])*PI()/180)+([.$B$7])*[.R$11]" office:value-type="float" office:value="16.1905824347165" calcext:value-type="float">
            <text:p>16.1905824347</text:p>
          </table:table-cell>
          <table:table-cell table:formula="of:=0.5*([.$B$2]-[.$B$4]-2*[.$B$7])*(1-[.S$11])+0.5*([.$B$2]-[.$B$4])*(1-4*[.S$11]+3*([.S$11])^2)*COS(2*([.$A40]-[.$B$3])*PI()/180)+([.$B$7])*[.S$11]" office:value-type="float" office:value="13.0459933096558" calcext:value-type="float">
            <text:p>13.0459933097</text:p>
          </table:table-cell>
          <table:table-cell table:formula="of:=0.5*([.$B$2]-[.$B$4]-2*[.$B$7])*(1-[.T$11])+0.5*([.$B$2]-[.$B$4])*(1-4*[.T$11]+3*([.T$11])^2)*COS(2*([.$A40]-[.$B$3])*PI()/180)+([.$B$7])*[.T$11]" office:value-type="float" office:value="10.4606818550221" calcext:value-type="float">
            <text:p>10.460681855</text:p>
          </table:table-cell>
          <table:table-cell table:formula="of:=0.5*([.$B$2]-[.$B$4]-2*[.$B$7])*(1-[.U$11])+0.5*([.$B$2]-[.$B$4])*(1-4*[.U$11]+3*([.U$11])^2)*COS(2*([.$A40]-[.$B$3])*PI()/180)+([.$B$7])*[.U$11]" office:value-type="float" office:value="8.29938395109194" calcext:value-type="float">
            <text:p>8.2993839511</text:p>
          </table:table-cell>
          <table:table-cell table:formula="of:=0.5*([.$B$2]-[.$B$4]-2*[.$B$7])*(1-[.V$11])+0.5*([.$B$2]-[.$B$4])*(1-4*[.V$11]+3*([.V$11])^2)*COS(2*([.$A40]-[.$B$3])*PI()/180)+([.$B$7])*[.V$11]" office:value-type="float" office:value="6.46664774876291" calcext:value-type="float">
            <text:p>6.4666477488</text:p>
          </table:table-cell>
          <table:table-cell table:formula="of:=0.5*([.$B$2]-[.$B$4]-2*[.$B$7])*(1-[.W$11])+0.5*([.$B$2]-[.$B$4])*(1-4*[.W$11]+3*([.W$11])^2)*COS(2*([.$A40]-[.$B$3])*PI()/180)+([.$B$7])*[.W$11]" office:value-type="float" office:value="4.89339431196105" calcext:value-type="float">
            <text:p>4.893394312</text:p>
          </table:table-cell>
          <table:table-cell table:formula="of:=0.5*([.$B$2]-[.$B$4]-2*[.$B$7])*(1-[.X$11])+0.5*([.$B$2]-[.$B$4])*(1-4*[.X$11]+3*([.X$11])^2)*COS(2*([.$A40]-[.$B$3])*PI()/180)+([.$B$7])*[.X$11]" office:value-type="float" office:value="3.5284925856163" calcext:value-type="float">
            <text:p>3.5284925856</text:p>
          </table:table-cell>
          <table:table-cell table:formula="of:=0.5*([.$B$2]-[.$B$4]-2*[.$B$7])*(1-[.Y$11])+0.5*([.$B$2]-[.$B$4])*(1-4*[.Y$11]+3*([.Y$11])^2)*COS(2*([.$A40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0]-[.$B$3])*PI()/180)+([.$B$7])*[.Z$11]" office:value-type="float" office:value="-0.0910946347028823" calcext:value-type="float">
            <text:p>-0.0910946347</text:p>
          </table:table-cell>
          <table:table-cell/>
          <table:table-cell table:formula="of:=[.$B$5]-(2*[.$B$6]*([.$B$2]-[.$B$4])*(1/[.C$11])*COS(2*([.$A40]-[.$B$3])*PI()/180))-[.$B$7]*[.C$11]" office:value-type="float" office:value="60.7112729041061" calcext:value-type="float">
            <text:p>60.7112729041</text:p>
          </table:table-cell>
          <table:table-cell table:formula="of:=[.$B$5]-(2*[.$B$6]*([.$B$2]-[.$B$4])*(1/[.D$11])*COS(2*([.$A40]-[.$B$3])*PI()/180))-[.$B$7]*[.D$11]" office:value-type="float" office:value="66.7635274849273" calcext:value-type="float">
            <text:p>66.7635274849</text:p>
          </table:table-cell>
          <table:table-cell table:formula="of:=[.$B$5]-(2*[.$B$6]*([.$B$2]-[.$B$4])*(1/[.E$11])*COS(2*([.$A40]-[.$B$3])*PI()/180))-[.$B$7]*[.E$11]" office:value-type="float" office:value="71.3157820657485" calcext:value-type="float">
            <text:p>71.3157820657</text:p>
          </table:table-cell>
          <table:table-cell table:formula="of:=[.$B$5]-(2*[.$B$6]*([.$B$2]-[.$B$4])*(1/[.F$11])*COS(2*([.$A40]-[.$B$3])*PI()/180))-[.$B$7]*[.F$11]" office:value-type="float" office:value="74.9305366465697" calcext:value-type="float">
            <text:p>74.9305366466</text:p>
          </table:table-cell>
          <table:table-cell table:formula="of:=[.$B$5]-(2*[.$B$6]*([.$B$2]-[.$B$4])*(1/[.G$11])*COS(2*([.$A40]-[.$B$3])*PI()/180))-[.$B$7]*[.G$11]" office:value-type="float" office:value="77.920291227391" calcext:value-type="float">
            <text:p>77.9202912274</text:p>
          </table:table-cell>
          <table:table-cell table:formula="of:=[.$B$5]-(2*[.$B$6]*([.$B$2]-[.$B$4])*(1/[.H$11])*COS(2*([.$A40]-[.$B$3])*PI()/180))-[.$B$7]*[.H$11]" office:value-type="float" office:value="80.4725458082122" calcext:value-type="float">
            <text:p>80.4725458082</text:p>
          </table:table-cell>
          <table:table-cell table:formula="of:=[.$B$5]-(2*[.$B$6]*([.$B$2]-[.$B$4])*(1/[.I$11])*COS(2*([.$A40]-[.$B$3])*PI()/180))-[.$B$7]*[.I$11]" office:value-type="float" office:value="82.7066185708516" calcext:value-type="float">
            <text:p>82.7066185709</text:p>
          </table:table-cell>
          <table:table-cell table:formula="of:=[.$B$5]-(2*[.$B$6]*([.$B$2]-[.$B$4])*(1/[.J$11])*COS(2*([.$A40]-[.$B$3])*PI()/180))-[.$B$7]*[.J$11]" office:value-type="float" office:value="84.7020549698546" calcext:value-type="float">
            <text:p>84.7020549699</text:p>
          </table:table-cell>
          <table:table-cell table:formula="of:=[.$B$5]-(2*[.$B$6]*([.$B$2]-[.$B$4])*(1/[.K$11])*COS(2*([.$A40]-[.$B$3])*PI()/180))-[.$B$7]*[.K$11]" office:value-type="float" office:value="86.5139249352912" calcext:value-type="float">
            <text:p>86.5139249353</text:p>
          </table:table-cell>
          <table:table-cell table:formula="of:=[.$B$5]-(2*[.$B$6]*([.$B$2]-[.$B$4])*(1/[.L$11])*COS(2*([.$A40]-[.$B$3])*PI()/180))-[.$B$7]*[.L$11]" office:value-type="float" office:value="88.1815641314971" calcext:value-type="float">
            <text:p>88.1815641315</text:p>
          </table:table-cell>
          <table:table-cell table:formula="of:=[.$B$5]-(2*[.$B$6]*([.$B$2]-[.$B$4])*(1/[.M$11])*COS(2*([.$A40]-[.$B$3])*PI()/180))-[.$B$7]*[.M$11]" office:value-type="float" office:value="89.7338187123183" calcext:value-type="float">
            <text:p>89.73381871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1]-[.$B$3])*PI()/180)-([.$B$8]-[.$B$7])*[.C$11]" office:value-type="float" office:value="102.835551036076" calcext:value-type="float">
            <text:p>102.8355510361</text:p>
          </table:table-cell>
          <table:table-cell table:formula="of:=0.5*([.$B$2]+[.$B$4]-2*[.$B$7])*(1+[.D$11])-0.5*([.$B$2]-[.$B$4])*(1+3*([.D$11])^2)*COS(2*([.$A41]-[.$B$3])*PI()/180)-([.$B$7]-[.$B$8])*[.D$11]" office:value-type="float" office:value="93.925320590309" calcext:value-type="float">
            <text:p>93.9253205903</text:p>
          </table:table-cell>
          <table:table-cell table:formula="of:=0.5*([.$B$2]+[.$B$4]-2*[.$B$7])*(1+[.E$11])-0.5*([.$B$2]-[.$B$4])*(1+3*([.E$11])^2)*COS(2*([.$A41]-[.$B$3])*PI()/180)-([.$B$7]-[.$B$8])*[.E$11]" office:value-type="float" office:value="85.3755526962933" calcext:value-type="float">
            <text:p>85.3755526963</text:p>
          </table:table-cell>
          <table:table-cell table:formula="of:=0.5*([.$B$2]+[.$B$4]-2*[.$B$7])*(1+[.F$11])-0.5*([.$B$2]-[.$B$4])*(1+3*([.F$11])^2)*COS(2*([.$A41]-[.$B$3])*PI()/180)-([.$B$7]-[.$B$8])*[.F$11]" office:value-type="float" office:value="79.3306312266197" calcext:value-type="float">
            <text:p>79.3306312266</text:p>
          </table:table-cell>
          <table:table-cell table:formula="of:=0.5*([.$B$2]+[.$B$4]-2*[.$B$7])*(1+[.G$11])-0.5*([.$B$2]-[.$B$4])*(1+3*([.G$11])^2)*COS(2*([.$A41]-[.$B$3])*PI()/180)-([.$B$7]-[.$B$8])*[.G$11]" office:value-type="float" office:value="74.846746795148" calcext:value-type="float">
            <text:p>74.8467467951</text:p>
          </table:table-cell>
          <table:table-cell table:formula="of:=0.5*([.$B$2]+[.$B$4]-2*[.$B$7])*(1+[.H$11])-0.5*([.$B$2]-[.$B$4])*(1+3*([.H$11])^2)*COS(2*([.$A41]-[.$B$3])*PI()/180)-([.$B$7]-[.$B$8])*[.H$11]" office:value-type="float" office:value="71.3968035782835" calcext:value-type="float">
            <text:p>71.3968035783</text:p>
          </table:table-cell>
          <table:table-cell table:formula="of:=0.5*([.$B$2]+[.$B$4]-2*[.$B$7])*(1+[.I$11])-0.5*([.$B$2]-[.$B$4])*(1+3*([.I$11])^2)*COS(2*([.$A41]-[.$B$3])*PI()/180)-([.$B$7]-[.$B$8])*[.I$11]" office:value-type="float" office:value="68.6648099237004" calcext:value-type="float">
            <text:p>68.6648099237</text:p>
          </table:table-cell>
          <table:table-cell table:formula="of:=0.5*([.$B$2]+[.$B$4]-2*[.$B$7])*(1+[.J$11])-0.5*([.$B$2]-[.$B$4])*(1+3*([.J$11])^2)*COS(2*([.$A41]-[.$B$3])*PI()/180)-([.$B$7]-[.$B$8])*[.J$11]" office:value-type="float" office:value="66.4504959668416" calcext:value-type="float">
            <text:p>66.4504959668</text:p>
          </table:table-cell>
          <table:table-cell table:formula="of:=0.5*([.$B$2]+[.$B$4]-2*[.$B$7])*(1+[.K$11])-0.5*([.$B$2]-[.$B$4])*(1+3*([.K$11])^2)*COS(2*([.$A41]-[.$B$3])*PI()/180)-([.$B$7]-[.$B$8])*[.K$11]" office:value-type="float" office:value="64.6211160544418" calcext:value-type="float">
            <text:p>64.6211160544</text:p>
          </table:table-cell>
          <table:table-cell table:formula="of:=0.5*([.$B$2]+[.$B$4]-2*[.$B$7])*(1+[.L$11])-0.5*([.$B$2]-[.$B$4])*(1+3*([.L$11])^2)*COS(2*([.$A41]-[.$B$3])*PI()/180)-([.$B$7]-[.$B$8])*[.L$11]" office:value-type="float" office:value="63.0853754219091" calcext:value-type="float">
            <text:p>63.0853754219</text:p>
          </table:table-cell>
          <table:table-cell table:formula="of:=0.5*([.$B$2]+[.$B$4]-2*[.$B$7])*(1+[.M$11])-0.5*([.$B$2]-[.$B$4])*(1+3*([.M$11])^2)*COS(2*([.$A41]-[.$B$3])*PI()/180)-([.$B$7]-[.$B$8])*[.M$11]" office:value-type="float" office:value="61.7785170120255" calcext:value-type="float">
            <text:p>61.778517012</text:p>
          </table:table-cell>
          <table:table-cell/>
          <table:table-cell table:formula="of:=0.5*([.$B$2]-[.$B$4]-2*[.$B$7])*(1-[.O$11])+0.5*([.$B$2]-[.$B$4])*(1-4*[.O$11]+3*([.O$11])^2)*COS(2*([.$A41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1]-[.$B$3])*PI()/180)+([.$B$7])*[.P$11]" office:value-type="float" office:value="25.8543052730881" calcext:value-type="float">
            <text:p>25.8543052731</text:p>
          </table:table-cell>
          <table:table-cell table:formula="of:=0.5*([.$B$2]-[.$B$4]-2*[.$B$7])*(1-[.Q$11])+0.5*([.$B$2]-[.$B$4])*(1-4*[.Q$11]+3*([.Q$11])^2)*COS(2*([.$A41]-[.$B$3])*PI()/180)+([.$B$7])*[.Q$11]" office:value-type="float" office:value="21.1498409009042" calcext:value-type="float">
            <text:p>21.1498409009</text:p>
          </table:table-cell>
          <table:table-cell table:formula="of:=0.5*([.$B$2]-[.$B$4]-2*[.$B$7])*(1-[.R$11])+0.5*([.$B$2]-[.$B$4])*(1-4*[.R$11]+3*([.R$11])^2)*COS(2*([.$A41]-[.$B$3])*PI()/180)+([.$B$7])*[.R$11]" office:value-type="float" office:value="17.2540881709282" calcext:value-type="float">
            <text:p>17.2540881709</text:p>
          </table:table-cell>
          <table:table-cell table:formula="of:=0.5*([.$B$2]-[.$B$4]-2*[.$B$7])*(1-[.S$11])+0.5*([.$B$2]-[.$B$4])*(1-4*[.S$11]+3*([.S$11])^2)*COS(2*([.$A41]-[.$B$3])*PI()/180)+([.$B$7])*[.S$11]" office:value-type="float" office:value="14.0063371137835" calcext:value-type="float">
            <text:p>14.0063371138</text:p>
          </table:table-cell>
          <table:table-cell table:formula="of:=0.5*([.$B$2]-[.$B$4]-2*[.$B$7])*(1-[.T$11])+0.5*([.$B$2]-[.$B$4])*(1-4*[.T$11]+3*([.T$11])^2)*COS(2*([.$A41]-[.$B$3])*PI()/180)+([.$B$7])*[.T$11]" office:value-type="float" office:value="11.2709719397548" calcext:value-type="float">
            <text:p>11.2709719398</text:p>
          </table:table-cell>
          <table:table-cell table:formula="of:=0.5*([.$B$2]-[.$B$4]-2*[.$B$7])*(1-[.U$11])+0.5*([.$B$2]-[.$B$4])*(1-4*[.U$11]+3*([.U$11])^2)*COS(2*([.$A41]-[.$B$3])*PI()/180)+([.$B$7])*[.U$11]" office:value-type="float" office:value="8.94225872906167" calcext:value-type="float">
            <text:p>8.9422587291</text:p>
          </table:table-cell>
          <table:table-cell table:formula="of:=0.5*([.$B$2]-[.$B$4]-2*[.$B$7])*(1-[.V$11])+0.5*([.$B$2]-[.$B$4])*(1-4*[.V$11]+3*([.V$11])^2)*COS(2*([.$A41]-[.$B$3])*PI()/180)+([.$B$7])*[.V$11]" office:value-type="float" office:value="6.93931696485697" calcext:value-type="float">
            <text:p>6.9393169649</text:p>
          </table:table-cell>
          <table:table-cell table:formula="of:=0.5*([.$B$2]-[.$B$4]-2*[.$B$7])*(1-[.W$11])+0.5*([.$B$2]-[.$B$4])*(1-4*[.W$11]+3*([.W$11])^2)*COS(2*([.$A41]-[.$B$3])*PI()/180)+([.$B$7])*[.W$11]" office:value-type="float" office:value="5.20024972866456" calcext:value-type="float">
            <text:p>5.2002497287</text:p>
          </table:table-cell>
          <table:table-cell table:formula="of:=0.5*([.$B$2]-[.$B$4]-2*[.$B$7])*(1-[.X$11])+0.5*([.$B$2]-[.$B$4])*(1-4*[.X$11]+3*([.X$11])^2)*COS(2*([.$A41]-[.$B$3])*PI()/180)+([.$B$7])*[.X$11]" office:value-type="float" office:value="3.67732137668965" calcext:value-type="float">
            <text:p>3.6773213767</text:p>
          </table:table-cell>
          <table:table-cell table:formula="of:=0.5*([.$B$2]-[.$B$4]-2*[.$B$7])*(1-[.Y$11])+0.5*([.$B$2]-[.$B$4])*(1-4*[.Y$11]+3*([.Y$11])^2)*COS(2*([.$A41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1]-[.$B$3])*PI()/180)+([.$B$7])*[.Z$11]" office:value-type="float" office:value="-0.421825281532545" calcext:value-type="float">
            <text:p>-0.4218252815</text:p>
          </table:table-cell>
          <table:table-cell/>
          <table:table-cell table:formula="of:=[.$B$5]-(2*[.$B$6]*([.$B$2]-[.$B$4])*(1/[.C$11])*COS(2*([.$A41]-[.$B$3])*PI()/180))-[.$B$7]*[.C$11]" office:value-type="float" office:value="64.600665310823" calcext:value-type="float">
            <text:p>64.6006653108</text:p>
          </table:table-cell>
          <table:table-cell table:formula="of:=[.$B$5]-(2*[.$B$6]*([.$B$2]-[.$B$4])*(1/[.D$11])*COS(2*([.$A41]-[.$B$3])*PI()/180))-[.$B$7]*[.D$11]" office:value-type="float" office:value="71.4307983729875" calcext:value-type="float">
            <text:p>71.430798373</text:p>
          </table:table-cell>
          <table:table-cell table:formula="of:=[.$B$5]-(2*[.$B$6]*([.$B$2]-[.$B$4])*(1/[.E$11])*COS(2*([.$A41]-[.$B$3])*PI()/180))-[.$B$7]*[.E$11]" office:value-type="float" office:value="76.7609314351521" calcext:value-type="float">
            <text:p>76.7609314352</text:p>
          </table:table-cell>
          <table:table-cell table:formula="of:=[.$B$5]-(2*[.$B$6]*([.$B$2]-[.$B$4])*(1/[.F$11])*COS(2*([.$A41]-[.$B$3])*PI()/180))-[.$B$7]*[.F$11]" office:value-type="float" office:value="81.1535644973167" calcext:value-type="float">
            <text:p>81.1535644973</text:p>
          </table:table-cell>
          <table:table-cell table:formula="of:=[.$B$5]-(2*[.$B$6]*([.$B$2]-[.$B$4])*(1/[.G$11])*COS(2*([.$A41]-[.$B$3])*PI()/180))-[.$B$7]*[.G$11]" office:value-type="float" office:value="84.9211975594813" calcext:value-type="float">
            <text:p>84.9211975595</text:p>
          </table:table-cell>
          <table:table-cell table:formula="of:=[.$B$5]-(2*[.$B$6]*([.$B$2]-[.$B$4])*(1/[.H$11])*COS(2*([.$A41]-[.$B$3])*PI()/180))-[.$B$7]*[.H$11]" office:value-type="float" office:value="88.2513306216459" calcext:value-type="float">
            <text:p>88.2513306216</text:p>
          </table:table-cell>
          <table:table-cell table:formula="of:=[.$B$5]-(2*[.$B$6]*([.$B$2]-[.$B$4])*(1/[.I$11])*COS(2*([.$A41]-[.$B$3])*PI()/180))-[.$B$7]*[.I$11]" office:value-type="float" office:value="91.2632818656287" calcext:value-type="float">
            <text:p>91.2632818656</text:p>
          </table:table-cell>
          <table:table-cell table:formula="of:=[.$B$5]-(2*[.$B$6]*([.$B$2]-[.$B$4])*(1/[.J$11])*COS(2*([.$A41]-[.$B$3])*PI()/180))-[.$B$7]*[.J$11]" office:value-type="float" office:value="94.0365967459751" calcext:value-type="float">
            <text:p>94.036596746</text:p>
          </table:table-cell>
          <table:table-cell table:formula="of:=[.$B$5]-(2*[.$B$6]*([.$B$2]-[.$B$4])*(1/[.K$11])*COS(2*([.$A41]-[.$B$3])*PI()/180))-[.$B$7]*[.K$11]" office:value-type="float" office:value="96.6263451927551" calcext:value-type="float">
            <text:p>96.6263451928</text:p>
          </table:table-cell>
          <table:table-cell table:formula="of:=[.$B$5]-(2*[.$B$6]*([.$B$2]-[.$B$4])*(1/[.L$11])*COS(2*([.$A41]-[.$B$3])*PI()/180))-[.$B$7]*[.L$11]" office:value-type="float" office:value="99.0718628703043" calcext:value-type="float">
            <text:p>99.0718628703</text:p>
          </table:table-cell>
          <table:table-cell table:formula="of:=[.$B$5]-(2*[.$B$6]*([.$B$2]-[.$B$4])*(1/[.M$11])*COS(2*([.$A41]-[.$B$3])*PI()/180))-[.$B$7]*[.M$11]" office:value-type="float" office:value="101.401995932469" calcext:value-type="float">
            <text:p>101.4019959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2]-[.$B$3])*PI()/180)-([.$B$8]-[.$B$7])*[.C$11]" office:value-type="float" office:value="115" calcext:value-type="float">
            <text:p>115</text:p>
          </table:table-cell>
          <table:table-cell table:formula="of:=0.5*([.$B$2]+[.$B$4]-2*[.$B$7])*(1+[.D$11])-0.5*([.$B$2]-[.$B$4])*(1+3*([.D$11])^2)*COS(2*([.$A42]-[.$B$3])*PI()/180)-([.$B$7]-[.$B$8])*[.D$11]" office:value-type="float" office:value="103.302083333333" calcext:value-type="float">
            <text:p>103.3020833333</text:p>
          </table:table-cell>
          <table:table-cell table:formula="of:=0.5*([.$B$2]+[.$B$4]-2*[.$B$7])*(1+[.E$11])-0.5*([.$B$2]-[.$B$4])*(1+3*([.E$11])^2)*COS(2*([.$A42]-[.$B$3])*PI()/180)-([.$B$7]-[.$B$8])*[.E$11]" office:value-type="float" office:value="93.0714285714286" calcext:value-type="float">
            <text:p>93.0714285714</text:p>
          </table:table-cell>
          <table:table-cell table:formula="of:=0.5*([.$B$2]+[.$B$4]-2*[.$B$7])*(1+[.F$11])-0.5*([.$B$2]-[.$B$4])*(1+3*([.F$11])^2)*COS(2*([.$A42]-[.$B$3])*PI()/180)-([.$B$7]-[.$B$8])*[.F$11]" office:value-type="float" office:value="85.935546875" calcext:value-type="float">
            <text:p>85.935546875</text:p>
          </table:table-cell>
          <table:table-cell table:formula="of:=0.5*([.$B$2]+[.$B$4]-2*[.$B$7])*(1+[.G$11])-0.5*([.$B$2]-[.$B$4])*(1+3*([.G$11])^2)*COS(2*([.$A42]-[.$B$3])*PI()/180)-([.$B$7]-[.$B$8])*[.G$11]" office:value-type="float" office:value="80.7037037037037" calcext:value-type="float">
            <text:p>80.7037037037</text:p>
          </table:table-cell>
          <table:table-cell table:formula="of:=0.5*([.$B$2]+[.$B$4]-2*[.$B$7])*(1+[.H$11])-0.5*([.$B$2]-[.$B$4])*(1+3*([.H$11])^2)*COS(2*([.$A42]-[.$B$3])*PI()/180)-([.$B$7]-[.$B$8])*[.H$11]" office:value-type="float" office:value="76.71875" calcext:value-type="float">
            <text:p>76.71875</text:p>
          </table:table-cell>
          <table:table-cell table:formula="of:=0.5*([.$B$2]+[.$B$4]-2*[.$B$7])*(1+[.I$11])-0.5*([.$B$2]-[.$B$4])*(1+3*([.I$11])^2)*COS(2*([.$A42]-[.$B$3])*PI()/180)-([.$B$7]-[.$B$8])*[.I$11]" office:value-type="float" office:value="73.5909090909091" calcext:value-type="float">
            <text:p>73.5909090909</text:p>
          </table:table-cell>
          <table:table-cell table:formula="of:=0.5*([.$B$2]+[.$B$4]-2*[.$B$7])*(1+[.J$11])-0.5*([.$B$2]-[.$B$4])*(1+3*([.J$11])^2)*COS(2*([.$A42]-[.$B$3])*PI()/180)-([.$B$7]-[.$B$8])*[.J$11]" office:value-type="float" office:value="71.0755208333333" calcext:value-type="float">
            <text:p>71.0755208333</text:p>
          </table:table-cell>
          <table:table-cell table:formula="of:=0.5*([.$B$2]+[.$B$4]-2*[.$B$7])*(1+[.K$11])-0.5*([.$B$2]-[.$B$4])*(1+3*([.K$11])^2)*COS(2*([.$A42]-[.$B$3])*PI()/180)-([.$B$7]-[.$B$8])*[.K$11]" office:value-type="float" office:value="69.0118343195266" calcext:value-type="float">
            <text:p>69.0118343195</text:p>
          </table:table-cell>
          <table:table-cell table:formula="of:=0.5*([.$B$2]+[.$B$4]-2*[.$B$7])*(1+[.L$11])-0.5*([.$B$2]-[.$B$4])*(1+3*([.L$11])^2)*COS(2*([.$A42]-[.$B$3])*PI()/180)-([.$B$7]-[.$B$8])*[.L$11]" office:value-type="float" office:value="67.2901785714286" calcext:value-type="float">
            <text:p>67.2901785714</text:p>
          </table:table-cell>
          <table:table-cell table:formula="of:=0.5*([.$B$2]+[.$B$4]-2*[.$B$7])*(1+[.M$11])-0.5*([.$B$2]-[.$B$4])*(1+3*([.M$11])^2)*COS(2*([.$A42]-[.$B$3])*PI()/180)-([.$B$7]-[.$B$8])*[.M$11]" office:value-type="float" office:value="65.8333333333333" calcext:value-type="float">
            <text:p>65.8333333333</text:p>
          </table:table-cell>
          <table:table-cell/>
          <table:table-cell table:formula="of:=0.5*([.$B$2]-[.$B$4]-2*[.$B$7])*(1-[.O$11])+0.5*([.$B$2]-[.$B$4])*(1-4*[.O$11]+3*([.O$11])^2)*COS(2*([.$A42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2]-[.$B$3])*PI()/180)+([.$B$7])*[.P$11]" office:value-type="float" office:value="26.6145833333333" calcext:value-type="float">
            <text:p>26.6145833333</text:p>
          </table:table-cell>
          <table:table-cell table:formula="of:=0.5*([.$B$2]-[.$B$4]-2*[.$B$7])*(1-[.Q$11])+0.5*([.$B$2]-[.$B$4])*(1-4*[.Q$11]+3*([.Q$11])^2)*COS(2*([.$A42]-[.$B$3])*PI()/180)+([.$B$7])*[.Q$11]" office:value-type="float" office:value="22.1428571428571" calcext:value-type="float">
            <text:p>22.1428571429</text:p>
          </table:table-cell>
          <table:table-cell table:formula="of:=0.5*([.$B$2]-[.$B$4]-2*[.$B$7])*(1-[.R$11])+0.5*([.$B$2]-[.$B$4])*(1-4*[.R$11]+3*([.R$11])^2)*COS(2*([.$A42]-[.$B$3])*PI()/180)+([.$B$7])*[.R$11]" office:value-type="float" office:value="18.251953125" calcext:value-type="float">
            <text:p>18.251953125</text:p>
          </table:table-cell>
          <table:table-cell table:formula="of:=0.5*([.$B$2]-[.$B$4]-2*[.$B$7])*(1-[.S$11])+0.5*([.$B$2]-[.$B$4])*(1-4*[.S$11]+3*([.S$11])^2)*COS(2*([.$A42]-[.$B$3])*PI()/180)+([.$B$7])*[.S$11]" office:value-type="float" office:value="14.9074074074074" calcext:value-type="float">
            <text:p>14.9074074074</text:p>
          </table:table-cell>
          <table:table-cell table:formula="of:=0.5*([.$B$2]-[.$B$4]-2*[.$B$7])*(1-[.T$11])+0.5*([.$B$2]-[.$B$4])*(1-4*[.T$11]+3*([.T$11])^2)*COS(2*([.$A42]-[.$B$3])*PI()/180)+([.$B$7])*[.T$11]" office:value-type="float" office:value="12.03125" calcext:value-type="float">
            <text:p>12.03125</text:p>
          </table:table-cell>
          <table:table-cell table:formula="of:=0.5*([.$B$2]-[.$B$4]-2*[.$B$7])*(1-[.U$11])+0.5*([.$B$2]-[.$B$4])*(1-4*[.U$11]+3*([.U$11])^2)*COS(2*([.$A42]-[.$B$3])*PI()/180)+([.$B$7])*[.U$11]" office:value-type="float" office:value="9.54545454545457" calcext:value-type="float">
            <text:p>9.5454545455</text:p>
          </table:table-cell>
          <table:table-cell table:formula="of:=0.5*([.$B$2]-[.$B$4]-2*[.$B$7])*(1-[.V$11])+0.5*([.$B$2]-[.$B$4])*(1-4*[.V$11]+3*([.V$11])^2)*COS(2*([.$A42]-[.$B$3])*PI()/180)+([.$B$7])*[.V$11]" office:value-type="float" office:value="7.38281250000002" calcext:value-type="float">
            <text:p>7.3828125</text:p>
          </table:table-cell>
          <table:table-cell table:formula="of:=0.5*([.$B$2]-[.$B$4]-2*[.$B$7])*(1-[.W$11])+0.5*([.$B$2]-[.$B$4])*(1-4*[.W$11]+3*([.W$11])^2)*COS(2*([.$A42]-[.$B$3])*PI()/180)+([.$B$7])*[.W$11]" office:value-type="float" office:value="5.4881656804734" calcext:value-type="float">
            <text:p>5.4881656805</text:p>
          </table:table-cell>
          <table:table-cell table:formula="of:=0.5*([.$B$2]-[.$B$4]-2*[.$B$7])*(1-[.X$11])+0.5*([.$B$2]-[.$B$4])*(1-4*[.X$11]+3*([.X$11])^2)*COS(2*([.$A42]-[.$B$3])*PI()/180)+([.$B$7])*[.X$11]" office:value-type="float" office:value="3.81696428571428" calcext:value-type="float">
            <text:p>3.8169642857</text:p>
          </table:table-cell>
          <table:table-cell table:formula="of:=0.5*([.$B$2]-[.$B$4]-2*[.$B$7])*(1-[.Y$11])+0.5*([.$B$2]-[.$B$4])*(1-4*[.Y$11]+3*([.Y$11])^2)*COS(2*([.$A42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2]-[.$B$3])*PI()/180)+([.$B$7])*[.Z$11]" office:value-type="float" office:value="-0.732142857142836" calcext:value-type="float">
            <text:p>-0.7321428571</text:p>
          </table:table-cell>
          <table:table-cell/>
          <table:table-cell table:formula="of:=[.$B$5]-(2*[.$B$6]*([.$B$2]-[.$B$4])*(1/[.C$11])*COS(2*([.$A42]-[.$B$3])*PI()/180))-[.$B$7]*[.C$11]" office:value-type="float" office:value="68.25" calcext:value-type="float">
            <text:p>68.25</text:p>
          </table:table-cell>
          <table:table-cell table:formula="of:=[.$B$5]-(2*[.$B$6]*([.$B$2]-[.$B$4])*(1/[.D$11])*COS(2*([.$A42]-[.$B$3])*PI()/180))-[.$B$7]*[.D$11]" office:value-type="float" office:value="75.81" calcext:value-type="float">
            <text:p>75.81</text:p>
          </table:table-cell>
          <table:table-cell table:formula="of:=[.$B$5]-(2*[.$B$6]*([.$B$2]-[.$B$4])*(1/[.E$11])*COS(2*([.$A42]-[.$B$3])*PI()/180))-[.$B$7]*[.E$11]" office:value-type="float" office:value="81.87" calcext:value-type="float">
            <text:p>81.87</text:p>
          </table:table-cell>
          <table:table-cell table:formula="of:=[.$B$5]-(2*[.$B$6]*([.$B$2]-[.$B$4])*(1/[.F$11])*COS(2*([.$A42]-[.$B$3])*PI()/180))-[.$B$7]*[.F$11]" office:value-type="float" office:value="86.9925" calcext:value-type="float">
            <text:p>86.9925</text:p>
          </table:table-cell>
          <table:table-cell table:formula="of:=[.$B$5]-(2*[.$B$6]*([.$B$2]-[.$B$4])*(1/[.G$11])*COS(2*([.$A42]-[.$B$3])*PI()/180))-[.$B$7]*[.G$11]" office:value-type="float" office:value="91.49" calcext:value-type="float">
            <text:p>91.49</text:p>
          </table:table-cell>
          <table:table-cell table:formula="of:=[.$B$5]-(2*[.$B$6]*([.$B$2]-[.$B$4])*(1/[.H$11])*COS(2*([.$A42]-[.$B$3])*PI()/180))-[.$B$7]*[.H$11]" office:value-type="float" office:value="95.55" calcext:value-type="float">
            <text:p>95.55</text:p>
          </table:table-cell>
          <table:table-cell table:formula="of:=[.$B$5]-(2*[.$B$6]*([.$B$2]-[.$B$4])*(1/[.I$11])*COS(2*([.$A42]-[.$B$3])*PI()/180))-[.$B$7]*[.I$11]" office:value-type="float" office:value="99.2918181818182" calcext:value-type="float">
            <text:p>99.2918181818</text:p>
          </table:table-cell>
          <table:table-cell table:formula="of:=[.$B$5]-(2*[.$B$6]*([.$B$2]-[.$B$4])*(1/[.J$11])*COS(2*([.$A42]-[.$B$3])*PI()/180))-[.$B$7]*[.J$11]" office:value-type="float" office:value="102.795" calcext:value-type="float">
            <text:p>102.795</text:p>
          </table:table-cell>
          <table:table-cell table:formula="of:=[.$B$5]-(2*[.$B$6]*([.$B$2]-[.$B$4])*(1/[.K$11])*COS(2*([.$A42]-[.$B$3])*PI()/180))-[.$B$7]*[.K$11]" office:value-type="float" office:value="106.114615384615" calcext:value-type="float">
            <text:p>106.1146153846</text:p>
          </table:table-cell>
          <table:table-cell table:formula="of:=[.$B$5]-(2*[.$B$6]*([.$B$2]-[.$B$4])*(1/[.L$11])*COS(2*([.$A42]-[.$B$3])*PI()/180))-[.$B$7]*[.L$11]" office:value-type="float" office:value="109.29" calcext:value-type="float">
            <text:p>109.29</text:p>
          </table:table-cell>
          <table:table-cell table:formula="of:=[.$B$5]-(2*[.$B$6]*([.$B$2]-[.$B$4])*(1/[.M$11])*COS(2*([.$A42]-[.$B$3])*PI()/180))-[.$B$7]*[.M$11]" office:value-type="float" office:value="112.35" calcext:value-type="float">
            <text:p>112.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3]-[.$B$3])*PI()/180)-([.$B$8]-[.$B$7])*[.C$11]" office:value-type="float" office:value="125.994645945864" calcext:value-type="float">
            <text:p>125.9946459459</text:p>
          </table:table-cell>
          <table:table-cell table:formula="of:=0.5*([.$B$2]+[.$B$4]-2*[.$B$7])*(1+[.D$11])-0.5*([.$B$2]-[.$B$4])*(1+3*([.D$11])^2)*COS(2*([.$A43]-[.$B$3])*PI()/180)-([.$B$7]-[.$B$8])*[.D$11]" office:value-type="float" office:value="111.777122916603" calcext:value-type="float">
            <text:p>111.7771229166</text:p>
          </table:table-cell>
          <table:table-cell table:formula="of:=0.5*([.$B$2]+[.$B$4]-2*[.$B$7])*(1+[.E$11])-0.5*([.$B$2]-[.$B$4])*(1+3*([.E$11])^2)*COS(2*([.$A43]-[.$B$3])*PI()/180)-([.$B$7]-[.$B$8])*[.E$11]" office:value-type="float" office:value="100.027224986159" calcext:value-type="float">
            <text:p>100.0272249862</text:p>
          </table:table-cell>
          <table:table-cell table:formula="of:=0.5*([.$B$2]+[.$B$4]-2*[.$B$7])*(1+[.F$11])-0.5*([.$B$2]-[.$B$4])*(1+3*([.F$11])^2)*COS(2*([.$A43]-[.$B$3])*PI()/180)-([.$B$7]-[.$B$8])*[.F$11]" office:value-type="float" office:value="91.9052960409181" calcext:value-type="float">
            <text:p>91.9052960409</text:p>
          </table:table-cell>
          <table:table-cell table:formula="of:=0.5*([.$B$2]+[.$B$4]-2*[.$B$7])*(1+[.G$11])-0.5*([.$B$2]-[.$B$4])*(1+3*([.G$11])^2)*COS(2*([.$A43]-[.$B$3])*PI()/180)-([.$B$7]-[.$B$8])*[.G$11]" office:value-type="float" office:value="85.9974221220825" calcext:value-type="float">
            <text:p>85.9974221221</text:p>
          </table:table-cell>
          <table:table-cell table:formula="of:=0.5*([.$B$2]+[.$B$4]-2*[.$B$7])*(1+[.H$11])-0.5*([.$B$2]-[.$B$4])*(1+3*([.H$11])^2)*COS(2*([.$A43]-[.$B$3])*PI()/180)-([.$B$7]-[.$B$8])*[.H$11]" office:value-type="float" office:value="81.5289076013153" calcext:value-type="float">
            <text:p>81.5289076013</text:p>
          </table:table-cell>
          <table:table-cell table:formula="of:=0.5*([.$B$2]+[.$B$4]-2*[.$B$7])*(1+[.I$11])-0.5*([.$B$2]-[.$B$4])*(1+3*([.I$11])^2)*COS(2*([.$A43]-[.$B$3])*PI()/180)-([.$B$7]-[.$B$8])*[.I$11]" office:value-type="float" office:value="78.0432863747712" calcext:value-type="float">
            <text:p>78.0432863748</text:p>
          </table:table-cell>
          <table:table-cell table:formula="of:=0.5*([.$B$2]+[.$B$4]-2*[.$B$7])*(1+[.J$11])-0.5*([.$B$2]-[.$B$4])*(1+3*([.J$11])^2)*COS(2*([.$A43]-[.$B$3])*PI()/180)-([.$B$7]-[.$B$8])*[.J$11]" office:value-type="float" office:value="75.2557768440002" calcext:value-type="float">
            <text:p>75.255776844</text:p>
          </table:table-cell>
          <table:table-cell table:formula="of:=0.5*([.$B$2]+[.$B$4]-2*[.$B$7])*(1+[.K$11])-0.5*([.$B$2]-[.$B$4])*(1+3*([.K$11])^2)*COS(2*([.$A43]-[.$B$3])*PI()/180)-([.$B$7]-[.$B$8])*[.K$11]" office:value-type="float" office:value="72.9803159922939" calcext:value-type="float">
            <text:p>72.9803159923</text:p>
          </table:table-cell>
          <table:table-cell table:formula="of:=0.5*([.$B$2]+[.$B$4]-2*[.$B$7])*(1+[.L$11])-0.5*([.$B$2]-[.$B$4])*(1+3*([.L$11])^2)*COS(2*([.$A43]-[.$B$3])*PI()/180)-([.$B$7]-[.$B$8])*[.L$11]" office:value-type="float" office:value="71.0906237899605" calcext:value-type="float">
            <text:p>71.09062379</text:p>
          </table:table-cell>
          <table:table-cell table:formula="of:=0.5*([.$B$2]+[.$B$4]-2*[.$B$7])*(1+[.M$11])-0.5*([.$B$2]-[.$B$4])*(1+3*([.M$11])^2)*COS(2*([.$A43]-[.$B$3])*PI()/180)-([.$B$7]-[.$B$8])*[.M$11]" office:value-type="float" office:value="69.4982153152878" calcext:value-type="float">
            <text:p>69.4982153153</text:p>
          </table:table-cell>
          <table:table-cell/>
          <table:table-cell table:formula="of:=0.5*([.$B$2]-[.$B$4]-2*[.$B$7])*(1-[.O$11])+0.5*([.$B$2]-[.$B$4])*(1-4*[.O$11]+3*([.O$11])^2)*COS(2*([.$A43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3]-[.$B$3])*PI()/180)+([.$B$7])*[.P$11]" office:value-type="float" office:value="27.3017487049498" calcext:value-type="float">
            <text:p>27.3017487049</text:p>
          </table:table-cell>
          <table:table-cell table:formula="of:=0.5*([.$B$2]-[.$B$4]-2*[.$B$7])*(1-[.Q$11])+0.5*([.$B$2]-[.$B$4])*(1-4*[.Q$11]+3*([.Q$11])^2)*COS(2*([.$A43]-[.$B$3])*PI()/180)+([.$B$7])*[.Q$11]" office:value-type="float" office:value="23.0403792608868" calcext:value-type="float">
            <text:p>23.0403792609</text:p>
          </table:table-cell>
          <table:table-cell table:formula="of:=0.5*([.$B$2]-[.$B$4]-2*[.$B$7])*(1-[.R$11])+0.5*([.$B$2]-[.$B$4])*(1-4*[.R$11]+3*([.R$11])^2)*COS(2*([.$A43]-[.$B$3])*PI()/180)+([.$B$7])*[.R$11]" office:value-type="float" office:value="19.1538576752466" calcext:value-type="float">
            <text:p>19.1538576752</text:p>
          </table:table-cell>
          <table:table-cell table:formula="of:=0.5*([.$B$2]-[.$B$4]-2*[.$B$7])*(1-[.S$11])+0.5*([.$B$2]-[.$B$4])*(1-4*[.S$11]+3*([.S$11])^2)*COS(2*([.$A43]-[.$B$3])*PI()/180)+([.$B$7])*[.S$11]" office:value-type="float" office:value="15.7218256256195" calcext:value-type="float">
            <text:p>15.7218256256</text:p>
          </table:table-cell>
          <table:table-cell table:formula="of:=0.5*([.$B$2]-[.$B$4]-2*[.$B$7])*(1-[.T$11])+0.5*([.$B$2]-[.$B$4])*(1-4*[.T$11]+3*([.T$11])^2)*COS(2*([.$A43]-[.$B$3])*PI()/180)+([.$B$7])*[.T$11]" office:value-type="float" office:value="12.7184153716165" calcext:value-type="float">
            <text:p>12.7184153716</text:p>
          </table:table-cell>
          <table:table-cell table:formula="of:=0.5*([.$B$2]-[.$B$4]-2*[.$B$7])*(1-[.U$11])+0.5*([.$B$2]-[.$B$4])*(1-4*[.U$11]+3*([.U$11])^2)*COS(2*([.$A43]-[.$B$3])*PI()/180)+([.$B$7])*[.U$11]" office:value-type="float" office:value="10.0906436006214" calcext:value-type="float">
            <text:p>10.0906436006</text:p>
          </table:table-cell>
          <table:table-cell table:formula="of:=0.5*([.$B$2]-[.$B$4]-2*[.$B$7])*(1-[.V$11])+0.5*([.$B$2]-[.$B$4])*(1-4*[.V$11]+3*([.V$11])^2)*COS(2*([.$A43]-[.$B$3])*PI()/180)+([.$B$7])*[.V$11]" office:value-type="float" office:value="7.7836589667763" calcext:value-type="float">
            <text:p>7.7836589668</text:p>
          </table:table-cell>
          <table:table-cell table:formula="of:=0.5*([.$B$2]-[.$B$4]-2*[.$B$7])*(1-[.W$11])+0.5*([.$B$2]-[.$B$4])*(1-4*[.W$11]+3*([.W$11])^2)*COS(2*([.$A43]-[.$B$3])*PI()/180)+([.$B$7])*[.W$11]" office:value-type="float" office:value="5.74839398688437" calcext:value-type="float">
            <text:p>5.7483939869</text:p>
          </table:table-cell>
          <table:table-cell table:formula="of:=0.5*([.$B$2]-[.$B$4]-2*[.$B$7])*(1-[.X$11])+0.5*([.$B$2]-[.$B$4])*(1-4*[.X$11]+3*([.X$11])^2)*COS(2*([.$A43]-[.$B$3])*PI()/180)+([.$B$7])*[.X$11]" office:value-type="float" office:value="3.9431783335622" calcext:value-type="float">
            <text:p>3.9431783336</text:p>
          </table:table-cell>
          <table:table-cell table:formula="of:=0.5*([.$B$2]-[.$B$4]-2*[.$B$7])*(1-[.Y$11])+0.5*([.$B$2]-[.$B$4])*(1-4*[.Y$11]+3*([.Y$11])^2)*COS(2*([.$A43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3]-[.$B$3])*PI()/180)+([.$B$7])*[.Z$11]" office:value-type="float" office:value="-1.01261851902711" calcext:value-type="float">
            <text:p>-1.012618519</text:p>
          </table:table-cell>
          <table:table-cell/>
          <table:table-cell table:formula="of:=[.$B$5]-(2*[.$B$6]*([.$B$2]-[.$B$4])*(1/[.C$11])*COS(2*([.$A43]-[.$B$3])*PI()/180))-[.$B$7]*[.C$11]" office:value-type="float" office:value="71.5483937837591" calcext:value-type="float">
            <text:p>71.5483937838</text:p>
          </table:table-cell>
          <table:table-cell table:formula="of:=[.$B$5]-(2*[.$B$6]*([.$B$2]-[.$B$4])*(1/[.D$11])*COS(2*([.$A43]-[.$B$3])*PI()/180))-[.$B$7]*[.D$11]" office:value-type="float" office:value="79.7680725405109" calcext:value-type="float">
            <text:p>79.7680725405</text:p>
          </table:table-cell>
          <table:table-cell table:formula="of:=[.$B$5]-(2*[.$B$6]*([.$B$2]-[.$B$4])*(1/[.E$11])*COS(2*([.$A43]-[.$B$3])*PI()/180))-[.$B$7]*[.E$11]" office:value-type="float" office:value="86.4877512972627" calcext:value-type="float">
            <text:p>86.4877512973</text:p>
          </table:table-cell>
          <table:table-cell table:formula="of:=[.$B$5]-(2*[.$B$6]*([.$B$2]-[.$B$4])*(1/[.F$11])*COS(2*([.$A43]-[.$B$3])*PI()/180))-[.$B$7]*[.F$11]" office:value-type="float" office:value="92.2699300540145" calcext:value-type="float">
            <text:p>92.269930054</text:p>
          </table:table-cell>
          <table:table-cell table:formula="of:=[.$B$5]-(2*[.$B$6]*([.$B$2]-[.$B$4])*(1/[.G$11])*COS(2*([.$A43]-[.$B$3])*PI()/180))-[.$B$7]*[.G$11]" office:value-type="float" office:value="97.4271088107663" calcext:value-type="float">
            <text:p>97.4271088108</text:p>
          </table:table-cell>
          <table:table-cell table:formula="of:=[.$B$5]-(2*[.$B$6]*([.$B$2]-[.$B$4])*(1/[.H$11])*COS(2*([.$A43]-[.$B$3])*PI()/180))-[.$B$7]*[.H$11]" office:value-type="float" office:value="102.146787567518" calcext:value-type="float">
            <text:p>102.1467875675</text:p>
          </table:table-cell>
          <table:table-cell table:formula="of:=[.$B$5]-(2*[.$B$6]*([.$B$2]-[.$B$4])*(1/[.I$11])*COS(2*([.$A43]-[.$B$3])*PI()/180))-[.$B$7]*[.I$11]" office:value-type="float" office:value="106.548284506088" calcext:value-type="float">
            <text:p>106.5482845061</text:p>
          </table:table-cell>
          <table:table-cell table:formula="of:=[.$B$5]-(2*[.$B$6]*([.$B$2]-[.$B$4])*(1/[.J$11])*COS(2*([.$A43]-[.$B$3])*PI()/180))-[.$B$7]*[.J$11]" office:value-type="float" office:value="110.711145081022" calcext:value-type="float">
            <text:p>110.711145081</text:p>
          </table:table-cell>
          <table:table-cell table:formula="of:=[.$B$5]-(2*[.$B$6]*([.$B$2]-[.$B$4])*(1/[.K$11])*COS(2*([.$A43]-[.$B$3])*PI()/180))-[.$B$7]*[.K$11]" office:value-type="float" office:value="114.690439222389" calcext:value-type="float">
            <text:p>114.6904392224</text:p>
          </table:table-cell>
          <table:table-cell table:formula="of:=[.$B$5]-(2*[.$B$6]*([.$B$2]-[.$B$4])*(1/[.L$11])*COS(2*([.$A43]-[.$B$3])*PI()/180))-[.$B$7]*[.L$11]" office:value-type="float" office:value="118.525502594525" calcext:value-type="float">
            <text:p>118.5255025945</text:p>
          </table:table-cell>
          <table:table-cell table:formula="of:=[.$B$5]-(2*[.$B$6]*([.$B$2]-[.$B$4])*(1/[.M$11])*COS(2*([.$A43]-[.$B$3])*PI()/180))-[.$B$7]*[.M$11]" office:value-type="float" office:value="122.245181351277" calcext:value-type="float">
            <text:p>122.24518135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4]-[.$B$3])*PI()/180)-([.$B$8]-[.$B$7])*[.C$11]" office:value-type="float" office:value="135.485422120161" calcext:value-type="float">
            <text:p>135.4854221202</text:p>
          </table:table-cell>
          <table:table-cell table:formula="of:=0.5*([.$B$2]+[.$B$4]-2*[.$B$7])*(1+[.D$11])-0.5*([.$B$2]-[.$B$4])*(1+3*([.D$11])^2)*COS(2*([.$A44]-[.$B$3])*PI()/180)-([.$B$7]-[.$B$8])*[.D$11]" office:value-type="float" office:value="119.092929550958" calcext:value-type="float">
            <text:p>119.092929551</text:p>
          </table:table-cell>
          <table:table-cell table:formula="of:=0.5*([.$B$2]+[.$B$4]-2*[.$B$7])*(1+[.E$11])-0.5*([.$B$2]-[.$B$4])*(1+3*([.E$11])^2)*COS(2*([.$A44]-[.$B$3])*PI()/180)-([.$B$7]-[.$B$8])*[.E$11]" office:value-type="float" office:value="106.031593586225" calcext:value-type="float">
            <text:p>106.0315935862</text:p>
          </table:table-cell>
          <table:table-cell table:formula="of:=0.5*([.$B$2]+[.$B$4]-2*[.$B$7])*(1+[.F$11])-0.5*([.$B$2]-[.$B$4])*(1+3*([.F$11])^2)*COS(2*([.$A44]-[.$B$3])*PI()/180)-([.$B$7]-[.$B$8])*[.F$11]" office:value-type="float" office:value="97.0584909168063" calcext:value-type="float">
            <text:p>97.0584909168</text:p>
          </table:table-cell>
          <table:table-cell table:formula="of:=0.5*([.$B$2]+[.$B$4]-2*[.$B$7])*(1+[.G$11])-0.5*([.$B$2]-[.$B$4])*(1+3*([.G$11])^2)*COS(2*([.$A44]-[.$B$3])*PI()/180)-([.$B$7]-[.$B$8])*[.G$11]" office:value-type="float" office:value="90.5670550948925" calcext:value-type="float">
            <text:p>90.5670550949</text:p>
          </table:table-cell>
          <table:table-cell table:formula="of:=0.5*([.$B$2]+[.$B$4]-2*[.$B$7])*(1+[.H$11])-0.5*([.$B$2]-[.$B$4])*(1+3*([.H$11])^2)*COS(2*([.$A44]-[.$B$3])*PI()/180)-([.$B$7]-[.$B$8])*[.H$11]" office:value-type="float" office:value="85.6811221775706" calcext:value-type="float">
            <text:p>85.6811221776</text:p>
          </table:table-cell>
          <table:table-cell table:formula="of:=0.5*([.$B$2]+[.$B$4]-2*[.$B$7])*(1+[.I$11])-0.5*([.$B$2]-[.$B$4])*(1+3*([.I$11])^2)*COS(2*([.$A44]-[.$B$3])*PI()/180)-([.$B$7]-[.$B$8])*[.I$11]" office:value-type="float" office:value="81.8866585445281" calcext:value-type="float">
            <text:p>81.8866585445</text:p>
          </table:table-cell>
          <table:table-cell table:formula="of:=0.5*([.$B$2]+[.$B$4]-2*[.$B$7])*(1+[.J$11])-0.5*([.$B$2]-[.$B$4])*(1+3*([.J$11])^2)*COS(2*([.$A44]-[.$B$3])*PI()/180)-([.$B$7]-[.$B$8])*[.J$11]" office:value-type="float" office:value="78.8642490352697" calcext:value-type="float">
            <text:p>78.8642490353</text:p>
          </table:table-cell>
          <table:table-cell table:formula="of:=0.5*([.$B$2]+[.$B$4]-2*[.$B$7])*(1+[.K$11])-0.5*([.$B$2]-[.$B$4])*(1+3*([.K$11])^2)*COS(2*([.$A44]-[.$B$3])*PI()/180)-([.$B$7]-[.$B$8])*[.K$11]" office:value-type="float" office:value="76.4059807652653" calcext:value-type="float">
            <text:p>76.4059807653</text:p>
          </table:table-cell>
          <table:table-cell table:formula="of:=0.5*([.$B$2]+[.$B$4]-2*[.$B$7])*(1+[.L$11])-0.5*([.$B$2]-[.$B$4])*(1+3*([.L$11])^2)*COS(2*([.$A44]-[.$B$3])*PI()/180)-([.$B$7]-[.$B$8])*[.L$11]" office:value-type="float" office:value="74.3712364726578" calcext:value-type="float">
            <text:p>74.3712364727</text:p>
          </table:table-cell>
          <table:table-cell table:formula="of:=0.5*([.$B$2]+[.$B$4]-2*[.$B$7])*(1+[.M$11])-0.5*([.$B$2]-[.$B$4])*(1+3*([.M$11])^2)*COS(2*([.$A44]-[.$B$3])*PI()/180)-([.$B$7]-[.$B$8])*[.M$11]" office:value-type="float" office:value="72.6618073733871" calcext:value-type="float">
            <text:p>72.6618073734</text:p>
          </table:table-cell>
          <table:table-cell/>
          <table:table-cell table:formula="of:=0.5*([.$B$2]-[.$B$4]-2*[.$B$7])*(1-[.O$11])+0.5*([.$B$2]-[.$B$4])*(1-4*[.O$11]+3*([.O$11])^2)*COS(2*([.$A44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4]-[.$B$3])*PI()/180)+([.$B$7])*[.P$11]" office:value-type="float" office:value="27.8949222158434" calcext:value-type="float">
            <text:p>27.8949222158</text:p>
          </table:table-cell>
          <table:table-cell table:formula="of:=0.5*([.$B$2]-[.$B$4]-2*[.$B$7])*(1-[.Q$11])+0.5*([.$B$2]-[.$B$4])*(1-4*[.Q$11]+3*([.Q$11])^2)*COS(2*([.$A44]-[.$B$3])*PI()/180)+([.$B$7])*[.Q$11]" office:value-type="float" office:value="23.815136499605" calcext:value-type="float">
            <text:p>23.8151364996</text:p>
          </table:table-cell>
          <table:table-cell table:formula="of:=0.5*([.$B$2]-[.$B$4]-2*[.$B$7])*(1-[.R$11])+0.5*([.$B$2]-[.$B$4])*(1-4*[.R$11]+3*([.R$11])^2)*COS(2*([.$A44]-[.$B$3])*PI()/180)+([.$B$7])*[.R$11]" office:value-type="float" office:value="19.9323979082945" calcext:value-type="float">
            <text:p>19.9323979083</text:p>
          </table:table-cell>
          <table:table-cell table:formula="of:=0.5*([.$B$2]-[.$B$4]-2*[.$B$7])*(1-[.S$11])+0.5*([.$B$2]-[.$B$4])*(1-4*[.S$11]+3*([.S$11])^2)*COS(2*([.$A44]-[.$B$3])*PI()/180)+([.$B$7])*[.S$11]" office:value-type="float" office:value="16.4248460829749" calcext:value-type="float">
            <text:p>16.424846083</text:p>
          </table:table-cell>
          <table:table-cell table:formula="of:=0.5*([.$B$2]-[.$B$4]-2*[.$B$7])*(1-[.T$11])+0.5*([.$B$2]-[.$B$4])*(1-4*[.T$11]+3*([.T$11])^2)*COS(2*([.$A44]-[.$B$3])*PI()/180)+([.$B$7])*[.T$11]" office:value-type="float" office:value="13.3115888825101" calcext:value-type="float">
            <text:p>13.3115888825</text:p>
          </table:table-cell>
          <table:table-cell table:formula="of:=0.5*([.$B$2]-[.$B$4]-2*[.$B$7])*(1-[.U$11])+0.5*([.$B$2]-[.$B$4])*(1-4*[.U$11]+3*([.U$11])^2)*COS(2*([.$A44]-[.$B$3])*PI()/180)+([.$B$7])*[.U$11]" office:value-type="float" office:value="10.5612606009998" calcext:value-type="float">
            <text:p>10.561260601</text:p>
          </table:table-cell>
          <table:table-cell table:formula="of:=0.5*([.$B$2]-[.$B$4]-2*[.$B$7])*(1-[.V$11])+0.5*([.$B$2]-[.$B$4])*(1-4*[.V$11]+3*([.V$11])^2)*COS(2*([.$A44]-[.$B$3])*PI()/180)+([.$B$7])*[.V$11]" office:value-type="float" office:value="8.1296768481309" calcext:value-type="float">
            <text:p>8.1296768481</text:p>
          </table:table-cell>
          <table:table-cell table:formula="of:=0.5*([.$B$2]-[.$B$4]-2*[.$B$7])*(1-[.W$11])+0.5*([.$B$2]-[.$B$4])*(1-4*[.W$11]+3*([.W$11])^2)*COS(2*([.$A44]-[.$B$3])*PI()/180)+([.$B$7])*[.W$11]" office:value-type="float" office:value="5.97302774248905" calcext:value-type="float">
            <text:p>5.9730277425</text:p>
          </table:table-cell>
          <table:table-cell table:formula="of:=0.5*([.$B$2]-[.$B$4]-2*[.$B$7])*(1-[.X$11])+0.5*([.$B$2]-[.$B$4])*(1-4*[.X$11]+3*([.X$11])^2)*COS(2*([.$A44]-[.$B$3])*PI()/180)+([.$B$7])*[.X$11]" office:value-type="float" office:value="4.05212857025695" calcext:value-type="float">
            <text:p>4.0521285703</text:p>
          </table:table-cell>
          <table:table-cell table:formula="of:=0.5*([.$B$2]-[.$B$4]-2*[.$B$7])*(1-[.Y$11])+0.5*([.$B$2]-[.$B$4])*(1-4*[.Y$11]+3*([.Y$11])^2)*COS(2*([.$A44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4]-[.$B$3])*PI()/180)+([.$B$7])*[.Z$11]" office:value-type="float" office:value="-1.25473015612654" calcext:value-type="float">
            <text:p>-1.2547301561</text:p>
          </table:table-cell>
          <table:table-cell/>
          <table:table-cell table:formula="of:=[.$B$5]-(2*[.$B$6]*([.$B$2]-[.$B$4])*(1/[.C$11])*COS(2*([.$A44]-[.$B$3])*PI()/180))-[.$B$7]*[.C$11]" office:value-type="float" office:value="74.3956266360484" calcext:value-type="float">
            <text:p>74.395626636</text:p>
          </table:table-cell>
          <table:table-cell table:formula="of:=[.$B$5]-(2*[.$B$6]*([.$B$2]-[.$B$4])*(1/[.D$11])*COS(2*([.$A44]-[.$B$3])*PI()/180))-[.$B$7]*[.D$11]" office:value-type="float" office:value="83.1847519632581" calcext:value-type="float">
            <text:p>83.1847519633</text:p>
          </table:table-cell>
          <table:table-cell table:formula="of:=[.$B$5]-(2*[.$B$6]*([.$B$2]-[.$B$4])*(1/[.E$11])*COS(2*([.$A44]-[.$B$3])*PI()/180))-[.$B$7]*[.E$11]" office:value-type="float" office:value="90.4738772904678" calcext:value-type="float">
            <text:p>90.4738772905</text:p>
          </table:table-cell>
          <table:table-cell table:formula="of:=[.$B$5]-(2*[.$B$6]*([.$B$2]-[.$B$4])*(1/[.F$11])*COS(2*([.$A44]-[.$B$3])*PI()/180))-[.$B$7]*[.F$11]" office:value-type="float" office:value="96.8255026176774" calcext:value-type="float">
            <text:p>96.8255026177</text:p>
          </table:table-cell>
          <table:table-cell table:formula="of:=[.$B$5]-(2*[.$B$6]*([.$B$2]-[.$B$4])*(1/[.G$11])*COS(2*([.$A44]-[.$B$3])*PI()/180))-[.$B$7]*[.G$11]" office:value-type="float" office:value="102.552127944887" calcext:value-type="float">
            <text:p>102.5521279449</text:p>
          </table:table-cell>
          <table:table-cell table:formula="of:=[.$B$5]-(2*[.$B$6]*([.$B$2]-[.$B$4])*(1/[.H$11])*COS(2*([.$A44]-[.$B$3])*PI()/180))-[.$B$7]*[.H$11]" office:value-type="float" office:value="107.841253272097" calcext:value-type="float">
            <text:p>107.8412532721</text:p>
          </table:table-cell>
          <table:table-cell table:formula="of:=[.$B$5]-(2*[.$B$6]*([.$B$2]-[.$B$4])*(1/[.I$11])*COS(2*([.$A44]-[.$B$3])*PI()/180))-[.$B$7]*[.I$11]" office:value-type="float" office:value="112.812196781125" calcext:value-type="float">
            <text:p>112.8121967811</text:p>
          </table:table-cell>
          <table:table-cell table:formula="of:=[.$B$5]-(2*[.$B$6]*([.$B$2]-[.$B$4])*(1/[.J$11])*COS(2*([.$A44]-[.$B$3])*PI()/180))-[.$B$7]*[.J$11]" office:value-type="float" office:value="117.544503926516" calcext:value-type="float">
            <text:p>117.5445039265</text:p>
          </table:table-cell>
          <table:table-cell table:formula="of:=[.$B$5]-(2*[.$B$6]*([.$B$2]-[.$B$4])*(1/[.K$11])*COS(2*([.$A44]-[.$B$3])*PI()/180))-[.$B$7]*[.K$11]" office:value-type="float" office:value="122.093244638341" calcext:value-type="float">
            <text:p>122.0932446383</text:p>
          </table:table-cell>
          <table:table-cell table:formula="of:=[.$B$5]-(2*[.$B$6]*([.$B$2]-[.$B$4])*(1/[.L$11])*COS(2*([.$A44]-[.$B$3])*PI()/180))-[.$B$7]*[.L$11]" office:value-type="float" office:value="126.497754580935" calcext:value-type="float">
            <text:p>126.4977545809</text:p>
          </table:table-cell>
          <table:table-cell table:formula="of:=[.$B$5]-(2*[.$B$6]*([.$B$2]-[.$B$4])*(1/[.M$11])*COS(2*([.$A44]-[.$B$3])*PI()/180))-[.$B$7]*[.M$11]" office:value-type="float" office:value="130.786879908145" calcext:value-type="float">
            <text:p>130.786879908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5]-[.$B$3])*PI()/180)-([.$B$8]-[.$B$7])*[.C$11]" office:value-type="float" office:value="143.183956091402" calcext:value-type="float">
            <text:p>143.1839560914</text:p>
          </table:table-cell>
          <table:table-cell table:formula="of:=0.5*([.$B$2]+[.$B$4]-2*[.$B$7])*(1+[.D$11])-0.5*([.$B$2]-[.$B$4])*(1+3*([.D$11])^2)*COS(2*([.$A45]-[.$B$3])*PI()/180)-([.$B$7]-[.$B$8])*[.D$11]" office:value-type="float" office:value="125.027216153789" calcext:value-type="float">
            <text:p>125.0272161538</text:p>
          </table:table-cell>
          <table:table-cell table:formula="of:=0.5*([.$B$2]+[.$B$4]-2*[.$B$7])*(1+[.E$11])-0.5*([.$B$2]-[.$B$4])*(1+3*([.E$11])^2)*COS(2*([.$A45]-[.$B$3])*PI()/180)-([.$B$7]-[.$B$8])*[.E$11]" office:value-type="float" office:value="110.902094670071" calcext:value-type="float">
            <text:p>110.9020946701</text:p>
          </table:table-cell>
          <table:table-cell table:formula="of:=0.5*([.$B$2]+[.$B$4]-2*[.$B$7])*(1+[.F$11])-0.5*([.$B$2]-[.$B$4])*(1+3*([.F$11])^2)*COS(2*([.$A45]-[.$B$3])*PI()/180)-([.$B$7]-[.$B$8])*[.F$11]" office:value-type="float" office:value="101.238554284003" calcext:value-type="float">
            <text:p>101.238554284</text:p>
          </table:table-cell>
          <table:table-cell table:formula="of:=0.5*([.$B$2]+[.$B$4]-2*[.$B$7])*(1+[.G$11])-0.5*([.$B$2]-[.$B$4])*(1+3*([.G$11])^2)*COS(2*([.$A45]-[.$B$3])*PI()/180)-([.$B$7]-[.$B$8])*[.G$11]" office:value-type="float" office:value="94.2737566366009" calcext:value-type="float">
            <text:p>94.2737566366</text:p>
          </table:table-cell>
          <table:table-cell table:formula="of:=0.5*([.$B$2]+[.$B$4]-2*[.$B$7])*(1+[.H$11])-0.5*([.$B$2]-[.$B$4])*(1+3*([.H$11])^2)*COS(2*([.$A45]-[.$B$3])*PI()/180)-([.$B$7]-[.$B$8])*[.H$11]" office:value-type="float" office:value="89.0492307899883" calcext:value-type="float">
            <text:p>89.04923079</text:p>
          </table:table-cell>
          <table:table-cell table:formula="of:=0.5*([.$B$2]+[.$B$4]-2*[.$B$7])*(1+[.I$11])-0.5*([.$B$2]-[.$B$4])*(1+3*([.I$11])^2)*COS(2*([.$A45]-[.$B$3])*PI()/180)-([.$B$7]-[.$B$8])*[.I$11]" office:value-type="float" office:value="85.004246681642" calcext:value-type="float">
            <text:p>85.0042466816</text:p>
          </table:table-cell>
          <table:table-cell table:formula="of:=0.5*([.$B$2]+[.$B$4]-2*[.$B$7])*(1+[.J$11])-0.5*([.$B$2]-[.$B$4])*(1+3*([.J$11])^2)*COS(2*([.$A45]-[.$B$3])*PI()/180)-([.$B$7]-[.$B$8])*[.J$11]" office:value-type="float" office:value="81.7912958055851" calcext:value-type="float">
            <text:p>81.7912958056</text:p>
          </table:table-cell>
          <table:table-cell table:formula="of:=0.5*([.$B$2]+[.$B$4]-2*[.$B$7])*(1+[.K$11])-0.5*([.$B$2]-[.$B$4])*(1+3*([.K$11])^2)*COS(2*([.$A45]-[.$B$3])*PI()/180)-([.$B$7]-[.$B$8])*[.K$11]" office:value-type="float" office:value="79.1847415477841" calcext:value-type="float">
            <text:p>79.1847415478</text:p>
          </table:table-cell>
          <table:table-cell table:formula="of:=0.5*([.$B$2]+[.$B$4]-2*[.$B$7])*(1+[.L$11])-0.5*([.$B$2]-[.$B$4])*(1+3*([.L$11])^2)*COS(2*([.$A45]-[.$B$3])*PI()/180)-([.$B$7]-[.$B$8])*[.L$11]" office:value-type="float" office:value="77.0323368632269" calcext:value-type="float">
            <text:p>77.0323368632</text:p>
          </table:table-cell>
          <table:table-cell table:formula="of:=0.5*([.$B$2]+[.$B$4]-2*[.$B$7])*(1+[.M$11])-0.5*([.$B$2]-[.$B$4])*(1+3*([.M$11])^2)*COS(2*([.$A45]-[.$B$3])*PI()/180)-([.$B$7]-[.$B$8])*[.M$11]" office:value-type="float" office:value="75.2279853638006" calcext:value-type="float">
            <text:p>75.2279853638</text:p>
          </table:table-cell>
          <table:table-cell/>
          <table:table-cell table:formula="of:=0.5*([.$B$2]-[.$B$4]-2*[.$B$7])*(1-[.O$11])+0.5*([.$B$2]-[.$B$4])*(1-4*[.O$11]+3*([.O$11])^2)*COS(2*([.$A45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5]-[.$B$3])*PI()/180)+([.$B$7])*[.P$11]" office:value-type="float" office:value="28.3760805890459" calcext:value-type="float">
            <text:p>28.376080589</text:p>
          </table:table-cell>
          <table:table-cell table:formula="of:=0.5*([.$B$2]-[.$B$4]-2*[.$B$7])*(1-[.Q$11])+0.5*([.$B$2]-[.$B$4])*(1-4*[.Q$11]+3*([.Q$11])^2)*COS(2*([.$A45]-[.$B$3])*PI()/180)+([.$B$7])*[.Q$11]" office:value-type="float" office:value="24.4435882523593" calcext:value-type="float">
            <text:p>24.4435882524</text:p>
          </table:table-cell>
          <table:table-cell table:formula="of:=0.5*([.$B$2]-[.$B$4]-2*[.$B$7])*(1-[.R$11])+0.5*([.$B$2]-[.$B$4])*(1-4*[.R$11]+3*([.R$11])^2)*COS(2*([.$A45]-[.$B$3])*PI()/180)+([.$B$7])*[.R$11]" office:value-type="float" office:value="20.5639182731228" calcext:value-type="float">
            <text:p>20.5639182731</text:p>
          </table:table-cell>
          <table:table-cell table:formula="of:=0.5*([.$B$2]-[.$B$4]-2*[.$B$7])*(1-[.S$11])+0.5*([.$B$2]-[.$B$4])*(1-4*[.S$11]+3*([.S$11])^2)*COS(2*([.$A45]-[.$B$3])*PI()/180)+([.$B$7])*[.S$11]" office:value-type="float" office:value="16.9951078586224" calcext:value-type="float">
            <text:p>16.9951078586</text:p>
          </table:table-cell>
          <table:table-cell table:formula="of:=0.5*([.$B$2]-[.$B$4]-2*[.$B$7])*(1-[.T$11])+0.5*([.$B$2]-[.$B$4])*(1-4*[.T$11]+3*([.T$11])^2)*COS(2*([.$A45]-[.$B$3])*PI()/180)+([.$B$7])*[.T$11]" office:value-type="float" office:value="13.7927472557126" calcext:value-type="float">
            <text:p>13.7927472557</text:p>
          </table:table-cell>
          <table:table-cell table:formula="of:=0.5*([.$B$2]-[.$B$4]-2*[.$B$7])*(1-[.U$11])+0.5*([.$B$2]-[.$B$4])*(1-4*[.U$11]+3*([.U$11])^2)*COS(2*([.$A45]-[.$B$3])*PI()/180)+([.$B$7])*[.U$11]" office:value-type="float" office:value="10.943006087177" calcext:value-type="float">
            <text:p>10.9430060872</text:p>
          </table:table-cell>
          <table:table-cell table:formula="of:=0.5*([.$B$2]-[.$B$4]-2*[.$B$7])*(1-[.V$11])+0.5*([.$B$2]-[.$B$4])*(1-4*[.V$11]+3*([.V$11])^2)*COS(2*([.$A45]-[.$B$3])*PI()/180)+([.$B$7])*[.V$11]" office:value-type="float" office:value="8.41035256583238" calcext:value-type="float">
            <text:p>8.4103525658</text:p>
          </table:table-cell>
          <table:table-cell table:formula="of:=0.5*([.$B$2]-[.$B$4]-2*[.$B$7])*(1-[.W$11])+0.5*([.$B$2]-[.$B$4])*(1-4*[.W$11]+3*([.W$11])^2)*COS(2*([.$A45]-[.$B$3])*PI()/180)+([.$B$7])*[.W$11]" office:value-type="float" office:value="6.15524156429356" calcext:value-type="float">
            <text:p>6.1552415643</text:p>
          </table:table-cell>
          <table:table-cell table:formula="of:=0.5*([.$B$2]-[.$B$4]-2*[.$B$7])*(1-[.X$11])+0.5*([.$B$2]-[.$B$4])*(1-4*[.X$11]+3*([.X$11])^2)*COS(2*([.$A45]-[.$B$3])*PI()/180)+([.$B$7])*[.X$11]" office:value-type="float" office:value="4.14050459798802" calcext:value-type="float">
            <text:p>4.140504598</text:p>
          </table:table-cell>
          <table:table-cell table:formula="of:=0.5*([.$B$2]-[.$B$4]-2*[.$B$7])*(1-[.Y$11])+0.5*([.$B$2]-[.$B$4])*(1-4*[.Y$11]+3*([.Y$11])^2)*COS(2*([.$A45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5]-[.$B$3])*PI()/180)+([.$B$7])*[.Z$11]" office:value-type="float" office:value="-1.45112132886226" calcext:value-type="float">
            <text:p>-1.4511213289</text:p>
          </table:table-cell>
          <table:table-cell/>
          <table:table-cell table:formula="of:=[.$B$5]-(2*[.$B$6]*([.$B$2]-[.$B$4])*(1/[.C$11])*COS(2*([.$A45]-[.$B$3])*PI()/180))-[.$B$7]*[.C$11]" office:value-type="float" office:value="76.7051868274205" calcext:value-type="float">
            <text:p>76.7051868274</text:p>
          </table:table-cell>
          <table:table-cell table:formula="of:=[.$B$5]-(2*[.$B$6]*([.$B$2]-[.$B$4])*(1/[.D$11])*COS(2*([.$A45]-[.$B$3])*PI()/180))-[.$B$7]*[.D$11]" office:value-type="float" office:value="85.9562241929046" calcext:value-type="float">
            <text:p>85.9562241929</text:p>
          </table:table-cell>
          <table:table-cell table:formula="of:=[.$B$5]-(2*[.$B$6]*([.$B$2]-[.$B$4])*(1/[.E$11])*COS(2*([.$A45]-[.$B$3])*PI()/180))-[.$B$7]*[.E$11]" office:value-type="float" office:value="93.7072615583888" calcext:value-type="float">
            <text:p>93.7072615584</text:p>
          </table:table-cell>
          <table:table-cell table:formula="of:=[.$B$5]-(2*[.$B$6]*([.$B$2]-[.$B$4])*(1/[.F$11])*COS(2*([.$A45]-[.$B$3])*PI()/180))-[.$B$7]*[.F$11]" office:value-type="float" office:value="100.520798923873" calcext:value-type="float">
            <text:p>100.5207989239</text:p>
          </table:table-cell>
          <table:table-cell table:formula="of:=[.$B$5]-(2*[.$B$6]*([.$B$2]-[.$B$4])*(1/[.G$11])*COS(2*([.$A45]-[.$B$3])*PI()/180))-[.$B$7]*[.G$11]" office:value-type="float" office:value="106.709336289357" calcext:value-type="float">
            <text:p>106.7093362894</text:p>
          </table:table-cell>
          <table:table-cell table:formula="of:=[.$B$5]-(2*[.$B$6]*([.$B$2]-[.$B$4])*(1/[.H$11])*COS(2*([.$A45]-[.$B$3])*PI()/180))-[.$B$7]*[.H$11]" office:value-type="float" office:value="112.460373654841" calcext:value-type="float">
            <text:p>112.4603736548</text:p>
          </table:table-cell>
          <table:table-cell table:formula="of:=[.$B$5]-(2*[.$B$6]*([.$B$2]-[.$B$4])*(1/[.I$11])*COS(2*([.$A45]-[.$B$3])*PI()/180))-[.$B$7]*[.I$11]" office:value-type="float" office:value="117.893229202143" calcext:value-type="float">
            <text:p>117.8932292021</text:p>
          </table:table-cell>
          <table:table-cell table:formula="of:=[.$B$5]-(2*[.$B$6]*([.$B$2]-[.$B$4])*(1/[.J$11])*COS(2*([.$A45]-[.$B$3])*PI()/180))-[.$B$7]*[.J$11]" office:value-type="float" office:value="123.087448385809" calcext:value-type="float">
            <text:p>123.0874483858</text:p>
          </table:table-cell>
          <table:table-cell table:formula="of:=[.$B$5]-(2*[.$B$6]*([.$B$2]-[.$B$4])*(1/[.K$11])*COS(2*([.$A45]-[.$B$3])*PI()/180))-[.$B$7]*[.K$11]" office:value-type="float" office:value="128.098101135909" calcext:value-type="float">
            <text:p>128.0981011359</text:p>
          </table:table-cell>
          <table:table-cell table:formula="of:=[.$B$5]-(2*[.$B$6]*([.$B$2]-[.$B$4])*(1/[.L$11])*COS(2*([.$A45]-[.$B$3])*PI()/180))-[.$B$7]*[.L$11]" office:value-type="float" office:value="132.964523116778" calcext:value-type="float">
            <text:p>132.9645231168</text:p>
          </table:table-cell>
          <table:table-cell table:formula="of:=[.$B$5]-(2*[.$B$6]*([.$B$2]-[.$B$4])*(1/[.M$11])*COS(2*([.$A45]-[.$B$3])*PI()/180))-[.$B$7]*[.M$11]" office:value-type="float" office:value="137.715560482262" calcext:value-type="float">
            <text:p>137.71556048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6]-[.$B$3])*PI()/180)-([.$B$8]-[.$B$7])*[.C$11]" office:value-type="float" office:value="148.856331800515" calcext:value-type="float">
            <text:p>148.8563318005</text:p>
          </table:table-cell>
          <table:table-cell table:formula="of:=0.5*([.$B$2]+[.$B$4]-2*[.$B$7])*(1+[.D$11])-0.5*([.$B$2]-[.$B$4])*(1+3*([.D$11])^2)*COS(2*([.$A46]-[.$B$3])*PI()/180)-([.$B$7]-[.$B$8])*[.D$11]" office:value-type="float" office:value="129.399672429564" calcext:value-type="float">
            <text:p>129.3996724296</text:p>
          </table:table-cell>
          <table:table-cell table:formula="of:=0.5*([.$B$2]+[.$B$4]-2*[.$B$7])*(1+[.E$11])-0.5*([.$B$2]-[.$B$4])*(1+3*([.E$11])^2)*COS(2*([.$A46]-[.$B$3])*PI()/180)-([.$B$7]-[.$B$8])*[.E$11]" office:value-type="float" office:value="114.490740526856" calcext:value-type="float">
            <text:p>114.4907405269</text:p>
          </table:table-cell>
          <table:table-cell table:formula="of:=0.5*([.$B$2]+[.$B$4]-2*[.$B$7])*(1+[.F$11])-0.5*([.$B$2]-[.$B$4])*(1+3*([.F$11])^2)*COS(2*([.$A46]-[.$B$3])*PI()/180)-([.$B$7]-[.$B$8])*[.F$11]" office:value-type="float" office:value="104.318477032311" calcext:value-type="float">
            <text:p>104.3184770323</text:p>
          </table:table-cell>
          <table:table-cell table:formula="of:=0.5*([.$B$2]+[.$B$4]-2*[.$B$7])*(1+[.G$11])-0.5*([.$B$2]-[.$B$4])*(1+3*([.G$11])^2)*COS(2*([.$A46]-[.$B$3])*PI()/180)-([.$B$7]-[.$B$8])*[.G$11]" office:value-type="float" office:value="97.0049004965442" calcext:value-type="float">
            <text:p>97.0049004965</text:p>
          </table:table-cell>
          <table:table-cell table:formula="of:=0.5*([.$B$2]+[.$B$4]-2*[.$B$7])*(1+[.H$11])-0.5*([.$B$2]-[.$B$4])*(1+3*([.H$11])^2)*COS(2*([.$A46]-[.$B$3])*PI()/180)-([.$B$7]-[.$B$8])*[.H$11]" office:value-type="float" office:value="91.5308951627253" calcext:value-type="float">
            <text:p>91.5308951627</text:p>
          </table:table-cell>
          <table:table-cell table:formula="of:=0.5*([.$B$2]+[.$B$4]-2*[.$B$7])*(1+[.I$11])-0.5*([.$B$2]-[.$B$4])*(1+3*([.I$11])^2)*COS(2*([.$A46]-[.$B$3])*PI()/180)-([.$B$7]-[.$B$8])*[.I$11]" office:value-type="float" office:value="87.3013244481424" calcext:value-type="float">
            <text:p>87.3013244481</text:p>
          </table:table-cell>
          <table:table-cell table:formula="of:=0.5*([.$B$2]+[.$B$4]-2*[.$B$7])*(1+[.J$11])-0.5*([.$B$2]-[.$B$4])*(1+3*([.J$11])^2)*COS(2*([.$A46]-[.$B$3])*PI()/180)-([.$B$7]-[.$B$8])*[.J$11]" office:value-type="float" office:value="83.9479803199875" calcext:value-type="float">
            <text:p>83.94798032</text:p>
          </table:table-cell>
          <table:table-cell table:formula="of:=0.5*([.$B$2]+[.$B$4]-2*[.$B$7])*(1+[.K$11])-0.5*([.$B$2]-[.$B$4])*(1+3*([.K$11])^2)*COS(2*([.$A46]-[.$B$3])*PI()/180)-([.$B$7]-[.$B$8])*[.K$11]" office:value-type="float" office:value="81.2321670995942" calcext:value-type="float">
            <text:p>81.2321670996</text:p>
          </table:table-cell>
          <table:table-cell table:formula="of:=0.5*([.$B$2]+[.$B$4]-2*[.$B$7])*(1+[.L$11])-0.5*([.$B$2]-[.$B$4])*(1+3*([.L$11])^2)*COS(2*([.$A46]-[.$B$3])*PI()/180)-([.$B$7]-[.$B$8])*[.L$11]" office:value-type="float" office:value="78.9930687728821" calcext:value-type="float">
            <text:p>78.9930687729</text:p>
          </table:table-cell>
          <table:table-cell table:formula="of:=0.5*([.$B$2]+[.$B$4]-2*[.$B$7])*(1+[.M$11])-0.5*([.$B$2]-[.$B$4])*(1+3*([.M$11])^2)*COS(2*([.$A46]-[.$B$3])*PI()/180)-([.$B$7]-[.$B$8])*[.M$11]" office:value-type="float" office:value="77.1187772668383" calcext:value-type="float">
            <text:p>77.1187772668</text:p>
          </table:table-cell>
          <table:table-cell/>
          <table:table-cell table:formula="of:=0.5*([.$B$2]-[.$B$4]-2*[.$B$7])*(1-[.O$11])+0.5*([.$B$2]-[.$B$4])*(1-4*[.O$11]+3*([.O$11])^2)*COS(2*([.$A46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6]-[.$B$3])*PI()/180)+([.$B$7])*[.P$11]" office:value-type="float" office:value="28.7306040708655" calcext:value-type="float">
            <text:p>28.7306040709</text:p>
          </table:table-cell>
          <table:table-cell table:formula="of:=0.5*([.$B$2]-[.$B$4]-2*[.$B$7])*(1-[.Q$11])+0.5*([.$B$2]-[.$B$4])*(1-4*[.Q$11]+3*([.Q$11])^2)*COS(2*([.$A46]-[.$B$3])*PI()/180)+([.$B$7])*[.Q$11]" office:value-type="float" office:value="24.9066393306543" calcext:value-type="float">
            <text:p>24.9066393307</text:p>
          </table:table-cell>
          <table:table-cell table:formula="of:=0.5*([.$B$2]-[.$B$4]-2*[.$B$7])*(1-[.R$11])+0.5*([.$B$2]-[.$B$4])*(1-4*[.R$11]+3*([.R$11])^2)*COS(2*([.$A46]-[.$B$3])*PI()/180)+([.$B$7])*[.R$11]" office:value-type="float" office:value="21.029230343011" calcext:value-type="float">
            <text:p>21.029230343</text:p>
          </table:table-cell>
          <table:table-cell table:formula="of:=0.5*([.$B$2]-[.$B$4]-2*[.$B$7])*(1-[.S$11])+0.5*([.$B$2]-[.$B$4])*(1-4*[.S$11]+3*([.S$11])^2)*COS(2*([.$A46]-[.$B$3])*PI()/180)+([.$B$7])*[.S$11]" office:value-type="float" office:value="17.4152838370752" calcext:value-type="float">
            <text:p>17.4152838371</text:p>
          </table:table-cell>
          <table:table-cell table:formula="of:=0.5*([.$B$2]-[.$B$4]-2*[.$B$7])*(1-[.T$11])+0.5*([.$B$2]-[.$B$4])*(1-4*[.T$11]+3*([.T$11])^2)*COS(2*([.$A46]-[.$B$3])*PI()/180)+([.$B$7])*[.T$11]" office:value-type="float" office:value="14.1472707375322" calcext:value-type="float">
            <text:p>14.1472707375</text:p>
          </table:table-cell>
          <table:table-cell table:formula="of:=0.5*([.$B$2]-[.$B$4]-2*[.$B$7])*(1-[.U$11])+0.5*([.$B$2]-[.$B$4])*(1-4*[.U$11]+3*([.U$11])^2)*COS(2*([.$A46]-[.$B$3])*PI()/180)+([.$B$7])*[.U$11]" office:value-type="float" office:value="11.224280915728" calcext:value-type="float">
            <text:p>11.2242809157</text:p>
          </table:table-cell>
          <table:table-cell table:formula="of:=0.5*([.$B$2]-[.$B$4]-2*[.$B$7])*(1-[.V$11])+0.5*([.$B$2]-[.$B$4])*(1-4*[.V$11]+3*([.V$11])^2)*COS(2*([.$A46]-[.$B$3])*PI()/180)+([.$B$7])*[.V$11]" office:value-type="float" office:value="8.61715793022713" calcext:value-type="float">
            <text:p>8.6171579302</text:p>
          </table:table-cell>
          <table:table-cell table:formula="of:=0.5*([.$B$2]-[.$B$4]-2*[.$B$7])*(1-[.W$11])+0.5*([.$B$2]-[.$B$4])*(1-4*[.W$11]+3*([.W$11])^2)*COS(2*([.$A46]-[.$B$3])*PI()/180)+([.$B$7])*[.W$11]" office:value-type="float" office:value="6.28949897752701" calcext:value-type="float">
            <text:p>6.2894989775</text:p>
          </table:table-cell>
          <table:table-cell table:formula="of:=0.5*([.$B$2]-[.$B$4]-2*[.$B$7])*(1-[.X$11])+0.5*([.$B$2]-[.$B$4])*(1-4*[.X$11]+3*([.X$11])^2)*COS(2*([.$A46]-[.$B$3])*PI()/180)+([.$B$7])*[.X$11]" office:value-type="float" office:value="4.20562115587325" calcext:value-type="float">
            <text:p>4.2056211559</text:p>
          </table:table-cell>
          <table:table-cell table:formula="of:=0.5*([.$B$2]-[.$B$4]-2*[.$B$7])*(1-[.Y$11])+0.5*([.$B$2]-[.$B$4])*(1-4*[.Y$11]+3*([.Y$11])^2)*COS(2*([.$A46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6]-[.$B$3])*PI()/180)+([.$B$7])*[.Z$11]" office:value-type="float" office:value="-1.59582479082944" calcext:value-type="float">
            <text:p>-1.5958247908</text:p>
          </table:table-cell>
          <table:table-cell/>
          <table:table-cell table:formula="of:=[.$B$5]-(2*[.$B$6]*([.$B$2]-[.$B$4])*(1/[.C$11])*COS(2*([.$A46]-[.$B$3])*PI()/180))-[.$B$7]*[.C$11]" office:value-type="float" office:value="78.4068995401545" calcext:value-type="float">
            <text:p>78.4068995402</text:p>
          </table:table-cell>
          <table:table-cell table:formula="of:=[.$B$5]-(2*[.$B$6]*([.$B$2]-[.$B$4])*(1/[.D$11])*COS(2*([.$A46]-[.$B$3])*PI()/180))-[.$B$7]*[.D$11]" office:value-type="float" office:value="87.9982794481854" calcext:value-type="float">
            <text:p>87.9982794482</text:p>
          </table:table-cell>
          <table:table-cell table:formula="of:=[.$B$5]-(2*[.$B$6]*([.$B$2]-[.$B$4])*(1/[.E$11])*COS(2*([.$A46]-[.$B$3])*PI()/180))-[.$B$7]*[.E$11]" office:value-type="float" office:value="96.0896593562163" calcext:value-type="float">
            <text:p>96.0896593562</text:p>
          </table:table-cell>
          <table:table-cell table:formula="of:=[.$B$5]-(2*[.$B$6]*([.$B$2]-[.$B$4])*(1/[.F$11])*COS(2*([.$A46]-[.$B$3])*PI()/180))-[.$B$7]*[.F$11]" office:value-type="float" office:value="103.243539264247" calcext:value-type="float">
            <text:p>103.2435392642</text:p>
          </table:table-cell>
          <table:table-cell table:formula="of:=[.$B$5]-(2*[.$B$6]*([.$B$2]-[.$B$4])*(1/[.G$11])*COS(2*([.$A46]-[.$B$3])*PI()/180))-[.$B$7]*[.G$11]" office:value-type="float" office:value="109.772419172278" calcext:value-type="float">
            <text:p>109.7724191723</text:p>
          </table:table-cell>
          <table:table-cell table:formula="of:=[.$B$5]-(2*[.$B$6]*([.$B$2]-[.$B$4])*(1/[.H$11])*COS(2*([.$A46]-[.$B$3])*PI()/180))-[.$B$7]*[.H$11]" office:value-type="float" office:value="115.863799080309" calcext:value-type="float">
            <text:p>115.8637990803</text:p>
          </table:table-cell>
          <table:table-cell table:formula="of:=[.$B$5]-(2*[.$B$6]*([.$B$2]-[.$B$4])*(1/[.I$11])*COS(2*([.$A46]-[.$B$3])*PI()/180))-[.$B$7]*[.I$11]" office:value-type="float" office:value="121.636997170158" calcext:value-type="float">
            <text:p>121.6369971702</text:p>
          </table:table-cell>
          <table:table-cell table:formula="of:=[.$B$5]-(2*[.$B$6]*([.$B$2]-[.$B$4])*(1/[.J$11])*COS(2*([.$A46]-[.$B$3])*PI()/180))-[.$B$7]*[.J$11]" office:value-type="float" office:value="127.171558896371" calcext:value-type="float">
            <text:p>127.1715588964</text:p>
          </table:table-cell>
          <table:table-cell table:formula="of:=[.$B$5]-(2*[.$B$6]*([.$B$2]-[.$B$4])*(1/[.K$11])*COS(2*([.$A46]-[.$B$3])*PI()/180))-[.$B$7]*[.K$11]" office:value-type="float" office:value="132.522554189017" calcext:value-type="float">
            <text:p>132.522554189</text:p>
          </table:table-cell>
          <table:table-cell table:formula="of:=[.$B$5]-(2*[.$B$6]*([.$B$2]-[.$B$4])*(1/[.L$11])*COS(2*([.$A46]-[.$B$3])*PI()/180))-[.$B$7]*[.L$11]" office:value-type="float" office:value="137.729318712433" calcext:value-type="float">
            <text:p>137.7293187124</text:p>
          </table:table-cell>
          <table:table-cell table:formula="of:=[.$B$5]-(2*[.$B$6]*([.$B$2]-[.$B$4])*(1/[.M$11])*COS(2*([.$A46]-[.$B$3])*PI()/180))-[.$B$7]*[.M$11]" office:value-type="float" office:value="142.820698620463" calcext:value-type="float">
            <text:p>142.82069862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7]-[.$B$3])*PI()/180)-([.$B$8]-[.$B$7])*[.C$11]" office:value-type="float" office:value="152.33019698194" calcext:value-type="float">
            <text:p>152.3301969819</text:p>
          </table:table-cell>
          <table:table-cell table:formula="of:=0.5*([.$B$2]+[.$B$4]-2*[.$B$7])*(1+[.D$11])-0.5*([.$B$2]-[.$B$4])*(1+3*([.D$11])^2)*COS(2*([.$A47]-[.$B$3])*PI()/180)-([.$B$7]-[.$B$8])*[.D$11]" office:value-type="float" office:value="132.077443506912" calcext:value-type="float">
            <text:p>132.0774435069</text:p>
          </table:table-cell>
          <table:table-cell table:formula="of:=0.5*([.$B$2]+[.$B$4]-2*[.$B$7])*(1+[.E$11])-0.5*([.$B$2]-[.$B$4])*(1+3*([.E$11])^2)*COS(2*([.$A47]-[.$B$3])*PI()/180)-([.$B$7]-[.$B$8])*[.E$11]" office:value-type="float" office:value="116.688491968166" calcext:value-type="float">
            <text:p>116.6884919682</text:p>
          </table:table-cell>
          <table:table-cell table:formula="of:=0.5*([.$B$2]+[.$B$4]-2*[.$B$7])*(1+[.F$11])-0.5*([.$B$2]-[.$B$4])*(1+3*([.F$11])^2)*COS(2*([.$A47]-[.$B$3])*PI()/180)-([.$B$7]-[.$B$8])*[.F$11]" office:value-type="float" office:value="106.204677267538" calcext:value-type="float">
            <text:p>106.2046772675</text:p>
          </table:table-cell>
          <table:table-cell table:formula="of:=0.5*([.$B$2]+[.$B$4]-2*[.$B$7])*(1+[.G$11])-0.5*([.$B$2]-[.$B$4])*(1+3*([.G$11])^2)*COS(2*([.$A47]-[.$B$3])*PI()/180)-([.$B$7]-[.$B$8])*[.G$11]" office:value-type="float" office:value="98.6775022505637" calcext:value-type="float">
            <text:p>98.6775022506</text:p>
          </table:table-cell>
          <table:table-cell table:formula="of:=0.5*([.$B$2]+[.$B$4]-2*[.$B$7])*(1+[.H$11])-0.5*([.$B$2]-[.$B$4])*(1+3*([.H$11])^2)*COS(2*([.$A47]-[.$B$3])*PI()/180)-([.$B$7]-[.$B$8])*[.H$11]" office:value-type="float" office:value="93.0507111795987" calcext:value-type="float">
            <text:p>93.0507111796</text:p>
          </table:table-cell>
          <table:table-cell table:formula="of:=0.5*([.$B$2]+[.$B$4]-2*[.$B$7])*(1+[.I$11])-0.5*([.$B$2]-[.$B$4])*(1+3*([.I$11])^2)*COS(2*([.$A47]-[.$B$3])*PI()/180)-([.$B$7]-[.$B$8])*[.I$11]" office:value-type="float" office:value="88.7080962984716" calcext:value-type="float">
            <text:p>88.7080962985</text:p>
          </table:table-cell>
          <table:table-cell table:formula="of:=0.5*([.$B$2]+[.$B$4]-2*[.$B$7])*(1+[.J$11])-0.5*([.$B$2]-[.$B$4])*(1+3*([.J$11])^2)*COS(2*([.$A47]-[.$B$3])*PI()/180)-([.$B$7]-[.$B$8])*[.J$11]" office:value-type="float" office:value="85.2687728108418" calcext:value-type="float">
            <text:p>85.2687728108</text:p>
          </table:table-cell>
          <table:table-cell table:formula="of:=0.5*([.$B$2]+[.$B$4]-2*[.$B$7])*(1+[.K$11])-0.5*([.$B$2]-[.$B$4])*(1+3*([.K$11])^2)*COS(2*([.$A47]-[.$B$3])*PI()/180)-([.$B$7]-[.$B$8])*[.K$11]" office:value-type="float" office:value="82.4860474313511" calcext:value-type="float">
            <text:p>82.4860474314</text:p>
          </table:table-cell>
          <table:table-cell table:formula="of:=0.5*([.$B$2]+[.$B$4]-2*[.$B$7])*(1+[.L$11])-0.5*([.$B$2]-[.$B$4])*(1+3*([.L$11])^2)*COS(2*([.$A47]-[.$B$3])*PI()/180)-([.$B$7]-[.$B$8])*[.L$11]" office:value-type="float" office:value="80.1938563547267" calcext:value-type="float">
            <text:p>80.1938563547</text:p>
          </table:table-cell>
          <table:table-cell table:formula="of:=0.5*([.$B$2]+[.$B$4]-2*[.$B$7])*(1+[.M$11])-0.5*([.$B$2]-[.$B$4])*(1+3*([.M$11])^2)*COS(2*([.$A47]-[.$B$3])*PI()/180)-([.$B$7]-[.$B$8])*[.M$11]" office:value-type="float" office:value="78.2767323273133" calcext:value-type="float">
            <text:p>78.2767323273</text:p>
          </table:table-cell>
          <table:table-cell/>
          <table:table-cell table:formula="of:=0.5*([.$B$2]-[.$B$4]-2*[.$B$7])*(1-[.O$11])+0.5*([.$B$2]-[.$B$4])*(1-4*[.O$11]+3*([.O$11])^2)*COS(2*([.$A47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7]-[.$B$3])*PI()/180)+([.$B$7])*[.P$11]" office:value-type="float" office:value="28.9477206447046" calcext:value-type="float">
            <text:p>28.9477206447</text:p>
          </table:table-cell>
          <table:table-cell table:formula="of:=0.5*([.$B$2]-[.$B$4]-2*[.$B$7])*(1-[.Q$11])+0.5*([.$B$2]-[.$B$4])*(1-4*[.Q$11]+3*([.Q$11])^2)*COS(2*([.$A47]-[.$B$3])*PI()/180)+([.$B$7])*[.Q$11]" office:value-type="float" office:value="25.190220161791" calcext:value-type="float">
            <text:p>25.1902201618</text:p>
          </table:table-cell>
          <table:table-cell table:formula="of:=0.5*([.$B$2]-[.$B$4]-2*[.$B$7])*(1-[.R$11])+0.5*([.$B$2]-[.$B$4])*(1-4*[.R$11]+3*([.R$11])^2)*COS(2*([.$A47]-[.$B$3])*PI()/180)+([.$B$7])*[.R$11]" office:value-type="float" office:value="21.3141958461748" calcext:value-type="float">
            <text:p>21.3141958462</text:p>
          </table:table-cell>
          <table:table-cell table:formula="of:=0.5*([.$B$2]-[.$B$4]-2*[.$B$7])*(1-[.S$11])+0.5*([.$B$2]-[.$B$4])*(1-4*[.S$11]+3*([.S$11])^2)*COS(2*([.$A47]-[.$B$3])*PI()/180)+([.$B$7])*[.S$11]" office:value-type="float" office:value="17.6726071838474" calcext:value-type="float">
            <text:p>17.6726071838</text:p>
          </table:table-cell>
          <table:table-cell table:formula="of:=0.5*([.$B$2]-[.$B$4]-2*[.$B$7])*(1-[.T$11])+0.5*([.$B$2]-[.$B$4])*(1-4*[.T$11]+3*([.T$11])^2)*COS(2*([.$A47]-[.$B$3])*PI()/180)+([.$B$7])*[.T$11]" office:value-type="float" office:value="14.3643873113713" calcext:value-type="float">
            <text:p>14.3643873114</text:p>
          </table:table-cell>
          <table:table-cell table:formula="of:=0.5*([.$B$2]-[.$B$4]-2*[.$B$7])*(1-[.U$11])+0.5*([.$B$2]-[.$B$4])*(1-4*[.U$11]+3*([.U$11])^2)*COS(2*([.$A47]-[.$B$3])*PI()/180)+([.$B$7])*[.U$11]" office:value-type="float" office:value="11.3965386933194" calcext:value-type="float">
            <text:p>11.3965386933</text:p>
          </table:table-cell>
          <table:table-cell table:formula="of:=0.5*([.$B$2]-[.$B$4]-2*[.$B$7])*(1-[.V$11])+0.5*([.$B$2]-[.$B$4])*(1-4*[.V$11]+3*([.V$11])^2)*COS(2*([.$A47]-[.$B$3])*PI()/180)+([.$B$7])*[.V$11]" office:value-type="float" office:value="8.74380926496659" calcext:value-type="float">
            <text:p>8.743809265</text:p>
          </table:table-cell>
          <table:table-cell table:formula="of:=0.5*([.$B$2]-[.$B$4]-2*[.$B$7])*(1-[.W$11])+0.5*([.$B$2]-[.$B$4])*(1-4*[.W$11]+3*([.W$11])^2)*COS(2*([.$A47]-[.$B$3])*PI()/180)+([.$B$7])*[.W$11]" office:value-type="float" office:value="6.37172063862583" calcext:value-type="float">
            <text:p>6.3717206386</text:p>
          </table:table-cell>
          <table:table-cell table:formula="of:=0.5*([.$B$2]-[.$B$4]-2*[.$B$7])*(1-[.X$11])+0.5*([.$B$2]-[.$B$4])*(1-4*[.X$11]+3*([.X$11])^2)*COS(2*([.$A47]-[.$B$3])*PI()/180)+([.$B$7])*[.X$11]" office:value-type="float" office:value="4.24549971025185" calcext:value-type="float">
            <text:p>4.2454997103</text:p>
          </table:table-cell>
          <table:table-cell table:formula="of:=0.5*([.$B$2]-[.$B$4]-2*[.$B$7])*(1-[.Y$11])+0.5*([.$B$2]-[.$B$4])*(1-4*[.Y$11]+3*([.Y$11])^2)*COS(2*([.$A47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7]-[.$B$3])*PI()/180)+([.$B$7])*[.Z$11]" office:value-type="float" office:value="-1.68444380055967" calcext:value-type="float">
            <text:p>-1.6844438006</text:p>
          </table:table-cell>
          <table:table-cell/>
          <table:table-cell table:formula="of:=[.$B$5]-(2*[.$B$6]*([.$B$2]-[.$B$4])*(1/[.C$11])*COS(2*([.$A47]-[.$B$3])*PI()/180))-[.$B$7]*[.C$11]" office:value-type="float" office:value="79.449059094582" calcext:value-type="float">
            <text:p>79.4490590946</text:p>
          </table:table-cell>
          <table:table-cell table:formula="of:=[.$B$5]-(2*[.$B$6]*([.$B$2]-[.$B$4])*(1/[.D$11])*COS(2*([.$A47]-[.$B$3])*PI()/180))-[.$B$7]*[.D$11]" office:value-type="float" office:value="89.2488709134984" calcext:value-type="float">
            <text:p>89.2488709135</text:p>
          </table:table-cell>
          <table:table-cell table:formula="of:=[.$B$5]-(2*[.$B$6]*([.$B$2]-[.$B$4])*(1/[.E$11])*COS(2*([.$A47]-[.$B$3])*PI()/180))-[.$B$7]*[.E$11]" office:value-type="float" office:value="97.5486827324148" calcext:value-type="float">
            <text:p>97.5486827324</text:p>
          </table:table-cell>
          <table:table-cell table:formula="of:=[.$B$5]-(2*[.$B$6]*([.$B$2]-[.$B$4])*(1/[.F$11])*COS(2*([.$A47]-[.$B$3])*PI()/180))-[.$B$7]*[.F$11]" office:value-type="float" office:value="104.910994551331" calcext:value-type="float">
            <text:p>104.9109945513</text:p>
          </table:table-cell>
          <table:table-cell table:formula="of:=[.$B$5]-(2*[.$B$6]*([.$B$2]-[.$B$4])*(1/[.G$11])*COS(2*([.$A47]-[.$B$3])*PI()/180))-[.$B$7]*[.G$11]" office:value-type="float" office:value="111.648306370248" calcext:value-type="float">
            <text:p>111.6483063702</text:p>
          </table:table-cell>
          <table:table-cell table:formula="of:=[.$B$5]-(2*[.$B$6]*([.$B$2]-[.$B$4])*(1/[.H$11])*COS(2*([.$A47]-[.$B$3])*PI()/180))-[.$B$7]*[.H$11]" office:value-type="float" office:value="117.948118189164" calcext:value-type="float">
            <text:p>117.9481181892</text:p>
          </table:table-cell>
          <table:table-cell table:formula="of:=[.$B$5]-(2*[.$B$6]*([.$B$2]-[.$B$4])*(1/[.I$11])*COS(2*([.$A47]-[.$B$3])*PI()/180))-[.$B$7]*[.I$11]" office:value-type="float" office:value="123.929748189899" calcext:value-type="float">
            <text:p>123.9297481899</text:p>
          </table:table-cell>
          <table:table-cell table:formula="of:=[.$B$5]-(2*[.$B$6]*([.$B$2]-[.$B$4])*(1/[.J$11])*COS(2*([.$A47]-[.$B$3])*PI()/180))-[.$B$7]*[.J$11]" office:value-type="float" office:value="129.672741826997" calcext:value-type="float">
            <text:p>129.672741827</text:p>
          </table:table-cell>
          <table:table-cell table:formula="of:=[.$B$5]-(2*[.$B$6]*([.$B$2]-[.$B$4])*(1/[.K$11])*COS(2*([.$A47]-[.$B$3])*PI()/180))-[.$B$7]*[.K$11]" office:value-type="float" office:value="135.232169030529" calcext:value-type="float">
            <text:p>135.2321690305</text:p>
          </table:table-cell>
          <table:table-cell table:formula="of:=[.$B$5]-(2*[.$B$6]*([.$B$2]-[.$B$4])*(1/[.L$11])*COS(2*([.$A47]-[.$B$3])*PI()/180))-[.$B$7]*[.L$11]" office:value-type="float" office:value="140.64736546483" calcext:value-type="float">
            <text:p>140.6473654648</text:p>
          </table:table-cell>
          <table:table-cell table:formula="of:=[.$B$5]-(2*[.$B$6]*([.$B$2]-[.$B$4])*(1/[.M$11])*COS(2*([.$A47]-[.$B$3])*PI()/180))-[.$B$7]*[.M$11]" office:value-type="float" office:value="145.947177283746" calcext:value-type="float">
            <text:p>145.94717728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8]-[.$B$3])*PI()/180)-([.$B$8]-[.$B$7])*[.C$11]" office:value-type="float" office:value="153.5" calcext:value-type="float">
            <text:p>153.5</text:p>
          </table:table-cell>
          <table:table-cell table:formula="of:=0.5*([.$B$2]+[.$B$4]-2*[.$B$7])*(1+[.D$11])-0.5*([.$B$2]-[.$B$4])*(1+3*([.D$11])^2)*COS(2*([.$A48]-[.$B$3])*PI()/180)-([.$B$7]-[.$B$8])*[.D$11]" office:value-type="float" office:value="132.979166666667" calcext:value-type="float">
            <text:p>132.9791666667</text:p>
          </table:table-cell>
          <table:table-cell table:formula="of:=0.5*([.$B$2]+[.$B$4]-2*[.$B$7])*(1+[.E$11])-0.5*([.$B$2]-[.$B$4])*(1+3*([.E$11])^2)*COS(2*([.$A48]-[.$B$3])*PI()/180)-([.$B$7]-[.$B$8])*[.E$11]" office:value-type="float" office:value="117.428571428571" calcext:value-type="float">
            <text:p>117.4285714286</text:p>
          </table:table-cell>
          <table:table-cell table:formula="of:=0.5*([.$B$2]+[.$B$4]-2*[.$B$7])*(1+[.F$11])-0.5*([.$B$2]-[.$B$4])*(1+3*([.F$11])^2)*COS(2*([.$A48]-[.$B$3])*PI()/180)-([.$B$7]-[.$B$8])*[.F$11]" office:value-type="float" office:value="106.83984375" calcext:value-type="float">
            <text:p>106.83984375</text:p>
          </table:table-cell>
          <table:table-cell table:formula="of:=0.5*([.$B$2]+[.$B$4]-2*[.$B$7])*(1+[.G$11])-0.5*([.$B$2]-[.$B$4])*(1+3*([.G$11])^2)*COS(2*([.$A48]-[.$B$3])*PI()/180)-([.$B$7]-[.$B$8])*[.G$11]" office:value-type="float" office:value="99.2407407407407" calcext:value-type="float">
            <text:p>99.2407407407</text:p>
          </table:table-cell>
          <table:table-cell table:formula="of:=0.5*([.$B$2]+[.$B$4]-2*[.$B$7])*(1+[.H$11])-0.5*([.$B$2]-[.$B$4])*(1+3*([.H$11])^2)*COS(2*([.$A48]-[.$B$3])*PI()/180)-([.$B$7]-[.$B$8])*[.H$11]" office:value-type="float" office:value="93.5625" calcext:value-type="float">
            <text:p>93.5625</text:p>
          </table:table-cell>
          <table:table-cell table:formula="of:=0.5*([.$B$2]+[.$B$4]-2*[.$B$7])*(1+[.I$11])-0.5*([.$B$2]-[.$B$4])*(1+3*([.I$11])^2)*COS(2*([.$A48]-[.$B$3])*PI()/180)-([.$B$7]-[.$B$8])*[.I$11]" office:value-type="float" office:value="89.1818181818182" calcext:value-type="float">
            <text:p>89.1818181818</text:p>
          </table:table-cell>
          <table:table-cell table:formula="of:=0.5*([.$B$2]+[.$B$4]-2*[.$B$7])*(1+[.J$11])-0.5*([.$B$2]-[.$B$4])*(1+3*([.J$11])^2)*COS(2*([.$A48]-[.$B$3])*PI()/180)-([.$B$7]-[.$B$8])*[.J$11]" office:value-type="float" office:value="85.7135416666667" calcext:value-type="float">
            <text:p>85.7135416667</text:p>
          </table:table-cell>
          <table:table-cell table:formula="of:=0.5*([.$B$2]+[.$B$4]-2*[.$B$7])*(1+[.K$11])-0.5*([.$B$2]-[.$B$4])*(1+3*([.K$11])^2)*COS(2*([.$A48]-[.$B$3])*PI()/180)-([.$B$7]-[.$B$8])*[.K$11]" office:value-type="float" office:value="82.9082840236686" calcext:value-type="float">
            <text:p>82.9082840237</text:p>
          </table:table-cell>
          <table:table-cell table:formula="of:=0.5*([.$B$2]+[.$B$4]-2*[.$B$7])*(1+[.L$11])-0.5*([.$B$2]-[.$B$4])*(1+3*([.L$11])^2)*COS(2*([.$A48]-[.$B$3])*PI()/180)-([.$B$7]-[.$B$8])*[.L$11]" office:value-type="float" office:value="80.5982142857143" calcext:value-type="float">
            <text:p>80.5982142857</text:p>
          </table:table-cell>
          <table:table-cell table:formula="of:=0.5*([.$B$2]+[.$B$4]-2*[.$B$7])*(1+[.M$11])-0.5*([.$B$2]-[.$B$4])*(1+3*([.M$11])^2)*COS(2*([.$A48]-[.$B$3])*PI()/180)-([.$B$7]-[.$B$8])*[.M$11]" office:value-type="float" office:value="78.6666666666667" calcext:value-type="float">
            <text:p>78.6666666667</text:p>
          </table:table-cell>
          <table:table-cell/>
          <table:table-cell table:formula="of:=0.5*([.$B$2]-[.$B$4]-2*[.$B$7])*(1-[.O$11])+0.5*([.$B$2]-[.$B$4])*(1-4*[.O$11]+3*([.O$11])^2)*COS(2*([.$A48]-[.$B$3])*PI()/180)+([.$B$8]-[.$B$7])*[.O$11]" office:value-type="float" office:value="2" calcext:value-type="float">
            <text:p>2</text:p>
          </table:table-cell>
          <table:table-cell table:formula="of:=0.5*([.$B$2]-[.$B$4]-2*[.$B$7])*(1-[.P$11])+0.5*([.$B$2]-[.$B$4])*(1-4*[.P$11]+3*([.P$11])^2)*COS(2*([.$A48]-[.$B$3])*PI()/180)+([.$B$7])*[.P$11]" office:value-type="float" office:value="29.0208333333333" calcext:value-type="float">
            <text:p>29.0208333333</text:p>
          </table:table-cell>
          <table:table-cell table:formula="of:=0.5*([.$B$2]-[.$B$4]-2*[.$B$7])*(1-[.Q$11])+0.5*([.$B$2]-[.$B$4])*(1-4*[.Q$11]+3*([.Q$11])^2)*COS(2*([.$A48]-[.$B$3])*PI()/180)+([.$B$7])*[.Q$11]" office:value-type="float" office:value="25.2857142857143" calcext:value-type="float">
            <text:p>25.2857142857</text:p>
          </table:table-cell>
          <table:table-cell table:formula="of:=0.5*([.$B$2]-[.$B$4]-2*[.$B$7])*(1-[.R$11])+0.5*([.$B$2]-[.$B$4])*(1-4*[.R$11]+3*([.R$11])^2)*COS(2*([.$A48]-[.$B$3])*PI()/180)+([.$B$7])*[.R$11]" office:value-type="float" office:value="21.41015625" calcext:value-type="float">
            <text:p>21.41015625</text:p>
          </table:table-cell>
          <table:table-cell table:formula="of:=0.5*([.$B$2]-[.$B$4]-2*[.$B$7])*(1-[.S$11])+0.5*([.$B$2]-[.$B$4])*(1-4*[.S$11]+3*([.S$11])^2)*COS(2*([.$A48]-[.$B$3])*PI()/180)+([.$B$7])*[.S$11]" office:value-type="float" office:value="17.7592592592593" calcext:value-type="float">
            <text:p>17.7592592593</text:p>
          </table:table-cell>
          <table:table-cell table:formula="of:=0.5*([.$B$2]-[.$B$4]-2*[.$B$7])*(1-[.T$11])+0.5*([.$B$2]-[.$B$4])*(1-4*[.T$11]+3*([.T$11])^2)*COS(2*([.$A48]-[.$B$3])*PI()/180)+([.$B$7])*[.T$11]" office:value-type="float" office:value="14.4375" calcext:value-type="float">
            <text:p>14.4375</text:p>
          </table:table-cell>
          <table:table-cell table:formula="of:=0.5*([.$B$2]-[.$B$4]-2*[.$B$7])*(1-[.U$11])+0.5*([.$B$2]-[.$B$4])*(1-4*[.U$11]+3*([.U$11])^2)*COS(2*([.$A48]-[.$B$3])*PI()/180)+([.$B$7])*[.U$11]" office:value-type="float" office:value="11.4545454545455" calcext:value-type="float">
            <text:p>11.4545454545</text:p>
          </table:table-cell>
          <table:table-cell table:formula="of:=0.5*([.$B$2]-[.$B$4]-2*[.$B$7])*(1-[.V$11])+0.5*([.$B$2]-[.$B$4])*(1-4*[.V$11]+3*([.V$11])^2)*COS(2*([.$A48]-[.$B$3])*PI()/180)+([.$B$7])*[.V$11]" office:value-type="float" office:value="8.78645833333336" calcext:value-type="float">
            <text:p>8.7864583333</text:p>
          </table:table-cell>
          <table:table-cell table:formula="of:=0.5*([.$B$2]-[.$B$4]-2*[.$B$7])*(1-[.W$11])+0.5*([.$B$2]-[.$B$4])*(1-4*[.W$11]+3*([.W$11])^2)*COS(2*([.$A48]-[.$B$3])*PI()/180)+([.$B$7])*[.W$11]" office:value-type="float" office:value="6.3994082840237" calcext:value-type="float">
            <text:p>6.399408284</text:p>
          </table:table-cell>
          <table:table-cell table:formula="of:=0.5*([.$B$2]-[.$B$4]-2*[.$B$7])*(1-[.X$11])+0.5*([.$B$2]-[.$B$4])*(1-4*[.X$11]+3*([.X$11])^2)*COS(2*([.$A48]-[.$B$3])*PI()/180)+([.$B$7])*[.X$11]" office:value-type="float" office:value="4.25892857142856" calcext:value-type="float">
            <text:p>4.2589285714</text:p>
          </table:table-cell>
          <table:table-cell table:formula="of:=0.5*([.$B$2]-[.$B$4]-2*[.$B$7])*(1-[.Y$11])+0.5*([.$B$2]-[.$B$4])*(1-4*[.Y$11]+3*([.Y$11])^2)*COS(2*([.$A48]-[.$B$3])*PI()/180)+([.$B$7])*[.Y$11]" office:value-type="float" office:value="2.33333333333332" calcext:value-type="float">
            <text:p>2.3333333333</text:p>
          </table:table-cell>
          <table:table-cell table:formula="of:=0.5*([.$B$2]-[.$B$4]-2*[.$B$7])*(1-[.Z$11])+0.5*([.$B$2]-[.$B$4])*(1-4*[.Z$11]+3*([.Z$11])^2)*COS(2*([.$A48]-[.$B$3])*PI()/180)+([.$B$7])*[.Z$11]" office:value-type="float" office:value="-1.71428571428569" calcext:value-type="float">
            <text:p>-1.7142857143</text:p>
          </table:table-cell>
          <table:table-cell/>
          <table:table-cell table:formula="of:=[.$B$5]-(2*[.$B$6]*([.$B$2]-[.$B$4])*(1/[.C$11])*COS(2*([.$A48]-[.$B$3])*PI()/180))-[.$B$7]*[.C$11]" office:value-type="float" office:value="79.8" calcext:value-type="float">
            <text:p>79.8</text:p>
          </table:table-cell>
          <table:table-cell table:formula="of:=[.$B$5]-(2*[.$B$6]*([.$B$2]-[.$B$4])*(1/[.D$11])*COS(2*([.$A48]-[.$B$3])*PI()/180))-[.$B$7]*[.D$11]" office:value-type="float" office:value="89.67" calcext:value-type="float">
            <text:p>89.67</text:p>
          </table:table-cell>
          <table:table-cell table:formula="of:=[.$B$5]-(2*[.$B$6]*([.$B$2]-[.$B$4])*(1/[.E$11])*COS(2*([.$A48]-[.$B$3])*PI()/180))-[.$B$7]*[.E$11]" office:value-type="float" office:value="98.04" calcext:value-type="float">
            <text:p>98.04</text:p>
          </table:table-cell>
          <table:table-cell table:formula="of:=[.$B$5]-(2*[.$B$6]*([.$B$2]-[.$B$4])*(1/[.F$11])*COS(2*([.$A48]-[.$B$3])*PI()/180))-[.$B$7]*[.F$11]" office:value-type="float" office:value="105.4725" calcext:value-type="float">
            <text:p>105.4725</text:p>
          </table:table-cell>
          <table:table-cell table:formula="of:=[.$B$5]-(2*[.$B$6]*([.$B$2]-[.$B$4])*(1/[.G$11])*COS(2*([.$A48]-[.$B$3])*PI()/180))-[.$B$7]*[.G$11]" office:value-type="float" office:value="112.28" calcext:value-type="float">
            <text:p>112.28</text:p>
          </table:table-cell>
          <table:table-cell table:formula="of:=[.$B$5]-(2*[.$B$6]*([.$B$2]-[.$B$4])*(1/[.H$11])*COS(2*([.$A48]-[.$B$3])*PI()/180))-[.$B$7]*[.H$11]" office:value-type="float" office:value="118.65" calcext:value-type="float">
            <text:p>118.65</text:p>
          </table:table-cell>
          <table:table-cell table:formula="of:=[.$B$5]-(2*[.$B$6]*([.$B$2]-[.$B$4])*(1/[.I$11])*COS(2*([.$A48]-[.$B$3])*PI()/180))-[.$B$7]*[.I$11]" office:value-type="float" office:value="124.701818181818" calcext:value-type="float">
            <text:p>124.7018181818</text:p>
          </table:table-cell>
          <table:table-cell table:formula="of:=[.$B$5]-(2*[.$B$6]*([.$B$2]-[.$B$4])*(1/[.J$11])*COS(2*([.$A48]-[.$B$3])*PI()/180))-[.$B$7]*[.J$11]" office:value-type="float" office:value="130.515" calcext:value-type="float">
            <text:p>130.515</text:p>
          </table:table-cell>
          <table:table-cell table:formula="of:=[.$B$5]-(2*[.$B$6]*([.$B$2]-[.$B$4])*(1/[.K$11])*COS(2*([.$A48]-[.$B$3])*PI()/180))-[.$B$7]*[.K$11]" office:value-type="float" office:value="136.144615384615" calcext:value-type="float">
            <text:p>136.1446153846</text:p>
          </table:table-cell>
          <table:table-cell table:formula="of:=[.$B$5]-(2*[.$B$6]*([.$B$2]-[.$B$4])*(1/[.L$11])*COS(2*([.$A48]-[.$B$3])*PI()/180))-[.$B$7]*[.L$11]" office:value-type="float" office:value="141.63" calcext:value-type="float">
            <text:p>141.63</text:p>
          </table:table-cell>
          <table:table-cell table:formula="of:=[.$B$5]-(2*[.$B$6]*([.$B$2]-[.$B$4])*(1/[.M$11])*COS(2*([.$A48]-[.$B$3])*PI()/180))-[.$B$7]*[.M$11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49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49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49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49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49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49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49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49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49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49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49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49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49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49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49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49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49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49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49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49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49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49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49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49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49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49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49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49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49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49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49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49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49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49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0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0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0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0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0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0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0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0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0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0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0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0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0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0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0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0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0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0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0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0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0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0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0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0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0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0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0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0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0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0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0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0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0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0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1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1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1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1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1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1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1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1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1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1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1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1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1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1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1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1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1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1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1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1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1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1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1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1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1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1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1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1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1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1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1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1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1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1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2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2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2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2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2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2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2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2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2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2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2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2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2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2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2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2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2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2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2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2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2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2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2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2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2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2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2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2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2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2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2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2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2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2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3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3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3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3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3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3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3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3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3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3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3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3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3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3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3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3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3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3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3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3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3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3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3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3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3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3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3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3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3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3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3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3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3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3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4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4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4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4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4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4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4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4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4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4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4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4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4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4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4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4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4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4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4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4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4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4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4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4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4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4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4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4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4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4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4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4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4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4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5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5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5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5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5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5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5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5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5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5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5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5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5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5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5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5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5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5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5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5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5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5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5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5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5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5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5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5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5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5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5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5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5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5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6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6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6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6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6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6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6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6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6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6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6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6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6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6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6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6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6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6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6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6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6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6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6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6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6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6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6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6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6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6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6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6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6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6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7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7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7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7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7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7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7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7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7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7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7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7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7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7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7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7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7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7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7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7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7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7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7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7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7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7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7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7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7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7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7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7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7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7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8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8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8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8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8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8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8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8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8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8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8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8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8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8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8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8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8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8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8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8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8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8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8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8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8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8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8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8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8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8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8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8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8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8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59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59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59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59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59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59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59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59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59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59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59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59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59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59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59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59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59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59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59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59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59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59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59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59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59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59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59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59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59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59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59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59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59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59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0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0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0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0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0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0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0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0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0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0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0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0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0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0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0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0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0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0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0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0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0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0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0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0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0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0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0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0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0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0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0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0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0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0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1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1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1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1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1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1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1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1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1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1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1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1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1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1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1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1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1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1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1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1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1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1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1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1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1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1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1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1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1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1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1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1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1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1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2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2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2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2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2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2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2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2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2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2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2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2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2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2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2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2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2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2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2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2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2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2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2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2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2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2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2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2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2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2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2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2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2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2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3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3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3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3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3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3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3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3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3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3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3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3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3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3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3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3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3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3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3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3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3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3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3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3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3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3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3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3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3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3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3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3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3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3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4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4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4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4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4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4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4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4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4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4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4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4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4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4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4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4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4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4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4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4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4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4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4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4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4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4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4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4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4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4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4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4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4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4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5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5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5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5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5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5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5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5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5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5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5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5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5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5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5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5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5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5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5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5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5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5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5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5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5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5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5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5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5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5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5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5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5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5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6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6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6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6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6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6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6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6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6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6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6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6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6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6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6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6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6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6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6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6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6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6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6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6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6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6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6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6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6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6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6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6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6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6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7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7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7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7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7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7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7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7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7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7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7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7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7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7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7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7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7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7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7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7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7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7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7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7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7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7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7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7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7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7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7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7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7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7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8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8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8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8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8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8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8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8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8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8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8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8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8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8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8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8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8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8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8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8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8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8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8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8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8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8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8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8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8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8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8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8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8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8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69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69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69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69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69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69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69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69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69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69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69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69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69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69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69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69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69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69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69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69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69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69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69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69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69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69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69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69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69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69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69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69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69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69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0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0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0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0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0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0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0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0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0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0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0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0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0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0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0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0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0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0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0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0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0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0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0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0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0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0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0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0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0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0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0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0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0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0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1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1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1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1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1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1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1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1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1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1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1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1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1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1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1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1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1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1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1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1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1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1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1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1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1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1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1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1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1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1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1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1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1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1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2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2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2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2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2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2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2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2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2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2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2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2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2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2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2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2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2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2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2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2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2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2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2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2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2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2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2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2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2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2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2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2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2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2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3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3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3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3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3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3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3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3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3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3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3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3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3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3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3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3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3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3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3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3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3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3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3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3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3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3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3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3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3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3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3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3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3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3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4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4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4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4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4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4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4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4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4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4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4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4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4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4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4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4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4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4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4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4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4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4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4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4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4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4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4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4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4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4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4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4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4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4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5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5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5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5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5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5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5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5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5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5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5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5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5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5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5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5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5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5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5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5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5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5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5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5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5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5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5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5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5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5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5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5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5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5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6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6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6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6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6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6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6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6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6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6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6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6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6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6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6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6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6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6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6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6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6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6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6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6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6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6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6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6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6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6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6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6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6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6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7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7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7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7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7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7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7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7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7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7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7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7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7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7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7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7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7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7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7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7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7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7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7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7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7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7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7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7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7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7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7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7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7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7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8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8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8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8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8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8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8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8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8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8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8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8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8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8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8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8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8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8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8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8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8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8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8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8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8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8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8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8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8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8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8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8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8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8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79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79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79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79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79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79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79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79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79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79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79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79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79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79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79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79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79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79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79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79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79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79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79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79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79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79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79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79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79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79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79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79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79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79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80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80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80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80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80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80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80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80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80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80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80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80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80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80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80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80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80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80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80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80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80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80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80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80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80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80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80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80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80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80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80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80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80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80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81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81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81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81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81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81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81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81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81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81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81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81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81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81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81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81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81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81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81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81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81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81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81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81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81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81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81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81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81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81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81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81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81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81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82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82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82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82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82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82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82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82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82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82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82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82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82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82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82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82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82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82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82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82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82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82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82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82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82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82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82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82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82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82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82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82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82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82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83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83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83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83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83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83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83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83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83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83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83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83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83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83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83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83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83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83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83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83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83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83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83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83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83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83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83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83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83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83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83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83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83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83]-[.$B$3])*PI()/180))-[.$B$7]*[.M$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formula="of:=[.$B$1]" office:value-type="float" office:value="155" calcext:value-type="float">
            <text:p>155</text:p>
          </table:table-cell>
          <table:table-cell table:formula="of:=0.5*([.$B$2]+[.$B$4]-2*[.$B$7])*(1+[.C$11])-0.5*([.$B$2]-[.$B$4])*(1+3*([.C$11])^2)*COS(2*([.$A84]-[.$B$3])*PI()/180)-([.$B$8]-[.$B$7])*[.C$11]" office:value-type="string" office:string-value="" calcext:value-type="error">
            <text:p>#VALUE!</text:p>
          </table:table-cell>
          <table:table-cell table:formula="of:=0.5*([.$B$2]+[.$B$4]-2*[.$B$7])*(1+[.D$11])-0.5*([.$B$2]-[.$B$4])*(1+3*([.D$11])^2)*COS(2*([.$A84]-[.$B$3])*PI()/180)-([.$B$7]-[.$B$8])*[.D$11]" office:value-type="string" office:string-value="" calcext:value-type="error">
            <text:p>#VALUE!</text:p>
          </table:table-cell>
          <table:table-cell table:formula="of:=0.5*([.$B$2]+[.$B$4]-2*[.$B$7])*(1+[.E$11])-0.5*([.$B$2]-[.$B$4])*(1+3*([.E$11])^2)*COS(2*([.$A84]-[.$B$3])*PI()/180)-([.$B$7]-[.$B$8])*[.E$11]" office:value-type="string" office:string-value="" calcext:value-type="error">
            <text:p>#VALUE!</text:p>
          </table:table-cell>
          <table:table-cell table:formula="of:=0.5*([.$B$2]+[.$B$4]-2*[.$B$7])*(1+[.F$11])-0.5*([.$B$2]-[.$B$4])*(1+3*([.F$11])^2)*COS(2*([.$A84]-[.$B$3])*PI()/180)-([.$B$7]-[.$B$8])*[.F$11]" office:value-type="string" office:string-value="" calcext:value-type="error">
            <text:p>#VALUE!</text:p>
          </table:table-cell>
          <table:table-cell table:formula="of:=0.5*([.$B$2]+[.$B$4]-2*[.$B$7])*(1+[.G$11])-0.5*([.$B$2]-[.$B$4])*(1+3*([.G$11])^2)*COS(2*([.$A84]-[.$B$3])*PI()/180)-([.$B$7]-[.$B$8])*[.G$11]" office:value-type="string" office:string-value="" calcext:value-type="error">
            <text:p>#VALUE!</text:p>
          </table:table-cell>
          <table:table-cell table:formula="of:=0.5*([.$B$2]+[.$B$4]-2*[.$B$7])*(1+[.H$11])-0.5*([.$B$2]-[.$B$4])*(1+3*([.H$11])^2)*COS(2*([.$A84]-[.$B$3])*PI()/180)-([.$B$7]-[.$B$8])*[.H$11]" office:value-type="string" office:string-value="" calcext:value-type="error">
            <text:p>#VALUE!</text:p>
          </table:table-cell>
          <table:table-cell table:formula="of:=0.5*([.$B$2]+[.$B$4]-2*[.$B$7])*(1+[.I$11])-0.5*([.$B$2]-[.$B$4])*(1+3*([.I$11])^2)*COS(2*([.$A84]-[.$B$3])*PI()/180)-([.$B$7]-[.$B$8])*[.I$11]" office:value-type="string" office:string-value="" calcext:value-type="error">
            <text:p>#VALUE!</text:p>
          </table:table-cell>
          <table:table-cell table:formula="of:=0.5*([.$B$2]+[.$B$4]-2*[.$B$7])*(1+[.J$11])-0.5*([.$B$2]-[.$B$4])*(1+3*([.J$11])^2)*COS(2*([.$A84]-[.$B$3])*PI()/180)-([.$B$7]-[.$B$8])*[.J$11]" office:value-type="string" office:string-value="" calcext:value-type="error">
            <text:p>#VALUE!</text:p>
          </table:table-cell>
          <table:table-cell table:formula="of:=0.5*([.$B$2]+[.$B$4]-2*[.$B$7])*(1+[.K$11])-0.5*([.$B$2]-[.$B$4])*(1+3*([.K$11])^2)*COS(2*([.$A84]-[.$B$3])*PI()/180)-([.$B$7]-[.$B$8])*[.K$11]" office:value-type="string" office:string-value="" calcext:value-type="error">
            <text:p>#VALUE!</text:p>
          </table:table-cell>
          <table:table-cell table:formula="of:=0.5*([.$B$2]+[.$B$4]-2*[.$B$7])*(1+[.L$11])-0.5*([.$B$2]-[.$B$4])*(1+3*([.L$11])^2)*COS(2*([.$A84]-[.$B$3])*PI()/180)-([.$B$7]-[.$B$8])*[.L$11]" office:value-type="string" office:string-value="" calcext:value-type="error">
            <text:p>#VALUE!</text:p>
          </table:table-cell>
          <table:table-cell table:formula="of:=0.5*([.$B$2]+[.$B$4]-2*[.$B$7])*(1+[.M$11])-0.5*([.$B$2]-[.$B$4])*(1+3*([.M$11])^2)*COS(2*([.$A84]-[.$B$3])*PI()/180)-([.$B$7]-[.$B$8])*[.M$11]" office:value-type="string" office:string-value="" calcext:value-type="error">
            <text:p>#VALUE!</text:p>
          </table:table-cell>
          <table:table-cell/>
          <table:table-cell table:formula="of:=0.5*([.$B$2]-[.$B$4]-2*[.$B$7])*(1-[.O$11])+0.5*([.$B$2]-[.$B$4])*(1-4*[.O$11]+3*([.O$11])^2)*COS(2*([.$A84]-[.$B$3])*PI()/180)+([.$B$8]-[.$B$7])*[.O$11]" office:value-type="string" office:string-value="" calcext:value-type="error">
            <text:p>#VALUE!</text:p>
          </table:table-cell>
          <table:table-cell table:formula="of:=0.5*([.$B$2]-[.$B$4]-2*[.$B$7])*(1-[.P$11])+0.5*([.$B$2]-[.$B$4])*(1-4*[.P$11]+3*([.P$11])^2)*COS(2*([.$A84]-[.$B$3])*PI()/180)+([.$B$7])*[.P$11]" office:value-type="string" office:string-value="" calcext:value-type="error">
            <text:p>#VALUE!</text:p>
          </table:table-cell>
          <table:table-cell table:formula="of:=0.5*([.$B$2]-[.$B$4]-2*[.$B$7])*(1-[.Q$11])+0.5*([.$B$2]-[.$B$4])*(1-4*[.Q$11]+3*([.Q$11])^2)*COS(2*([.$A84]-[.$B$3])*PI()/180)+([.$B$7])*[.Q$11]" office:value-type="string" office:string-value="" calcext:value-type="error">
            <text:p>#VALUE!</text:p>
          </table:table-cell>
          <table:table-cell table:formula="of:=0.5*([.$B$2]-[.$B$4]-2*[.$B$7])*(1-[.R$11])+0.5*([.$B$2]-[.$B$4])*(1-4*[.R$11]+3*([.R$11])^2)*COS(2*([.$A84]-[.$B$3])*PI()/180)+([.$B$7])*[.R$11]" office:value-type="string" office:string-value="" calcext:value-type="error">
            <text:p>#VALUE!</text:p>
          </table:table-cell>
          <table:table-cell table:formula="of:=0.5*([.$B$2]-[.$B$4]-2*[.$B$7])*(1-[.S$11])+0.5*([.$B$2]-[.$B$4])*(1-4*[.S$11]+3*([.S$11])^2)*COS(2*([.$A84]-[.$B$3])*PI()/180)+([.$B$7])*[.S$11]" office:value-type="string" office:string-value="" calcext:value-type="error">
            <text:p>#VALUE!</text:p>
          </table:table-cell>
          <table:table-cell table:formula="of:=0.5*([.$B$2]-[.$B$4]-2*[.$B$7])*(1-[.T$11])+0.5*([.$B$2]-[.$B$4])*(1-4*[.T$11]+3*([.T$11])^2)*COS(2*([.$A84]-[.$B$3])*PI()/180)+([.$B$7])*[.T$11]" office:value-type="string" office:string-value="" calcext:value-type="error">
            <text:p>#VALUE!</text:p>
          </table:table-cell>
          <table:table-cell table:formula="of:=0.5*([.$B$2]-[.$B$4]-2*[.$B$7])*(1-[.U$11])+0.5*([.$B$2]-[.$B$4])*(1-4*[.U$11]+3*([.U$11])^2)*COS(2*([.$A84]-[.$B$3])*PI()/180)+([.$B$7])*[.U$11]" office:value-type="string" office:string-value="" calcext:value-type="error">
            <text:p>#VALUE!</text:p>
          </table:table-cell>
          <table:table-cell table:formula="of:=0.5*([.$B$2]-[.$B$4]-2*[.$B$7])*(1-[.V$11])+0.5*([.$B$2]-[.$B$4])*(1-4*[.V$11]+3*([.V$11])^2)*COS(2*([.$A84]-[.$B$3])*PI()/180)+([.$B$7])*[.V$11]" office:value-type="string" office:string-value="" calcext:value-type="error">
            <text:p>#VALUE!</text:p>
          </table:table-cell>
          <table:table-cell table:formula="of:=0.5*([.$B$2]-[.$B$4]-2*[.$B$7])*(1-[.W$11])+0.5*([.$B$2]-[.$B$4])*(1-4*[.W$11]+3*([.W$11])^2)*COS(2*([.$A84]-[.$B$3])*PI()/180)+([.$B$7])*[.W$11]" office:value-type="string" office:string-value="" calcext:value-type="error">
            <text:p>#VALUE!</text:p>
          </table:table-cell>
          <table:table-cell table:formula="of:=0.5*([.$B$2]-[.$B$4]-2*[.$B$7])*(1-[.X$11])+0.5*([.$B$2]-[.$B$4])*(1-4*[.X$11]+3*([.X$11])^2)*COS(2*([.$A84]-[.$B$3])*PI()/180)+([.$B$7])*[.X$11]" office:value-type="string" office:string-value="" calcext:value-type="error">
            <text:p>#VALUE!</text:p>
          </table:table-cell>
          <table:table-cell table:formula="of:=0.5*([.$B$2]-[.$B$4]-2*[.$B$7])*(1-[.Y$11])+0.5*([.$B$2]-[.$B$4])*(1-4*[.Y$11]+3*([.Y$11])^2)*COS(2*([.$A84]-[.$B$3])*PI()/180)+([.$B$7])*[.Y$11]" office:value-type="string" office:string-value="" calcext:value-type="error">
            <text:p>#VALUE!</text:p>
          </table:table-cell>
          <table:table-cell table:formula="of:=0.5*([.$B$2]-[.$B$4]-2*[.$B$7])*(1-[.Z$11])+0.5*([.$B$2]-[.$B$4])*(1-4*[.Z$11]+3*([.Z$11])^2)*COS(2*([.$A84]-[.$B$3])*PI()/180)+([.$B$7])*[.Z$11]" office:value-type="string" office:string-value="" calcext:value-type="error">
            <text:p>#VALUE!</text:p>
          </table:table-cell>
          <table:table-cell/>
          <table:table-cell table:formula="of:=[.$B$5]-(2*[.$B$6]*([.$B$2]-[.$B$4])*(1/[.C$11])*COS(2*([.$A84]-[.$B$3])*PI()/180))-[.$B$7]*[.C$11]" office:value-type="string" office:string-value="" calcext:value-type="error">
            <text:p>#VALUE!</text:p>
          </table:table-cell>
          <table:table-cell table:formula="of:=[.$B$5]-(2*[.$B$6]*([.$B$2]-[.$B$4])*(1/[.D$11])*COS(2*([.$A84]-[.$B$3])*PI()/180))-[.$B$7]*[.D$11]" office:value-type="string" office:string-value="" calcext:value-type="error">
            <text:p>#VALUE!</text:p>
          </table:table-cell>
          <table:table-cell table:formula="of:=[.$B$5]-(2*[.$B$6]*([.$B$2]-[.$B$4])*(1/[.E$11])*COS(2*([.$A84]-[.$B$3])*PI()/180))-[.$B$7]*[.E$11]" office:value-type="string" office:string-value="" calcext:value-type="error">
            <text:p>#VALUE!</text:p>
          </table:table-cell>
          <table:table-cell table:formula="of:=[.$B$5]-(2*[.$B$6]*([.$B$2]-[.$B$4])*(1/[.F$11])*COS(2*([.$A84]-[.$B$3])*PI()/180))-[.$B$7]*[.F$11]" office:value-type="string" office:string-value="" calcext:value-type="error">
            <text:p>#VALUE!</text:p>
          </table:table-cell>
          <table:table-cell table:formula="of:=[.$B$5]-(2*[.$B$6]*([.$B$2]-[.$B$4])*(1/[.G$11])*COS(2*([.$A84]-[.$B$3])*PI()/180))-[.$B$7]*[.G$11]" office:value-type="string" office:string-value="" calcext:value-type="error">
            <text:p>#VALUE!</text:p>
          </table:table-cell>
          <table:table-cell table:formula="of:=[.$B$5]-(2*[.$B$6]*([.$B$2]-[.$B$4])*(1/[.H$11])*COS(2*([.$A84]-[.$B$3])*PI()/180))-[.$B$7]*[.H$11]" office:value-type="string" office:string-value="" calcext:value-type="error">
            <text:p>#VALUE!</text:p>
          </table:table-cell>
          <table:table-cell table:formula="of:=[.$B$5]-(2*[.$B$6]*([.$B$2]-[.$B$4])*(1/[.I$11])*COS(2*([.$A84]-[.$B$3])*PI()/180))-[.$B$7]*[.I$11]" office:value-type="string" office:string-value="" calcext:value-type="error">
            <text:p>#VALUE!</text:p>
          </table:table-cell>
          <table:table-cell table:formula="of:=[.$B$5]-(2*[.$B$6]*([.$B$2]-[.$B$4])*(1/[.J$11])*COS(2*([.$A84]-[.$B$3])*PI()/180))-[.$B$7]*[.J$11]" office:value-type="string" office:string-value="" calcext:value-type="error">
            <text:p>#VALUE!</text:p>
          </table:table-cell>
          <table:table-cell table:formula="of:=[.$B$5]-(2*[.$B$6]*([.$B$2]-[.$B$4])*(1/[.K$11])*COS(2*([.$A84]-[.$B$3])*PI()/180))-[.$B$7]*[.K$11]" office:value-type="string" office:string-value="" calcext:value-type="error">
            <text:p>#VALUE!</text:p>
          </table:table-cell>
          <table:table-cell table:formula="of:=[.$B$5]-(2*[.$B$6]*([.$B$2]-[.$B$4])*(1/[.L$11])*COS(2*([.$A84]-[.$B$3])*PI()/180))-[.$B$7]*[.L$11]" office:value-type="string" office:string-value="" calcext:value-type="error">
            <text:p>#VALUE!</text:p>
          </table:table-cell>
          <table:table-cell table:formula="of:=[.$B$5]-(2*[.$B$6]*([.$B$2]-[.$B$4])*(1/[.M$11])*COS(2*([.$A84]-[.$B$3])*PI()/180))-[.$B$7]*[.M$11]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20:44:25.380220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2:05:13.961974014</meta:creation-date>
    <dc:date>2017-05-24T21:07:55.917667366</dc:date>
    <meta:editing-duration>PT17M59S</meta:editing-duration>
    <meta:editing-cycles>4</meta:editing-cycles>
    <meta:generator>LibreOffice/5.1.6.2$Linux_X86_64 LibreOffice_project/10m0$Build-2</meta:generator>
    <meta:document-statistic meta:table-count="1" meta:cell-count="26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913cm" svg:height="18.064cm" xlink:href=".." xlink:type="simple" chart:class="chart:scatter" chart:style-name="ch1">
        <chart:title svg:x="12.478cm" svg:y="0.497cm" chart:style-name="ch2">
          <text:p>Hoop Stress in Wellbore</text:p>
        </chart:title>
        <chart:legend chart:legend-position="bottom" svg:x="9.195cm" svg:y="17.281cm" style:legend-expansion="wide" chart:style-name="ch3"/>
        <chart:plot-area chart:style-name="ch4" table:cell-range-address="Sheet1.A12:Sheet1.B84 Sheet1.C10:Sheet1.C10 Sheet1.C12:Sheet1.C84 Sheet1.O10:Sheet1.O10 Sheet1.O12:Sheet1.O84 Sheet1.AB10:Sheet1.AB10 Sheet1.AB12:Sheet1.AB84 Sheet1.A1:Sheet1.A1" chart:data-source-has-labels="row" svg:x="1.609cm" svg:y="1.637cm" svg:width="27.706cm" svg:height="14.302cm">
          <chartooo:coordinate-region svg:x="2.336cm" svg:y="1.836cm" svg:width="26.619cm" svg:height="13.904cm"/>
          <chart:axis chart:dimension="x" chart:name="primary-x" chart:style-name="ch5">
            <chart:title svg:x="13.751cm" svg:y="16.3cm" chart:style-name="ch6">
              <text:p>Angle around Wellbore</text:p>
            </chart:title>
          </chart:axis>
          <chart:axis chart:dimension="y" chart:name="primary-y" chart:style-name="ch7">
            <chart:title svg:x="0.451cm" svg:y="9.771cm" chart:style-name="ch8">
              <text:p>Stress (MPa)</text:p>
            </chart:title>
            <chart:grid chart:style-name="ch9" chart:class="major"/>
          </chart:axis>
          <chart:series chart:style-name="ch10" chart:values-cell-range-address="Sheet1.C12:Sheet1.C84" chart:label-cell-address="Sheet1.C10:Sheet1.C10" chart:class="chart:scatter">
            <chart:domain table:cell-range-address="Sheet1.A12:Sheet1.A84"/>
            <chart:data-point chart:repeated="73"/>
          </chart:series>
          <chart:series chart:style-name="ch11" chart:values-cell-range-address="Sheet1.O12:Sheet1.O84" chart:label-cell-address="Sheet1.O10:Sheet1.O10" chart:class="chart:scatter">
            <chart:data-point chart:repeated="73"/>
          </chart:series>
          <chart:series chart:style-name="ch12" chart:values-cell-range-address="Sheet1.AB12:Sheet1.AB84" chart:label-cell-address="Sheet1.AB10:Sheet1.AB10" chart:class="chart:scatter">
            <chart:data-point chart:repeated="73"/>
          </chart:series>
          <chart:series chart:style-name="ch13" chart:values-cell-range-address="Sheet1.B12:Sheet1.B84" chart:label-cell-address="Sheet1.A1:Sheet1.A1" chart:class="chart:scatter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 the the</text:p>
                <draw:g>
                  <svg:desc>Sheet1.C10:Sheet1.C10</svg:desc>
                </draw:g>
              </table:table-cell>
              <table:table-cell office:value-type="string">
                <text:p>sigma rr</text:p>
                <draw:g>
                  <svg:desc>Sheet1.O10:Sheet1.O10</svg:desc>
                </draw:g>
              </table:table-cell>
              <table:table-cell office:value-type="string">
                <text:p>sigma zz</text:p>
                <draw:g>
                  <svg:desc>Sheet1.AB10:Sheet1.AB10</svg:desc>
                </draw:g>
              </table:table-cell>
              <table:table-cell office:value-type="string">
                <text:p>Rock Strength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:Sheet1.A84</svg:desc>
                </draw:g>
              </table:table-cell>
              <table:table-cell office:value-type="float" office:value="153.5">
                <text:p>153.5</text:p>
                <draw:g>
                  <svg:desc>Sheet1.C12:Sheet1.C84</svg:desc>
                </draw:g>
              </table:table-cell>
              <table:table-cell office:value-type="float" office:value="2">
                <text:p>2</text:p>
                <draw:g>
                  <svg:desc>Sheet1.O12:Sheet1.O84</svg:desc>
                </draw:g>
              </table:table-cell>
              <table:table-cell office:value-type="float" office:value="79.8">
                <text:p>79.8</text:p>
                <draw:g>
                  <svg:desc>Sheet1.AB12:Sheet1.AB84</svg:desc>
                </draw:g>
              </table:table-cell>
              <table:table-cell office:value-type="float" office:value="155">
                <text:p>155</text:p>
                <draw:g>
                  <svg:desc>Sheet1.B12:Sheet1.B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2.33019698194">
                <text:p>152.33019698194</text:p>
              </table:table-cell>
              <table:table-cell office:value-type="float" office:value="2">
                <text:p>2</text:p>
              </table:table-cell>
              <table:table-cell office:value-type="float" office:value="79.449059094582">
                <text:p>79.4490590945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8.856331800515">
                <text:p>148.856331800515</text:p>
              </table:table-cell>
              <table:table-cell office:value-type="float" office:value="2">
                <text:p>2</text:p>
              </table:table-cell>
              <table:table-cell office:value-type="float" office:value="78.4068995401545">
                <text:p>78.40689954015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43.183956091402">
                <text:p>143.183956091402</text:p>
              </table:table-cell>
              <table:table-cell office:value-type="float" office:value="2">
                <text:p>2</text:p>
              </table:table-cell>
              <table:table-cell office:value-type="float" office:value="76.7051868274205">
                <text:p>76.705186827420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5.485422120161">
                <text:p>135.485422120161</text:p>
              </table:table-cell>
              <table:table-cell office:value-type="float" office:value="2">
                <text:p>2</text:p>
              </table:table-cell>
              <table:table-cell office:value-type="float" office:value="74.3956266360484">
                <text:p>74.395626636048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25.994645945864">
                <text:p>125.994645945864</text:p>
              </table:table-cell>
              <table:table-cell office:value-type="float" office:value="2">
                <text:p>2</text:p>
              </table:table-cell>
              <table:table-cell office:value-type="float" office:value="71.5483937837591">
                <text:p>71.54839378375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68.25">
                <text:p>68.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.835551036076">
                <text:p>102.835551036076</text:p>
              </table:table-cell>
              <table:table-cell office:value-type="float" office:value="2">
                <text:p>2</text:p>
              </table:table-cell>
              <table:table-cell office:value-type="float" office:value="64.600665310823">
                <text:p>64.6006653108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9.8709096803536">
                <text:p>89.8709096803536</text:p>
              </table:table-cell>
              <table:table-cell office:value-type="float" office:value="2">
                <text:p>2</text:p>
              </table:table-cell>
              <table:table-cell office:value-type="float" office:value="60.7112729041061">
                <text:p>60.71127290410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76.5">
                <text:p>76.5</text:p>
              </table:table-cell>
              <table:table-cell office:value-type="float" office:value="2">
                <text:p>2</text:p>
              </table:table-cell>
              <table:table-cell office:value-type="float" office:value="56.7">
                <text:p>56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3.1290903196464">
                <text:p>63.1290903196464</text:p>
              </table:table-cell>
              <table:table-cell office:value-type="float" office:value="2">
                <text:p>2</text:p>
              </table:table-cell>
              <table:table-cell office:value-type="float" office:value="52.6887270958939">
                <text:p>52.68872709589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50.1644489639235">
                <text:p>50.1644489639235</text:p>
              </table:table-cell>
              <table:table-cell office:value-type="float" office:value="2">
                <text:p>2</text:p>
              </table:table-cell>
              <table:table-cell office:value-type="float" office:value="48.799334689177">
                <text:p>48.799334689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45.15">
                <text:p>45.1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7.0053540541365">
                <text:p>27.0053540541365</text:p>
              </table:table-cell>
              <table:table-cell office:value-type="float" office:value="2">
                <text:p>2</text:p>
              </table:table-cell>
              <table:table-cell office:value-type="float" office:value="41.8516062162409">
                <text:p>41.851606216240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.5145778798387">
                <text:p>17.5145778798387</text:p>
              </table:table-cell>
              <table:table-cell office:value-type="float" office:value="2">
                <text:p>2</text:p>
              </table:table-cell>
              <table:table-cell office:value-type="float" office:value="39.0043733639516">
                <text:p>39.00437336395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9.81604390859822">
                <text:p>9.81604390859822</text:p>
              </table:table-cell>
              <table:table-cell office:value-type="float" office:value="2">
                <text:p>2</text:p>
              </table:table-cell>
              <table:table-cell office:value-type="float" office:value="36.6948131725795">
                <text:p>36.694813172579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.14366819948505">
                <text:p>4.14366819948505</text:p>
              </table:table-cell>
              <table:table-cell office:value-type="float" office:value="2">
                <text:p>2</text:p>
              </table:table-cell>
              <table:table-cell office:value-type="float" office:value="34.9931004598455">
                <text:p>34.99310045984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66980301805998">
                <text:p>0.66980301805998</text:p>
              </table:table-cell>
              <table:table-cell office:value-type="float" office:value="2">
                <text:p>2</text:p>
              </table:table-cell>
              <table:table-cell office:value-type="float" office:value="33.950940905418">
                <text:p>33.95094090541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-0.5">
                <text:p>-0.5</text:p>
              </table:table-cell>
              <table:table-cell office:value-type="float" office:value="2">
                <text:p>2</text:p>
              </table:table-cell>
              <table:table-cell office:value-type="float" office:value="33.6">
                <text:p>33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66980301805998">
                <text:p>0.66980301805998</text:p>
              </table:table-cell>
              <table:table-cell office:value-type="float" office:value="2">
                <text:p>2</text:p>
              </table:table-cell>
              <table:table-cell office:value-type="float" office:value="33.950940905418">
                <text:p>33.95094090541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.14366819948505">
                <text:p>4.14366819948505</text:p>
              </table:table-cell>
              <table:table-cell office:value-type="float" office:value="2">
                <text:p>2</text:p>
              </table:table-cell>
              <table:table-cell office:value-type="float" office:value="34.9931004598455">
                <text:p>34.99310045984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9.81604390859822">
                <text:p>9.81604390859822</text:p>
              </table:table-cell>
              <table:table-cell office:value-type="float" office:value="2">
                <text:p>2</text:p>
              </table:table-cell>
              <table:table-cell office:value-type="float" office:value="36.6948131725795">
                <text:p>36.694813172579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7.5145778798387">
                <text:p>17.5145778798387</text:p>
              </table:table-cell>
              <table:table-cell office:value-type="float" office:value="2">
                <text:p>2</text:p>
              </table:table-cell>
              <table:table-cell office:value-type="float" office:value="39.0043733639516">
                <text:p>39.00437336395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7.0053540541365">
                <text:p>27.0053540541365</text:p>
              </table:table-cell>
              <table:table-cell office:value-type="float" office:value="2">
                <text:p>2</text:p>
              </table:table-cell>
              <table:table-cell office:value-type="float" office:value="41.8516062162409">
                <text:p>41.851606216240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45.15">
                <text:p>45.1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50.1644489639235">
                <text:p>50.1644489639235</text:p>
              </table:table-cell>
              <table:table-cell office:value-type="float" office:value="2">
                <text:p>2</text:p>
              </table:table-cell>
              <table:table-cell office:value-type="float" office:value="48.799334689177">
                <text:p>48.799334689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63.1290903196464">
                <text:p>63.1290903196464</text:p>
              </table:table-cell>
              <table:table-cell office:value-type="float" office:value="2">
                <text:p>2</text:p>
              </table:table-cell>
              <table:table-cell office:value-type="float" office:value="52.6887270958939">
                <text:p>52.68872709589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6.5">
                <text:p>76.5</text:p>
              </table:table-cell>
              <table:table-cell office:value-type="float" office:value="2">
                <text:p>2</text:p>
              </table:table-cell>
              <table:table-cell office:value-type="float" office:value="56.7">
                <text:p>56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89.8709096803536">
                <text:p>89.8709096803536</text:p>
              </table:table-cell>
              <table:table-cell office:value-type="float" office:value="2">
                <text:p>2</text:p>
              </table:table-cell>
              <table:table-cell office:value-type="float" office:value="60.7112729041061">
                <text:p>60.71127290410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02.835551036076">
                <text:p>102.835551036076</text:p>
              </table:table-cell>
              <table:table-cell office:value-type="float" office:value="2">
                <text:p>2</text:p>
              </table:table-cell>
              <table:table-cell office:value-type="float" office:value="64.600665310823">
                <text:p>64.6006653108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68.25">
                <text:p>68.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25.994645945864">
                <text:p>125.994645945864</text:p>
              </table:table-cell>
              <table:table-cell office:value-type="float" office:value="2">
                <text:p>2</text:p>
              </table:table-cell>
              <table:table-cell office:value-type="float" office:value="71.5483937837591">
                <text:p>71.54839378375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35.485422120161">
                <text:p>135.485422120161</text:p>
              </table:table-cell>
              <table:table-cell office:value-type="float" office:value="2">
                <text:p>2</text:p>
              </table:table-cell>
              <table:table-cell office:value-type="float" office:value="74.3956266360484">
                <text:p>74.395626636048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43.183956091402">
                <text:p>143.183956091402</text:p>
              </table:table-cell>
              <table:table-cell office:value-type="float" office:value="2">
                <text:p>2</text:p>
              </table:table-cell>
              <table:table-cell office:value-type="float" office:value="76.7051868274205">
                <text:p>76.705186827420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48.856331800515">
                <text:p>148.856331800515</text:p>
              </table:table-cell>
              <table:table-cell office:value-type="float" office:value="2">
                <text:p>2</text:p>
              </table:table-cell>
              <table:table-cell office:value-type="float" office:value="78.4068995401545">
                <text:p>78.40689954015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52.33019698194">
                <text:p>152.33019698194</text:p>
              </table:table-cell>
              <table:table-cell office:value-type="float" office:value="2">
                <text:p>2</text:p>
              </table:table-cell>
              <table:table-cell office:value-type="float" office:value="79.449059094582">
                <text:p>79.4490590945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53.5">
                <text:p>153.5</text:p>
              </table:table-cell>
              <table:table-cell office:value-type="float" office:value="2">
                <text:p>2</text:p>
              </table:table-cell>
              <table:table-cell office:value-type="float" office:value="79.8">
                <text:p>79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